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2.953cm"/>
    </style:style>
    <style:style style:name="co4" style:family="table-column">
      <style:table-column-properties fo:break-before="auto" style:column-width="2.471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2.323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2.704cm"/>
    </style:style>
    <style:style style:name="co10" style:family="table-column">
      <style:table-column-properties fo:break-before="auto" style:column-width="2.976cm"/>
    </style:style>
    <style:style style:name="co11" style:family="table-column">
      <style:table-column-properties fo:break-before="auto" style:column-width="1.697cm"/>
    </style:style>
    <style:style style:name="co12" style:family="table-column">
      <style:table-column-properties fo:break-before="auto" style:column-width="2.459cm"/>
    </style:style>
    <style:style style:name="co13" style:family="table-column">
      <style:table-column-properties fo:break-before="auto" style:column-width="2.133cm"/>
    </style:style>
    <style:style style:name="co14" style:family="table-column">
      <style:table-column-properties fo:break-before="auto" style:column-width="2.159cm"/>
    </style:style>
    <style:style style:name="co15" style:family="table-column">
      <style:table-column-properties fo:break-before="auto" style:column-width="2.378cm"/>
    </style:style>
    <style:style style:name="co16" style:family="table-column">
      <style:table-column-properties fo:break-before="auto" style:column-width="2.404cm"/>
    </style:style>
    <style:style style:name="co17" style:family="table-column">
      <style:table-column-properties fo:break-before="auto" style:column-width="1.178cm"/>
    </style:style>
    <style:style style:name="co18" style:family="table-column">
      <style:table-column-properties fo:break-before="auto" style:column-width="1.752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046cm"/>
    </style:style>
    <style:style style:name="co21" style:family="table-column">
      <style:table-column-properties fo:break-before="auto" style:column-width="1.445cm"/>
    </style:style>
    <style:style style:name="co22" style:family="table-column">
      <style:table-column-properties fo:break-before="auto" style:column-width="2.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3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 style:data-style-name="N113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ackground-color="#fff5ce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13">
      <style:table-cell-properties fo:background-color="#fff5ce" style:text-align-source="fix" style:repeat-content="false" fo:border="0.74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13">
      <style:table-cell-properties style:text-align-source="fix" style:repeat-content="false" fo:border="0.74pt solid #000000"/>
      <style:paragraph-properties fo:text-align="center" fo:margin-left="0cm"/>
      <style:map style:condition="is-true-formula(IF([.D2] &gt;= [.$C2]))" style:apply-style-name="Error" style:base-cell-address="Planilha3.D2"/>
      <style:map style:condition="is-true-formula(IF([.D2] &lt; [.$C2]))" style:apply-style-name="Good" style:base-cell-address="Planilha3.D2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13">
      <style:table-cell-properties style:text-align-source="fix" style:repeat-content="false" fo:border="0.74pt solid #000000"/>
      <style:paragraph-properties fo:text-align="center" fo:margin-left="0cm"/>
      <style:map style:condition="is-true-formula(IF([.I2] &gt;= [.$H2]))" style:apply-style-name="Error" style:base-cell-address="Planilha3.I2"/>
      <style:map style:condition="is-true-formula(IF([.I2] &lt; [.$H2]))" style:apply-style-name="Good" style:base-cell-address="Planilha3.I2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113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113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 style:data-style-name="N113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113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 style:data-style-name="N113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 style:data-style-name="N113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113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113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13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113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113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113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113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113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113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113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113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113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113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40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</style:style>
    <style:style style:name="ce41" style:family="table-cell" style:parent-style-name="Default" style:data-style-name="N113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42" style:family="table-cell" style:parent-style-name="Default" style:data-style-name="N113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43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</style:style>
    <style:style style:name="ce44" style:family="table-cell" style:parent-style-name="Default" style:data-style-name="N113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45" style:family="table-cell" style:parent-style-name="Default" style:data-style-name="N113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46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</style:style>
    <style:style style:name="ce47" style:family="table-cell" style:parent-style-name="Default" style:data-style-name="N113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48" style:family="table-cell" style:parent-style-name="Default" style:data-style-name="N113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49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</style:style>
    <style:style style:name="ce50" style:family="table-cell" style:parent-style-name="Default" style:data-style-name="N113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51" style:family="table-cell" style:parent-style-name="Default" style:data-style-name="N113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52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</style:style>
    <style:style style:name="ce53" style:family="table-cell" style:parent-style-name="Default" style:data-style-name="N113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13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55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</style:style>
    <style:style style:name="ce56" style:family="table-cell" style:parent-style-name="Default" style:data-style-name="N113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5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8" style:family="table-cell" style:parent-style-name="Default" style:data-style-name="N113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59" style:family="table-cell" style:parent-style-name="Default" style:data-style-name="N113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60" style:family="table-cell" style:parent-style-name="Default" style:data-style-name="N113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61" style:family="table-cell" style:parent-style-name="Default" style:data-style-name="N113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2" style:family="table-cell" style:parent-style-name="Default" style:data-style-name="N113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63" style:family="table-cell" style:parent-style-name="Default" style:data-style-name="N113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64" style:family="table-cell" style:parent-style-name="Default" style:data-style-name="N113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5" style:family="table-cell" style:parent-style-name="Default" style:data-style-name="N113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66" style:family="table-cell" style:parent-style-name="Default" style:data-style-name="N113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67" style:family="table-cell" style:parent-style-name="Default" style:data-style-name="N113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8" style:family="table-cell" style:parent-style-name="Default" style:data-style-name="N113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69" style:family="table-cell" style:parent-style-name="Default" style:data-style-name="N113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70" style:family="table-cell" style:parent-style-name="Default" style:data-style-name="N113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71" style:family="table-cell" style:parent-style-name="Default" style:data-style-name="N113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72" style:family="table-cell" style:parent-style-name="Default" style:data-style-name="N113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73" style:family="table-cell" style:parent-style-name="Default" style:data-style-name="N113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74" style:family="table-cell" style:parent-style-name="Default" style:data-style-name="N113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75" style:family="table-cell" style:parent-style-name="Default" style:data-style-name="N113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mall_resumo_nor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6" table:number-columns-repeated="5" table:default-cell-style-name="Default"/>
        <table:table-column table:style-name="co7" table:number-columns-repeated="2" table:default-cell-style-name="Default"/>
        <table:table-column table:style-name="co6" table:number-columns-repeated="5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5" table:default-cell-style-name="Default"/>
        <table:table-column table:style-name="co11" table:number-columns-repeated="2" table:default-cell-style-name="Default"/>
        <table:table-column table:style-name="co6" table:number-columns-repeated="5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6" table:number-columns-repeated="5" table:default-cell-style-name="Default"/>
        <table:table-column table:style-name="co11" table:number-columns-repeated="2" table:default-cell-style-name="Default"/>
        <table:table-column table:style-name="co19" table:number-columns-repeated="8" table:default-cell-style-name="Default"/>
        <table:table-row table:style-name="ro1">
          <table:table-cell table:number-columns-repeated="2"/>
          <table:table-cell table:number-columns-repeated="25" office:value-type="string" calcext:value-type="string">
            <text:p>eq</text:p>
          </table:table-cell>
          <table:table-cell table:number-columns-repeated="25" office:value-type="string" calcext:value-type="string">
            <text:p>tasks</text:p>
          </table:table-cell>
          <table:table-cell table:number-columns-repeated="25" office:value-type="string" calcext:value-type="string">
            <text:p>ti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ken</text:p>
          </table:table-cell>
          <table:table-cell/>
          <table:table-cell office:value-type="string" calcext:value-type="string">
            <text:p>BTT(0.3:0.3)</text:p>
          </table:table-cell>
          <table:table-cell office:value-type="string" calcext:value-type="string">
            <text:p>BTT(0.3:0.8)</text:p>
          </table:table-cell>
          <table:table-cell office:value-type="string" calcext:value-type="string">
            <text:p>BTT(0.5:0.5)</text:p>
          </table:table-cell>
          <table:table-cell office:value-type="string" calcext:value-type="string">
            <text:p>BTT(0.8:0.3)</text:p>
          </table:table-cell>
          <table:table-cell office:value-type="string" calcext:value-type="string">
            <text:p>BTT(0.8:0.8)</text:p>
          </table:table-cell>
          <table:table-cell office:value-type="string" calcext:value-type="string">
            <text:p>BTT(0:0)</text:p>
          </table:table-cell>
          <table:table-cell office:value-type="string" calcext:value-type="string">
            <text:p>BTT(1:1)</text:p>
          </table:table-cell>
          <table:table-cell office:value-type="string" calcext:value-type="string">
            <text:p>GAT(CHECK)</text:p>
          </table:table-cell>
          <table:table-cell office:value-type="string" calcext:value-type="string">
            <text:p>GAT(COLL)</text:p>
          </table:table-cell>
          <table:table-cell office:value-type="string" calcext:value-type="string">
            <text:p>GAT(COUNT)</text:p>
          </table:table-cell>
          <table:table-cell office:value-type="string" calcext:value-type="string">
            <text:p>GAT(GREEDY)</text:p>
          </table:table-cell>
          <table:table-cell office:value-type="string" calcext:value-type="string">
            <text:p>GAT(TASK)</text:p>
          </table:table-cell>
          <table:table-cell office:value-type="string" calcext:value-type="string">
            <text:p>GATP(CHECK)</text:p>
          </table:table-cell>
          <table:table-cell office:value-type="string" calcext:value-type="string">
            <text:p>GATP(COLL)</text:p>
          </table:table-cell>
          <table:table-cell office:value-type="string" calcext:value-type="string">
            <text:p>GATP(COUNT)</text:p>
          </table:table-cell>
          <table:table-cell office:value-type="string" calcext:value-type="string">
            <text:p>GATP(GREEDY)</text:p>
          </table:table-cell>
          <table:table-cell office:value-type="string" calcext:value-type="string">
            <text:p>GATP(TASK)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TP(0.3:0.3)</text:p>
          </table:table-cell>
          <table:table-cell office:value-type="string" calcext:value-type="string">
            <text:p>TTP(0.3:0.8)</text:p>
          </table:table-cell>
          <table:table-cell office:value-type="string" calcext:value-type="string">
            <text:p>TTP(0.5:0.5)</text:p>
          </table:table-cell>
          <table:table-cell office:value-type="string" calcext:value-type="string">
            <text:p>TTP(0.8:0.3)</text:p>
          </table:table-cell>
          <table:table-cell office:value-type="string" calcext:value-type="string">
            <text:p>TTP(0.8:0.8)</text:p>
          </table:table-cell>
          <table:table-cell office:value-type="string" calcext:value-type="string">
            <text:p>TTP(0:0)</text:p>
          </table:table-cell>
          <table:table-cell office:value-type="string" calcext:value-type="string">
            <text:p>TTP(1:1)</text:p>
          </table:table-cell>
          <table:table-cell office:value-type="string" calcext:value-type="string">
            <text:p>BTT(0.3:0.3)</text:p>
          </table:table-cell>
          <table:table-cell office:value-type="string" calcext:value-type="string">
            <text:p>BTT(0.3:0.8)</text:p>
          </table:table-cell>
          <table:table-cell office:value-type="string" calcext:value-type="string">
            <text:p>BTT(0.5:0.5)</text:p>
          </table:table-cell>
          <table:table-cell office:value-type="string" calcext:value-type="string">
            <text:p>BTT(0.8:0.3)</text:p>
          </table:table-cell>
          <table:table-cell office:value-type="string" calcext:value-type="string">
            <text:p>BTT(0.8:0.8)</text:p>
          </table:table-cell>
          <table:table-cell office:value-type="string" calcext:value-type="string">
            <text:p>BTT(0:0)</text:p>
          </table:table-cell>
          <table:table-cell office:value-type="string" calcext:value-type="string">
            <text:p>BTT(1:1)</text:p>
          </table:table-cell>
          <table:table-cell office:value-type="string" calcext:value-type="string">
            <text:p>GAT(CHECK)</text:p>
          </table:table-cell>
          <table:table-cell office:value-type="string" calcext:value-type="string">
            <text:p>GAT(COLL)</text:p>
          </table:table-cell>
          <table:table-cell office:value-type="string" calcext:value-type="string">
            <text:p>GAT(COUNT)</text:p>
          </table:table-cell>
          <table:table-cell office:value-type="string" calcext:value-type="string">
            <text:p>GAT(GREEDY)</text:p>
          </table:table-cell>
          <table:table-cell office:value-type="string" calcext:value-type="string">
            <text:p>GAT(TASK)</text:p>
          </table:table-cell>
          <table:table-cell office:value-type="string" calcext:value-type="string">
            <text:p>GATP(CHECK)</text:p>
          </table:table-cell>
          <table:table-cell office:value-type="string" calcext:value-type="string">
            <text:p>GATP(COLL)</text:p>
          </table:table-cell>
          <table:table-cell office:value-type="string" calcext:value-type="string">
            <text:p>GATP(COUNT)</text:p>
          </table:table-cell>
          <table:table-cell office:value-type="string" calcext:value-type="string">
            <text:p>GATP(GREEDY)</text:p>
          </table:table-cell>
          <table:table-cell office:value-type="string" calcext:value-type="string">
            <text:p>GATP(TASK)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TP(0.3:0.3)</text:p>
          </table:table-cell>
          <table:table-cell office:value-type="string" calcext:value-type="string">
            <text:p>TTP(0.3:0.8)</text:p>
          </table:table-cell>
          <table:table-cell office:value-type="string" calcext:value-type="string">
            <text:p>TTP(0.5:0.5)</text:p>
          </table:table-cell>
          <table:table-cell office:value-type="string" calcext:value-type="string">
            <text:p>TTP(0.8:0.3)</text:p>
          </table:table-cell>
          <table:table-cell office:value-type="string" calcext:value-type="string">
            <text:p>TTP(0.8:0.8)</text:p>
          </table:table-cell>
          <table:table-cell office:value-type="string" calcext:value-type="string">
            <text:p>TTP(0:0)</text:p>
          </table:table-cell>
          <table:table-cell office:value-type="string" calcext:value-type="string">
            <text:p>TTP(1:1)</text:p>
          </table:table-cell>
          <table:table-cell office:value-type="string" calcext:value-type="string">
            <text:p>BTT(0.3:0.3)</text:p>
          </table:table-cell>
          <table:table-cell office:value-type="string" calcext:value-type="string">
            <text:p>BTT(0.3:0.8)</text:p>
          </table:table-cell>
          <table:table-cell office:value-type="string" calcext:value-type="string">
            <text:p>BTT(0.5:0.5)</text:p>
          </table:table-cell>
          <table:table-cell office:value-type="string" calcext:value-type="string">
            <text:p>BTT(0.8:0.3)</text:p>
          </table:table-cell>
          <table:table-cell office:value-type="string" calcext:value-type="string">
            <text:p>BTT(0.8:0.8)</text:p>
          </table:table-cell>
          <table:table-cell office:value-type="string" calcext:value-type="string">
            <text:p>BTT(0:0)</text:p>
          </table:table-cell>
          <table:table-cell office:value-type="string" calcext:value-type="string">
            <text:p>BTT(1:1)</text:p>
          </table:table-cell>
          <table:table-cell office:value-type="string" calcext:value-type="string">
            <text:p>GAT(CHECK)</text:p>
          </table:table-cell>
          <table:table-cell office:value-type="string" calcext:value-type="string">
            <text:p>GAT(COLL)</text:p>
          </table:table-cell>
          <table:table-cell office:value-type="string" calcext:value-type="string">
            <text:p>GAT(COUNT)</text:p>
          </table:table-cell>
          <table:table-cell office:value-type="string" calcext:value-type="string">
            <text:p>GAT(GREEDY)</text:p>
          </table:table-cell>
          <table:table-cell office:value-type="string" calcext:value-type="string">
            <text:p>GAT(TASK)</text:p>
          </table:table-cell>
          <table:table-cell office:value-type="string" calcext:value-type="string">
            <text:p>GATP(CHECK)</text:p>
          </table:table-cell>
          <table:table-cell office:value-type="string" calcext:value-type="string">
            <text:p>GATP(COLL)</text:p>
          </table:table-cell>
          <table:table-cell office:value-type="string" calcext:value-type="string">
            <text:p>GATP(COUNT)</text:p>
          </table:table-cell>
          <table:table-cell office:value-type="string" calcext:value-type="string">
            <text:p>GATP(GREEDY)</text:p>
          </table:table-cell>
          <table:table-cell office:value-type="string" calcext:value-type="string">
            <text:p>GATP(TASK)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TP(0.3:0.3)</text:p>
          </table:table-cell>
          <table:table-cell office:value-type="string" calcext:value-type="string">
            <text:p>TTP(0.3:0.8)</text:p>
          </table:table-cell>
          <table:table-cell office:value-type="string" calcext:value-type="string">
            <text:p>TTP(0.5:0.5)</text:p>
          </table:table-cell>
          <table:table-cell office:value-type="string" calcext:value-type="string">
            <text:p>TTP(0.8:0.3)</text:p>
          </table:table-cell>
          <table:table-cell office:value-type="string" calcext:value-type="string">
            <text:p>TTP(0.8:0.8)</text:p>
          </table:table-cell>
          <table:table-cell office:value-type="string" calcext:value-type="string">
            <text:p>TTP(0:0)</text:p>
          </table:table-cell>
          <table:table-cell office:value-type="string" calcext:value-type="string">
            <text:p>TTP(1: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enq.</text:p>
          </table:table-cell>
          <table:table-cell office:value-type="string" calcext:value-type="string">
            <text:p>Agentes</text:p>
          </table:table-cell>
          <table:table-cell table:number-columns-repeated="83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0.98123602" calcext:value-type="float">
            <text:p>0,98123602</text:p>
          </table:table-cell>
          <table:table-cell office:value-type="float" office:value="0.985091969" calcext:value-type="float">
            <text:p>0,985091969</text:p>
          </table:table-cell>
          <table:table-cell table:number-columns-repeated="2" office:value-type="float" office:value="0.98123602" calcext:value-type="float">
            <text:p>0,98123602</text:p>
          </table:table-cell>
          <table:table-cell office:value-type="float" office:value="0.985091969" calcext:value-type="float">
            <text:p>0,985091969</text:p>
          </table:table-cell>
          <table:table-cell office:value-type="float" office:value="0.98123602" calcext:value-type="float">
            <text:p>0,98123602</text:p>
          </table:table-cell>
          <table:table-cell office:value-type="float" office:value="0.987441861" calcext:value-type="float">
            <text:p>0,987441861</text:p>
          </table:table-cell>
          <table:table-cell office:value-type="float" office:value="0.982493086" calcext:value-type="float">
            <text:p>0,982493086</text:p>
          </table:table-cell>
          <table:table-cell office:value-type="float" office:value="0.98252095" calcext:value-type="float">
            <text:p>0,98252095</text:p>
          </table:table-cell>
          <table:table-cell office:value-type="float" office:value="0.986660969" calcext:value-type="float">
            <text:p>0,986660969</text:p>
          </table:table-cell>
          <table:table-cell office:value-type="float" office:value="0.978336651" calcext:value-type="float">
            <text:p>0,978336651</text:p>
          </table:table-cell>
          <table:table-cell office:value-type="float" office:value="0.983622049" calcext:value-type="float">
            <text:p>0,983622049</text:p>
          </table:table-cell>
          <table:table-cell office:value-type="float" office:value="0.97126383" calcext:value-type="float">
            <text:p>0,97126383</text:p>
          </table:table-cell>
          <table:table-cell office:value-type="float" office:value="0.969098798" calcext:value-type="float">
            <text:p>0,969098798</text:p>
          </table:table-cell>
          <table:table-cell office:value-type="float" office:value="0.969847858" calcext:value-type="float">
            <text:p>0,969847858</text:p>
          </table:table-cell>
          <table:table-cell office:value-type="float" office:value="0.956682325" calcext:value-type="float">
            <text:p>0,956682325</text:p>
          </table:table-cell>
          <table:table-cell office:value-type="float" office:value="0.971448689" calcext:value-type="float">
            <text:p>0,971448689</text:p>
          </table:table-cell>
          <table:table-cell office:value-type="float" office:value="0.98123602" calcext:value-type="float">
            <text:p>0,98123602</text:p>
          </table:table-cell>
          <table:table-cell table:number-columns-repeated="5" office:value-type="float" office:value="0.982404573" calcext:value-type="float">
            <text:p>0,982404573</text:p>
          </table:table-cell>
          <table:table-cell office:value-type="float" office:value="0.98123602" calcext:value-type="float">
            <text:p>0,98123602</text:p>
          </table:table-cell>
          <table:table-cell office:value-type="float" office:value="0.983192681" calcext:value-type="float">
            <text:p>0,983192681</text:p>
          </table:table-cell>
          <table:table-cell office:value-type="float" office:value="500" calcext:value-type="float">
            <text:p>500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508" calcext:value-type="float">
            <text:p>508</text:p>
          </table:table-cell>
          <table:table-cell office:value-type="float" office:value="500" calcext:value-type="float">
            <text:p>500</text:p>
          </table:table-cell>
          <table:table-cell office:value-type="float" office:value="672" calcext:value-type="float">
            <text:p>672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074707" calcext:value-type="float">
            <text:p>0,074707</text:p>
          </table:table-cell>
          <table:table-cell office:value-type="float" office:value="0.083107" calcext:value-type="float">
            <text:p>0,083107</text:p>
          </table:table-cell>
          <table:table-cell office:value-type="float" office:value="0.075967" calcext:value-type="float">
            <text:p>0,075967</text:p>
          </table:table-cell>
          <table:table-cell office:value-type="float" office:value="0.074657" calcext:value-type="float">
            <text:p>0,074657</text:p>
          </table:table-cell>
          <table:table-cell office:value-type="float" office:value="0.083418" calcext:value-type="float">
            <text:p>0,083418</text:p>
          </table:table-cell>
          <table:table-cell office:value-type="float" office:value="0.074596" calcext:value-type="float">
            <text:p>0,074596</text:p>
          </table:table-cell>
          <table:table-cell office:value-type="float" office:value="0.078245" calcext:value-type="float">
            <text:p>0,078245</text:p>
          </table:table-cell>
          <table:table-cell office:value-type="float" office:value="7.3749885" calcext:value-type="float">
            <text:p>7,3749885</text:p>
          </table:table-cell>
          <table:table-cell office:value-type="float" office:value="21.653295" calcext:value-type="float">
            <text:p>21,653295</text:p>
          </table:table-cell>
          <table:table-cell office:value-type="float" office:value="14.261075" calcext:value-type="float">
            <text:p>14,261075</text:p>
          </table:table-cell>
          <table:table-cell office:value-type="float" office:value="0.166024" calcext:value-type="float">
            <text:p>0,166024</text:p>
          </table:table-cell>
          <table:table-cell office:value-type="float" office:value="9.7077695" calcext:value-type="float">
            <text:p>9,7077695</text:p>
          </table:table-cell>
          <table:table-cell office:value-type="float" office:value="5.784215" calcext:value-type="float">
            <text:p>5,784215</text:p>
          </table:table-cell>
          <table:table-cell office:value-type="float" office:value="24.153667" calcext:value-type="float">
            <text:p>24,153667</text:p>
          </table:table-cell>
          <table:table-cell office:value-type="float" office:value="6.4836405" calcext:value-type="float">
            <text:p>6,4836405</text:p>
          </table:table-cell>
          <table:table-cell office:value-type="float" office:value="0.079322" calcext:value-type="float">
            <text:p>0,079322</text:p>
          </table:table-cell>
          <table:table-cell office:value-type="float" office:value="8.217223" calcext:value-type="float">
            <text:p>8,217223</text:p>
          </table:table-cell>
          <table:table-cell office:value-type="float" office:value="0.076399" calcext:value-type="float">
            <text:p>0,076399</text:p>
          </table:table-cell>
          <table:table-cell office:value-type="float" office:value="0.073495" calcext:value-type="float">
            <text:p>0,073495</text:p>
          </table:table-cell>
          <table:table-cell office:value-type="float" office:value="0.073846" calcext:value-type="float">
            <text:p>0,073846</text:p>
          </table:table-cell>
          <table:table-cell office:value-type="float" office:value="0.074219" calcext:value-type="float">
            <text:p>0,074219</text:p>
          </table:table-cell>
          <table:table-cell office:value-type="float" office:value="0.073542" calcext:value-type="float">
            <text:p>0,073542</text:p>
          </table:table-cell>
          <table:table-cell office:value-type="float" office:value="0.083605" calcext:value-type="float">
            <text:p>0,083605</text:p>
          </table:table-cell>
          <table:table-cell office:value-type="float" office:value="0.072777" calcext:value-type="float">
            <text:p>0,072777</text:p>
          </table:table-cell>
          <table:table-cell office:value-type="float" office:value="0.124939" calcext:value-type="float">
            <text:p>0,124939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0" calcext:value-type="float">
            <text:p>20</text:p>
          </table:table-cell>
          <table:table-cell office:value-type="float" office:value="0.9399921" calcext:value-type="float">
            <text:p>0,9399921</text:p>
          </table:table-cell>
          <table:table-cell office:value-type="float" office:value="0.940828526" calcext:value-type="float">
            <text:p>0,940828526</text:p>
          </table:table-cell>
          <table:table-cell office:value-type="float" office:value="0.943701642" calcext:value-type="float">
            <text:p>0,943701642</text:p>
          </table:table-cell>
          <table:table-cell office:value-type="float" office:value="0.9399921" calcext:value-type="float">
            <text:p>0,9399921</text:p>
          </table:table-cell>
          <table:table-cell office:value-type="float" office:value="0.940828526" calcext:value-type="float">
            <text:p>0,940828526</text:p>
          </table:table-cell>
          <table:table-cell office:value-type="float" office:value="0.9399921" calcext:value-type="float">
            <text:p>0,9399921</text:p>
          </table:table-cell>
          <table:table-cell office:value-type="float" office:value="0.939396108" calcext:value-type="float">
            <text:p>0,939396108</text:p>
          </table:table-cell>
          <table:table-cell office:value-type="float" office:value="0.975170492" calcext:value-type="float">
            <text:p>0,975170492</text:p>
          </table:table-cell>
          <table:table-cell office:value-type="float" office:value="0.970071683" calcext:value-type="float">
            <text:p>0,970071683</text:p>
          </table:table-cell>
          <table:table-cell office:value-type="float" office:value="0.977525638" calcext:value-type="float">
            <text:p>0,977525638</text:p>
          </table:table-cell>
          <table:table-cell office:value-type="float" office:value="0.937990282" calcext:value-type="float">
            <text:p>0,937990282</text:p>
          </table:table-cell>
          <table:table-cell office:value-type="float" office:value="0.980586165" calcext:value-type="float">
            <text:p>0,980586165</text:p>
          </table:table-cell>
          <table:table-cell office:value-type="float" office:value="0.9296175" calcext:value-type="float">
            <text:p>0,9296175</text:p>
          </table:table-cell>
          <table:table-cell office:value-type="float" office:value="0.927809622" calcext:value-type="float">
            <text:p>0,927809622</text:p>
          </table:table-cell>
          <table:table-cell office:value-type="float" office:value="0.928318435" calcext:value-type="float">
            <text:p>0,928318435</text:p>
          </table:table-cell>
          <table:table-cell office:value-type="float" office:value="0.928619538" calcext:value-type="float">
            <text:p>0,928619538</text:p>
          </table:table-cell>
          <table:table-cell office:value-type="float" office:value="0.93180283" calcext:value-type="float">
            <text:p>0,93180283</text:p>
          </table:table-cell>
          <table:table-cell office:value-type="float" office:value="0.9399921" calcext:value-type="float">
            <text:p>0,9399921</text:p>
          </table:table-cell>
          <table:table-cell table:number-columns-repeated="5" office:value-type="float" office:value="0.944911141" calcext:value-type="float">
            <text:p>0,944911141</text:p>
          </table:table-cell>
          <table:table-cell office:value-type="float" office:value="0.9399921" calcext:value-type="float">
            <text:p>0,9399921</text:p>
          </table:table-cell>
          <table:table-cell office:value-type="float" office:value="0.944911141" calcext:value-type="float">
            <text:p>0,944911141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  <table:table-cell office:value-type="float" office:value="508" calcext:value-type="float">
            <text:p>508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  <table:table-cell office:value-type="float" office:value="500" calcext:value-type="float">
            <text:p>500</text:p>
          </table:table-cell>
          <table:table-cell office:value-type="float" office:value="654" calcext:value-type="float">
            <text:p>654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163283" calcext:value-type="float">
            <text:p>0,163283</text:p>
          </table:table-cell>
          <table:table-cell office:value-type="float" office:value="0.151177" calcext:value-type="float">
            <text:p>0,151177</text:p>
          </table:table-cell>
          <table:table-cell office:value-type="float" office:value="0.167219" calcext:value-type="float">
            <text:p>0,167219</text:p>
          </table:table-cell>
          <table:table-cell office:value-type="float" office:value="0.165406" calcext:value-type="float">
            <text:p>0,165406</text:p>
          </table:table-cell>
          <table:table-cell office:value-type="float" office:value="0.147249" calcext:value-type="float">
            <text:p>0,147249</text:p>
          </table:table-cell>
          <table:table-cell office:value-type="float" office:value="0.16296" calcext:value-type="float">
            <text:p>0,16296</text:p>
          </table:table-cell>
          <table:table-cell office:value-type="float" office:value="0.160946" calcext:value-type="float">
            <text:p>0,160946</text:p>
          </table:table-cell>
          <table:table-cell office:value-type="float" office:value="11.5335495" calcext:value-type="float">
            <text:p>11,5335495</text:p>
          </table:table-cell>
          <table:table-cell office:value-type="float" office:value="72.400855" calcext:value-type="float">
            <text:p>72,400855</text:p>
          </table:table-cell>
          <table:table-cell office:value-type="float" office:value="14.08971" calcext:value-type="float">
            <text:p>14,08971</text:p>
          </table:table-cell>
          <table:table-cell office:value-type="float" office:value="0.162292" calcext:value-type="float">
            <text:p>0,162292</text:p>
          </table:table-cell>
          <table:table-cell office:value-type="float" office:value="16.9181285" calcext:value-type="float">
            <text:p>16,9181285</text:p>
          </table:table-cell>
          <table:table-cell office:value-type="float" office:value="11.3131455" calcext:value-type="float">
            <text:p>11,3131455</text:p>
          </table:table-cell>
          <table:table-cell office:value-type="float" office:value="86.92211" calcext:value-type="float">
            <text:p>86,92211</text:p>
          </table:table-cell>
          <table:table-cell office:value-type="float" office:value="13.904397" calcext:value-type="float">
            <text:p>13,904397</text:p>
          </table:table-cell>
          <table:table-cell office:value-type="float" office:value="0.09451" calcext:value-type="float">
            <text:p>0,09451</text:p>
          </table:table-cell>
          <table:table-cell office:value-type="float" office:value="17.8226415" calcext:value-type="float">
            <text:p>17,8226415</text:p>
          </table:table-cell>
          <table:table-cell office:value-type="float" office:value="0.159454" calcext:value-type="float">
            <text:p>0,159454</text:p>
          </table:table-cell>
          <table:table-cell office:value-type="float" office:value="0.145621" calcext:value-type="float">
            <text:p>0,145621</text:p>
          </table:table-cell>
          <table:table-cell office:value-type="float" office:value="0.14406" calcext:value-type="float">
            <text:p>0,14406</text:p>
          </table:table-cell>
          <table:table-cell office:value-type="float" office:value="0.148185" calcext:value-type="float">
            <text:p>0,148185</text:p>
          </table:table-cell>
          <table:table-cell office:value-type="float" office:value="0.14499" calcext:value-type="float">
            <text:p>0,14499</text:p>
          </table:table-cell>
          <table:table-cell office:value-type="float" office:value="0.147819" calcext:value-type="float">
            <text:p>0,147819</text:p>
          </table:table-cell>
          <table:table-cell office:value-type="float" office:value="0.15459" calcext:value-type="float">
            <text:p>0,15459</text:p>
          </table:table-cell>
          <table:table-cell office:value-type="float" office:value="0.146547" calcext:value-type="float">
            <text:p>0,146547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0" calcext:value-type="float">
            <text:p>30</text:p>
          </table:table-cell>
          <table:table-cell office:value-type="float" office:value="0.926884777" calcext:value-type="float">
            <text:p>0,926884777</text:p>
          </table:table-cell>
          <table:table-cell office:value-type="float" office:value="0.926902139" calcext:value-type="float">
            <text:p>0,926902139</text:p>
          </table:table-cell>
          <table:table-cell office:value-type="float" office:value="0.933987485" calcext:value-type="float">
            <text:p>0,933987485</text:p>
          </table:table-cell>
          <table:table-cell office:value-type="float" office:value="0.926884777" calcext:value-type="float">
            <text:p>0,926884777</text:p>
          </table:table-cell>
          <table:table-cell office:value-type="float" office:value="0.926902139" calcext:value-type="float">
            <text:p>0,926902139</text:p>
          </table:table-cell>
          <table:table-cell office:value-type="float" office:value="0.926884777" calcext:value-type="float">
            <text:p>0,926884777</text:p>
          </table:table-cell>
          <table:table-cell office:value-type="float" office:value="0.931861802" calcext:value-type="float">
            <text:p>0,931861802</text:p>
          </table:table-cell>
          <table:table-cell office:value-type="float" office:value="0.966677074" calcext:value-type="float">
            <text:p>0,966677074</text:p>
          </table:table-cell>
          <table:table-cell office:value-type="float" office:value="0.961202599" calcext:value-type="float">
            <text:p>0,961202599</text:p>
          </table:table-cell>
          <table:table-cell office:value-type="float" office:value="0.96963561" calcext:value-type="float">
            <text:p>0,96963561</text:p>
          </table:table-cell>
          <table:table-cell office:value-type="float" office:value="0.923635371" calcext:value-type="float">
            <text:p>0,923635371</text:p>
          </table:table-cell>
          <table:table-cell office:value-type="float" office:value="0.975532428" calcext:value-type="float">
            <text:p>0,975532428</text:p>
          </table:table-cell>
          <table:table-cell office:value-type="float" office:value="0.918246073" calcext:value-type="float">
            <text:p>0,918246073</text:p>
          </table:table-cell>
          <table:table-cell office:value-type="float" office:value="0.916907707" calcext:value-type="float">
            <text:p>0,916907707</text:p>
          </table:table-cell>
          <table:table-cell office:value-type="float" office:value="0.918422456" calcext:value-type="float">
            <text:p>0,918422456</text:p>
          </table:table-cell>
          <table:table-cell office:value-type="float" office:value="0.916184936" calcext:value-type="float">
            <text:p>0,916184936</text:p>
          </table:table-cell>
          <table:table-cell office:value-type="float" office:value="0.920296766" calcext:value-type="float">
            <text:p>0,920296766</text:p>
          </table:table-cell>
          <table:table-cell table:number-columns-repeated="8" office:value-type="float" office:value="0.926884777" calcext:value-type="float">
            <text:p>0,926884777</text:p>
          </table:table-cell>
          <table:table-cell office:value-type="float" office:value="500" calcext:value-type="float">
            <text:p>500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office:value-type="float" office:value="500" calcext:value-type="float">
            <text:p>500</text:p>
          </table:table-cell>
          <table:table-cell office:value-type="float" office:value="524" calcext:value-type="float">
            <text:p>524</text:p>
          </table:table-cell>
          <table:table-cell office:value-type="float" office:value="500" calcext:value-type="float">
            <text:p>500</text:p>
          </table:table-cell>
          <table:table-cell office:value-type="float" office:value="716" calcext:value-type="float">
            <text:p>716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183539" calcext:value-type="float">
            <text:p>0,183539</text:p>
          </table:table-cell>
          <table:table-cell office:value-type="float" office:value="0.187282" calcext:value-type="float">
            <text:p>0,187282</text:p>
          </table:table-cell>
          <table:table-cell office:value-type="float" office:value="0.17836" calcext:value-type="float">
            <text:p>0,17836</text:p>
          </table:table-cell>
          <table:table-cell office:value-type="float" office:value="0.18405" calcext:value-type="float">
            <text:p>0,18405</text:p>
          </table:table-cell>
          <table:table-cell office:value-type="float" office:value="0.189829" calcext:value-type="float">
            <text:p>0,189829</text:p>
          </table:table-cell>
          <table:table-cell office:value-type="float" office:value="0.182671" calcext:value-type="float">
            <text:p>0,182671</text:p>
          </table:table-cell>
          <table:table-cell office:value-type="float" office:value="0.193521" calcext:value-type="float">
            <text:p>0,193521</text:p>
          </table:table-cell>
          <table:table-cell office:value-type="float" office:value="23.685472" calcext:value-type="float">
            <text:p>23,685472</text:p>
          </table:table-cell>
          <table:table-cell office:value-type="float" office:value="122.762422" calcext:value-type="float">
            <text:p>122,762422</text:p>
          </table:table-cell>
          <table:table-cell office:value-type="float" office:value="20.8453155" calcext:value-type="float">
            <text:p>20,8453155</text:p>
          </table:table-cell>
          <table:table-cell office:value-type="float" office:value="0.172068" calcext:value-type="float">
            <text:p>0,172068</text:p>
          </table:table-cell>
          <table:table-cell office:value-type="float" office:value="26.5997845" calcext:value-type="float">
            <text:p>26,5997845</text:p>
          </table:table-cell>
          <table:table-cell office:value-type="float" office:value="17.6808915" calcext:value-type="float">
            <text:p>17,6808915</text:p>
          </table:table-cell>
          <table:table-cell office:value-type="float" office:value="190.236364" calcext:value-type="float">
            <text:p>190,236364</text:p>
          </table:table-cell>
          <table:table-cell office:value-type="float" office:value="23.696361" calcext:value-type="float">
            <text:p>23,696361</text:p>
          </table:table-cell>
          <table:table-cell office:value-type="float" office:value="0.105726" calcext:value-type="float">
            <text:p>0,105726</text:p>
          </table:table-cell>
          <table:table-cell office:value-type="float" office:value="28.7763955" calcext:value-type="float">
            <text:p>28,7763955</text:p>
          </table:table-cell>
          <table:table-cell office:value-type="float" office:value="0.178145" calcext:value-type="float">
            <text:p>0,178145</text:p>
          </table:table-cell>
          <table:table-cell office:value-type="float" office:value="0.178558" calcext:value-type="float">
            <text:p>0,178558</text:p>
          </table:table-cell>
          <table:table-cell office:value-type="float" office:value="0.17739" calcext:value-type="float">
            <text:p>0,17739</text:p>
          </table:table-cell>
          <table:table-cell office:value-type="float" office:value="0.178295" calcext:value-type="float">
            <text:p>0,178295</text:p>
          </table:table-cell>
          <table:table-cell office:value-type="float" office:value="0.177107" calcext:value-type="float">
            <text:p>0,177107</text:p>
          </table:table-cell>
          <table:table-cell office:value-type="float" office:value="0.177959" calcext:value-type="float">
            <text:p>0,177959</text:p>
          </table:table-cell>
          <table:table-cell office:value-type="float" office:value="0.178231" calcext:value-type="float">
            <text:p>0,178231</text:p>
          </table:table-cell>
          <table:table-cell office:value-type="float" office:value="0.179624" calcext:value-type="float">
            <text:p>0,179624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0" calcext:value-type="float">
            <text:p>40</text:p>
          </table:table-cell>
          <table:table-cell office:value-type="float" office:value="0.924307173" calcext:value-type="float">
            <text:p>0,924307173</text:p>
          </table:table-cell>
          <table:table-cell office:value-type="float" office:value="0.924392294" calcext:value-type="float">
            <text:p>0,924392294</text:p>
          </table:table-cell>
          <table:table-cell table:number-columns-repeated="2" office:value-type="float" office:value="0.924307173" calcext:value-type="float">
            <text:p>0,924307173</text:p>
          </table:table-cell>
          <table:table-cell office:value-type="float" office:value="0.924392294" calcext:value-type="float">
            <text:p>0,924392294</text:p>
          </table:table-cell>
          <table:table-cell office:value-type="float" office:value="0.924307173" calcext:value-type="float">
            <text:p>0,924307173</text:p>
          </table:table-cell>
          <table:table-cell office:value-type="float" office:value="0.926755469" calcext:value-type="float">
            <text:p>0,926755469</text:p>
          </table:table-cell>
          <table:table-cell office:value-type="float" office:value="0.961950232" calcext:value-type="float">
            <text:p>0,961950232</text:p>
          </table:table-cell>
          <table:table-cell office:value-type="float" office:value="0.957085413" calcext:value-type="float">
            <text:p>0,957085413</text:p>
          </table:table-cell>
          <table:table-cell office:value-type="float" office:value="0.968266056" calcext:value-type="float">
            <text:p>0,968266056</text:p>
          </table:table-cell>
          <table:table-cell office:value-type="float" office:value="0.928778293" calcext:value-type="float">
            <text:p>0,928778293</text:p>
          </table:table-cell>
          <table:table-cell office:value-type="float" office:value="0.976649327" calcext:value-type="float">
            <text:p>0,976649327</text:p>
          </table:table-cell>
          <table:table-cell office:value-type="float" office:value="0.913920399" calcext:value-type="float">
            <text:p>0,913920399</text:p>
          </table:table-cell>
          <table:table-cell office:value-type="float" office:value="0.916453356" calcext:value-type="float">
            <text:p>0,916453356</text:p>
          </table:table-cell>
          <table:table-cell office:value-type="float" office:value="0.917411948" calcext:value-type="float">
            <text:p>0,917411948</text:p>
          </table:table-cell>
          <table:table-cell office:value-type="float" office:value="0.918120573" calcext:value-type="float">
            <text:p>0,918120573</text:p>
          </table:table-cell>
          <table:table-cell office:value-type="float" office:value="0.91691067" calcext:value-type="float">
            <text:p>0,91691067</text:p>
          </table:table-cell>
          <table:table-cell office:value-type="float" office:value="0.924307173" calcext:value-type="float">
            <text:p>0,924307173</text:p>
          </table:table-cell>
          <table:table-cell table:number-columns-repeated="5" office:value-type="float" office:value="0.926126978" calcext:value-type="float">
            <text:p>0,926126978</text:p>
          </table:table-cell>
          <table:table-cell office:value-type="float" office:value="0.924307173" calcext:value-type="float">
            <text:p>0,924307173</text:p>
          </table:table-cell>
          <table:table-cell office:value-type="float" office:value="0.926126978" calcext:value-type="float">
            <text:p>0,926126978</text:p>
          </table:table-cell>
          <table:table-cell office:value-type="float" office:value="500" calcext:value-type="float">
            <text:p>500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522" calcext:value-type="float">
            <text:p>522</text:p>
          </table:table-cell>
          <table:table-cell office:value-type="float" office:value="500" calcext:value-type="float">
            <text:p>500</text:p>
          </table:table-cell>
          <table:table-cell office:value-type="float" office:value="698" calcext:value-type="float">
            <text:p>698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201539" calcext:value-type="float">
            <text:p>0,201539</text:p>
          </table:table-cell>
          <table:table-cell office:value-type="float" office:value="0.203478" calcext:value-type="float">
            <text:p>0,203478</text:p>
          </table:table-cell>
          <table:table-cell office:value-type="float" office:value="0.198936" calcext:value-type="float">
            <text:p>0,198936</text:p>
          </table:table-cell>
          <table:table-cell office:value-type="float" office:value="0.20007" calcext:value-type="float">
            <text:p>0,20007</text:p>
          </table:table-cell>
          <table:table-cell office:value-type="float" office:value="0.204469" calcext:value-type="float">
            <text:p>0,204469</text:p>
          </table:table-cell>
          <table:table-cell office:value-type="float" office:value="0.199695" calcext:value-type="float">
            <text:p>0,199695</text:p>
          </table:table-cell>
          <table:table-cell office:value-type="float" office:value="0.225306" calcext:value-type="float">
            <text:p>0,225306</text:p>
          </table:table-cell>
          <table:table-cell office:value-type="float" office:value="21.710196" calcext:value-type="float">
            <text:p>21,710196</text:p>
          </table:table-cell>
          <table:table-cell office:value-type="float" office:value="272.263377" calcext:value-type="float">
            <text:p>272,263377</text:p>
          </table:table-cell>
          <table:table-cell office:value-type="float" office:value="30.119702" calcext:value-type="float">
            <text:p>30,119702</text:p>
          </table:table-cell>
          <table:table-cell office:value-type="float" office:value="0.22554" calcext:value-type="float">
            <text:p>0,22554</text:p>
          </table:table-cell>
          <table:table-cell office:value-type="float" office:value="42.0581195" calcext:value-type="float">
            <text:p>42,0581195</text:p>
          </table:table-cell>
          <table:table-cell office:value-type="float" office:value="23.7516795" calcext:value-type="float">
            <text:p>23,7516795</text:p>
          </table:table-cell>
          <table:table-cell office:value-type="float" office:value="335.595849" calcext:value-type="float">
            <text:p>335,595849</text:p>
          </table:table-cell>
          <table:table-cell office:value-type="float" office:value="35.6977685" calcext:value-type="float">
            <text:p>35,6977685</text:p>
          </table:table-cell>
          <table:table-cell office:value-type="float" office:value="0.119165" calcext:value-type="float">
            <text:p>0,119165</text:p>
          </table:table-cell>
          <table:table-cell office:value-type="float" office:value="43.3170085" calcext:value-type="float">
            <text:p>43,3170085</text:p>
          </table:table-cell>
          <table:table-cell office:value-type="float" office:value="0.192984" calcext:value-type="float">
            <text:p>0,192984</text:p>
          </table:table-cell>
          <table:table-cell office:value-type="float" office:value="0.191906" calcext:value-type="float">
            <text:p>0,191906</text:p>
          </table:table-cell>
          <table:table-cell office:value-type="float" office:value="0.191871" calcext:value-type="float">
            <text:p>0,191871</text:p>
          </table:table-cell>
          <table:table-cell office:value-type="float" office:value="0.191333" calcext:value-type="float">
            <text:p>0,191333</text:p>
          </table:table-cell>
          <table:table-cell office:value-type="float" office:value="0.193653" calcext:value-type="float">
            <text:p>0,193653</text:p>
          </table:table-cell>
          <table:table-cell office:value-type="float" office:value="0.192551" calcext:value-type="float">
            <text:p>0,192551</text:p>
          </table:table-cell>
          <table:table-cell office:value-type="float" office:value="0.191678" calcext:value-type="float">
            <text:p>0,191678</text:p>
          </table:table-cell>
          <table:table-cell office:value-type="float" office:value="0.19313" calcext:value-type="float">
            <text:p>0,19313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0" calcext:value-type="float">
            <text:p>50</text:p>
          </table:table-cell>
          <table:table-cell office:value-type="float" office:value="0.924541247" calcext:value-type="float">
            <text:p>0,924541247</text:p>
          </table:table-cell>
          <table:table-cell office:value-type="float" office:value="0.928561217" calcext:value-type="float">
            <text:p>0,928561217</text:p>
          </table:table-cell>
          <table:table-cell office:value-type="float" office:value="0.92447201" calcext:value-type="float">
            <text:p>0,92447201</text:p>
          </table:table-cell>
          <table:table-cell office:value-type="float" office:value="0.924541247" calcext:value-type="float">
            <text:p>0,924541247</text:p>
          </table:table-cell>
          <table:table-cell office:value-type="float" office:value="0.928561217" calcext:value-type="float">
            <text:p>0,928561217</text:p>
          </table:table-cell>
          <table:table-cell office:value-type="float" office:value="0.924541247" calcext:value-type="float">
            <text:p>0,924541247</text:p>
          </table:table-cell>
          <table:table-cell office:value-type="float" office:value="0.927942519" calcext:value-type="float">
            <text:p>0,927942519</text:p>
          </table:table-cell>
          <table:table-cell office:value-type="float" office:value="0.963620403" calcext:value-type="float">
            <text:p>0,963620403</text:p>
          </table:table-cell>
          <table:table-cell office:value-type="float" office:value="0.953692601" calcext:value-type="float">
            <text:p>0,953692601</text:p>
          </table:table-cell>
          <table:table-cell office:value-type="float" office:value="0.968349493" calcext:value-type="float">
            <text:p>0,968349493</text:p>
          </table:table-cell>
          <table:table-cell office:value-type="float" office:value="0.92894266" calcext:value-type="float">
            <text:p>0,92894266</text:p>
          </table:table-cell>
          <table:table-cell office:value-type="float" office:value="0.974500855" calcext:value-type="float">
            <text:p>0,974500855</text:p>
          </table:table-cell>
          <table:table-cell office:value-type="float" office:value="0.917921275" calcext:value-type="float">
            <text:p>0,917921275</text:p>
          </table:table-cell>
          <table:table-cell office:value-type="float" office:value="0.915861339" calcext:value-type="float">
            <text:p>0,915861339</text:p>
          </table:table-cell>
          <table:table-cell office:value-type="float" office:value="0.918292436" calcext:value-type="float">
            <text:p>0,918292436</text:p>
          </table:table-cell>
          <table:table-cell office:value-type="float" office:value="0.93025661" calcext:value-type="float">
            <text:p>0,93025661</text:p>
          </table:table-cell>
          <table:table-cell office:value-type="float" office:value="0.919393124" calcext:value-type="float">
            <text:p>0,919393124</text:p>
          </table:table-cell>
          <table:table-cell office:value-type="float" office:value="0.924541247" calcext:value-type="float">
            <text:p>0,924541247</text:p>
          </table:table-cell>
          <table:table-cell office:value-type="float" office:value="0.927656807" calcext:value-type="float">
            <text:p>0,927656807</text:p>
          </table:table-cell>
          <table:table-cell office:value-type="float" office:value="0.925167105" calcext:value-type="float">
            <text:p>0,925167105</text:p>
          </table:table-cell>
          <table:table-cell office:value-type="float" office:value="0.927656807" calcext:value-type="float">
            <text:p>0,927656807</text:p>
          </table:table-cell>
          <table:table-cell table:number-columns-repeated="2" office:value-type="float" office:value="0.925167105" calcext:value-type="float">
            <text:p>0,925167105</text:p>
          </table:table-cell>
          <table:table-cell office:value-type="float" office:value="0.924541247" calcext:value-type="float">
            <text:p>0,924541247</text:p>
          </table:table-cell>
          <table:table-cell office:value-type="float" office:value="0.925167105" calcext:value-type="float">
            <text:p>0,925167105</text:p>
          </table:table-cell>
          <table:table-cell office:value-type="float" office:value="500" calcext:value-type="float">
            <text:p>500</text:p>
          </table:table-cell>
          <table:table-cell office:value-type="float" office:value="522" calcext:value-type="float">
            <text:p>522</text:p>
          </table:table-cell>
          <table:table-cell office:value-type="float" office:value="504" calcext:value-type="float">
            <text:p>504</text:p>
          </table:table-cell>
          <table:table-cell office:value-type="float" office:value="500" calcext:value-type="float">
            <text:p>500</text:p>
          </table:table-cell>
          <table:table-cell office:value-type="float" office:value="522" calcext:value-type="float">
            <text:p>522</text:p>
          </table:table-cell>
          <table:table-cell office:value-type="float" office:value="500" calcext:value-type="float">
            <text:p>500</text:p>
          </table:table-cell>
          <table:table-cell office:value-type="float" office:value="692" calcext:value-type="float">
            <text:p>692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223753" calcext:value-type="float">
            <text:p>0,223753</text:p>
          </table:table-cell>
          <table:table-cell office:value-type="float" office:value="0.222996" calcext:value-type="float">
            <text:p>0,222996</text:p>
          </table:table-cell>
          <table:table-cell office:value-type="float" office:value="0.225238" calcext:value-type="float">
            <text:p>0,225238</text:p>
          </table:table-cell>
          <table:table-cell office:value-type="float" office:value="0.223781" calcext:value-type="float">
            <text:p>0,223781</text:p>
          </table:table-cell>
          <table:table-cell office:value-type="float" office:value="0.222546" calcext:value-type="float">
            <text:p>0,222546</text:p>
          </table:table-cell>
          <table:table-cell office:value-type="float" office:value="0.22403" calcext:value-type="float">
            <text:p>0,22403</text:p>
          </table:table-cell>
          <table:table-cell office:value-type="float" office:value="0.261822" calcext:value-type="float">
            <text:p>0,261822</text:p>
          </table:table-cell>
          <table:table-cell office:value-type="float" office:value="26.119216" calcext:value-type="float">
            <text:p>26,119216</text:p>
          </table:table-cell>
          <table:table-cell office:value-type="float" office:value="394.708684" calcext:value-type="float">
            <text:p>394,708684</text:p>
          </table:table-cell>
          <table:table-cell office:value-type="float" office:value="40.8303135" calcext:value-type="float">
            <text:p>40,8303135</text:p>
          </table:table-cell>
          <table:table-cell office:value-type="float" office:value="0.1878205" calcext:value-type="float">
            <text:p>0,1878205</text:p>
          </table:table-cell>
          <table:table-cell office:value-type="float" office:value="51.845935" calcext:value-type="float">
            <text:p>51,845935</text:p>
          </table:table-cell>
          <table:table-cell office:value-type="float" office:value="31.6882095" calcext:value-type="float">
            <text:p>31,6882095</text:p>
          </table:table-cell>
          <table:table-cell office:value-type="float" office:value="517.0158005" calcext:value-type="float">
            <text:p>517,0158005</text:p>
          </table:table-cell>
          <table:table-cell office:value-type="float" office:value="50.4623665" calcext:value-type="float">
            <text:p>50,4623665</text:p>
          </table:table-cell>
          <table:table-cell office:value-type="float" office:value="0.140041" calcext:value-type="float">
            <text:p>0,140041</text:p>
          </table:table-cell>
          <table:table-cell office:value-type="float" office:value="60.2665825" calcext:value-type="float">
            <text:p>60,2665825</text:p>
          </table:table-cell>
          <table:table-cell office:value-type="float" office:value="0.219658" calcext:value-type="float">
            <text:p>0,219658</text:p>
          </table:table-cell>
          <table:table-cell office:value-type="float" office:value="0.214823" calcext:value-type="float">
            <text:p>0,214823</text:p>
          </table:table-cell>
          <table:table-cell office:value-type="float" office:value="0.204972" calcext:value-type="float">
            <text:p>0,204972</text:p>
          </table:table-cell>
          <table:table-cell office:value-type="float" office:value="0.214506" calcext:value-type="float">
            <text:p>0,214506</text:p>
          </table:table-cell>
          <table:table-cell office:value-type="float" office:value="0.203943" calcext:value-type="float">
            <text:p>0,203943</text:p>
          </table:table-cell>
          <table:table-cell office:value-type="float" office:value="0.204475" calcext:value-type="float">
            <text:p>0,204475</text:p>
          </table:table-cell>
          <table:table-cell office:value-type="float" office:value="0.215941" calcext:value-type="float">
            <text:p>0,215941</text:p>
          </table:table-cell>
          <table:table-cell office:value-type="float" office:value="0.20398" calcext:value-type="float">
            <text:p>0,20398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883951621" calcext:value-type="float">
            <text:p>0,883951621</text:p>
          </table:table-cell>
          <table:table-cell office:value-type="float" office:value="0.888783415" calcext:value-type="float">
            <text:p>0,888783415</text:p>
          </table:table-cell>
          <table:table-cell office:value-type="float" office:value="0.879959133" calcext:value-type="float">
            <text:p>0,879959133</text:p>
          </table:table-cell>
          <table:table-cell office:value-type="float" office:value="0.883951621" calcext:value-type="float">
            <text:p>0,883951621</text:p>
          </table:table-cell>
          <table:table-cell office:value-type="float" office:value="0.888783415" calcext:value-type="float">
            <text:p>0,888783415</text:p>
          </table:table-cell>
          <table:table-cell office:value-type="float" office:value="0.883951621" calcext:value-type="float">
            <text:p>0,883951621</text:p>
          </table:table-cell>
          <table:table-cell office:value-type="float" office:value="0.912236094" calcext:value-type="float">
            <text:p>0,912236094</text:p>
          </table:table-cell>
          <table:table-cell office:value-type="float" office:value="0.90137154" calcext:value-type="float">
            <text:p>0,90137154</text:p>
          </table:table-cell>
          <table:table-cell office:value-type="float" office:value="0.897519086" calcext:value-type="float">
            <text:p>0,897519086</text:p>
          </table:table-cell>
          <table:table-cell office:value-type="float" office:value="0.913056786" calcext:value-type="float">
            <text:p>0,913056786</text:p>
          </table:table-cell>
          <table:table-cell office:value-type="float" office:value="0.8975351" calcext:value-type="float">
            <text:p>0,8975351</text:p>
          </table:table-cell>
          <table:table-cell office:value-type="float" office:value="0.898882189" calcext:value-type="float">
            <text:p>0,898882189</text:p>
          </table:table-cell>
          <table:table-cell office:value-type="float" office:value="0.921588444" calcext:value-type="float">
            <text:p>0,921588444</text:p>
          </table:table-cell>
          <table:table-cell office:value-type="float" office:value="0.922729107" calcext:value-type="float">
            <text:p>0,922729107</text:p>
          </table:table-cell>
          <table:table-cell office:value-type="float" office:value="0.951974975" calcext:value-type="float">
            <text:p>0,951974975</text:p>
          </table:table-cell>
          <table:table-cell office:value-type="float" office:value="0.897038723" calcext:value-type="float">
            <text:p>0,897038723</text:p>
          </table:table-cell>
          <table:table-cell office:value-type="float" office:value="0.927353472" calcext:value-type="float">
            <text:p>0,927353472</text:p>
          </table:table-cell>
          <table:table-cell office:value-type="float" office:value="0.883951621" calcext:value-type="float">
            <text:p>0,883951621</text:p>
          </table:table-cell>
          <table:table-cell office:value-type="float" office:value="0.869816258" calcext:value-type="float">
            <text:p>0,869816258</text:p>
          </table:table-cell>
          <table:table-cell office:value-type="float" office:value="0.876564825" calcext:value-type="float">
            <text:p>0,876564825</text:p>
          </table:table-cell>
          <table:table-cell office:value-type="float" office:value="0.873360669" calcext:value-type="float">
            <text:p>0,873360669</text:p>
          </table:table-cell>
          <table:table-cell office:value-type="float" office:value="0.859707936" calcext:value-type="float">
            <text:p>0,859707936</text:p>
          </table:table-cell>
          <table:table-cell office:value-type="float" office:value="0.861704514" calcext:value-type="float">
            <text:p>0,861704514</text:p>
          </table:table-cell>
          <table:table-cell office:value-type="float" office:value="0.883951621" calcext:value-type="float">
            <text:p>0,883951621</text:p>
          </table:table-cell>
          <table:table-cell office:value-type="float" office:value="0.875571404" calcext:value-type="float">
            <text:p>0,875571404</text:p>
          </table:table-cell>
          <table:table-cell office:value-type="float" office:value="500" calcext:value-type="float">
            <text:p>500</text:p>
          </table:table-cell>
          <table:table-cell office:value-type="float" office:value="528" calcext:value-type="float">
            <text:p>528</text:p>
          </table:table-cell>
          <table:table-cell office:value-type="float" office:value="504" calcext:value-type="float">
            <text:p>504</text:p>
          </table:table-cell>
          <table:table-cell office:value-type="float" office:value="500" calcext:value-type="float">
            <text:p>500</text:p>
          </table:table-cell>
          <table:table-cell office:value-type="float" office:value="528" calcext:value-type="float">
            <text:p>528</text:p>
          </table:table-cell>
          <table:table-cell office:value-type="float" office:value="500" calcext:value-type="float">
            <text:p>500</text:p>
          </table:table-cell>
          <table:table-cell office:value-type="float" office:value="666" calcext:value-type="float">
            <text:p>666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058287" calcext:value-type="float">
            <text:p>0,058287</text:p>
          </table:table-cell>
          <table:table-cell office:value-type="float" office:value="0.060642" calcext:value-type="float">
            <text:p>0,060642</text:p>
          </table:table-cell>
          <table:table-cell office:value-type="float" office:value="0.064243" calcext:value-type="float">
            <text:p>0,064243</text:p>
          </table:table-cell>
          <table:table-cell office:value-type="float" office:value="0.058934" calcext:value-type="float">
            <text:p>0,058934</text:p>
          </table:table-cell>
          <table:table-cell office:value-type="float" office:value="0.096899" calcext:value-type="float">
            <text:p>0,096899</text:p>
          </table:table-cell>
          <table:table-cell office:value-type="float" office:value="0.05897" calcext:value-type="float">
            <text:p>0,05897</text:p>
          </table:table-cell>
          <table:table-cell office:value-type="float" office:value="0.099894" calcext:value-type="float">
            <text:p>0,099894</text:p>
          </table:table-cell>
          <table:table-cell office:value-type="float" office:value="24.4063495" calcext:value-type="float">
            <text:p>24,4063495</text:p>
          </table:table-cell>
          <table:table-cell office:value-type="float" office:value="58.3009555" calcext:value-type="float">
            <text:p>58,3009555</text:p>
          </table:table-cell>
          <table:table-cell office:value-type="float" office:value="28.797678" calcext:value-type="float">
            <text:p>28,797678</text:p>
          </table:table-cell>
          <table:table-cell office:value-type="float" office:value="0.2953765" calcext:value-type="float">
            <text:p>0,2953765</text:p>
          </table:table-cell>
          <table:table-cell office:value-type="float" office:value="30.6297875" calcext:value-type="float">
            <text:p>30,6297875</text:p>
          </table:table-cell>
          <table:table-cell office:value-type="float" office:value="21.6505155" calcext:value-type="float">
            <text:p>21,6505155</text:p>
          </table:table-cell>
          <table:table-cell office:value-type="float" office:value="91.80749" calcext:value-type="float">
            <text:p>91,80749</text:p>
          </table:table-cell>
          <table:table-cell office:value-type="float" office:value="30.710607" calcext:value-type="float">
            <text:p>30,710607</text:p>
          </table:table-cell>
          <table:table-cell office:value-type="float" office:value="0.338482" calcext:value-type="float">
            <text:p>0,338482</text:p>
          </table:table-cell>
          <table:table-cell office:value-type="float" office:value="33.3677335" calcext:value-type="float">
            <text:p>33,3677335</text:p>
          </table:table-cell>
          <table:table-cell office:value-type="float" office:value="0.056722" calcext:value-type="float">
            <text:p>0,056722</text:p>
          </table:table-cell>
          <table:table-cell office:value-type="float" office:value="0.090188" calcext:value-type="float">
            <text:p>0,090188</text:p>
          </table:table-cell>
          <table:table-cell office:value-type="float" office:value="0.097425" calcext:value-type="float">
            <text:p>0,097425</text:p>
          </table:table-cell>
          <table:table-cell office:value-type="float" office:value="0.084436" calcext:value-type="float">
            <text:p>0,084436</text:p>
          </table:table-cell>
          <table:table-cell office:value-type="float" office:value="0.110488" calcext:value-type="float">
            <text:p>0,110488</text:p>
          </table:table-cell>
          <table:table-cell office:value-type="float" office:value="0.105187" calcext:value-type="float">
            <text:p>0,105187</text:p>
          </table:table-cell>
          <table:table-cell office:value-type="float" office:value="0.087852" calcext:value-type="float">
            <text:p>0,087852</text:p>
          </table:table-cell>
          <table:table-cell office:value-type="float" office:value="0.152613" calcext:value-type="float">
            <text:p>0,152613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971010542" calcext:value-type="float">
            <text:p>0,971010542</text:p>
          </table:table-cell>
          <table:table-cell office:value-type="float" office:value="0.970247347" calcext:value-type="float">
            <text:p>0,970247347</text:p>
          </table:table-cell>
          <table:table-cell office:value-type="float" office:value="0.958292997" calcext:value-type="float">
            <text:p>0,958292997</text:p>
          </table:table-cell>
          <table:table-cell office:value-type="float" office:value="0.971010542" calcext:value-type="float">
            <text:p>0,971010542</text:p>
          </table:table-cell>
          <table:table-cell office:value-type="float" office:value="0.970247347" calcext:value-type="float">
            <text:p>0,970247347</text:p>
          </table:table-cell>
          <table:table-cell office:value-type="float" office:value="0.964109534" calcext:value-type="float">
            <text:p>0,964109534</text:p>
          </table:table-cell>
          <table:table-cell office:value-type="float" office:value="0.965968424" calcext:value-type="float">
            <text:p>0,965968424</text:p>
          </table:table-cell>
          <table:table-cell office:value-type="float" office:value="0.972450794" calcext:value-type="float">
            <text:p>0,972450794</text:p>
          </table:table-cell>
          <table:table-cell office:value-type="float" office:value="0.967754825" calcext:value-type="float">
            <text:p>0,967754825</text:p>
          </table:table-cell>
          <table:table-cell office:value-type="float" office:value="0.976970763" calcext:value-type="float">
            <text:p>0,976970763</text:p>
          </table:table-cell>
          <table:table-cell office:value-type="float" office:value="0.960244759" calcext:value-type="float">
            <text:p>0,960244759</text:p>
          </table:table-cell>
          <table:table-cell office:value-type="float" office:value="0.973143388" calcext:value-type="float">
            <text:p>0,973143388</text:p>
          </table:table-cell>
          <table:table-cell office:value-type="float" office:value="0.958582014" calcext:value-type="float">
            <text:p>0,958582014</text:p>
          </table:table-cell>
          <table:table-cell office:value-type="float" office:value="0.95854237" calcext:value-type="float">
            <text:p>0,95854237</text:p>
          </table:table-cell>
          <table:table-cell office:value-type="float" office:value="0.962549408" calcext:value-type="float">
            <text:p>0,962549408</text:p>
          </table:table-cell>
          <table:table-cell office:value-type="float" office:value="0.928987929" calcext:value-type="float">
            <text:p>0,928987929</text:p>
          </table:table-cell>
          <table:table-cell office:value-type="float" office:value="0.958430533" calcext:value-type="float">
            <text:p>0,958430533</text:p>
          </table:table-cell>
          <table:table-cell office:value-type="float" office:value="0.964109534" calcext:value-type="float">
            <text:p>0,964109534</text:p>
          </table:table-cell>
          <table:table-cell office:value-type="float" office:value="0.974174391" calcext:value-type="float">
            <text:p>0,974174391</text:p>
          </table:table-cell>
          <table:table-cell office:value-type="float" office:value="0.975047711" calcext:value-type="float">
            <text:p>0,975047711</text:p>
          </table:table-cell>
          <table:table-cell office:value-type="float" office:value="0.984450871" calcext:value-type="float">
            <text:p>0,984450871</text:p>
          </table:table-cell>
          <table:table-cell office:value-type="float" office:value="0.971532573" calcext:value-type="float">
            <text:p>0,971532573</text:p>
          </table:table-cell>
          <table:table-cell office:value-type="float" office:value="0.981809053" calcext:value-type="float">
            <text:p>0,981809053</text:p>
          </table:table-cell>
          <table:table-cell office:value-type="float" office:value="0.964109534" calcext:value-type="float">
            <text:p>0,964109534</text:p>
          </table:table-cell>
          <table:table-cell office:value-type="float" office:value="0.983747584" calcext:value-type="float">
            <text:p>0,983747584</text:p>
          </table:table-cell>
          <table:table-cell office:value-type="float" office:value="508" calcext:value-type="float">
            <text:p>508</text:p>
          </table:table-cell>
          <table:table-cell office:value-type="float" office:value="558" calcext:value-type="float">
            <text:p>558</text:p>
          </table:table-cell>
          <table:table-cell table:number-columns-repeated="2" office:value-type="float" office:value="508" calcext:value-type="float">
            <text:p>508</text:p>
          </table:table-cell>
          <table:table-cell office:value-type="float" office:value="558" calcext:value-type="float">
            <text:p>558</text:p>
          </table:table-cell>
          <table:table-cell office:value-type="float" office:value="500" calcext:value-type="float">
            <text:p>500</text:p>
          </table:table-cell>
          <table:table-cell office:value-type="float" office:value="796" calcext:value-type="float">
            <text:p>796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177549" calcext:value-type="float">
            <text:p>0,177549</text:p>
          </table:table-cell>
          <table:table-cell office:value-type="float" office:value="0.19711" calcext:value-type="float">
            <text:p>0,19711</text:p>
          </table:table-cell>
          <table:table-cell office:value-type="float" office:value="0.227498" calcext:value-type="float">
            <text:p>0,227498</text:p>
          </table:table-cell>
          <table:table-cell office:value-type="float" office:value="0.175822" calcext:value-type="float">
            <text:p>0,175822</text:p>
          </table:table-cell>
          <table:table-cell office:value-type="float" office:value="0.198315" calcext:value-type="float">
            <text:p>0,198315</text:p>
          </table:table-cell>
          <table:table-cell office:value-type="float" office:value="0.188659" calcext:value-type="float">
            <text:p>0,188659</text:p>
          </table:table-cell>
          <table:table-cell office:value-type="float" office:value="0.30561" calcext:value-type="float">
            <text:p>0,30561</text:p>
          </table:table-cell>
          <table:table-cell office:value-type="float" office:value="22.517552" calcext:value-type="float">
            <text:p>22,517552</text:p>
          </table:table-cell>
          <table:table-cell office:value-type="float" office:value="74.559315" calcext:value-type="float">
            <text:p>74,559315</text:p>
          </table:table-cell>
          <table:table-cell office:value-type="float" office:value="36.479465" calcext:value-type="float">
            <text:p>36,479465</text:p>
          </table:table-cell>
          <table:table-cell office:value-type="float" office:value="0.269005" calcext:value-type="float">
            <text:p>0,269005</text:p>
          </table:table-cell>
          <table:table-cell office:value-type="float" office:value="28.298056" calcext:value-type="float">
            <text:p>28,298056</text:p>
          </table:table-cell>
          <table:table-cell office:value-type="float" office:value="12.655887" calcext:value-type="float">
            <text:p>12,655887</text:p>
          </table:table-cell>
          <table:table-cell office:value-type="float" office:value="98.5961075" calcext:value-type="float">
            <text:p>98,5961075</text:p>
          </table:table-cell>
          <table:table-cell office:value-type="float" office:value="16.310458" calcext:value-type="float">
            <text:p>16,310458</text:p>
          </table:table-cell>
          <table:table-cell office:value-type="float" office:value="0.108644" calcext:value-type="float">
            <text:p>0,108644</text:p>
          </table:table-cell>
          <table:table-cell office:value-type="float" office:value="20.170918" calcext:value-type="float">
            <text:p>20,170918</text:p>
          </table:table-cell>
          <table:table-cell office:value-type="float" office:value="0.183521" calcext:value-type="float">
            <text:p>0,183521</text:p>
          </table:table-cell>
          <table:table-cell office:value-type="float" office:value="0.208062" calcext:value-type="float">
            <text:p>0,208062</text:p>
          </table:table-cell>
          <table:table-cell office:value-type="float" office:value="0.205849" calcext:value-type="float">
            <text:p>0,205849</text:p>
          </table:table-cell>
          <table:table-cell office:value-type="float" office:value="0.268582" calcext:value-type="float">
            <text:p>0,268582</text:p>
          </table:table-cell>
          <table:table-cell office:value-type="float" office:value="0.262502" calcext:value-type="float">
            <text:p>0,262502</text:p>
          </table:table-cell>
          <table:table-cell office:value-type="float" office:value="0.278651" calcext:value-type="float">
            <text:p>0,278651</text:p>
          </table:table-cell>
          <table:table-cell office:value-type="float" office:value="0.18511" calcext:value-type="float">
            <text:p>0,18511</text:p>
          </table:table-cell>
          <table:table-cell office:value-type="float" office:value="0.337393" calcext:value-type="float">
            <text:p>0,337393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office:value-type="float" office:value="0.917840826" calcext:value-type="float">
            <text:p>0,917840826</text:p>
          </table:table-cell>
          <table:table-cell office:value-type="float" office:value="0.941234954" calcext:value-type="float">
            <text:p>0,941234954</text:p>
          </table:table-cell>
          <table:table-cell office:value-type="float" office:value="0.922325239" calcext:value-type="float">
            <text:p>0,922325239</text:p>
          </table:table-cell>
          <table:table-cell office:value-type="float" office:value="0.917840826" calcext:value-type="float">
            <text:p>0,917840826</text:p>
          </table:table-cell>
          <table:table-cell office:value-type="float" office:value="0.941234954" calcext:value-type="float">
            <text:p>0,941234954</text:p>
          </table:table-cell>
          <table:table-cell office:value-type="float" office:value="0.916361074" calcext:value-type="float">
            <text:p>0,916361074</text:p>
          </table:table-cell>
          <table:table-cell office:value-type="float" office:value="0.954346717" calcext:value-type="float">
            <text:p>0,954346717</text:p>
          </table:table-cell>
          <table:table-cell office:value-type="float" office:value="0.944424637" calcext:value-type="float">
            <text:p>0,944424637</text:p>
          </table:table-cell>
          <table:table-cell office:value-type="float" office:value="0.937301349" calcext:value-type="float">
            <text:p>0,937301349</text:p>
          </table:table-cell>
          <table:table-cell office:value-type="float" office:value="0.964122741" calcext:value-type="float">
            <text:p>0,964122741</text:p>
          </table:table-cell>
          <table:table-cell office:value-type="float" office:value="0.902025303" calcext:value-type="float">
            <text:p>0,902025303</text:p>
          </table:table-cell>
          <table:table-cell office:value-type="float" office:value="0.953617435" calcext:value-type="float">
            <text:p>0,953617435</text:p>
          </table:table-cell>
          <table:table-cell office:value-type="float" office:value="0.900600126" calcext:value-type="float">
            <text:p>0,900600126</text:p>
          </table:table-cell>
          <table:table-cell office:value-type="float" office:value="0.897400219" calcext:value-type="float">
            <text:p>0,897400219</text:p>
          </table:table-cell>
          <table:table-cell office:value-type="float" office:value="0.904348156" calcext:value-type="float">
            <text:p>0,904348156</text:p>
          </table:table-cell>
          <table:table-cell office:value-type="float" office:value="0.896340967" calcext:value-type="float">
            <text:p>0,896340967</text:p>
          </table:table-cell>
          <table:table-cell office:value-type="float" office:value="0.901444457" calcext:value-type="float">
            <text:p>0,901444457</text:p>
          </table:table-cell>
          <table:table-cell office:value-type="float" office:value="0.916361074" calcext:value-type="float">
            <text:p>0,916361074</text:p>
          </table:table-cell>
          <table:table-cell office:value-type="float" office:value="0.935448178" calcext:value-type="float">
            <text:p>0,935448178</text:p>
          </table:table-cell>
          <table:table-cell office:value-type="float" office:value="0.945021993" calcext:value-type="float">
            <text:p>0,945021993</text:p>
          </table:table-cell>
          <table:table-cell office:value-type="float" office:value="0.928107823" calcext:value-type="float">
            <text:p>0,928107823</text:p>
          </table:table-cell>
          <table:table-cell table:number-columns-repeated="2" office:value-type="float" office:value="0.93995394" calcext:value-type="float">
            <text:p>0,93995394</text:p>
          </table:table-cell>
          <table:table-cell office:value-type="float" office:value="0.916361074" calcext:value-type="float">
            <text:p>0,916361074</text:p>
          </table:table-cell>
          <table:table-cell office:value-type="float" office:value="0.93995394" calcext:value-type="float">
            <text:p>0,93995394</text:p>
          </table:table-cell>
          <table:table-cell office:value-type="float" office:value="502" calcext:value-type="float">
            <text:p>502</text:p>
          </table:table-cell>
          <table:table-cell office:value-type="float" office:value="552" calcext:value-type="float">
            <text:p>552</text:p>
          </table:table-cell>
          <table:table-cell office:value-type="float" office:value="504" calcext:value-type="float">
            <text:p>504</text:p>
          </table:table-cell>
          <table:table-cell office:value-type="float" office:value="502" calcext:value-type="float">
            <text:p>502</text:p>
          </table:table-cell>
          <table:table-cell office:value-type="float" office:value="552" calcext:value-type="float">
            <text:p>552</text:p>
          </table:table-cell>
          <table:table-cell office:value-type="float" office:value="500" calcext:value-type="float">
            <text:p>500</text:p>
          </table:table-cell>
          <table:table-cell office:value-type="float" office:value="870" calcext:value-type="float">
            <text:p>870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25581" calcext:value-type="float">
            <text:p>0,25581</text:p>
          </table:table-cell>
          <table:table-cell office:value-type="float" office:value="0.24669" calcext:value-type="float">
            <text:p>0,24669</text:p>
          </table:table-cell>
          <table:table-cell office:value-type="float" office:value="0.235559" calcext:value-type="float">
            <text:p>0,235559</text:p>
          </table:table-cell>
          <table:table-cell office:value-type="float" office:value="0.25262" calcext:value-type="float">
            <text:p>0,25262</text:p>
          </table:table-cell>
          <table:table-cell office:value-type="float" office:value="0.24475" calcext:value-type="float">
            <text:p>0,24475</text:p>
          </table:table-cell>
          <table:table-cell office:value-type="float" office:value="0.217669" calcext:value-type="float">
            <text:p>0,217669</text:p>
          </table:table-cell>
          <table:table-cell office:value-type="float" office:value="0.316401" calcext:value-type="float">
            <text:p>0,316401</text:p>
          </table:table-cell>
          <table:table-cell office:value-type="float" office:value="26.2212135" calcext:value-type="float">
            <text:p>26,2212135</text:p>
          </table:table-cell>
          <table:table-cell office:value-type="float" office:value="175.9139855" calcext:value-type="float">
            <text:p>175,9139855</text:p>
          </table:table-cell>
          <table:table-cell office:value-type="float" office:value="32.993725" calcext:value-type="float">
            <text:p>32,993725</text:p>
          </table:table-cell>
          <table:table-cell office:value-type="float" office:value="0.2549045" calcext:value-type="float">
            <text:p>0,2549045</text:p>
          </table:table-cell>
          <table:table-cell office:value-type="float" office:value="39.590872" calcext:value-type="float">
            <text:p>39,590872</text:p>
          </table:table-cell>
          <table:table-cell office:value-type="float" office:value="17.4219985" calcext:value-type="float">
            <text:p>17,4219985</text:p>
          </table:table-cell>
          <table:table-cell office:value-type="float" office:value="213.112755" calcext:value-type="float">
            <text:p>213,112755</text:p>
          </table:table-cell>
          <table:table-cell office:value-type="float" office:value="26.824386" calcext:value-type="float">
            <text:p>26,824386</text:p>
          </table:table-cell>
          <table:table-cell office:value-type="float" office:value="0.102324" calcext:value-type="float">
            <text:p>0,102324</text:p>
          </table:table-cell>
          <table:table-cell office:value-type="float" office:value="32.7791675" calcext:value-type="float">
            <text:p>32,7791675</text:p>
          </table:table-cell>
          <table:table-cell office:value-type="float" office:value="0.211359" calcext:value-type="float">
            <text:p>0,211359</text:p>
          </table:table-cell>
          <table:table-cell office:value-type="float" office:value="0.239119" calcext:value-type="float">
            <text:p>0,239119</text:p>
          </table:table-cell>
          <table:table-cell office:value-type="float" office:value="0.227576" calcext:value-type="float">
            <text:p>0,227576</text:p>
          </table:table-cell>
          <table:table-cell office:value-type="float" office:value="0.225519" calcext:value-type="float">
            <text:p>0,225519</text:p>
          </table:table-cell>
          <table:table-cell office:value-type="float" office:value="0.283385" calcext:value-type="float">
            <text:p>0,283385</text:p>
          </table:table-cell>
          <table:table-cell office:value-type="float" office:value="0.288101" calcext:value-type="float">
            <text:p>0,288101</text:p>
          </table:table-cell>
          <table:table-cell office:value-type="float" office:value="0.210068" calcext:value-type="float">
            <text:p>0,210068</text:p>
          </table:table-cell>
          <table:table-cell office:value-type="float" office:value="0.280878" calcext:value-type="float">
            <text:p>0,280878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0" calcext:value-type="float">
            <text:p>40</text:p>
          </table:table-cell>
          <table:table-cell office:value-type="float" office:value="0.924182537" calcext:value-type="float">
            <text:p>0,924182537</text:p>
          </table:table-cell>
          <table:table-cell office:value-type="float" office:value="0.920030663" calcext:value-type="float">
            <text:p>0,920030663</text:p>
          </table:table-cell>
          <table:table-cell office:value-type="float" office:value="0.929327375" calcext:value-type="float">
            <text:p>0,929327375</text:p>
          </table:table-cell>
          <table:table-cell office:value-type="float" office:value="0.924182537" calcext:value-type="float">
            <text:p>0,924182537</text:p>
          </table:table-cell>
          <table:table-cell office:value-type="float" office:value="0.920030663" calcext:value-type="float">
            <text:p>0,920030663</text:p>
          </table:table-cell>
          <table:table-cell office:value-type="float" office:value="0.92187307" calcext:value-type="float">
            <text:p>0,92187307</text:p>
          </table:table-cell>
          <table:table-cell office:value-type="float" office:value="0.938409407" calcext:value-type="float">
            <text:p>0,938409407</text:p>
          </table:table-cell>
          <table:table-cell office:value-type="float" office:value="0.947865928" calcext:value-type="float">
            <text:p>0,947865928</text:p>
          </table:table-cell>
          <table:table-cell office:value-type="float" office:value="0.939311128" calcext:value-type="float">
            <text:p>0,939311128</text:p>
          </table:table-cell>
          <table:table-cell office:value-type="float" office:value="0.971327788" calcext:value-type="float">
            <text:p>0,971327788</text:p>
          </table:table-cell>
          <table:table-cell office:value-type="float" office:value="0.903476288" calcext:value-type="float">
            <text:p>0,903476288</text:p>
          </table:table-cell>
          <table:table-cell office:value-type="float" office:value="0.962702352" calcext:value-type="float">
            <text:p>0,962702352</text:p>
          </table:table-cell>
          <table:table-cell office:value-type="float" office:value="0.895753906" calcext:value-type="float">
            <text:p>0,895753906</text:p>
          </table:table-cell>
          <table:table-cell office:value-type="float" office:value="0.895790813" calcext:value-type="float">
            <text:p>0,895790813</text:p>
          </table:table-cell>
          <table:table-cell office:value-type="float" office:value="0.899341021" calcext:value-type="float">
            <text:p>0,899341021</text:p>
          </table:table-cell>
          <table:table-cell office:value-type="float" office:value="0.886993465" calcext:value-type="float">
            <text:p>0,886993465</text:p>
          </table:table-cell>
          <table:table-cell office:value-type="float" office:value="0.901914362" calcext:value-type="float">
            <text:p>0,901914362</text:p>
          </table:table-cell>
          <table:table-cell office:value-type="float" office:value="0.92187307" calcext:value-type="float">
            <text:p>0,92187307</text:p>
          </table:table-cell>
          <table:table-cell table:number-columns-repeated="2" office:value-type="float" office:value="0.92625335" calcext:value-type="float">
            <text:p>0,92625335</text:p>
          </table:table-cell>
          <table:table-cell office:value-type="float" office:value="0.930253089" calcext:value-type="float">
            <text:p>0,930253089</text:p>
          </table:table-cell>
          <table:table-cell table:number-columns-repeated="2" office:value-type="float" office:value="0.920430066" calcext:value-type="float">
            <text:p>0,920430066</text:p>
          </table:table-cell>
          <table:table-cell office:value-type="float" office:value="0.92187307" calcext:value-type="float">
            <text:p>0,92187307</text:p>
          </table:table-cell>
          <table:table-cell office:value-type="float" office:value="0.911996534" calcext:value-type="float">
            <text:p>0,911996534</text:p>
          </table:table-cell>
          <table:table-cell office:value-type="float" office:value="508" calcext:value-type="float">
            <text:p>508</text:p>
          </table:table-cell>
          <table:table-cell office:value-type="float" office:value="542" calcext:value-type="float">
            <text:p>542</text:p>
          </table:table-cell>
          <table:table-cell office:value-type="float" office:value="506" calcext:value-type="float">
            <text:p>506</text:p>
          </table:table-cell>
          <table:table-cell office:value-type="float" office:value="508" calcext:value-type="float">
            <text:p>508</text:p>
          </table:table-cell>
          <table:table-cell office:value-type="float" office:value="542" calcext:value-type="float">
            <text:p>542</text:p>
          </table:table-cell>
          <table:table-cell office:value-type="float" office:value="500" calcext:value-type="float">
            <text:p>500</text:p>
          </table:table-cell>
          <table:table-cell office:value-type="float" office:value="904" calcext:value-type="float">
            <text:p>904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25043" calcext:value-type="float">
            <text:p>0,25043</text:p>
          </table:table-cell>
          <table:table-cell office:value-type="float" office:value="0.276593" calcext:value-type="float">
            <text:p>0,276593</text:p>
          </table:table-cell>
          <table:table-cell office:value-type="float" office:value="0.25418" calcext:value-type="float">
            <text:p>0,25418</text:p>
          </table:table-cell>
          <table:table-cell office:value-type="float" office:value="0.250765" calcext:value-type="float">
            <text:p>0,250765</text:p>
          </table:table-cell>
          <table:table-cell office:value-type="float" office:value="0.276756" calcext:value-type="float">
            <text:p>0,276756</text:p>
          </table:table-cell>
          <table:table-cell office:value-type="float" office:value="0.257035" calcext:value-type="float">
            <text:p>0,257035</text:p>
          </table:table-cell>
          <table:table-cell office:value-type="float" office:value="0.404315" calcext:value-type="float">
            <text:p>0,404315</text:p>
          </table:table-cell>
          <table:table-cell office:value-type="float" office:value="31.226038" calcext:value-type="float">
            <text:p>31,226038</text:p>
          </table:table-cell>
          <table:table-cell office:value-type="float" office:value="294.0441005" calcext:value-type="float">
            <text:p>294,0441005</text:p>
          </table:table-cell>
          <table:table-cell office:value-type="float" office:value="44.486696" calcext:value-type="float">
            <text:p>44,486696</text:p>
          </table:table-cell>
          <table:table-cell office:value-type="float" office:value="0.2687345" calcext:value-type="float">
            <text:p>0,2687345</text:p>
          </table:table-cell>
          <table:table-cell office:value-type="float" office:value="75.7785885" calcext:value-type="float">
            <text:p>75,7785885</text:p>
          </table:table-cell>
          <table:table-cell office:value-type="float" office:value="28.5082485" calcext:value-type="float">
            <text:p>28,5082485</text:p>
          </table:table-cell>
          <table:table-cell office:value-type="float" office:value="288.5737215" calcext:value-type="float">
            <text:p>288,5737215</text:p>
          </table:table-cell>
          <table:table-cell office:value-type="float" office:value="28.217211" calcext:value-type="float">
            <text:p>28,217211</text:p>
          </table:table-cell>
          <table:table-cell office:value-type="float" office:value="0.117461" calcext:value-type="float">
            <text:p>0,117461</text:p>
          </table:table-cell>
          <table:table-cell office:value-type="float" office:value="47.981682" calcext:value-type="float">
            <text:p>47,981682</text:p>
          </table:table-cell>
          <table:table-cell office:value-type="float" office:value="0.245528" calcext:value-type="float">
            <text:p>0,245528</text:p>
          </table:table-cell>
          <table:table-cell office:value-type="float" office:value="0.222296" calcext:value-type="float">
            <text:p>0,222296</text:p>
          </table:table-cell>
          <table:table-cell office:value-type="float" office:value="0.228386" calcext:value-type="float">
            <text:p>0,228386</text:p>
          </table:table-cell>
          <table:table-cell office:value-type="float" office:value="0.229057" calcext:value-type="float">
            <text:p>0,229057</text:p>
          </table:table-cell>
          <table:table-cell office:value-type="float" office:value="0.22935" calcext:value-type="float">
            <text:p>0,22935</text:p>
          </table:table-cell>
          <table:table-cell office:value-type="float" office:value="0.229563" calcext:value-type="float">
            <text:p>0,229563</text:p>
          </table:table-cell>
          <table:table-cell office:value-type="float" office:value="0.244893" calcext:value-type="float">
            <text:p>0,244893</text:p>
          </table:table-cell>
          <table:table-cell office:value-type="float" office:value="0.243784" calcext:value-type="float">
            <text:p>0,243784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897911691" calcext:value-type="float">
            <text:p>0,897911691</text:p>
          </table:table-cell>
          <table:table-cell office:value-type="float" office:value="0.901427054" calcext:value-type="float">
            <text:p>0,901427054</text:p>
          </table:table-cell>
          <table:table-cell office:value-type="float" office:value="0.891309398" calcext:value-type="float">
            <text:p>0,891309398</text:p>
          </table:table-cell>
          <table:table-cell office:value-type="float" office:value="0.897911691" calcext:value-type="float">
            <text:p>0,897911691</text:p>
          </table:table-cell>
          <table:table-cell office:value-type="float" office:value="0.901427054" calcext:value-type="float">
            <text:p>0,901427054</text:p>
          </table:table-cell>
          <table:table-cell office:value-type="float" office:value="0.898816682" calcext:value-type="float">
            <text:p>0,898816682</text:p>
          </table:table-cell>
          <table:table-cell office:value-type="float" office:value="0.906277028" calcext:value-type="float">
            <text:p>0,906277028</text:p>
          </table:table-cell>
          <table:table-cell office:value-type="float" office:value="0.930625576" calcext:value-type="float">
            <text:p>0,930625576</text:p>
          </table:table-cell>
          <table:table-cell office:value-type="float" office:value="0.91433798" calcext:value-type="float">
            <text:p>0,91433798</text:p>
          </table:table-cell>
          <table:table-cell office:value-type="float" office:value="0.950102999" calcext:value-type="float">
            <text:p>0,950102999</text:p>
          </table:table-cell>
          <table:table-cell office:value-type="float" office:value="0.894419238" calcext:value-type="float">
            <text:p>0,894419238</text:p>
          </table:table-cell>
          <table:table-cell office:value-type="float" office:value="0.953483955" calcext:value-type="float">
            <text:p>0,953483955</text:p>
          </table:table-cell>
          <table:table-cell office:value-type="float" office:value="0.878336318" calcext:value-type="float">
            <text:p>0,878336318</text:p>
          </table:table-cell>
          <table:table-cell office:value-type="float" office:value="0.876695878" calcext:value-type="float">
            <text:p>0,876695878</text:p>
          </table:table-cell>
          <table:table-cell office:value-type="float" office:value="0.878621814" calcext:value-type="float">
            <text:p>0,878621814</text:p>
          </table:table-cell>
          <table:table-cell office:value-type="float" office:value="0.890369723" calcext:value-type="float">
            <text:p>0,890369723</text:p>
          </table:table-cell>
          <table:table-cell office:value-type="float" office:value="0.875622633" calcext:value-type="float">
            <text:p>0,875622633</text:p>
          </table:table-cell>
          <table:table-cell office:value-type="float" office:value="0.898816682" calcext:value-type="float">
            <text:p>0,898816682</text:p>
          </table:table-cell>
          <table:table-cell office:value-type="float" office:value="0.90610059" calcext:value-type="float">
            <text:p>0,90610059</text:p>
          </table:table-cell>
          <table:table-cell office:value-type="float" office:value="0.891982414" calcext:value-type="float">
            <text:p>0,891982414</text:p>
          </table:table-cell>
          <table:table-cell office:value-type="float" office:value="0.90610059" calcext:value-type="float">
            <text:p>0,90610059</text:p>
          </table:table-cell>
          <table:table-cell table:number-columns-repeated="2" office:value-type="float" office:value="0.891982414" calcext:value-type="float">
            <text:p>0,891982414</text:p>
          </table:table-cell>
          <table:table-cell office:value-type="float" office:value="0.898816682" calcext:value-type="float">
            <text:p>0,898816682</text:p>
          </table:table-cell>
          <table:table-cell office:value-type="float" office:value="0.892140848" calcext:value-type="float">
            <text:p>0,892140848</text:p>
          </table:table-cell>
          <table:table-cell office:value-type="float" office:value="502" calcext:value-type="float">
            <text:p>502</text:p>
          </table:table-cell>
          <table:table-cell office:value-type="float" office:value="596" calcext:value-type="float">
            <text:p>596</text:p>
          </table:table-cell>
          <table:table-cell office:value-type="float" office:value="506" calcext:value-type="float">
            <text:p>506</text:p>
          </table:table-cell>
          <table:table-cell office:value-type="float" office:value="502" calcext:value-type="float">
            <text:p>502</text:p>
          </table:table-cell>
          <table:table-cell office:value-type="float" office:value="596" calcext:value-type="float">
            <text:p>596</text:p>
          </table:table-cell>
          <table:table-cell office:value-type="float" office:value="500" calcext:value-type="float">
            <text:p>500</text:p>
          </table:table-cell>
          <table:table-cell office:value-type="float" office:value="938" calcext:value-type="float">
            <text:p>938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274032" calcext:value-type="float">
            <text:p>0,274032</text:p>
          </table:table-cell>
          <table:table-cell office:value-type="float" office:value="0.28941" calcext:value-type="float">
            <text:p>0,28941</text:p>
          </table:table-cell>
          <table:table-cell office:value-type="float" office:value="0.261666" calcext:value-type="float">
            <text:p>0,261666</text:p>
          </table:table-cell>
          <table:table-cell office:value-type="float" office:value="0.275854" calcext:value-type="float">
            <text:p>0,275854</text:p>
          </table:table-cell>
          <table:table-cell office:value-type="float" office:value="0.289428" calcext:value-type="float">
            <text:p>0,289428</text:p>
          </table:table-cell>
          <table:table-cell office:value-type="float" office:value="0.246239" calcext:value-type="float">
            <text:p>0,246239</text:p>
          </table:table-cell>
          <table:table-cell office:value-type="float" office:value="0.383478" calcext:value-type="float">
            <text:p>0,383478</text:p>
          </table:table-cell>
          <table:table-cell office:value-type="float" office:value="38.3243825" calcext:value-type="float">
            <text:p>38,3243825</text:p>
          </table:table-cell>
          <table:table-cell office:value-type="float" office:value="379.0192565" calcext:value-type="float">
            <text:p>379,0192565</text:p>
          </table:table-cell>
          <table:table-cell office:value-type="float" office:value="58.582336" calcext:value-type="float">
            <text:p>58,582336</text:p>
          </table:table-cell>
          <table:table-cell office:value-type="float" office:value="0.295633" calcext:value-type="float">
            <text:p>0,295633</text:p>
          </table:table-cell>
          <table:table-cell office:value-type="float" office:value="64.50211" calcext:value-type="float">
            <text:p>64,50211</text:p>
          </table:table-cell>
          <table:table-cell office:value-type="float" office:value="23.688135" calcext:value-type="float">
            <text:p>23,688135</text:p>
          </table:table-cell>
          <table:table-cell office:value-type="float" office:value="401.751043" calcext:value-type="float">
            <text:p>401,751043</text:p>
          </table:table-cell>
          <table:table-cell office:value-type="float" office:value="35.652713" calcext:value-type="float">
            <text:p>35,652713</text:p>
          </table:table-cell>
          <table:table-cell office:value-type="float" office:value="0.122101" calcext:value-type="float">
            <text:p>0,122101</text:p>
          </table:table-cell>
          <table:table-cell office:value-type="float" office:value="67.340901" calcext:value-type="float">
            <text:p>67,340901</text:p>
          </table:table-cell>
          <table:table-cell office:value-type="float" office:value="0.244676" calcext:value-type="float">
            <text:p>0,244676</text:p>
          </table:table-cell>
          <table:table-cell office:value-type="float" office:value="0.28909" calcext:value-type="float">
            <text:p>0,28909</text:p>
          </table:table-cell>
          <table:table-cell office:value-type="float" office:value="0.261737" calcext:value-type="float">
            <text:p>0,261737</text:p>
          </table:table-cell>
          <table:table-cell office:value-type="float" office:value="0.289415" calcext:value-type="float">
            <text:p>0,289415</text:p>
          </table:table-cell>
          <table:table-cell office:value-type="float" office:value="0.258891" calcext:value-type="float">
            <text:p>0,258891</text:p>
          </table:table-cell>
          <table:table-cell office:value-type="float" office:value="0.258702" calcext:value-type="float">
            <text:p>0,258702</text:p>
          </table:table-cell>
          <table:table-cell office:value-type="float" office:value="0.234835" calcext:value-type="float">
            <text:p>0,234835</text:p>
          </table:table-cell>
          <table:table-cell office:value-type="float" office:value="0.265222" calcext:value-type="float">
            <text:p>0,26522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16444934" calcext:value-type="float">
            <text:p>0,916444934</text:p>
          </table:table-cell>
          <table:table-cell office:value-type="float" office:value="0.915180945" calcext:value-type="float">
            <text:p>0,915180945</text:p>
          </table:table-cell>
          <table:table-cell office:value-type="float" office:value="0.904918472" calcext:value-type="float">
            <text:p>0,904918472</text:p>
          </table:table-cell>
          <table:table-cell office:value-type="float" office:value="0.916444934" calcext:value-type="float">
            <text:p>0,916444934</text:p>
          </table:table-cell>
          <table:table-cell office:value-type="float" office:value="0.915180945" calcext:value-type="float">
            <text:p>0,915180945</text:p>
          </table:table-cell>
          <table:table-cell office:value-type="float" office:value="0.916523934" calcext:value-type="float">
            <text:p>0,916523934</text:p>
          </table:table-cell>
          <table:table-cell office:value-type="float" office:value="0.933181393" calcext:value-type="float">
            <text:p>0,933181393</text:p>
          </table:table-cell>
          <table:table-cell office:value-type="float" office:value="0.909130196" calcext:value-type="float">
            <text:p>0,909130196</text:p>
          </table:table-cell>
          <table:table-cell office:value-type="float" office:value="0.913056454" calcext:value-type="float">
            <text:p>0,913056454</text:p>
          </table:table-cell>
          <table:table-cell office:value-type="float" office:value="0.909336973" calcext:value-type="float">
            <text:p>0,909336973</text:p>
          </table:table-cell>
          <table:table-cell office:value-type="float" office:value="0.913879364" calcext:value-type="float">
            <text:p>0,913879364</text:p>
          </table:table-cell>
          <table:table-cell office:value-type="float" office:value="0.908550868" calcext:value-type="float">
            <text:p>0,908550868</text:p>
          </table:table-cell>
          <table:table-cell office:value-type="float" office:value="0.925923997" calcext:value-type="float">
            <text:p>0,925923997</text:p>
          </table:table-cell>
          <table:table-cell office:value-type="float" office:value="0.93214925" calcext:value-type="float">
            <text:p>0,93214925</text:p>
          </table:table-cell>
          <table:table-cell office:value-type="float" office:value="0.948233797" calcext:value-type="float">
            <text:p>0,948233797</text:p>
          </table:table-cell>
          <table:table-cell office:value-type="float" office:value="0.907997395" calcext:value-type="float">
            <text:p>0,907997395</text:p>
          </table:table-cell>
          <table:table-cell office:value-type="float" office:value="0.928391462" calcext:value-type="float">
            <text:p>0,928391462</text:p>
          </table:table-cell>
          <table:table-cell office:value-type="float" office:value="0.916523934" calcext:value-type="float">
            <text:p>0,916523934</text:p>
          </table:table-cell>
          <table:table-cell office:value-type="float" office:value="0.911906909" calcext:value-type="float">
            <text:p>0,911906909</text:p>
          </table:table-cell>
          <table:table-cell office:value-type="float" office:value="0.900644255" calcext:value-type="float">
            <text:p>0,900644255</text:p>
          </table:table-cell>
          <table:table-cell office:value-type="float" office:value="0.891417027" calcext:value-type="float">
            <text:p>0,891417027</text:p>
          </table:table-cell>
          <table:table-cell office:value-type="float" office:value="0.89148286" calcext:value-type="float">
            <text:p>0,89148286</text:p>
          </table:table-cell>
          <table:table-cell office:value-type="float" office:value="0.88609583" calcext:value-type="float">
            <text:p>0,88609583</text:p>
          </table:table-cell>
          <table:table-cell office:value-type="float" office:value="0.916523934" calcext:value-type="float">
            <text:p>0,916523934</text:p>
          </table:table-cell>
          <table:table-cell office:value-type="float" office:value="0.883384473" calcext:value-type="float">
            <text:p>0,883384473</text:p>
          </table:table-cell>
          <table:table-cell office:value-type="float" office:value="500" calcext:value-type="float">
            <text:p>500</text:p>
          </table:table-cell>
          <table:table-cell office:value-type="float" office:value="534" calcext:value-type="float">
            <text:p>534</text:p>
          </table:table-cell>
          <table:table-cell office:value-type="float" office:value="502" calcext:value-type="float">
            <text:p>502</text:p>
          </table:table-cell>
          <table:table-cell office:value-type="float" office:value="500" calcext:value-type="float">
            <text:p>500</text:p>
          </table:table-cell>
          <table:table-cell office:value-type="float" office:value="534" calcext:value-type="float">
            <text:p>534</text:p>
          </table:table-cell>
          <table:table-cell office:value-type="float" office:value="500" calcext:value-type="float">
            <text:p>500</text:p>
          </table:table-cell>
          <table:table-cell office:value-type="float" office:value="694" calcext:value-type="float">
            <text:p>694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167982" calcext:value-type="float">
            <text:p>0,167982</text:p>
          </table:table-cell>
          <table:table-cell office:value-type="float" office:value="0.112138" calcext:value-type="float">
            <text:p>0,112138</text:p>
          </table:table-cell>
          <table:table-cell office:value-type="float" office:value="0.167239" calcext:value-type="float">
            <text:p>0,167239</text:p>
          </table:table-cell>
          <table:table-cell office:value-type="float" office:value="0.167853" calcext:value-type="float">
            <text:p>0,167853</text:p>
          </table:table-cell>
          <table:table-cell office:value-type="float" office:value="0.168469" calcext:value-type="float">
            <text:p>0,168469</text:p>
          </table:table-cell>
          <table:table-cell office:value-type="float" office:value="0.161231" calcext:value-type="float">
            <text:p>0,161231</text:p>
          </table:table-cell>
          <table:table-cell office:value-type="float" office:value="0.159567" calcext:value-type="float">
            <text:p>0,159567</text:p>
          </table:table-cell>
          <table:table-cell office:value-type="float" office:value="36.5549565" calcext:value-type="float">
            <text:p>36,5549565</text:p>
          </table:table-cell>
          <table:table-cell office:value-type="float" office:value="84.8276985" calcext:value-type="float">
            <text:p>84,8276985</text:p>
          </table:table-cell>
          <table:table-cell office:value-type="float" office:value="46.134478" calcext:value-type="float">
            <text:p>46,134478</text:p>
          </table:table-cell>
          <table:table-cell office:value-type="float" office:value="6.351942" calcext:value-type="float">
            <text:p>6,351942</text:p>
          </table:table-cell>
          <table:table-cell office:value-type="float" office:value="51.8990445" calcext:value-type="float">
            <text:p>51,8990445</text:p>
          </table:table-cell>
          <table:table-cell office:value-type="float" office:value="43.1673325" calcext:value-type="float">
            <text:p>43,1673325</text:p>
          </table:table-cell>
          <table:table-cell office:value-type="float" office:value="120.9206465" calcext:value-type="float">
            <text:p>120,9206465</text:p>
          </table:table-cell>
          <table:table-cell office:value-type="float" office:value="59.85174" calcext:value-type="float">
            <text:p>59,85174</text:p>
          </table:table-cell>
          <table:table-cell office:value-type="float" office:value="6.933635" calcext:value-type="float">
            <text:p>6,933635</text:p>
          </table:table-cell>
          <table:table-cell office:value-type="float" office:value="66.853832" calcext:value-type="float">
            <text:p>66,853832</text:p>
          </table:table-cell>
          <table:table-cell office:value-type="float" office:value="0.113061" calcext:value-type="float">
            <text:p>0,113061</text:p>
          </table:table-cell>
          <table:table-cell office:value-type="float" office:value="0.209676" calcext:value-type="float">
            <text:p>0,209676</text:p>
          </table:table-cell>
          <table:table-cell office:value-type="float" office:value="0.213328" calcext:value-type="float">
            <text:p>0,213328</text:p>
          </table:table-cell>
          <table:table-cell office:value-type="float" office:value="0.213655" calcext:value-type="float">
            <text:p>0,213655</text:p>
          </table:table-cell>
          <table:table-cell office:value-type="float" office:value="0.229763" calcext:value-type="float">
            <text:p>0,229763</text:p>
          </table:table-cell>
          <table:table-cell office:value-type="float" office:value="0.221006" calcext:value-type="float">
            <text:p>0,221006</text:p>
          </table:table-cell>
          <table:table-cell office:value-type="float" office:value="0.165016" calcext:value-type="float">
            <text:p>0,165016</text:p>
          </table:table-cell>
          <table:table-cell office:value-type="float" office:value="0.221383" calcext:value-type="float">
            <text:p>0,22138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858408634" calcext:value-type="float">
            <text:p>0,858408634</text:p>
          </table:table-cell>
          <table:table-cell office:value-type="float" office:value="0.865772028" calcext:value-type="float">
            <text:p>0,865772028</text:p>
          </table:table-cell>
          <table:table-cell office:value-type="float" office:value="0.888293234" calcext:value-type="float">
            <text:p>0,888293234</text:p>
          </table:table-cell>
          <table:table-cell office:value-type="float" office:value="0.858408634" calcext:value-type="float">
            <text:p>0,858408634</text:p>
          </table:table-cell>
          <table:table-cell office:value-type="float" office:value="0.865772028" calcext:value-type="float">
            <text:p>0,865772028</text:p>
          </table:table-cell>
          <table:table-cell office:value-type="float" office:value="0.87912331" calcext:value-type="float">
            <text:p>0,87912331</text:p>
          </table:table-cell>
          <table:table-cell office:value-type="float" office:value="0.909638443" calcext:value-type="float">
            <text:p>0,909638443</text:p>
          </table:table-cell>
          <table:table-cell office:value-type="float" office:value="0.866581965" calcext:value-type="float">
            <text:p>0,866581965</text:p>
          </table:table-cell>
          <table:table-cell office:value-type="float" office:value="0.863236915" calcext:value-type="float">
            <text:p>0,863236915</text:p>
          </table:table-cell>
          <table:table-cell office:value-type="float" office:value="0.901811206" calcext:value-type="float">
            <text:p>0,901811206</text:p>
          </table:table-cell>
          <table:table-cell office:value-type="float" office:value="0.881521472" calcext:value-type="float">
            <text:p>0,881521472</text:p>
          </table:table-cell>
          <table:table-cell office:value-type="float" office:value="0.871449127" calcext:value-type="float">
            <text:p>0,871449127</text:p>
          </table:table-cell>
          <table:table-cell office:value-type="float" office:value="0.90711362" calcext:value-type="float">
            <text:p>0,90711362</text:p>
          </table:table-cell>
          <table:table-cell office:value-type="float" office:value="0.900193529" calcext:value-type="float">
            <text:p>0,900193529</text:p>
          </table:table-cell>
          <table:table-cell office:value-type="float" office:value="0.93017314" calcext:value-type="float">
            <text:p>0,93017314</text:p>
          </table:table-cell>
          <table:table-cell office:value-type="float" office:value="0.850906933" calcext:value-type="float">
            <text:p>0,850906933</text:p>
          </table:table-cell>
          <table:table-cell office:value-type="float" office:value="0.902495324" calcext:value-type="float">
            <text:p>0,902495324</text:p>
          </table:table-cell>
          <table:table-cell office:value-type="float" office:value="0.87912331" calcext:value-type="float">
            <text:p>0,87912331</text:p>
          </table:table-cell>
          <table:table-cell office:value-type="float" office:value="0.866445857" calcext:value-type="float">
            <text:p>0,866445857</text:p>
          </table:table-cell>
          <table:table-cell office:value-type="float" office:value="0.828312939" calcext:value-type="float">
            <text:p>0,828312939</text:p>
          </table:table-cell>
          <table:table-cell office:value-type="float" office:value="0.861890614" calcext:value-type="float">
            <text:p>0,861890614</text:p>
          </table:table-cell>
          <table:table-cell office:value-type="float" office:value="0.811980734" calcext:value-type="float">
            <text:p>0,811980734</text:p>
          </table:table-cell>
          <table:table-cell office:value-type="float" office:value="0.825991427" calcext:value-type="float">
            <text:p>0,825991427</text:p>
          </table:table-cell>
          <table:table-cell office:value-type="float" office:value="0.87912331" calcext:value-type="float">
            <text:p>0,87912331</text:p>
          </table:table-cell>
          <table:table-cell office:value-type="float" office:value="0.823694356" calcext:value-type="float">
            <text:p>0,823694356</text:p>
          </table:table-cell>
          <table:table-cell office:value-type="float" office:value="508" calcext:value-type="float">
            <text:p>508</text:p>
          </table:table-cell>
          <table:table-cell office:value-type="float" office:value="568" calcext:value-type="float">
            <text:p>568</text:p>
          </table:table-cell>
          <table:table-cell office:value-type="float" office:value="510" calcext:value-type="float">
            <text:p>510</text:p>
          </table:table-cell>
          <table:table-cell office:value-type="float" office:value="508" calcext:value-type="float">
            <text:p>508</text:p>
          </table:table-cell>
          <table:table-cell office:value-type="float" office:value="568" calcext:value-type="float">
            <text:p>568</text:p>
          </table:table-cell>
          <table:table-cell office:value-type="float" office:value="500" calcext:value-type="float">
            <text:p>500</text:p>
          </table:table-cell>
          <table:table-cell office:value-type="float" office:value="820" calcext:value-type="float">
            <text:p>820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115226" calcext:value-type="float">
            <text:p>0,115226</text:p>
          </table:table-cell>
          <table:table-cell office:value-type="float" office:value="0.141868" calcext:value-type="float">
            <text:p>0,141868</text:p>
          </table:table-cell>
          <table:table-cell office:value-type="float" office:value="0.142499" calcext:value-type="float">
            <text:p>0,142499</text:p>
          </table:table-cell>
          <table:table-cell office:value-type="float" office:value="0.118858" calcext:value-type="float">
            <text:p>0,118858</text:p>
          </table:table-cell>
          <table:table-cell office:value-type="float" office:value="0.1402" calcext:value-type="float">
            <text:p>0,1402</text:p>
          </table:table-cell>
          <table:table-cell office:value-type="float" office:value="0.131145" calcext:value-type="float">
            <text:p>0,131145</text:p>
          </table:table-cell>
          <table:table-cell office:value-type="float" office:value="0.181974" calcext:value-type="float">
            <text:p>0,181974</text:p>
          </table:table-cell>
          <table:table-cell office:value-type="float" office:value="43.4804" calcext:value-type="float">
            <text:p>43,4804</text:p>
          </table:table-cell>
          <table:table-cell office:value-type="float" office:value="155.2114085" calcext:value-type="float">
            <text:p>155,2114085</text:p>
          </table:table-cell>
          <table:table-cell office:value-type="float" office:value="56.2937235" calcext:value-type="float">
            <text:p>56,2937235</text:p>
          </table:table-cell>
          <table:table-cell office:value-type="float" office:value="0.4933735" calcext:value-type="float">
            <text:p>0,4933735</text:p>
          </table:table-cell>
          <table:table-cell office:value-type="float" office:value="62.513451" calcext:value-type="float">
            <text:p>62,513451</text:p>
          </table:table-cell>
          <table:table-cell office:value-type="float" office:value="34.766719" calcext:value-type="float">
            <text:p>34,766719</text:p>
          </table:table-cell>
          <table:table-cell office:value-type="float" office:value="271.953859" calcext:value-type="float">
            <text:p>271,953859</text:p>
          </table:table-cell>
          <table:table-cell office:value-type="float" office:value="56.0301715" calcext:value-type="float">
            <text:p>56,0301715</text:p>
          </table:table-cell>
          <table:table-cell office:value-type="float" office:value="0.528175" calcext:value-type="float">
            <text:p>0,528175</text:p>
          </table:table-cell>
          <table:table-cell office:value-type="float" office:value="62.0205515" calcext:value-type="float">
            <text:p>62,0205515</text:p>
          </table:table-cell>
          <table:table-cell office:value-type="float" office:value="0.125073" calcext:value-type="float">
            <text:p>0,125073</text:p>
          </table:table-cell>
          <table:table-cell office:value-type="float" office:value="0.137557" calcext:value-type="float">
            <text:p>0,137557</text:p>
          </table:table-cell>
          <table:table-cell office:value-type="float" office:value="0.157589" calcext:value-type="float">
            <text:p>0,157589</text:p>
          </table:table-cell>
          <table:table-cell office:value-type="float" office:value="0.168546" calcext:value-type="float">
            <text:p>0,168546</text:p>
          </table:table-cell>
          <table:table-cell office:value-type="float" office:value="0.174086" calcext:value-type="float">
            <text:p>0,174086</text:p>
          </table:table-cell>
          <table:table-cell office:value-type="float" office:value="0.182861" calcext:value-type="float">
            <text:p>0,182861</text:p>
          </table:table-cell>
          <table:table-cell office:value-type="float" office:value="0.125864" calcext:value-type="float">
            <text:p>0,125864</text:p>
          </table:table-cell>
          <table:table-cell office:value-type="float" office:value="0.364032" calcext:value-type="float">
            <text:p>0,36403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831281978" calcext:value-type="float">
            <text:p>0,831281978</text:p>
          </table:table-cell>
          <table:table-cell office:value-type="float" office:value="0.846091312" calcext:value-type="float">
            <text:p>0,846091312</text:p>
          </table:table-cell>
          <table:table-cell office:value-type="float" office:value="0.836063171" calcext:value-type="float">
            <text:p>0,836063171</text:p>
          </table:table-cell>
          <table:table-cell office:value-type="float" office:value="0.831281978" calcext:value-type="float">
            <text:p>0,831281978</text:p>
          </table:table-cell>
          <table:table-cell office:value-type="float" office:value="0.846091312" calcext:value-type="float">
            <text:p>0,846091312</text:p>
          </table:table-cell>
          <table:table-cell office:value-type="float" office:value="0.827956027" calcext:value-type="float">
            <text:p>0,827956027</text:p>
          </table:table-cell>
          <table:table-cell office:value-type="float" office:value="1" calcext:value-type="float">
            <text:p>1</text:p>
          </table:table-cell>
          <table:table-cell office:value-type="float" office:value="0.834375489" calcext:value-type="float">
            <text:p>0,834375489</text:p>
          </table:table-cell>
          <table:table-cell office:value-type="float" office:value="0.82660327" calcext:value-type="float">
            <text:p>0,82660327</text:p>
          </table:table-cell>
          <table:table-cell office:value-type="float" office:value="0.881180064" calcext:value-type="float">
            <text:p>0,881180064</text:p>
          </table:table-cell>
          <table:table-cell office:value-type="float" office:value="0.824544283" calcext:value-type="float">
            <text:p>0,824544283</text:p>
          </table:table-cell>
          <table:table-cell office:value-type="float" office:value="0.847605383" calcext:value-type="float">
            <text:p>0,847605383</text:p>
          </table:table-cell>
          <table:table-cell office:value-type="float" office:value="0.878980946" calcext:value-type="float">
            <text:p>0,878980946</text:p>
          </table:table-cell>
          <table:table-cell office:value-type="float" office:value="0.870320758" calcext:value-type="float">
            <text:p>0,870320758</text:p>
          </table:table-cell>
          <table:table-cell office:value-type="float" office:value="0.905004405" calcext:value-type="float">
            <text:p>0,905004405</text:p>
          </table:table-cell>
          <table:table-cell office:value-type="float" office:value="0.808207179" calcext:value-type="float">
            <text:p>0,808207179</text:p>
          </table:table-cell>
          <table:table-cell office:value-type="float" office:value="0.884195267" calcext:value-type="float">
            <text:p>0,884195267</text:p>
          </table:table-cell>
          <table:table-cell office:value-type="float" office:value="0.827956027" calcext:value-type="float">
            <text:p>0,827956027</text:p>
          </table:table-cell>
          <table:table-cell office:value-type="float" office:value="0.83971539" calcext:value-type="float">
            <text:p>0,83971539</text:p>
          </table:table-cell>
          <table:table-cell office:value-type="float" office:value="0.840844364" calcext:value-type="float">
            <text:p>0,840844364</text:p>
          </table:table-cell>
          <table:table-cell office:value-type="float" office:value="0.835512913" calcext:value-type="float">
            <text:p>0,835512913</text:p>
          </table:table-cell>
          <table:table-cell office:value-type="float" office:value="0.859495461" calcext:value-type="float">
            <text:p>0,859495461</text:p>
          </table:table-cell>
          <table:table-cell office:value-type="float" office:value="0.833633639" calcext:value-type="float">
            <text:p>0,833633639</text:p>
          </table:table-cell>
          <table:table-cell office:value-type="float" office:value="0.827956027" calcext:value-type="float">
            <text:p>0,827956027</text:p>
          </table:table-cell>
          <table:table-cell office:value-type="float" office:value="0.840619085" calcext:value-type="float">
            <text:p>0,840619085</text:p>
          </table:table-cell>
          <table:table-cell office:value-type="float" office:value="504" calcext:value-type="float">
            <text:p>504</text:p>
          </table:table-cell>
          <table:table-cell office:value-type="float" office:value="578" calcext:value-type="float">
            <text:p>578</text:p>
          </table:table-cell>
          <table:table-cell office:value-type="float" office:value="516" calcext:value-type="float">
            <text:p>516</text:p>
          </table:table-cell>
          <table:table-cell office:value-type="float" office:value="504" calcext:value-type="float">
            <text:p>504</text:p>
          </table:table-cell>
          <table:table-cell office:value-type="float" office:value="578" calcext:value-type="float">
            <text:p>578</text:p>
          </table:table-cell>
          <table:table-cell office:value-type="float" office:value="500" calcext:value-type="float">
            <text:p>500</text:p>
          </table:table-cell>
          <table:table-cell office:value-type="float" office:value="1014" calcext:value-type="float">
            <text:p>1014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201923" calcext:value-type="float">
            <text:p>0,201923</text:p>
          </table:table-cell>
          <table:table-cell office:value-type="float" office:value="0.169818" calcext:value-type="float">
            <text:p>0,169818</text:p>
          </table:table-cell>
          <table:table-cell office:value-type="float" office:value="0.146318" calcext:value-type="float">
            <text:p>0,146318</text:p>
          </table:table-cell>
          <table:table-cell office:value-type="float" office:value="0.203083" calcext:value-type="float">
            <text:p>0,203083</text:p>
          </table:table-cell>
          <table:table-cell office:value-type="float" office:value="0.167721" calcext:value-type="float">
            <text:p>0,167721</text:p>
          </table:table-cell>
          <table:table-cell office:value-type="float" office:value="0.223372" calcext:value-type="float">
            <text:p>0,223372</text:p>
          </table:table-cell>
          <table:table-cell office:value-type="float" office:value="0.356245" calcext:value-type="float">
            <text:p>0,356245</text:p>
          </table:table-cell>
          <table:table-cell office:value-type="float" office:value="46.1743855" calcext:value-type="float">
            <text:p>46,1743855</text:p>
          </table:table-cell>
          <table:table-cell office:value-type="float" office:value="206.0867315" calcext:value-type="float">
            <text:p>206,0867315</text:p>
          </table:table-cell>
          <table:table-cell office:value-type="float" office:value="70.884752" calcext:value-type="float">
            <text:p>70,884752</text:p>
          </table:table-cell>
          <table:table-cell office:value-type="float" office:value="0.492068" calcext:value-type="float">
            <text:p>0,492068</text:p>
          </table:table-cell>
          <table:table-cell office:value-type="float" office:value="66.4105275" calcext:value-type="float">
            <text:p>66,4105275</text:p>
          </table:table-cell>
          <table:table-cell office:value-type="float" office:value="31.212441" calcext:value-type="float">
            <text:p>31,212441</text:p>
          </table:table-cell>
          <table:table-cell office:value-type="float" office:value="312.927902" calcext:value-type="float">
            <text:p>312,927902</text:p>
          </table:table-cell>
          <table:table-cell office:value-type="float" office:value="54.183332" calcext:value-type="float">
            <text:p>54,183332</text:p>
          </table:table-cell>
          <table:table-cell office:value-type="float" office:value="0.174547" calcext:value-type="float">
            <text:p>0,174547</text:p>
          </table:table-cell>
          <table:table-cell office:value-type="float" office:value="57.1662115" calcext:value-type="float">
            <text:p>57,1662115</text:p>
          </table:table-cell>
          <table:table-cell office:value-type="float" office:value="0.214762" calcext:value-type="float">
            <text:p>0,214762</text:p>
          </table:table-cell>
          <table:table-cell office:value-type="float" office:value="0.297581" calcext:value-type="float">
            <text:p>0,297581</text:p>
          </table:table-cell>
          <table:table-cell office:value-type="float" office:value="0.295069" calcext:value-type="float">
            <text:p>0,295069</text:p>
          </table:table-cell>
          <table:table-cell office:value-type="float" office:value="0.259393" calcext:value-type="float">
            <text:p>0,259393</text:p>
          </table:table-cell>
          <table:table-cell office:value-type="float" office:value="0.431704" calcext:value-type="float">
            <text:p>0,431704</text:p>
          </table:table-cell>
          <table:table-cell office:value-type="float" office:value="0.497846" calcext:value-type="float">
            <text:p>0,497846</text:p>
          </table:table-cell>
          <table:table-cell office:value-type="float" office:value="0.214746" calcext:value-type="float">
            <text:p>0,214746</text:p>
          </table:table-cell>
          <table:table-cell office:value-type="float" office:value="1.83853" calcext:value-type="float">
            <text:p>1,8385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907595374" calcext:value-type="float">
            <text:p>0,907595374</text:p>
          </table:table-cell>
          <table:table-cell office:value-type="float" office:value="0.955865195" calcext:value-type="float">
            <text:p>0,955865195</text:p>
          </table:table-cell>
          <table:table-cell office:value-type="float" office:value="0.903955847" calcext:value-type="float">
            <text:p>0,903955847</text:p>
          </table:table-cell>
          <table:table-cell office:value-type="float" office:value="0.907595374" calcext:value-type="float">
            <text:p>0,907595374</text:p>
          </table:table-cell>
          <table:table-cell office:value-type="float" office:value="0.955865195" calcext:value-type="float">
            <text:p>0,955865195</text:p>
          </table:table-cell>
          <table:table-cell office:value-type="float" office:value="0.906618713" calcext:value-type="float">
            <text:p>0,906618713</text:p>
          </table:table-cell>
          <table:table-cell office:value-type="float" office:value="1" calcext:value-type="float">
            <text:p>1</text:p>
          </table:table-cell>
          <table:table-cell office:value-type="float" office:value="0.877548679" calcext:value-type="float">
            <text:p>0,877548679</text:p>
          </table:table-cell>
          <table:table-cell office:value-type="float" office:value="0.864948905" calcext:value-type="float">
            <text:p>0,864948905</text:p>
          </table:table-cell>
          <table:table-cell office:value-type="float" office:value="0.884164163" calcext:value-type="float">
            <text:p>0,884164163</text:p>
          </table:table-cell>
          <table:table-cell office:value-type="float" office:value="0.853980252" calcext:value-type="float">
            <text:p>0,853980252</text:p>
          </table:table-cell>
          <table:table-cell office:value-type="float" office:value="0.889204128" calcext:value-type="float">
            <text:p>0,889204128</text:p>
          </table:table-cell>
          <table:table-cell office:value-type="float" office:value="0.877155923" calcext:value-type="float">
            <text:p>0,877155923</text:p>
          </table:table-cell>
          <table:table-cell office:value-type="float" office:value="0.877105013" calcext:value-type="float">
            <text:p>0,877105013</text:p>
          </table:table-cell>
          <table:table-cell office:value-type="float" office:value="0.879366016" calcext:value-type="float">
            <text:p>0,879366016</text:p>
          </table:table-cell>
          <table:table-cell office:value-type="float" office:value="0.847702041" calcext:value-type="float">
            <text:p>0,847702041</text:p>
          </table:table-cell>
          <table:table-cell office:value-type="float" office:value="0.875956694" calcext:value-type="float">
            <text:p>0,875956694</text:p>
          </table:table-cell>
          <table:table-cell office:value-type="float" office:value="0.906618713" calcext:value-type="float">
            <text:p>0,906618713</text:p>
          </table:table-cell>
          <table:table-cell office:value-type="float" office:value="0.900553366" calcext:value-type="float">
            <text:p>0,900553366</text:p>
          </table:table-cell>
          <table:table-cell office:value-type="float" office:value="0.90230138" calcext:value-type="float">
            <text:p>0,90230138</text:p>
          </table:table-cell>
          <table:table-cell office:value-type="float" office:value="0.921858445" calcext:value-type="float">
            <text:p>0,921858445</text:p>
          </table:table-cell>
          <table:table-cell office:value-type="float" office:value="0.924738629" calcext:value-type="float">
            <text:p>0,924738629</text:p>
          </table:table-cell>
          <table:table-cell office:value-type="float" office:value="0.92501672" calcext:value-type="float">
            <text:p>0,92501672</text:p>
          </table:table-cell>
          <table:table-cell office:value-type="float" office:value="0.906618713" calcext:value-type="float">
            <text:p>0,906618713</text:p>
          </table:table-cell>
          <table:table-cell office:value-type="float" office:value="0.910195797" calcext:value-type="float">
            <text:p>0,910195797</text:p>
          </table:table-cell>
          <table:table-cell office:value-type="float" office:value="506" calcext:value-type="float">
            <text:p>506</text:p>
          </table:table-cell>
          <table:table-cell office:value-type="float" office:value="644" calcext:value-type="float">
            <text:p>644</text:p>
          </table:table-cell>
          <table:table-cell office:value-type="float" office:value="522" calcext:value-type="float">
            <text:p>522</text:p>
          </table:table-cell>
          <table:table-cell office:value-type="float" office:value="506" calcext:value-type="float">
            <text:p>506</text:p>
          </table:table-cell>
          <table:table-cell office:value-type="float" office:value="644" calcext:value-type="float">
            <text:p>644</text:p>
          </table:table-cell>
          <table:table-cell office:value-type="float" office:value="500" calcext:value-type="float">
            <text:p>500</text:p>
          </table:table-cell>
          <table:table-cell office:value-type="float" office:value="1008" calcext:value-type="float">
            <text:p>1008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260884" calcext:value-type="float">
            <text:p>0,260884</text:p>
          </table:table-cell>
          <table:table-cell office:value-type="float" office:value="0.367006" calcext:value-type="float">
            <text:p>0,367006</text:p>
          </table:table-cell>
          <table:table-cell office:value-type="float" office:value="0.330296" calcext:value-type="float">
            <text:p>0,330296</text:p>
          </table:table-cell>
          <table:table-cell office:value-type="float" office:value="0.262415" calcext:value-type="float">
            <text:p>0,262415</text:p>
          </table:table-cell>
          <table:table-cell office:value-type="float" office:value="0.363393" calcext:value-type="float">
            <text:p>0,363393</text:p>
          </table:table-cell>
          <table:table-cell office:value-type="float" office:value="0.321439" calcext:value-type="float">
            <text:p>0,321439</text:p>
          </table:table-cell>
          <table:table-cell office:value-type="float" office:value="0.371332" calcext:value-type="float">
            <text:p>0,371332</text:p>
          </table:table-cell>
          <table:table-cell office:value-type="float" office:value="80.316598" calcext:value-type="float">
            <text:p>80,316598</text:p>
          </table:table-cell>
          <table:table-cell office:value-type="float" office:value="260.5192165" calcext:value-type="float">
            <text:p>260,5192165</text:p>
          </table:table-cell>
          <table:table-cell office:value-type="float" office:value="63.7972315" calcext:value-type="float">
            <text:p>63,7972315</text:p>
          </table:table-cell>
          <table:table-cell office:value-type="float" office:value="0.4898175" calcext:value-type="float">
            <text:p>0,4898175</text:p>
          </table:table-cell>
          <table:table-cell office:value-type="float" office:value="65.7675205" calcext:value-type="float">
            <text:p>65,7675205</text:p>
          </table:table-cell>
          <table:table-cell office:value-type="float" office:value="21.057108" calcext:value-type="float">
            <text:p>21,057108</text:p>
          </table:table-cell>
          <table:table-cell office:value-type="float" office:value="307.9880775" calcext:value-type="float">
            <text:p>307,9880775</text:p>
          </table:table-cell>
          <table:table-cell office:value-type="float" office:value="29.379672" calcext:value-type="float">
            <text:p>29,379672</text:p>
          </table:table-cell>
          <table:table-cell office:value-type="float" office:value="0.161765" calcext:value-type="float">
            <text:p>0,161765</text:p>
          </table:table-cell>
          <table:table-cell office:value-type="float" office:value="49.2060545" calcext:value-type="float">
            <text:p>49,2060545</text:p>
          </table:table-cell>
          <table:table-cell office:value-type="float" office:value="0.317509" calcext:value-type="float">
            <text:p>0,317509</text:p>
          </table:table-cell>
          <table:table-cell office:value-type="float" office:value="0.395192" calcext:value-type="float">
            <text:p>0,395192</text:p>
          </table:table-cell>
          <table:table-cell office:value-type="float" office:value="0.355339" calcext:value-type="float">
            <text:p>0,355339</text:p>
          </table:table-cell>
          <table:table-cell office:value-type="float" office:value="0.437798" calcext:value-type="float">
            <text:p>0,437798</text:p>
          </table:table-cell>
          <table:table-cell office:value-type="float" office:value="0.554612" calcext:value-type="float">
            <text:p>0,554612</text:p>
          </table:table-cell>
          <table:table-cell office:value-type="float" office:value="1.308516" calcext:value-type="float">
            <text:p>1,308516</text:p>
          </table:table-cell>
          <table:table-cell office:value-type="float" office:value="0.319744" calcext:value-type="float">
            <text:p>0,319744</text:p>
          </table:table-cell>
          <table:table-cell office:value-type="float" office:value="1.447765" calcext:value-type="float">
            <text:p>1,44776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872117707" calcext:value-type="float">
            <text:p>0,872117707</text:p>
          </table:table-cell>
          <table:table-cell office:value-type="float" office:value="0.909293547" calcext:value-type="float">
            <text:p>0,909293547</text:p>
          </table:table-cell>
          <table:table-cell office:value-type="float" office:value="0.88212028" calcext:value-type="float">
            <text:p>0,88212028</text:p>
          </table:table-cell>
          <table:table-cell office:value-type="float" office:value="0.872117707" calcext:value-type="float">
            <text:p>0,872117707</text:p>
          </table:table-cell>
          <table:table-cell office:value-type="float" office:value="0.909293547" calcext:value-type="float">
            <text:p>0,909293547</text:p>
          </table:table-cell>
          <table:table-cell office:value-type="float" office:value="0.879446859" calcext:value-type="float">
            <text:p>0,879446859</text:p>
          </table:table-cell>
          <table:table-cell office:value-type="float" office:value="1" calcext:value-type="float">
            <text:p>1</text:p>
          </table:table-cell>
          <table:table-cell office:value-type="float" office:value="0.842736802" calcext:value-type="float">
            <text:p>0,842736802</text:p>
          </table:table-cell>
          <table:table-cell office:value-type="float" office:value="0.829446457" calcext:value-type="float">
            <text:p>0,829446457</text:p>
          </table:table-cell>
          <table:table-cell office:value-type="float" office:value="0.867436763" calcext:value-type="float">
            <text:p>0,867436763</text:p>
          </table:table-cell>
          <table:table-cell office:value-type="float" office:value="0.808845609" calcext:value-type="float">
            <text:p>0,808845609</text:p>
          </table:table-cell>
          <table:table-cell office:value-type="float" office:value="0.8689004" calcext:value-type="float">
            <text:p>0,8689004</text:p>
          </table:table-cell>
          <table:table-cell office:value-type="float" office:value="0.821928513" calcext:value-type="float">
            <text:p>0,821928513</text:p>
          </table:table-cell>
          <table:table-cell office:value-type="float" office:value="0.818641321" calcext:value-type="float">
            <text:p>0,818641321</text:p>
          </table:table-cell>
          <table:table-cell office:value-type="float" office:value="0.829004772" calcext:value-type="float">
            <text:p>0,829004772</text:p>
          </table:table-cell>
          <table:table-cell office:value-type="float" office:value="0.797041369" calcext:value-type="float">
            <text:p>0,797041369</text:p>
          </table:table-cell>
          <table:table-cell office:value-type="float" office:value="0.820098101" calcext:value-type="float">
            <text:p>0,820098101</text:p>
          </table:table-cell>
          <table:table-cell office:value-type="float" office:value="0.879446859" calcext:value-type="float">
            <text:p>0,879446859</text:p>
          </table:table-cell>
          <table:table-cell office:value-type="float" office:value="0.882156819" calcext:value-type="float">
            <text:p>0,882156819</text:p>
          </table:table-cell>
          <table:table-cell office:value-type="float" office:value="0.87405758" calcext:value-type="float">
            <text:p>0,87405758</text:p>
          </table:table-cell>
          <table:table-cell office:value-type="float" office:value="0.876676193" calcext:value-type="float">
            <text:p>0,876676193</text:p>
          </table:table-cell>
          <table:table-cell table:number-columns-repeated="2" office:value-type="float" office:value="0.882031434" calcext:value-type="float">
            <text:p>0,882031434</text:p>
          </table:table-cell>
          <table:table-cell office:value-type="float" office:value="0.879446859" calcext:value-type="float">
            <text:p>0,879446859</text:p>
          </table:table-cell>
          <table:table-cell office:value-type="float" office:value="0.874650869" calcext:value-type="float">
            <text:p>0,874650869</text:p>
          </table:table-cell>
          <table:table-cell office:value-type="float" office:value="506" calcext:value-type="float">
            <text:p>506</text:p>
          </table:table-cell>
          <table:table-cell office:value-type="float" office:value="624" calcext:value-type="float">
            <text:p>624</text:p>
          </table:table-cell>
          <table:table-cell office:value-type="float" office:value="528" calcext:value-type="float">
            <text:p>528</text:p>
          </table:table-cell>
          <table:table-cell office:value-type="float" office:value="506" calcext:value-type="float">
            <text:p>506</text:p>
          </table:table-cell>
          <table:table-cell office:value-type="float" office:value="624" calcext:value-type="float">
            <text:p>624</text:p>
          </table:table-cell>
          <table:table-cell office:value-type="float" office:value="500" calcext:value-type="float">
            <text:p>500</text:p>
          </table:table-cell>
          <table:table-cell office:value-type="float" office:value="994" calcext:value-type="float">
            <text:p>994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405002" calcext:value-type="float">
            <text:p>0,405002</text:p>
          </table:table-cell>
          <table:table-cell office:value-type="float" office:value="0.382656" calcext:value-type="float">
            <text:p>0,382656</text:p>
          </table:table-cell>
          <table:table-cell office:value-type="float" office:value="0.403429" calcext:value-type="float">
            <text:p>0,403429</text:p>
          </table:table-cell>
          <table:table-cell office:value-type="float" office:value="0.400617" calcext:value-type="float">
            <text:p>0,400617</text:p>
          </table:table-cell>
          <table:table-cell office:value-type="float" office:value="0.382896" calcext:value-type="float">
            <text:p>0,382896</text:p>
          </table:table-cell>
          <table:table-cell office:value-type="float" office:value="0.38269" calcext:value-type="float">
            <text:p>0,38269</text:p>
          </table:table-cell>
          <table:table-cell office:value-type="float" office:value="0.396834" calcext:value-type="float">
            <text:p>0,396834</text:p>
          </table:table-cell>
          <table:table-cell office:value-type="float" office:value="68.893469" calcext:value-type="float">
            <text:p>68,893469</text:p>
          </table:table-cell>
          <table:table-cell office:value-type="float" office:value="781.39871" calcext:value-type="float">
            <text:p>781,39871</text:p>
          </table:table-cell>
          <table:table-cell office:value-type="float" office:value="133.111745" calcext:value-type="float">
            <text:p>133,111745</text:p>
          </table:table-cell>
          <table:table-cell office:value-type="float" office:value="0.453304" calcext:value-type="float">
            <text:p>0,453304</text:p>
          </table:table-cell>
          <table:table-cell office:value-type="float" office:value="79.30893" calcext:value-type="float">
            <text:p>79,30893</text:p>
          </table:table-cell>
          <table:table-cell office:value-type="float" office:value="23.61922" calcext:value-type="float">
            <text:p>23,61922</text:p>
          </table:table-cell>
          <table:table-cell office:value-type="float" office:value="316.0168635" calcext:value-type="float">
            <text:p>316,0168635</text:p>
          </table:table-cell>
          <table:table-cell office:value-type="float" office:value="39.253093" calcext:value-type="float">
            <text:p>39,253093</text:p>
          </table:table-cell>
          <table:table-cell office:value-type="float" office:value="0.175164" calcext:value-type="float">
            <text:p>0,175164</text:p>
          </table:table-cell>
          <table:table-cell office:value-type="float" office:value="44.713315" calcext:value-type="float">
            <text:p>44,713315</text:p>
          </table:table-cell>
          <table:table-cell office:value-type="float" office:value="0.373901" calcext:value-type="float">
            <text:p>0,373901</text:p>
          </table:table-cell>
          <table:table-cell office:value-type="float" office:value="0.335115" calcext:value-type="float">
            <text:p>0,335115</text:p>
          </table:table-cell>
          <table:table-cell office:value-type="float" office:value="0.392339" calcext:value-type="float">
            <text:p>0,392339</text:p>
          </table:table-cell>
          <table:table-cell office:value-type="float" office:value="0.44152" calcext:value-type="float">
            <text:p>0,44152</text:p>
          </table:table-cell>
          <table:table-cell office:value-type="float" office:value="0.436805" calcext:value-type="float">
            <text:p>0,436805</text:p>
          </table:table-cell>
          <table:table-cell office:value-type="float" office:value="0.444632" calcext:value-type="float">
            <text:p>0,444632</text:p>
          </table:table-cell>
          <table:table-cell office:value-type="float" office:value="0.371877" calcext:value-type="float">
            <text:p>0,371877</text:p>
          </table:table-cell>
          <table:table-cell office:value-type="float" office:value="0.451328" calcext:value-type="float">
            <text:p>0,45132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875662241" calcext:value-type="float">
            <text:p>0,875662241</text:p>
          </table:table-cell>
          <table:table-cell office:value-type="float" office:value="0.874571238" calcext:value-type="float">
            <text:p>0,874571238</text:p>
          </table:table-cell>
          <table:table-cell office:value-type="float" office:value="0.871787908" calcext:value-type="float">
            <text:p>0,871787908</text:p>
          </table:table-cell>
          <table:table-cell office:value-type="float" office:value="0.875662241" calcext:value-type="float">
            <text:p>0,875662241</text:p>
          </table:table-cell>
          <table:table-cell office:value-type="float" office:value="0.874571238" calcext:value-type="float">
            <text:p>0,874571238</text:p>
          </table:table-cell>
          <table:table-cell office:value-type="float" office:value="0.877096835" calcext:value-type="float">
            <text:p>0,877096835</text:p>
          </table:table-cell>
          <table:table-cell office:value-type="float" office:value="0.900734551" calcext:value-type="float">
            <text:p>0,900734551</text:p>
          </table:table-cell>
          <table:table-cell office:value-type="float" office:value="0.867865229" calcext:value-type="float">
            <text:p>0,867865229</text:p>
          </table:table-cell>
          <table:table-cell office:value-type="float" office:value="0.876407727" calcext:value-type="float">
            <text:p>0,876407727</text:p>
          </table:table-cell>
          <table:table-cell office:value-type="float" office:value="0.870091592" calcext:value-type="float">
            <text:p>0,870091592</text:p>
          </table:table-cell>
          <table:table-cell office:value-type="float" office:value="0.865281607" calcext:value-type="float">
            <text:p>0,865281607</text:p>
          </table:table-cell>
          <table:table-cell office:value-type="float" office:value="0.870975487" calcext:value-type="float">
            <text:p>0,870975487</text:p>
          </table:table-cell>
          <table:table-cell office:value-type="float" office:value="0.881286847" calcext:value-type="float">
            <text:p>0,881286847</text:p>
          </table:table-cell>
          <table:table-cell office:value-type="float" office:value="0.878643989" calcext:value-type="float">
            <text:p>0,878643989</text:p>
          </table:table-cell>
          <table:table-cell office:value-type="float" office:value="0.889858963" calcext:value-type="float">
            <text:p>0,889858963</text:p>
          </table:table-cell>
          <table:table-cell office:value-type="float" office:value="0.893317653" calcext:value-type="float">
            <text:p>0,893317653</text:p>
          </table:table-cell>
          <table:table-cell office:value-type="float" office:value="0.880473793" calcext:value-type="float">
            <text:p>0,880473793</text:p>
          </table:table-cell>
          <table:table-cell office:value-type="float" office:value="0.877096835" calcext:value-type="float">
            <text:p>0,877096835</text:p>
          </table:table-cell>
          <table:table-cell office:value-type="float" office:value="0.860301751" calcext:value-type="float">
            <text:p>0,860301751</text:p>
          </table:table-cell>
          <table:table-cell office:value-type="float" office:value="0.858128712" calcext:value-type="float">
            <text:p>0,858128712</text:p>
          </table:table-cell>
          <table:table-cell office:value-type="float" office:value="0.857329326" calcext:value-type="float">
            <text:p>0,857329326</text:p>
          </table:table-cell>
          <table:table-cell office:value-type="float" office:value="0.854126226" calcext:value-type="float">
            <text:p>0,854126226</text:p>
          </table:table-cell>
          <table:table-cell office:value-type="float" office:value="0.859432733" calcext:value-type="float">
            <text:p>0,859432733</text:p>
          </table:table-cell>
          <table:table-cell office:value-type="float" office:value="0.877096835" calcext:value-type="float">
            <text:p>0,877096835</text:p>
          </table:table-cell>
          <table:table-cell office:value-type="float" office:value="0.849954008" calcext:value-type="float">
            <text:p>0,849954008</text:p>
          </table:table-cell>
          <table:table-cell office:value-type="float" office:value="500" calcext:value-type="float">
            <text:p>500</text:p>
          </table:table-cell>
          <table:table-cell office:value-type="float" office:value="542" calcext:value-type="float">
            <text:p>542</text:p>
          </table:table-cell>
          <table:table-cell office:value-type="float" office:value="504" calcext:value-type="float">
            <text:p>504</text:p>
          </table:table-cell>
          <table:table-cell office:value-type="float" office:value="500" calcext:value-type="float">
            <text:p>500</text:p>
          </table:table-cell>
          <table:table-cell office:value-type="float" office:value="542" calcext:value-type="float">
            <text:p>542</text:p>
          </table:table-cell>
          <table:table-cell office:value-type="float" office:value="500" calcext:value-type="float">
            <text:p>500</text:p>
          </table:table-cell>
          <table:table-cell office:value-type="float" office:value="684" calcext:value-type="float">
            <text:p>684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186846" calcext:value-type="float">
            <text:p>0,186846</text:p>
          </table:table-cell>
          <table:table-cell office:value-type="float" office:value="0.193751" calcext:value-type="float">
            <text:p>0,193751</text:p>
          </table:table-cell>
          <table:table-cell office:value-type="float" office:value="0.182515" calcext:value-type="float">
            <text:p>0,182515</text:p>
          </table:table-cell>
          <table:table-cell office:value-type="float" office:value="0.193358" calcext:value-type="float">
            <text:p>0,193358</text:p>
          </table:table-cell>
          <table:table-cell office:value-type="float" office:value="0.187434" calcext:value-type="float">
            <text:p>0,187434</text:p>
          </table:table-cell>
          <table:table-cell office:value-type="float" office:value="0.276963" calcext:value-type="float">
            <text:p>0,276963</text:p>
          </table:table-cell>
          <table:table-cell office:value-type="float" office:value="0.194307" calcext:value-type="float">
            <text:p>0,194307</text:p>
          </table:table-cell>
          <table:table-cell office:value-type="float" office:value="25.913434" calcext:value-type="float">
            <text:p>25,913434</text:p>
          </table:table-cell>
          <table:table-cell office:value-type="float" office:value="43.700889" calcext:value-type="float">
            <text:p>43,700889</text:p>
          </table:table-cell>
          <table:table-cell office:value-type="float" office:value="32.0858125" calcext:value-type="float">
            <text:p>32,0858125</text:p>
          </table:table-cell>
          <table:table-cell office:value-type="float" office:value="7.7604605" calcext:value-type="float">
            <text:p>7,7604605</text:p>
          </table:table-cell>
          <table:table-cell office:value-type="float" office:value="34.162081" calcext:value-type="float">
            <text:p>34,162081</text:p>
          </table:table-cell>
          <table:table-cell office:value-type="float" office:value="32.9370395" calcext:value-type="float">
            <text:p>32,9370395</text:p>
          </table:table-cell>
          <table:table-cell office:value-type="float" office:value="43.5191575" calcext:value-type="float">
            <text:p>43,5191575</text:p>
          </table:table-cell>
          <table:table-cell office:value-type="float" office:value="43.262873" calcext:value-type="float">
            <text:p>43,262873</text:p>
          </table:table-cell>
          <table:table-cell office:value-type="float" office:value="10.300081" calcext:value-type="float">
            <text:p>10,300081</text:p>
          </table:table-cell>
          <table:table-cell office:value-type="float" office:value="42.9682255" calcext:value-type="float">
            <text:p>42,9682255</text:p>
          </table:table-cell>
          <table:table-cell office:value-type="float" office:value="0.274957" calcext:value-type="float">
            <text:p>0,274957</text:p>
          </table:table-cell>
          <table:table-cell office:value-type="float" office:value="0.317687" calcext:value-type="float">
            <text:p>0,317687</text:p>
          </table:table-cell>
          <table:table-cell office:value-type="float" office:value="0.310932" calcext:value-type="float">
            <text:p>0,310932</text:p>
          </table:table-cell>
          <table:table-cell office:value-type="float" office:value="0.300191" calcext:value-type="float">
            <text:p>0,300191</text:p>
          </table:table-cell>
          <table:table-cell office:value-type="float" office:value="0.305894" calcext:value-type="float">
            <text:p>0,305894</text:p>
          </table:table-cell>
          <table:table-cell office:value-type="float" office:value="0.332875" calcext:value-type="float">
            <text:p>0,332875</text:p>
          </table:table-cell>
          <table:table-cell office:value-type="float" office:value="0.208673" calcext:value-type="float">
            <text:p>0,208673</text:p>
          </table:table-cell>
          <table:table-cell office:value-type="float" office:value="0.462698" calcext:value-type="float">
            <text:p>0,46269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848213264" calcext:value-type="float">
            <text:p>0,848213264</text:p>
          </table:table-cell>
          <table:table-cell office:value-type="float" office:value="0.858251048" calcext:value-type="float">
            <text:p>0,858251048</text:p>
          </table:table-cell>
          <table:table-cell office:value-type="float" office:value="0.850104562" calcext:value-type="float">
            <text:p>0,850104562</text:p>
          </table:table-cell>
          <table:table-cell office:value-type="float" office:value="0.848213264" calcext:value-type="float">
            <text:p>0,848213264</text:p>
          </table:table-cell>
          <table:table-cell office:value-type="float" office:value="0.858251048" calcext:value-type="float">
            <text:p>0,858251048</text:p>
          </table:table-cell>
          <table:table-cell office:value-type="float" office:value="0.840092986" calcext:value-type="float">
            <text:p>0,840092986</text:p>
          </table:table-cell>
          <table:table-cell office:value-type="float" office:value="0.856700369" calcext:value-type="float">
            <text:p>0,856700369</text:p>
          </table:table-cell>
          <table:table-cell office:value-type="float" office:value="0.841382807" calcext:value-type="float">
            <text:p>0,841382807</text:p>
          </table:table-cell>
          <table:table-cell office:value-type="float" office:value="0.838158738" calcext:value-type="float">
            <text:p>0,838158738</text:p>
          </table:table-cell>
          <table:table-cell office:value-type="float" office:value="0.858993016" calcext:value-type="float">
            <text:p>0,858993016</text:p>
          </table:table-cell>
          <table:table-cell office:value-type="float" office:value="0.834962071" calcext:value-type="float">
            <text:p>0,834962071</text:p>
          </table:table-cell>
          <table:table-cell office:value-type="float" office:value="0.843507547" calcext:value-type="float">
            <text:p>0,843507547</text:p>
          </table:table-cell>
          <table:table-cell office:value-type="float" office:value="0.861634696" calcext:value-type="float">
            <text:p>0,861634696</text:p>
          </table:table-cell>
          <table:table-cell office:value-type="float" office:value="0.858583324" calcext:value-type="float">
            <text:p>0,858583324</text:p>
          </table:table-cell>
          <table:table-cell office:value-type="float" office:value="0.895564099" calcext:value-type="float">
            <text:p>0,895564099</text:p>
          </table:table-cell>
          <table:table-cell office:value-type="float" office:value="0.866883434" calcext:value-type="float">
            <text:p>0,866883434</text:p>
          </table:table-cell>
          <table:table-cell office:value-type="float" office:value="0.861807365" calcext:value-type="float">
            <text:p>0,861807365</text:p>
          </table:table-cell>
          <table:table-cell office:value-type="float" office:value="0.840092986" calcext:value-type="float">
            <text:p>0,840092986</text:p>
          </table:table-cell>
          <table:table-cell office:value-type="float" office:value="0.82768983" calcext:value-type="float">
            <text:p>0,82768983</text:p>
          </table:table-cell>
          <table:table-cell office:value-type="float" office:value="0.83705587" calcext:value-type="float">
            <text:p>0,83705587</text:p>
          </table:table-cell>
          <table:table-cell office:value-type="float" office:value="0.824388359" calcext:value-type="float">
            <text:p>0,824388359</text:p>
          </table:table-cell>
          <table:table-cell office:value-type="float" office:value="0.828361545" calcext:value-type="float">
            <text:p>0,828361545</text:p>
          </table:table-cell>
          <table:table-cell office:value-type="float" office:value="0.84336103" calcext:value-type="float">
            <text:p>0,84336103</text:p>
          </table:table-cell>
          <table:table-cell office:value-type="float" office:value="0.840092986" calcext:value-type="float">
            <text:p>0,840092986</text:p>
          </table:table-cell>
          <table:table-cell office:value-type="float" office:value="0.818099771" calcext:value-type="float">
            <text:p>0,818099771</text:p>
          </table:table-cell>
          <table:table-cell office:value-type="float" office:value="500" calcext:value-type="float">
            <text:p>500</text:p>
          </table:table-cell>
          <table:table-cell office:value-type="float" office:value="570" calcext:value-type="float">
            <text:p>570</text:p>
          </table:table-cell>
          <table:table-cell office:value-type="float" office:value="518" calcext:value-type="float">
            <text:p>518</text:p>
          </table:table-cell>
          <table:table-cell office:value-type="float" office:value="500" calcext:value-type="float">
            <text:p>500</text:p>
          </table:table-cell>
          <table:table-cell office:value-type="float" office:value="570" calcext:value-type="float">
            <text:p>570</text:p>
          </table:table-cell>
          <table:table-cell office:value-type="float" office:value="500" calcext:value-type="float">
            <text:p>500</text:p>
          </table:table-cell>
          <table:table-cell office:value-type="float" office:value="822" calcext:value-type="float">
            <text:p>822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218688" calcext:value-type="float">
            <text:p>0,218688</text:p>
          </table:table-cell>
          <table:table-cell office:value-type="float" office:value="0.221681" calcext:value-type="float">
            <text:p>0,221681</text:p>
          </table:table-cell>
          <table:table-cell office:value-type="float" office:value="0.215901" calcext:value-type="float">
            <text:p>0,215901</text:p>
          </table:table-cell>
          <table:table-cell office:value-type="float" office:value="0.222542" calcext:value-type="float">
            <text:p>0,222542</text:p>
          </table:table-cell>
          <table:table-cell office:value-type="float" office:value="0.237405" calcext:value-type="float">
            <text:p>0,237405</text:p>
          </table:table-cell>
          <table:table-cell office:value-type="float" office:value="0.144875" calcext:value-type="float">
            <text:p>0,144875</text:p>
          </table:table-cell>
          <table:table-cell office:value-type="float" office:value="0.217648" calcext:value-type="float">
            <text:p>0,217648</text:p>
          </table:table-cell>
          <table:table-cell office:value-type="float" office:value="29.8794095" calcext:value-type="float">
            <text:p>29,8794095</text:p>
          </table:table-cell>
          <table:table-cell office:value-type="float" office:value="98.4416655" calcext:value-type="float">
            <text:p>98,4416655</text:p>
          </table:table-cell>
          <table:table-cell office:value-type="float" office:value="40.493271" calcext:value-type="float">
            <text:p>40,493271</text:p>
          </table:table-cell>
          <table:table-cell office:value-type="float" office:value="3.1859785" calcext:value-type="float">
            <text:p>3,1859785</text:p>
          </table:table-cell>
          <table:table-cell office:value-type="float" office:value="41.607398" calcext:value-type="float">
            <text:p>41,607398</text:p>
          </table:table-cell>
          <table:table-cell office:value-type="float" office:value="19.0334505" calcext:value-type="float">
            <text:p>19,0334505</text:p>
          </table:table-cell>
          <table:table-cell office:value-type="float" office:value="175.173298" calcext:value-type="float">
            <text:p>175,173298</text:p>
          </table:table-cell>
          <table:table-cell office:value-type="float" office:value="30.594499" calcext:value-type="float">
            <text:p>30,594499</text:p>
          </table:table-cell>
          <table:table-cell office:value-type="float" office:value="4.212921" calcext:value-type="float">
            <text:p>4,212921</text:p>
          </table:table-cell>
          <table:table-cell office:value-type="float" office:value="53.826204" calcext:value-type="float">
            <text:p>53,826204</text:p>
          </table:table-cell>
          <table:table-cell office:value-type="float" office:value="0.213368" calcext:value-type="float">
            <text:p>0,213368</text:p>
          </table:table-cell>
          <table:table-cell office:value-type="float" office:value="0.266166" calcext:value-type="float">
            <text:p>0,266166</text:p>
          </table:table-cell>
          <table:table-cell office:value-type="float" office:value="0.265737" calcext:value-type="float">
            <text:p>0,265737</text:p>
          </table:table-cell>
          <table:table-cell office:value-type="float" office:value="0.26686" calcext:value-type="float">
            <text:p>0,26686</text:p>
          </table:table-cell>
          <table:table-cell office:value-type="float" office:value="0.32005" calcext:value-type="float">
            <text:p>0,32005</text:p>
          </table:table-cell>
          <table:table-cell office:value-type="float" office:value="0.316608" calcext:value-type="float">
            <text:p>0,316608</text:p>
          </table:table-cell>
          <table:table-cell office:value-type="float" office:value="0.210266" calcext:value-type="float">
            <text:p>0,210266</text:p>
          </table:table-cell>
          <table:table-cell office:value-type="float" office:value="0.554976" calcext:value-type="float">
            <text:p>0,55497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884113143" calcext:value-type="float">
            <text:p>0,884113143</text:p>
          </table:table-cell>
          <table:table-cell office:value-type="float" office:value="0.921479834" calcext:value-type="float">
            <text:p>0,921479834</text:p>
          </table:table-cell>
          <table:table-cell office:value-type="float" office:value="0.867780736" calcext:value-type="float">
            <text:p>0,867780736</text:p>
          </table:table-cell>
          <table:table-cell office:value-type="float" office:value="0.884113143" calcext:value-type="float">
            <text:p>0,884113143</text:p>
          </table:table-cell>
          <table:table-cell office:value-type="float" office:value="0.921479834" calcext:value-type="float">
            <text:p>0,921479834</text:p>
          </table:table-cell>
          <table:table-cell office:value-type="float" office:value="0.886634113" calcext:value-type="float">
            <text:p>0,886634113</text:p>
          </table:table-cell>
          <table:table-cell office:value-type="float" office:value="0.974007506" calcext:value-type="float">
            <text:p>0,974007506</text:p>
          </table:table-cell>
          <table:table-cell office:value-type="float" office:value="0.836813643" calcext:value-type="float">
            <text:p>0,836813643</text:p>
          </table:table-cell>
          <table:table-cell office:value-type="float" office:value="0.836078831" calcext:value-type="float">
            <text:p>0,836078831</text:p>
          </table:table-cell>
          <table:table-cell office:value-type="float" office:value="0.859752029" calcext:value-type="float">
            <text:p>0,859752029</text:p>
          </table:table-cell>
          <table:table-cell office:value-type="float" office:value="0.850796329" calcext:value-type="float">
            <text:p>0,850796329</text:p>
          </table:table-cell>
          <table:table-cell office:value-type="float" office:value="0.846197709" calcext:value-type="float">
            <text:p>0,846197709</text:p>
          </table:table-cell>
          <table:table-cell office:value-type="float" office:value="0.872307551" calcext:value-type="float">
            <text:p>0,872307551</text:p>
          </table:table-cell>
          <table:table-cell office:value-type="float" office:value="0.868958274" calcext:value-type="float">
            <text:p>0,868958274</text:p>
          </table:table-cell>
          <table:table-cell office:value-type="float" office:value="0.909023594" calcext:value-type="float">
            <text:p>0,909023594</text:p>
          </table:table-cell>
          <table:table-cell office:value-type="float" office:value="0.870265358" calcext:value-type="float">
            <text:p>0,870265358</text:p>
          </table:table-cell>
          <table:table-cell office:value-type="float" office:value="0.881996387" calcext:value-type="float">
            <text:p>0,881996387</text:p>
          </table:table-cell>
          <table:table-cell office:value-type="float" office:value="0.886634113" calcext:value-type="float">
            <text:p>0,886634113</text:p>
          </table:table-cell>
          <table:table-cell office:value-type="float" office:value="0.831861059" calcext:value-type="float">
            <text:p>0,831861059</text:p>
          </table:table-cell>
          <table:table-cell office:value-type="float" office:value="0.831291546" calcext:value-type="float">
            <text:p>0,831291546</text:p>
          </table:table-cell>
          <table:table-cell office:value-type="float" office:value="0.923158462" calcext:value-type="float">
            <text:p>0,923158462</text:p>
          </table:table-cell>
          <table:table-cell office:value-type="float" office:value="0.80609769" calcext:value-type="float">
            <text:p>0,80609769</text:p>
          </table:table-cell>
          <table:table-cell office:value-type="float" office:value="0.799533874" calcext:value-type="float">
            <text:p>0,799533874</text:p>
          </table:table-cell>
          <table:table-cell office:value-type="float" office:value="0.886634113" calcext:value-type="float">
            <text:p>0,886634113</text:p>
          </table:table-cell>
          <table:table-cell office:value-type="float" office:value="0.845623003" calcext:value-type="float">
            <text:p>0,845623003</text:p>
          </table:table-cell>
          <table:table-cell office:value-type="float" office:value="504" calcext:value-type="float">
            <text:p>504</text:p>
          </table:table-cell>
          <table:table-cell office:value-type="float" office:value="614" calcext:value-type="float">
            <text:p>614</text:p>
          </table:table-cell>
          <table:table-cell office:value-type="float" office:value="510" calcext:value-type="float">
            <text:p>510</text:p>
          </table:table-cell>
          <table:table-cell office:value-type="float" office:value="504" calcext:value-type="float">
            <text:p>504</text:p>
          </table:table-cell>
          <table:table-cell office:value-type="float" office:value="614" calcext:value-type="float">
            <text:p>614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210731" calcext:value-type="float">
            <text:p>0,210731</text:p>
          </table:table-cell>
          <table:table-cell office:value-type="float" office:value="0.371405" calcext:value-type="float">
            <text:p>0,371405</text:p>
          </table:table-cell>
          <table:table-cell office:value-type="float" office:value="0.243756" calcext:value-type="float">
            <text:p>0,243756</text:p>
          </table:table-cell>
          <table:table-cell office:value-type="float" office:value="0.20956" calcext:value-type="float">
            <text:p>0,20956</text:p>
          </table:table-cell>
          <table:table-cell office:value-type="float" office:value="0.379205" calcext:value-type="float">
            <text:p>0,379205</text:p>
          </table:table-cell>
          <table:table-cell office:value-type="float" office:value="0.218641" calcext:value-type="float">
            <text:p>0,218641</text:p>
          </table:table-cell>
          <table:table-cell office:value-type="float" office:value="0.297364" calcext:value-type="float">
            <text:p>0,297364</text:p>
          </table:table-cell>
          <table:table-cell office:value-type="float" office:value="33.632604" calcext:value-type="float">
            <text:p>33,632604</text:p>
          </table:table-cell>
          <table:table-cell office:value-type="float" office:value="171.143878" calcext:value-type="float">
            <text:p>171,143878</text:p>
          </table:table-cell>
          <table:table-cell office:value-type="float" office:value="48.3738535" calcext:value-type="float">
            <text:p>48,3738535</text:p>
          </table:table-cell>
          <table:table-cell office:value-type="float" office:value="1.0844465" calcext:value-type="float">
            <text:p>1,0844465</text:p>
          </table:table-cell>
          <table:table-cell office:value-type="float" office:value="51.850115" calcext:value-type="float">
            <text:p>51,850115</text:p>
          </table:table-cell>
          <table:table-cell office:value-type="float" office:value="33.397914" calcext:value-type="float">
            <text:p>33,397914</text:p>
          </table:table-cell>
          <table:table-cell office:value-type="float" office:value="174.658855" calcext:value-type="float">
            <text:p>174,658855</text:p>
          </table:table-cell>
          <table:table-cell office:value-type="float" office:value="55.6997765" calcext:value-type="float">
            <text:p>55,6997765</text:p>
          </table:table-cell>
          <table:table-cell office:value-type="float" office:value="1.742002" calcext:value-type="float">
            <text:p>1,742002</text:p>
          </table:table-cell>
          <table:table-cell office:value-type="float" office:value="49.642927" calcext:value-type="float">
            <text:p>49,642927</text:p>
          </table:table-cell>
          <table:table-cell office:value-type="float" office:value="0.21382" calcext:value-type="float">
            <text:p>0,21382</text:p>
          </table:table-cell>
          <table:table-cell office:value-type="float" office:value="0.300984" calcext:value-type="float">
            <text:p>0,300984</text:p>
          </table:table-cell>
          <table:table-cell office:value-type="float" office:value="0.364394" calcext:value-type="float">
            <text:p>0,364394</text:p>
          </table:table-cell>
          <table:table-cell office:value-type="float" office:value="0.345072" calcext:value-type="float">
            <text:p>0,345072</text:p>
          </table:table-cell>
          <table:table-cell office:value-type="float" office:value="0.433022" calcext:value-type="float">
            <text:p>0,433022</text:p>
          </table:table-cell>
          <table:table-cell office:value-type="float" office:value="0.528825" calcext:value-type="float">
            <text:p>0,528825</text:p>
          </table:table-cell>
          <table:table-cell office:value-type="float" office:value="0.214105" calcext:value-type="float">
            <text:p>0,214105</text:p>
          </table:table-cell>
          <table:table-cell office:value-type="float" office:value="1.467791" calcext:value-type="float">
            <text:p>1,46779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90218925" calcext:value-type="float">
            <text:p>0,90218925</text:p>
          </table:table-cell>
          <table:table-cell office:value-type="float" office:value="0.957686163" calcext:value-type="float">
            <text:p>0,957686163</text:p>
          </table:table-cell>
          <table:table-cell office:value-type="float" office:value="0.890263715" calcext:value-type="float">
            <text:p>0,890263715</text:p>
          </table:table-cell>
          <table:table-cell office:value-type="float" office:value="0.90218925" calcext:value-type="float">
            <text:p>0,90218925</text:p>
          </table:table-cell>
          <table:table-cell office:value-type="float" office:value="0.957686163" calcext:value-type="float">
            <text:p>0,957686163</text:p>
          </table:table-cell>
          <table:table-cell office:value-type="float" office:value="0.872637513" calcext:value-type="float">
            <text:p>0,872637513</text:p>
          </table:table-cell>
          <table:table-cell office:value-type="float" office:value="0.992697113" calcext:value-type="float">
            <text:p>0,992697113</text:p>
          </table:table-cell>
          <table:table-cell office:value-type="float" office:value="0.836143275" calcext:value-type="float">
            <text:p>0,836143275</text:p>
          </table:table-cell>
          <table:table-cell office:value-type="float" office:value="0.829179682" calcext:value-type="float">
            <text:p>0,829179682</text:p>
          </table:table-cell>
          <table:table-cell office:value-type="float" office:value="0.892617227" calcext:value-type="float">
            <text:p>0,892617227</text:p>
          </table:table-cell>
          <table:table-cell office:value-type="float" office:value="0.835451673" calcext:value-type="float">
            <text:p>0,835451673</text:p>
          </table:table-cell>
          <table:table-cell office:value-type="float" office:value="0.84527323" calcext:value-type="float">
            <text:p>0,84527323</text:p>
          </table:table-cell>
          <table:table-cell office:value-type="float" office:value="0.885633437" calcext:value-type="float">
            <text:p>0,885633437</text:p>
          </table:table-cell>
          <table:table-cell office:value-type="float" office:value="0.880287322" calcext:value-type="float">
            <text:p>0,880287322</text:p>
          </table:table-cell>
          <table:table-cell office:value-type="float" office:value="0.933010646" calcext:value-type="float">
            <text:p>0,933010646</text:p>
          </table:table-cell>
          <table:table-cell office:value-type="float" office:value="0.813033175" calcext:value-type="float">
            <text:p>0,813033175</text:p>
          </table:table-cell>
          <table:table-cell office:value-type="float" office:value="0.904896866" calcext:value-type="float">
            <text:p>0,904896866</text:p>
          </table:table-cell>
          <table:table-cell office:value-type="float" office:value="0.872637513" calcext:value-type="float">
            <text:p>0,872637513</text:p>
          </table:table-cell>
          <table:table-cell office:value-type="float" office:value="0.866356097" calcext:value-type="float">
            <text:p>0,866356097</text:p>
          </table:table-cell>
          <table:table-cell office:value-type="float" office:value="0.876344607" calcext:value-type="float">
            <text:p>0,876344607</text:p>
          </table:table-cell>
          <table:table-cell office:value-type="float" office:value="0.806836134" calcext:value-type="float">
            <text:p>0,806836134</text:p>
          </table:table-cell>
          <table:table-cell office:value-type="float" office:value="0.834926576" calcext:value-type="float">
            <text:p>0,834926576</text:p>
          </table:table-cell>
          <table:table-cell office:value-type="float" office:value="0.82071844" calcext:value-type="float">
            <text:p>0,82071844</text:p>
          </table:table-cell>
          <table:table-cell office:value-type="float" office:value="0.872637513" calcext:value-type="float">
            <text:p>0,872637513</text:p>
          </table:table-cell>
          <table:table-cell office:value-type="float" office:value="0.919969841" calcext:value-type="float">
            <text:p>0,919969841</text:p>
          </table:table-cell>
          <table:table-cell office:value-type="float" office:value="504" calcext:value-type="float">
            <text:p>504</text:p>
          </table:table-cell>
          <table:table-cell office:value-type="float" office:value="658" calcext:value-type="float">
            <text:p>658</text:p>
          </table:table-cell>
          <table:table-cell office:value-type="float" office:value="530" calcext:value-type="float">
            <text:p>530</text:p>
          </table:table-cell>
          <table:table-cell office:value-type="float" office:value="504" calcext:value-type="float">
            <text:p>504</text:p>
          </table:table-cell>
          <table:table-cell office:value-type="float" office:value="658" calcext:value-type="float">
            <text:p>658</text:p>
          </table:table-cell>
          <table:table-cell office:value-type="float" office:value="500" calcext:value-type="float">
            <text:p>500</text:p>
          </table:table-cell>
          <table:table-cell office:value-type="float" office:value="1106" calcext:value-type="float">
            <text:p>1106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285643" calcext:value-type="float">
            <text:p>0,285643</text:p>
          </table:table-cell>
          <table:table-cell office:value-type="float" office:value="0.475873" calcext:value-type="float">
            <text:p>0,475873</text:p>
          </table:table-cell>
          <table:table-cell office:value-type="float" office:value="0.213581" calcext:value-type="float">
            <text:p>0,213581</text:p>
          </table:table-cell>
          <table:table-cell office:value-type="float" office:value="0.28505" calcext:value-type="float">
            <text:p>0,28505</text:p>
          </table:table-cell>
          <table:table-cell office:value-type="float" office:value="0.478138" calcext:value-type="float">
            <text:p>0,478138</text:p>
          </table:table-cell>
          <table:table-cell office:value-type="float" office:value="0.243666" calcext:value-type="float">
            <text:p>0,243666</text:p>
          </table:table-cell>
          <table:table-cell office:value-type="float" office:value="0.359127" calcext:value-type="float">
            <text:p>0,359127</text:p>
          </table:table-cell>
          <table:table-cell office:value-type="float" office:value="71.7902" calcext:value-type="float">
            <text:p>71,7902</text:p>
          </table:table-cell>
          <table:table-cell office:value-type="float" office:value="462.3693295" calcext:value-type="float">
            <text:p>462,3693295</text:p>
          </table:table-cell>
          <table:table-cell office:value-type="float" office:value="102.119926" calcext:value-type="float">
            <text:p>102,119926</text:p>
          </table:table-cell>
          <table:table-cell office:value-type="float" office:value="0.696176" calcext:value-type="float">
            <text:p>0,696176</text:p>
          </table:table-cell>
          <table:table-cell office:value-type="float" office:value="102.9188845" calcext:value-type="float">
            <text:p>102,9188845</text:p>
          </table:table-cell>
          <table:table-cell office:value-type="float" office:value="20.1998415" calcext:value-type="float">
            <text:p>20,1998415</text:p>
          </table:table-cell>
          <table:table-cell office:value-type="float" office:value="221.7292405" calcext:value-type="float">
            <text:p>221,7292405</text:p>
          </table:table-cell>
          <table:table-cell office:value-type="float" office:value="38.6812645" calcext:value-type="float">
            <text:p>38,6812645</text:p>
          </table:table-cell>
          <table:table-cell office:value-type="float" office:value="0.609702" calcext:value-type="float">
            <text:p>0,609702</text:p>
          </table:table-cell>
          <table:table-cell office:value-type="float" office:value="40.0599685" calcext:value-type="float">
            <text:p>40,0599685</text:p>
          </table:table-cell>
          <table:table-cell office:value-type="float" office:value="0.24113" calcext:value-type="float">
            <text:p>0,24113</text:p>
          </table:table-cell>
          <table:table-cell office:value-type="float" office:value="0.290944" calcext:value-type="float">
            <text:p>0,290944</text:p>
          </table:table-cell>
          <table:table-cell office:value-type="float" office:value="0.409887" calcext:value-type="float">
            <text:p>0,409887</text:p>
          </table:table-cell>
          <table:table-cell office:value-type="float" office:value="0.31527" calcext:value-type="float">
            <text:p>0,31527</text:p>
          </table:table-cell>
          <table:table-cell office:value-type="float" office:value="0.460289" calcext:value-type="float">
            <text:p>0,460289</text:p>
          </table:table-cell>
          <table:table-cell office:value-type="float" office:value="0.544072" calcext:value-type="float">
            <text:p>0,544072</text:p>
          </table:table-cell>
          <table:table-cell office:value-type="float" office:value="0.243799" calcext:value-type="float">
            <text:p>0,243799</text:p>
          </table:table-cell>
          <table:table-cell office:value-type="float" office:value="2.541144" calcext:value-type="float">
            <text:p>2,54114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81832424" calcext:value-type="float">
            <text:p>0,81832424</text:p>
          </table:table-cell>
          <table:table-cell office:value-type="float" office:value="0.835264766" calcext:value-type="float">
            <text:p>0,835264766</text:p>
          </table:table-cell>
          <table:table-cell office:value-type="float" office:value="0.868620929" calcext:value-type="float">
            <text:p>0,868620929</text:p>
          </table:table-cell>
          <table:table-cell office:value-type="float" office:value="0.81832424" calcext:value-type="float">
            <text:p>0,81832424</text:p>
          </table:table-cell>
          <table:table-cell office:value-type="float" office:value="0.835264766" calcext:value-type="float">
            <text:p>0,835264766</text:p>
          </table:table-cell>
          <table:table-cell office:value-type="float" office:value="0.822136089" calcext:value-type="float">
            <text:p>0,822136089</text:p>
          </table:table-cell>
          <table:table-cell office:value-type="float" office:value="1" calcext:value-type="float">
            <text:p>1</text:p>
          </table:table-cell>
          <table:table-cell office:value-type="float" office:value="0.763535162" calcext:value-type="float">
            <text:p>0,763535162</text:p>
          </table:table-cell>
          <table:table-cell office:value-type="float" office:value="0.764499754" calcext:value-type="float">
            <text:p>0,764499754</text:p>
          </table:table-cell>
          <table:table-cell office:value-type="float" office:value="0.821343422" calcext:value-type="float">
            <text:p>0,821343422</text:p>
          </table:table-cell>
          <table:table-cell office:value-type="float" office:value="0.770783254" calcext:value-type="float">
            <text:p>0,770783254</text:p>
          </table:table-cell>
          <table:table-cell office:value-type="float" office:value="0.778312381" calcext:value-type="float">
            <text:p>0,778312381</text:p>
          </table:table-cell>
          <table:table-cell office:value-type="float" office:value="0.827880057" calcext:value-type="float">
            <text:p>0,827880057</text:p>
          </table:table-cell>
          <table:table-cell office:value-type="float" office:value="0.817406586" calcext:value-type="float">
            <text:p>0,817406586</text:p>
          </table:table-cell>
          <table:table-cell office:value-type="float" office:value="0.866371522" calcext:value-type="float">
            <text:p>0,866371522</text:p>
          </table:table-cell>
          <table:table-cell office:value-type="float" office:value="0.753574976" calcext:value-type="float">
            <text:p>0,753574976</text:p>
          </table:table-cell>
          <table:table-cell office:value-type="float" office:value="0.841329127" calcext:value-type="float">
            <text:p>0,841329127</text:p>
          </table:table-cell>
          <table:table-cell office:value-type="float" office:value="0.822136089" calcext:value-type="float">
            <text:p>0,822136089</text:p>
          </table:table-cell>
          <table:table-cell office:value-type="float" office:value="0.799040853" calcext:value-type="float">
            <text:p>0,799040853</text:p>
          </table:table-cell>
          <table:table-cell office:value-type="float" office:value="0.794682537" calcext:value-type="float">
            <text:p>0,794682537</text:p>
          </table:table-cell>
          <table:table-cell office:value-type="float" office:value="0.808019758" calcext:value-type="float">
            <text:p>0,808019758</text:p>
          </table:table-cell>
          <table:table-cell office:value-type="float" office:value="0.780358947" calcext:value-type="float">
            <text:p>0,780358947</text:p>
          </table:table-cell>
          <table:table-cell office:value-type="float" office:value="0.795319969" calcext:value-type="float">
            <text:p>0,795319969</text:p>
          </table:table-cell>
          <table:table-cell office:value-type="float" office:value="0.822136089" calcext:value-type="float">
            <text:p>0,822136089</text:p>
          </table:table-cell>
          <table:table-cell office:value-type="float" office:value="0.853751265" calcext:value-type="float">
            <text:p>0,853751265</text:p>
          </table:table-cell>
          <table:table-cell office:value-type="float" office:value="510" calcext:value-type="float">
            <text:p>510</text:p>
          </table:table-cell>
          <table:table-cell office:value-type="float" office:value="688" calcext:value-type="float">
            <text:p>688</text:p>
          </table:table-cell>
          <table:table-cell office:value-type="float" office:value="530" calcext:value-type="float">
            <text:p>530</text:p>
          </table:table-cell>
          <table:table-cell office:value-type="float" office:value="510" calcext:value-type="float">
            <text:p>510</text:p>
          </table:table-cell>
          <table:table-cell office:value-type="float" office:value="688" calcext:value-type="float">
            <text:p>688</text:p>
          </table:table-cell>
          <table:table-cell office:value-type="float" office:value="500" calcext:value-type="float">
            <text:p>500</text:p>
          </table:table-cell>
          <table:table-cell office:value-type="float" office:value="1258" calcext:value-type="float">
            <text:p>1258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311138" calcext:value-type="float">
            <text:p>0,311138</text:p>
          </table:table-cell>
          <table:table-cell office:value-type="float" office:value="0.307641" calcext:value-type="float">
            <text:p>0,307641</text:p>
          </table:table-cell>
          <table:table-cell office:value-type="float" office:value="0.284652" calcext:value-type="float">
            <text:p>0,284652</text:p>
          </table:table-cell>
          <table:table-cell office:value-type="float" office:value="0.310427" calcext:value-type="float">
            <text:p>0,310427</text:p>
          </table:table-cell>
          <table:table-cell office:value-type="float" office:value="0.308396" calcext:value-type="float">
            <text:p>0,308396</text:p>
          </table:table-cell>
          <table:table-cell office:value-type="float" office:value="0.273168" calcext:value-type="float">
            <text:p>0,273168</text:p>
          </table:table-cell>
          <table:table-cell office:value-type="float" office:value="0.793887" calcext:value-type="float">
            <text:p>0,793887</text:p>
          </table:table-cell>
          <table:table-cell office:value-type="float" office:value="43.078129" calcext:value-type="float">
            <text:p>43,078129</text:p>
          </table:table-cell>
          <table:table-cell office:value-type="float" office:value="378.5966565" calcext:value-type="float">
            <text:p>378,5966565</text:p>
          </table:table-cell>
          <table:table-cell office:value-type="float" office:value="68.9774895" calcext:value-type="float">
            <text:p>68,9774895</text:p>
          </table:table-cell>
          <table:table-cell office:value-type="float" office:value="0.607333" calcext:value-type="float">
            <text:p>0,607333</text:p>
          </table:table-cell>
          <table:table-cell office:value-type="float" office:value="114.7796255" calcext:value-type="float">
            <text:p>114,7796255</text:p>
          </table:table-cell>
          <table:table-cell office:value-type="float" office:value="21.2856335" calcext:value-type="float">
            <text:p>21,2856335</text:p>
          </table:table-cell>
          <table:table-cell office:value-type="float" office:value="279.1276785" calcext:value-type="float">
            <text:p>279,1276785</text:p>
          </table:table-cell>
          <table:table-cell office:value-type="float" office:value="40.4237505" calcext:value-type="float">
            <text:p>40,4237505</text:p>
          </table:table-cell>
          <table:table-cell office:value-type="float" office:value="0.298549" calcext:value-type="float">
            <text:p>0,298549</text:p>
          </table:table-cell>
          <table:table-cell office:value-type="float" office:value="43.9198795" calcext:value-type="float">
            <text:p>43,9198795</text:p>
          </table:table-cell>
          <table:table-cell office:value-type="float" office:value="0.263744" calcext:value-type="float">
            <text:p>0,263744</text:p>
          </table:table-cell>
          <table:table-cell office:value-type="float" office:value="0.406933" calcext:value-type="float">
            <text:p>0,406933</text:p>
          </table:table-cell>
          <table:table-cell office:value-type="float" office:value="0.552121" calcext:value-type="float">
            <text:p>0,552121</text:p>
          </table:table-cell>
          <table:table-cell office:value-type="float" office:value="0.437104" calcext:value-type="float">
            <text:p>0,437104</text:p>
          </table:table-cell>
          <table:table-cell office:value-type="float" office:value="0.64887" calcext:value-type="float">
            <text:p>0,64887</text:p>
          </table:table-cell>
          <table:table-cell office:value-type="float" office:value="0.990924" calcext:value-type="float">
            <text:p>0,990924</text:p>
          </table:table-cell>
          <table:table-cell office:value-type="float" office:value="0.266701" calcext:value-type="float">
            <text:p>0,266701</text:p>
          </table:table-cell>
          <table:table-cell office:value-type="float" office:value="5.254934" calcext:value-type="float">
            <text:p>5,25493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38696643" calcext:value-type="float">
            <text:p>0,938696643</text:p>
          </table:table-cell>
          <table:table-cell office:value-type="float" office:value="0.927331912" calcext:value-type="float">
            <text:p>0,927331912</text:p>
          </table:table-cell>
          <table:table-cell office:value-type="float" office:value="0.942607065" calcext:value-type="float">
            <text:p>0,942607065</text:p>
          </table:table-cell>
          <table:table-cell office:value-type="float" office:value="0.938696643" calcext:value-type="float">
            <text:p>0,938696643</text:p>
          </table:table-cell>
          <table:table-cell office:value-type="float" office:value="0.927331912" calcext:value-type="float">
            <text:p>0,927331912</text:p>
          </table:table-cell>
          <table:table-cell office:value-type="float" office:value="0.918884921" calcext:value-type="float">
            <text:p>0,918884921</text:p>
          </table:table-cell>
          <table:table-cell office:value-type="float" office:value="0.961689735" calcext:value-type="float">
            <text:p>0,961689735</text:p>
          </table:table-cell>
          <table:table-cell office:value-type="float" office:value="0.932327007" calcext:value-type="float">
            <text:p>0,932327007</text:p>
          </table:table-cell>
          <table:table-cell office:value-type="float" office:value="0.931567036" calcext:value-type="float">
            <text:p>0,931567036</text:p>
          </table:table-cell>
          <table:table-cell office:value-type="float" office:value="0.933647984" calcext:value-type="float">
            <text:p>0,933647984</text:p>
          </table:table-cell>
          <table:table-cell office:value-type="float" office:value="0.934323284" calcext:value-type="float">
            <text:p>0,934323284</text:p>
          </table:table-cell>
          <table:table-cell office:value-type="float" office:value="0.935131933" calcext:value-type="float">
            <text:p>0,935131933</text:p>
          </table:table-cell>
          <table:table-cell office:value-type="float" office:value="0.940197056" calcext:value-type="float">
            <text:p>0,940197056</text:p>
          </table:table-cell>
          <table:table-cell office:value-type="float" office:value="0.94680543" calcext:value-type="float">
            <text:p>0,94680543</text:p>
          </table:table-cell>
          <table:table-cell office:value-type="float" office:value="0.946430518" calcext:value-type="float">
            <text:p>0,946430518</text:p>
          </table:table-cell>
          <table:table-cell office:value-type="float" office:value="0.965948406" calcext:value-type="float">
            <text:p>0,965948406</text:p>
          </table:table-cell>
          <table:table-cell office:value-type="float" office:value="0.947069588" calcext:value-type="float">
            <text:p>0,947069588</text:p>
          </table:table-cell>
          <table:table-cell office:value-type="float" office:value="0.918884921" calcext:value-type="float">
            <text:p>0,918884921</text:p>
          </table:table-cell>
          <table:table-cell office:value-type="float" office:value="0.920908866" calcext:value-type="float">
            <text:p>0,920908866</text:p>
          </table:table-cell>
          <table:table-cell office:value-type="float" office:value="0.927340051" calcext:value-type="float">
            <text:p>0,927340051</text:p>
          </table:table-cell>
          <table:table-cell office:value-type="float" office:value="0.924179452" calcext:value-type="float">
            <text:p>0,924179452</text:p>
          </table:table-cell>
          <table:table-cell office:value-type="float" office:value="0.922752267" calcext:value-type="float">
            <text:p>0,922752267</text:p>
          </table:table-cell>
          <table:table-cell office:value-type="float" office:value="0.915155996" calcext:value-type="float">
            <text:p>0,915155996</text:p>
          </table:table-cell>
          <table:table-cell office:value-type="float" office:value="0.918884921" calcext:value-type="float">
            <text:p>0,918884921</text:p>
          </table:table-cell>
          <table:table-cell office:value-type="float" office:value="0.905051118" calcext:value-type="float">
            <text:p>0,905051118</text:p>
          </table:table-cell>
          <table:table-cell office:value-type="float" office:value="500" calcext:value-type="float">
            <text:p>500</text:p>
          </table:table-cell>
          <table:table-cell office:value-type="float" office:value="514" calcext:value-type="float">
            <text:p>514</text:p>
          </table:table-cell>
          <table:table-cell office:value-type="float" office:value="506" calcext:value-type="float">
            <text:p>506</text:p>
          </table:table-cell>
          <table:table-cell office:value-type="float" office:value="500" calcext:value-type="float">
            <text:p>500</text:p>
          </table:table-cell>
          <table:table-cell office:value-type="float" office:value="514" calcext:value-type="float">
            <text:p>514</text:p>
          </table:table-cell>
          <table:table-cell office:value-type="float" office:value="500" calcext:value-type="float">
            <text:p>500</text:p>
          </table:table-cell>
          <table:table-cell office:value-type="float" office:value="676" calcext:value-type="float">
            <text:p>676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349521" calcext:value-type="float">
            <text:p>0,349521</text:p>
          </table:table-cell>
          <table:table-cell office:value-type="float" office:value="0.268594" calcext:value-type="float">
            <text:p>0,268594</text:p>
          </table:table-cell>
          <table:table-cell office:value-type="float" office:value="0.361274" calcext:value-type="float">
            <text:p>0,361274</text:p>
          </table:table-cell>
          <table:table-cell office:value-type="float" office:value="0.28958" calcext:value-type="float">
            <text:p>0,28958</text:p>
          </table:table-cell>
          <table:table-cell office:value-type="float" office:value="0.351754" calcext:value-type="float">
            <text:p>0,351754</text:p>
          </table:table-cell>
          <table:table-cell office:value-type="float" office:value="0.243257" calcext:value-type="float">
            <text:p>0,243257</text:p>
          </table:table-cell>
          <table:table-cell office:value-type="float" office:value="0.357025" calcext:value-type="float">
            <text:p>0,357025</text:p>
          </table:table-cell>
          <table:table-cell office:value-type="float" office:value="21.531237" calcext:value-type="float">
            <text:p>21,531237</text:p>
          </table:table-cell>
          <table:table-cell office:value-type="float" office:value="19.9347635" calcext:value-type="float">
            <text:p>19,9347635</text:p>
          </table:table-cell>
          <table:table-cell office:value-type="float" office:value="15.732802" calcext:value-type="float">
            <text:p>15,732802</text:p>
          </table:table-cell>
          <table:table-cell office:value-type="float" office:value="5.5503075" calcext:value-type="float">
            <text:p>5,5503075</text:p>
          </table:table-cell>
          <table:table-cell office:value-type="float" office:value="20.4758605" calcext:value-type="float">
            <text:p>20,4758605</text:p>
          </table:table-cell>
          <table:table-cell office:value-type="float" office:value="12.5747275" calcext:value-type="float">
            <text:p>12,5747275</text:p>
          </table:table-cell>
          <table:table-cell office:value-type="float" office:value="32.34276" calcext:value-type="float">
            <text:p>32,34276</text:p>
          </table:table-cell>
          <table:table-cell office:value-type="float" office:value="21.6226715" calcext:value-type="float">
            <text:p>21,6226715</text:p>
          </table:table-cell>
          <table:table-cell office:value-type="float" office:value="6.981271" calcext:value-type="float">
            <text:p>6,981271</text:p>
          </table:table-cell>
          <table:table-cell office:value-type="float" office:value="24.205763" calcext:value-type="float">
            <text:p>24,205763</text:p>
          </table:table-cell>
          <table:table-cell office:value-type="float" office:value="0.341467" calcext:value-type="float">
            <text:p>0,341467</text:p>
          </table:table-cell>
          <table:table-cell office:value-type="float" office:value="0.38351" calcext:value-type="float">
            <text:p>0,38351</text:p>
          </table:table-cell>
          <table:table-cell office:value-type="float" office:value="0.417783" calcext:value-type="float">
            <text:p>0,417783</text:p>
          </table:table-cell>
          <table:table-cell office:value-type="float" office:value="0.414825" calcext:value-type="float">
            <text:p>0,414825</text:p>
          </table:table-cell>
          <table:table-cell office:value-type="float" office:value="0.423243" calcext:value-type="float">
            <text:p>0,423243</text:p>
          </table:table-cell>
          <table:table-cell office:value-type="float" office:value="0.406341" calcext:value-type="float">
            <text:p>0,406341</text:p>
          </table:table-cell>
          <table:table-cell office:value-type="float" office:value="0.339586" calcext:value-type="float">
            <text:p>0,339586</text:p>
          </table:table-cell>
          <table:table-cell office:value-type="float" office:value="0.431488" calcext:value-type="float">
            <text:p>0,43148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880837068" calcext:value-type="float">
            <text:p>0,880837068</text:p>
          </table:table-cell>
          <table:table-cell office:value-type="float" office:value="0.901899857" calcext:value-type="float">
            <text:p>0,901899857</text:p>
          </table:table-cell>
          <table:table-cell office:value-type="float" office:value="0.911510956" calcext:value-type="float">
            <text:p>0,911510956</text:p>
          </table:table-cell>
          <table:table-cell office:value-type="float" office:value="0.880837068" calcext:value-type="float">
            <text:p>0,880837068</text:p>
          </table:table-cell>
          <table:table-cell office:value-type="float" office:value="0.901899857" calcext:value-type="float">
            <text:p>0,901899857</text:p>
          </table:table-cell>
          <table:table-cell office:value-type="float" office:value="0.87381518" calcext:value-type="float">
            <text:p>0,87381518</text:p>
          </table:table-cell>
          <table:table-cell office:value-type="float" office:value="0.930313982" calcext:value-type="float">
            <text:p>0,930313982</text:p>
          </table:table-cell>
          <table:table-cell office:value-type="float" office:value="0.876079975" calcext:value-type="float">
            <text:p>0,876079975</text:p>
          </table:table-cell>
          <table:table-cell office:value-type="float" office:value="0.879939714" calcext:value-type="float">
            <text:p>0,879939714</text:p>
          </table:table-cell>
          <table:table-cell office:value-type="float" office:value="0.873623321" calcext:value-type="float">
            <text:p>0,873623321</text:p>
          </table:table-cell>
          <table:table-cell office:value-type="float" office:value="0.878219103" calcext:value-type="float">
            <text:p>0,878219103</text:p>
          </table:table-cell>
          <table:table-cell office:value-type="float" office:value="0.87292142" calcext:value-type="float">
            <text:p>0,87292142</text:p>
          </table:table-cell>
          <table:table-cell office:value-type="float" office:value="0.898704402" calcext:value-type="float">
            <text:p>0,898704402</text:p>
          </table:table-cell>
          <table:table-cell office:value-type="float" office:value="0.90158203" calcext:value-type="float">
            <text:p>0,90158203</text:p>
          </table:table-cell>
          <table:table-cell office:value-type="float" office:value="0.903075083" calcext:value-type="float">
            <text:p>0,903075083</text:p>
          </table:table-cell>
          <table:table-cell office:value-type="float" office:value="0.899574322" calcext:value-type="float">
            <text:p>0,899574322</text:p>
          </table:table-cell>
          <table:table-cell office:value-type="float" office:value="0.892905959" calcext:value-type="float">
            <text:p>0,892905959</text:p>
          </table:table-cell>
          <table:table-cell office:value-type="float" office:value="0.87381518" calcext:value-type="float">
            <text:p>0,87381518</text:p>
          </table:table-cell>
          <table:table-cell office:value-type="float" office:value="0.87143945" calcext:value-type="float">
            <text:p>0,87143945</text:p>
          </table:table-cell>
          <table:table-cell office:value-type="float" office:value="0.875177652" calcext:value-type="float">
            <text:p>0,875177652</text:p>
          </table:table-cell>
          <table:table-cell office:value-type="float" office:value="0.88022813" calcext:value-type="float">
            <text:p>0,88022813</text:p>
          </table:table-cell>
          <table:table-cell office:value-type="float" office:value="0.856800513" calcext:value-type="float">
            <text:p>0,856800513</text:p>
          </table:table-cell>
          <table:table-cell office:value-type="float" office:value="0.839698032" calcext:value-type="float">
            <text:p>0,839698032</text:p>
          </table:table-cell>
          <table:table-cell office:value-type="float" office:value="0.87381518" calcext:value-type="float">
            <text:p>0,87381518</text:p>
          </table:table-cell>
          <table:table-cell office:value-type="float" office:value="0.86089224" calcext:value-type="float">
            <text:p>0,86089224</text:p>
          </table:table-cell>
          <table:table-cell office:value-type="float" office:value="504" calcext:value-type="float">
            <text:p>504</text:p>
          </table:table-cell>
          <table:table-cell office:value-type="float" office:value="578" calcext:value-type="float">
            <text:p>578</text:p>
          </table:table-cell>
          <table:table-cell office:value-type="float" office:value="518" calcext:value-type="float">
            <text:p>518</text:p>
          </table:table-cell>
          <table:table-cell office:value-type="float" office:value="504" calcext:value-type="float">
            <text:p>504</text:p>
          </table:table-cell>
          <table:table-cell office:value-type="float" office:value="578" calcext:value-type="float">
            <text:p>578</text:p>
          </table:table-cell>
          <table:table-cell office:value-type="float" office:value="500" calcext:value-type="float">
            <text:p>500</text:p>
          </table:table-cell>
          <table:table-cell office:value-type="float" office:value="866" calcext:value-type="float">
            <text:p>866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347162" calcext:value-type="float">
            <text:p>0,347162</text:p>
          </table:table-cell>
          <table:table-cell office:value-type="float" office:value="0.369424" calcext:value-type="float">
            <text:p>0,369424</text:p>
          </table:table-cell>
          <table:table-cell office:value-type="float" office:value="0.341983" calcext:value-type="float">
            <text:p>0,341983</text:p>
          </table:table-cell>
          <table:table-cell office:value-type="float" office:value="0.346101" calcext:value-type="float">
            <text:p>0,346101</text:p>
          </table:table-cell>
          <table:table-cell office:value-type="float" office:value="0.369264" calcext:value-type="float">
            <text:p>0,369264</text:p>
          </table:table-cell>
          <table:table-cell office:value-type="float" office:value="0.342474" calcext:value-type="float">
            <text:p>0,342474</text:p>
          </table:table-cell>
          <table:table-cell office:value-type="float" office:value="0.375752" calcext:value-type="float">
            <text:p>0,375752</text:p>
          </table:table-cell>
          <table:table-cell office:value-type="float" office:value="16.390143" calcext:value-type="float">
            <text:p>16,390143</text:p>
          </table:table-cell>
          <table:table-cell office:value-type="float" office:value="45.2656385" calcext:value-type="float">
            <text:p>45,2656385</text:p>
          </table:table-cell>
          <table:table-cell office:value-type="float" office:value="22.2103865" calcext:value-type="float">
            <text:p>22,2103865</text:p>
          </table:table-cell>
          <table:table-cell office:value-type="float" office:value="4.128349" calcext:value-type="float">
            <text:p>4,128349</text:p>
          </table:table-cell>
          <table:table-cell office:value-type="float" office:value="23.2802575" calcext:value-type="float">
            <text:p>23,2802575</text:p>
          </table:table-cell>
          <table:table-cell office:value-type="float" office:value="18.492587" calcext:value-type="float">
            <text:p>18,492587</text:p>
          </table:table-cell>
          <table:table-cell office:value-type="float" office:value="52.378428" calcext:value-type="float">
            <text:p>52,378428</text:p>
          </table:table-cell>
          <table:table-cell office:value-type="float" office:value="17.8826" calcext:value-type="float">
            <text:p>17,8826</text:p>
          </table:table-cell>
          <table:table-cell office:value-type="float" office:value="5.518361" calcext:value-type="float">
            <text:p>5,518361</text:p>
          </table:table-cell>
          <table:table-cell office:value-type="float" office:value="18.4424225" calcext:value-type="float">
            <text:p>18,4424225</text:p>
          </table:table-cell>
          <table:table-cell office:value-type="float" office:value="0.261831" calcext:value-type="float">
            <text:p>0,261831</text:p>
          </table:table-cell>
          <table:table-cell office:value-type="float" office:value="0.289826" calcext:value-type="float">
            <text:p>0,289826</text:p>
          </table:table-cell>
          <table:table-cell office:value-type="float" office:value="0.390872" calcext:value-type="float">
            <text:p>0,390872</text:p>
          </table:table-cell>
          <table:table-cell office:value-type="float" office:value="0.297737" calcext:value-type="float">
            <text:p>0,297737</text:p>
          </table:table-cell>
          <table:table-cell office:value-type="float" office:value="0.286974" calcext:value-type="float">
            <text:p>0,286974</text:p>
          </table:table-cell>
          <table:table-cell office:value-type="float" office:value="0.304436" calcext:value-type="float">
            <text:p>0,304436</text:p>
          </table:table-cell>
          <table:table-cell office:value-type="float" office:value="0.34465" calcext:value-type="float">
            <text:p>0,34465</text:p>
          </table:table-cell>
          <table:table-cell office:value-type="float" office:value="0.71575" calcext:value-type="float">
            <text:p>0,7157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816636491" calcext:value-type="float">
            <text:p>0,816636491</text:p>
          </table:table-cell>
          <table:table-cell office:value-type="float" office:value="0.855523594" calcext:value-type="float">
            <text:p>0,855523594</text:p>
          </table:table-cell>
          <table:table-cell office:value-type="float" office:value="0.862327034" calcext:value-type="float">
            <text:p>0,862327034</text:p>
          </table:table-cell>
          <table:table-cell office:value-type="float" office:value="0.816636491" calcext:value-type="float">
            <text:p>0,816636491</text:p>
          </table:table-cell>
          <table:table-cell office:value-type="float" office:value="0.855523594" calcext:value-type="float">
            <text:p>0,855523594</text:p>
          </table:table-cell>
          <table:table-cell office:value-type="float" office:value="0.826323873" calcext:value-type="float">
            <text:p>0,826323873</text:p>
          </table:table-cell>
          <table:table-cell office:value-type="float" office:value="0.915754549" calcext:value-type="float">
            <text:p>0,915754549</text:p>
          </table:table-cell>
          <table:table-cell office:value-type="float" office:value="0.807098035" calcext:value-type="float">
            <text:p>0,807098035</text:p>
          </table:table-cell>
          <table:table-cell office:value-type="float" office:value="0.819035588" calcext:value-type="float">
            <text:p>0,819035588</text:p>
          </table:table-cell>
          <table:table-cell office:value-type="float" office:value="0.81799792" calcext:value-type="float">
            <text:p>0,81799792</text:p>
          </table:table-cell>
          <table:table-cell office:value-type="float" office:value="0.808046127" calcext:value-type="float">
            <text:p>0,808046127</text:p>
          </table:table-cell>
          <table:table-cell office:value-type="float" office:value="0.818923215" calcext:value-type="float">
            <text:p>0,818923215</text:p>
          </table:table-cell>
          <table:table-cell office:value-type="float" office:value="0.83927941" calcext:value-type="float">
            <text:p>0,83927941</text:p>
          </table:table-cell>
          <table:table-cell office:value-type="float" office:value="0.844915134" calcext:value-type="float">
            <text:p>0,844915134</text:p>
          </table:table-cell>
          <table:table-cell office:value-type="float" office:value="0.863425658" calcext:value-type="float">
            <text:p>0,863425658</text:p>
          </table:table-cell>
          <table:table-cell office:value-type="float" office:value="0.834925883" calcext:value-type="float">
            <text:p>0,834925883</text:p>
          </table:table-cell>
          <table:table-cell office:value-type="float" office:value="0.834335296" calcext:value-type="float">
            <text:p>0,834335296</text:p>
          </table:table-cell>
          <table:table-cell office:value-type="float" office:value="0.826323873" calcext:value-type="float">
            <text:p>0,826323873</text:p>
          </table:table-cell>
          <table:table-cell office:value-type="float" office:value="0.837964877" calcext:value-type="float">
            <text:p>0,837964877</text:p>
          </table:table-cell>
          <table:table-cell office:value-type="float" office:value="0.826589388" calcext:value-type="float">
            <text:p>0,826589388</text:p>
          </table:table-cell>
          <table:table-cell office:value-type="float" office:value="0.862301123" calcext:value-type="float">
            <text:p>0,862301123</text:p>
          </table:table-cell>
          <table:table-cell office:value-type="float" office:value="0.828449218" calcext:value-type="float">
            <text:p>0,828449218</text:p>
          </table:table-cell>
          <table:table-cell office:value-type="float" office:value="0.777093827" calcext:value-type="float">
            <text:p>0,777093827</text:p>
          </table:table-cell>
          <table:table-cell office:value-type="float" office:value="0.826323873" calcext:value-type="float">
            <text:p>0,826323873</text:p>
          </table:table-cell>
          <table:table-cell office:value-type="float" office:value="0.836487054" calcext:value-type="float">
            <text:p>0,836487054</text:p>
          </table:table-cell>
          <table:table-cell office:value-type="float" office:value="502" calcext:value-type="float">
            <text:p>502</text:p>
          </table:table-cell>
          <table:table-cell office:value-type="float" office:value="616" calcext:value-type="float">
            <text:p>616</text:p>
          </table:table-cell>
          <table:table-cell office:value-type="float" office:value="520" calcext:value-type="float">
            <text:p>520</text:p>
          </table:table-cell>
          <table:table-cell office:value-type="float" office:value="502" calcext:value-type="float">
            <text:p>502</text:p>
          </table:table-cell>
          <table:table-cell office:value-type="float" office:value="616" calcext:value-type="float">
            <text:p>616</text:p>
          </table:table-cell>
          <table:table-cell office:value-type="float" office:value="500" calcext:value-type="float">
            <text:p>500</text:p>
          </table:table-cell>
          <table:table-cell office:value-type="float" office:value="1064" calcext:value-type="float">
            <text:p>1064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33337" calcext:value-type="float">
            <text:p>0,33337</text:p>
          </table:table-cell>
          <table:table-cell office:value-type="float" office:value="0.386302" calcext:value-type="float">
            <text:p>0,386302</text:p>
          </table:table-cell>
          <table:table-cell office:value-type="float" office:value="0.367481" calcext:value-type="float">
            <text:p>0,367481</text:p>
          </table:table-cell>
          <table:table-cell office:value-type="float" office:value="0.331789" calcext:value-type="float">
            <text:p>0,331789</text:p>
          </table:table-cell>
          <table:table-cell office:value-type="float" office:value="0.37673" calcext:value-type="float">
            <text:p>0,37673</text:p>
          </table:table-cell>
          <table:table-cell office:value-type="float" office:value="0.336959" calcext:value-type="float">
            <text:p>0,336959</text:p>
          </table:table-cell>
          <table:table-cell office:value-type="float" office:value="0.422052" calcext:value-type="float">
            <text:p>0,422052</text:p>
          </table:table-cell>
          <table:table-cell office:value-type="float" office:value="32.3214785" calcext:value-type="float">
            <text:p>32,3214785</text:p>
          </table:table-cell>
          <table:table-cell office:value-type="float" office:value="155.087521" calcext:value-type="float">
            <text:p>155,087521</text:p>
          </table:table-cell>
          <table:table-cell office:value-type="float" office:value="46.185145" calcext:value-type="float">
            <text:p>46,185145</text:p>
          </table:table-cell>
          <table:table-cell office:value-type="float" office:value="2.99944" calcext:value-type="float">
            <text:p>2,99944</text:p>
          </table:table-cell>
          <table:table-cell office:value-type="float" office:value="28.1448635" calcext:value-type="float">
            <text:p>28,1448635</text:p>
          </table:table-cell>
          <table:table-cell office:value-type="float" office:value="12.472752" calcext:value-type="float">
            <text:p>12,472752</text:p>
          </table:table-cell>
          <table:table-cell office:value-type="float" office:value="73.2575685" calcext:value-type="float">
            <text:p>73,2575685</text:p>
          </table:table-cell>
          <table:table-cell office:value-type="float" office:value="21.1386215" calcext:value-type="float">
            <text:p>21,1386215</text:p>
          </table:table-cell>
          <table:table-cell office:value-type="float" office:value="4.299139" calcext:value-type="float">
            <text:p>4,299139</text:p>
          </table:table-cell>
          <table:table-cell office:value-type="float" office:value="23.017852" calcext:value-type="float">
            <text:p>23,017852</text:p>
          </table:table-cell>
          <table:table-cell office:value-type="float" office:value="0.321468" calcext:value-type="float">
            <text:p>0,321468</text:p>
          </table:table-cell>
          <table:table-cell office:value-type="float" office:value="0.488145" calcext:value-type="float">
            <text:p>0,488145</text:p>
          </table:table-cell>
          <table:table-cell office:value-type="float" office:value="0.515234" calcext:value-type="float">
            <text:p>0,515234</text:p>
          </table:table-cell>
          <table:table-cell office:value-type="float" office:value="0.49037" calcext:value-type="float">
            <text:p>0,49037</text:p>
          </table:table-cell>
          <table:table-cell office:value-type="float" office:value="0.606983" calcext:value-type="float">
            <text:p>0,606983</text:p>
          </table:table-cell>
          <table:table-cell office:value-type="float" office:value="0.61511" calcext:value-type="float">
            <text:p>0,61511</text:p>
          </table:table-cell>
          <table:table-cell office:value-type="float" office:value="0.331862" calcext:value-type="float">
            <text:p>0,331862</text:p>
          </table:table-cell>
          <table:table-cell office:value-type="float" office:value="2.173414" calcext:value-type="float">
            <text:p>2,17341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857330595" calcext:value-type="float">
            <text:p>0,857330595</text:p>
          </table:table-cell>
          <table:table-cell office:value-type="float" office:value="0.880163852" calcext:value-type="float">
            <text:p>0,880163852</text:p>
          </table:table-cell>
          <table:table-cell office:value-type="float" office:value="0.861535525" calcext:value-type="float">
            <text:p>0,861535525</text:p>
          </table:table-cell>
          <table:table-cell office:value-type="float" office:value="0.857330595" calcext:value-type="float">
            <text:p>0,857330595</text:p>
          </table:table-cell>
          <table:table-cell office:value-type="float" office:value="0.880163852" calcext:value-type="float">
            <text:p>0,880163852</text:p>
          </table:table-cell>
          <table:table-cell office:value-type="float" office:value="0.919850285" calcext:value-type="float">
            <text:p>0,919850285</text:p>
          </table:table-cell>
          <table:table-cell office:value-type="float" office:value="0.999289915" calcext:value-type="float">
            <text:p>0,999289915</text:p>
          </table:table-cell>
          <table:table-cell office:value-type="float" office:value="0.813738542" calcext:value-type="float">
            <text:p>0,813738542</text:p>
          </table:table-cell>
          <table:table-cell office:value-type="float" office:value="0.809966289" calcext:value-type="float">
            <text:p>0,809966289</text:p>
          </table:table-cell>
          <table:table-cell office:value-type="float" office:value="0.83217278" calcext:value-type="float">
            <text:p>0,83217278</text:p>
          </table:table-cell>
          <table:table-cell office:value-type="float" office:value="0.837293022" calcext:value-type="float">
            <text:p>0,837293022</text:p>
          </table:table-cell>
          <table:table-cell office:value-type="float" office:value="0.816872829" calcext:value-type="float">
            <text:p>0,816872829</text:p>
          </table:table-cell>
          <table:table-cell office:value-type="float" office:value="0.837293022" calcext:value-type="float">
            <text:p>0,837293022</text:p>
          </table:table-cell>
          <table:table-cell office:value-type="float" office:value="0.844521406" calcext:value-type="float">
            <text:p>0,844521406</text:p>
          </table:table-cell>
          <table:table-cell office:value-type="float" office:value="0.863754478" calcext:value-type="float">
            <text:p>0,863754478</text:p>
          </table:table-cell>
          <table:table-cell office:value-type="float" office:value="0.8254104" calcext:value-type="float">
            <text:p>0,8254104</text:p>
          </table:table-cell>
          <table:table-cell office:value-type="float" office:value="0.844166449" calcext:value-type="float">
            <text:p>0,844166449</text:p>
          </table:table-cell>
          <table:table-cell office:value-type="float" office:value="0.919850285" calcext:value-type="float">
            <text:p>0,919850285</text:p>
          </table:table-cell>
          <table:table-cell office:value-type="float" office:value="0.88400258" calcext:value-type="float">
            <text:p>0,88400258</text:p>
          </table:table-cell>
          <table:table-cell office:value-type="float" office:value="0.811519633" calcext:value-type="float">
            <text:p>0,811519633</text:p>
          </table:table-cell>
          <table:table-cell office:value-type="float" office:value="0.871798265" calcext:value-type="float">
            <text:p>0,871798265</text:p>
          </table:table-cell>
          <table:table-cell office:value-type="float" office:value="0.828849941" calcext:value-type="float">
            <text:p>0,828849941</text:p>
          </table:table-cell>
          <table:table-cell office:value-type="float" office:value="0.801800445" calcext:value-type="float">
            <text:p>0,801800445</text:p>
          </table:table-cell>
          <table:table-cell office:value-type="float" office:value="0.919850285" calcext:value-type="float">
            <text:p>0,919850285</text:p>
          </table:table-cell>
          <table:table-cell office:value-type="float" office:value="0.867293617" calcext:value-type="float">
            <text:p>0,867293617</text:p>
          </table:table-cell>
          <table:table-cell office:value-type="float" office:value="524" calcext:value-type="float">
            <text:p>524</text:p>
          </table:table-cell>
          <table:table-cell office:value-type="float" office:value="648" calcext:value-type="float">
            <text:p>648</text:p>
          </table:table-cell>
          <table:table-cell office:value-type="float" office:value="540" calcext:value-type="float">
            <text:p>540</text:p>
          </table:table-cell>
          <table:table-cell office:value-type="float" office:value="524" calcext:value-type="float">
            <text:p>524</text:p>
          </table:table-cell>
          <table:table-cell office:value-type="float" office:value="648" calcext:value-type="float">
            <text:p>648</text:p>
          </table:table-cell>
          <table:table-cell office:value-type="float" office:value="500" calcext:value-type="float">
            <text:p>500</text:p>
          </table:table-cell>
          <table:table-cell office:value-type="float" office:value="1182" calcext:value-type="float">
            <text:p>1182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395131" calcext:value-type="float">
            <text:p>0,395131</text:p>
          </table:table-cell>
          <table:table-cell office:value-type="float" office:value="0.408775" calcext:value-type="float">
            <text:p>0,408775</text:p>
          </table:table-cell>
          <table:table-cell office:value-type="float" office:value="0.382927" calcext:value-type="float">
            <text:p>0,382927</text:p>
          </table:table-cell>
          <table:table-cell office:value-type="float" office:value="0.393612" calcext:value-type="float">
            <text:p>0,393612</text:p>
          </table:table-cell>
          <table:table-cell office:value-type="float" office:value="0.409867" calcext:value-type="float">
            <text:p>0,409867</text:p>
          </table:table-cell>
          <table:table-cell office:value-type="float" office:value="0.390586" calcext:value-type="float">
            <text:p>0,390586</text:p>
          </table:table-cell>
          <table:table-cell office:value-type="float" office:value="0.519359" calcext:value-type="float">
            <text:p>0,519359</text:p>
          </table:table-cell>
          <table:table-cell office:value-type="float" office:value="27.405942" calcext:value-type="float">
            <text:p>27,405942</text:p>
          </table:table-cell>
          <table:table-cell office:value-type="float" office:value="188.624015" calcext:value-type="float">
            <text:p>188,624015</text:p>
          </table:table-cell>
          <table:table-cell office:value-type="float" office:value="48.562126" calcext:value-type="float">
            <text:p>48,562126</text:p>
          </table:table-cell>
          <table:table-cell office:value-type="float" office:value="2.2695745" calcext:value-type="float">
            <text:p>2,2695745</text:p>
          </table:table-cell>
          <table:table-cell office:value-type="float" office:value="58.6400255" calcext:value-type="float">
            <text:p>58,6400255</text:p>
          </table:table-cell>
          <table:table-cell office:value-type="float" office:value="13.5603295" calcext:value-type="float">
            <text:p>13,5603295</text:p>
          </table:table-cell>
          <table:table-cell office:value-type="float" office:value="112.821485" calcext:value-type="float">
            <text:p>112,821485</text:p>
          </table:table-cell>
          <table:table-cell office:value-type="float" office:value="25.024664" calcext:value-type="float">
            <text:p>25,024664</text:p>
          </table:table-cell>
          <table:table-cell office:value-type="float" office:value="3.208632" calcext:value-type="float">
            <text:p>3,208632</text:p>
          </table:table-cell>
          <table:table-cell office:value-type="float" office:value="26.7375245" calcext:value-type="float">
            <text:p>26,7375245</text:p>
          </table:table-cell>
          <table:table-cell office:value-type="float" office:value="0.383783" calcext:value-type="float">
            <text:p>0,383783</text:p>
          </table:table-cell>
          <table:table-cell office:value-type="float" office:value="0.543819" calcext:value-type="float">
            <text:p>0,543819</text:p>
          </table:table-cell>
          <table:table-cell office:value-type="float" office:value="0.602384" calcext:value-type="float">
            <text:p>0,602384</text:p>
          </table:table-cell>
          <table:table-cell office:value-type="float" office:value="0.620804" calcext:value-type="float">
            <text:p>0,620804</text:p>
          </table:table-cell>
          <table:table-cell office:value-type="float" office:value="0.832798" calcext:value-type="float">
            <text:p>0,832798</text:p>
          </table:table-cell>
          <table:table-cell office:value-type="float" office:value="1.048588" calcext:value-type="float">
            <text:p>1,048588</text:p>
          </table:table-cell>
          <table:table-cell office:value-type="float" office:value="0.388051" calcext:value-type="float">
            <text:p>0,388051</text:p>
          </table:table-cell>
          <table:table-cell office:value-type="float" office:value="2.866874" calcext:value-type="float">
            <text:p>2,86687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710540003" calcext:value-type="float">
            <text:p>0,710540003</text:p>
          </table:table-cell>
          <table:table-cell office:value-type="float" office:value="0.787344834" calcext:value-type="float">
            <text:p>0,787344834</text:p>
          </table:table-cell>
          <table:table-cell office:value-type="float" office:value="0.738047579" calcext:value-type="float">
            <text:p>0,738047579</text:p>
          </table:table-cell>
          <table:table-cell office:value-type="float" office:value="0.710540003" calcext:value-type="float">
            <text:p>0,710540003</text:p>
          </table:table-cell>
          <table:table-cell office:value-type="float" office:value="0.787344834" calcext:value-type="float">
            <text:p>0,787344834</text:p>
          </table:table-cell>
          <table:table-cell office:value-type="float" office:value="0.778734824" calcext:value-type="float">
            <text:p>0,778734824</text:p>
          </table:table-cell>
          <table:table-cell office:value-type="float" office:value="1" calcext:value-type="float">
            <text:p>1</text:p>
          </table:table-cell>
          <table:table-cell office:value-type="float" office:value="0.685360952" calcext:value-type="float">
            <text:p>0,685360952</text:p>
          </table:table-cell>
          <table:table-cell office:value-type="float" office:value="0.687180028" calcext:value-type="float">
            <text:p>0,687180028</text:p>
          </table:table-cell>
          <table:table-cell office:value-type="float" office:value="0.705420549" calcext:value-type="float">
            <text:p>0,705420549</text:p>
          </table:table-cell>
          <table:table-cell office:value-type="float" office:value="0.702595925" calcext:value-type="float">
            <text:p>0,702595925</text:p>
          </table:table-cell>
          <table:table-cell office:value-type="float" office:value="0.681737464" calcext:value-type="float">
            <text:p>0,681737464</text:p>
          </table:table-cell>
          <table:table-cell office:value-type="float" office:value="0.713991523" calcext:value-type="float">
            <text:p>0,713991523</text:p>
          </table:table-cell>
          <table:table-cell office:value-type="float" office:value="0.710333514" calcext:value-type="float">
            <text:p>0,710333514</text:p>
          </table:table-cell>
          <table:table-cell office:value-type="float" office:value="0.74273983" calcext:value-type="float">
            <text:p>0,74273983</text:p>
          </table:table-cell>
          <table:table-cell office:value-type="float" office:value="0.692662113" calcext:value-type="float">
            <text:p>0,692662113</text:p>
          </table:table-cell>
          <table:table-cell office:value-type="float" office:value="0.720405164" calcext:value-type="float">
            <text:p>0,720405164</text:p>
          </table:table-cell>
          <table:table-cell office:value-type="float" office:value="0.778734824" calcext:value-type="float">
            <text:p>0,778734824</text:p>
          </table:table-cell>
          <table:table-cell office:value-type="float" office:value="0.675540264" calcext:value-type="float">
            <text:p>0,675540264</text:p>
          </table:table-cell>
          <table:table-cell office:value-type="float" office:value="0.716276546" calcext:value-type="float">
            <text:p>0,716276546</text:p>
          </table:table-cell>
          <table:table-cell office:value-type="float" office:value="0.720630733" calcext:value-type="float">
            <text:p>0,720630733</text:p>
          </table:table-cell>
          <table:table-cell office:value-type="float" office:value="0.716080495" calcext:value-type="float">
            <text:p>0,716080495</text:p>
          </table:table-cell>
          <table:table-cell office:value-type="float" office:value="0.682835891" calcext:value-type="float">
            <text:p>0,682835891</text:p>
          </table:table-cell>
          <table:table-cell office:value-type="float" office:value="0.778734824" calcext:value-type="float">
            <text:p>0,778734824</text:p>
          </table:table-cell>
          <table:table-cell office:value-type="float" office:value="0.814557898" calcext:value-type="float">
            <text:p>0,814557898</text:p>
          </table:table-cell>
          <table:table-cell office:value-type="float" office:value="506" calcext:value-type="float">
            <text:p>506</text:p>
          </table:table-cell>
          <table:table-cell office:value-type="float" office:value="716" calcext:value-type="float">
            <text:p>716</text:p>
          </table:table-cell>
          <table:table-cell office:value-type="float" office:value="534" calcext:value-type="float">
            <text:p>534</text:p>
          </table:table-cell>
          <table:table-cell office:value-type="float" office:value="506" calcext:value-type="float">
            <text:p>506</text:p>
          </table:table-cell>
          <table:table-cell office:value-type="float" office:value="716" calcext:value-type="float">
            <text:p>716</text:p>
          </table:table-cell>
          <table:table-cell office:value-type="float" office:value="500" calcext:value-type="float">
            <text:p>500</text:p>
          </table:table-cell>
          <table:table-cell office:value-type="float" office:value="1304" calcext:value-type="float">
            <text:p>1304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370107" calcext:value-type="float">
            <text:p>0,370107</text:p>
          </table:table-cell>
          <table:table-cell office:value-type="float" office:value="0.519952" calcext:value-type="float">
            <text:p>0,519952</text:p>
          </table:table-cell>
          <table:table-cell office:value-type="float" office:value="0.41235" calcext:value-type="float">
            <text:p>0,41235</text:p>
          </table:table-cell>
          <table:table-cell office:value-type="float" office:value="0.363793" calcext:value-type="float">
            <text:p>0,363793</text:p>
          </table:table-cell>
          <table:table-cell office:value-type="float" office:value="0.52077" calcext:value-type="float">
            <text:p>0,52077</text:p>
          </table:table-cell>
          <table:table-cell office:value-type="float" office:value="0.420623" calcext:value-type="float">
            <text:p>0,420623</text:p>
          </table:table-cell>
          <table:table-cell office:value-type="float" office:value="0.924563" calcext:value-type="float">
            <text:p>0,924563</text:p>
          </table:table-cell>
          <table:table-cell office:value-type="float" office:value="25.18996" calcext:value-type="float">
            <text:p>25,18996</text:p>
          </table:table-cell>
          <table:table-cell office:value-type="float" office:value="167.284394" calcext:value-type="float">
            <text:p>167,284394</text:p>
          </table:table-cell>
          <table:table-cell office:value-type="float" office:value="39.256038" calcext:value-type="float">
            <text:p>39,256038</text:p>
          </table:table-cell>
          <table:table-cell office:value-type="float" office:value="1.8453795" calcext:value-type="float">
            <text:p>1,8453795</text:p>
          </table:table-cell>
          <table:table-cell office:value-type="float" office:value="41.3793635" calcext:value-type="float">
            <text:p>41,3793635</text:p>
          </table:table-cell>
          <table:table-cell office:value-type="float" office:value="14.9383495" calcext:value-type="float">
            <text:p>14,9383495</text:p>
          </table:table-cell>
          <table:table-cell office:value-type="float" office:value="153.6163925" calcext:value-type="float">
            <text:p>153,6163925</text:p>
          </table:table-cell>
          <table:table-cell office:value-type="float" office:value="28.856566" calcext:value-type="float">
            <text:p>28,856566</text:p>
          </table:table-cell>
          <table:table-cell office:value-type="float" office:value="2.447178" calcext:value-type="float">
            <text:p>2,447178</text:p>
          </table:table-cell>
          <table:table-cell office:value-type="float" office:value="29.546709" calcext:value-type="float">
            <text:p>29,546709</text:p>
          </table:table-cell>
          <table:table-cell office:value-type="float" office:value="0.411414" calcext:value-type="float">
            <text:p>0,411414</text:p>
          </table:table-cell>
          <table:table-cell office:value-type="float" office:value="0.525253" calcext:value-type="float">
            <text:p>0,525253</text:p>
          </table:table-cell>
          <table:table-cell office:value-type="float" office:value="0.77821" calcext:value-type="float">
            <text:p>0,77821</text:p>
          </table:table-cell>
          <table:table-cell office:value-type="float" office:value="0.683168" calcext:value-type="float">
            <text:p>0,683168</text:p>
          </table:table-cell>
          <table:table-cell office:value-type="float" office:value="0.890039" calcext:value-type="float">
            <text:p>0,890039</text:p>
          </table:table-cell>
          <table:table-cell office:value-type="float" office:value="1.15616" calcext:value-type="float">
            <text:p>1,15616</text:p>
          </table:table-cell>
          <table:table-cell office:value-type="float" office:value="0.414959" calcext:value-type="float">
            <text:p>0,414959</text:p>
          </table:table-cell>
          <table:table-cell office:value-type="float" office:value="4.329317" calcext:value-type="float">
            <text:p>4,32931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938176018" calcext:value-type="float">
            <text:p>0,938176018</text:p>
          </table:table-cell>
          <table:table-cell office:value-type="float" office:value="0.930025919" calcext:value-type="float">
            <text:p>0,930025919</text:p>
          </table:table-cell>
          <table:table-cell office:value-type="float" office:value="0.935236776" calcext:value-type="float">
            <text:p>0,935236776</text:p>
          </table:table-cell>
          <table:table-cell office:value-type="float" office:value="0.938176018" calcext:value-type="float">
            <text:p>0,938176018</text:p>
          </table:table-cell>
          <table:table-cell office:value-type="float" office:value="0.930025919" calcext:value-type="float">
            <text:p>0,930025919</text:p>
          </table:table-cell>
          <table:table-cell office:value-type="float" office:value="0.931065857" calcext:value-type="float">
            <text:p>0,931065857</text:p>
          </table:table-cell>
          <table:table-cell office:value-type="float" office:value="0.961274028" calcext:value-type="float">
            <text:p>0,961274028</text:p>
          </table:table-cell>
          <table:table-cell office:value-type="float" office:value="0.929250973" calcext:value-type="float">
            <text:p>0,929250973</text:p>
          </table:table-cell>
          <table:table-cell office:value-type="float" office:value="0.937860316" calcext:value-type="float">
            <text:p>0,937860316</text:p>
          </table:table-cell>
          <table:table-cell office:value-type="float" office:value="0.934988429" calcext:value-type="float">
            <text:p>0,934988429</text:p>
          </table:table-cell>
          <table:table-cell office:value-type="float" office:value="0.930804039" calcext:value-type="float">
            <text:p>0,930804039</text:p>
          </table:table-cell>
          <table:table-cell office:value-type="float" office:value="0.935083775" calcext:value-type="float">
            <text:p>0,935083775</text:p>
          </table:table-cell>
          <table:table-cell office:value-type="float" office:value="0.945176839" calcext:value-type="float">
            <text:p>0,945176839</text:p>
          </table:table-cell>
          <table:table-cell office:value-type="float" office:value="0.951610333" calcext:value-type="float">
            <text:p>0,951610333</text:p>
          </table:table-cell>
          <table:table-cell office:value-type="float" office:value="0.947844145" calcext:value-type="float">
            <text:p>0,947844145</text:p>
          </table:table-cell>
          <table:table-cell office:value-type="float" office:value="0.955665595" calcext:value-type="float">
            <text:p>0,955665595</text:p>
          </table:table-cell>
          <table:table-cell office:value-type="float" office:value="0.945900866" calcext:value-type="float">
            <text:p>0,945900866</text:p>
          </table:table-cell>
          <table:table-cell office:value-type="float" office:value="0.931065857" calcext:value-type="float">
            <text:p>0,931065857</text:p>
          </table:table-cell>
          <table:table-cell office:value-type="float" office:value="0.933733372" calcext:value-type="float">
            <text:p>0,933733372</text:p>
          </table:table-cell>
          <table:table-cell office:value-type="float" office:value="0.923462774" calcext:value-type="float">
            <text:p>0,923462774</text:p>
          </table:table-cell>
          <table:table-cell office:value-type="float" office:value="0.930327103" calcext:value-type="float">
            <text:p>0,930327103</text:p>
          </table:table-cell>
          <table:table-cell office:value-type="float" office:value="0.917732681" calcext:value-type="float">
            <text:p>0,917732681</text:p>
          </table:table-cell>
          <table:table-cell office:value-type="float" office:value="0.915475795" calcext:value-type="float">
            <text:p>0,915475795</text:p>
          </table:table-cell>
          <table:table-cell office:value-type="float" office:value="0.931065857" calcext:value-type="float">
            <text:p>0,931065857</text:p>
          </table:table-cell>
          <table:table-cell office:value-type="float" office:value="0.904356368" calcext:value-type="float">
            <text:p>0,904356368</text:p>
          </table:table-cell>
          <table:table-cell office:value-type="float" office:value="500" calcext:value-type="float">
            <text:p>500</text:p>
          </table:table-cell>
          <table:table-cell office:value-type="float" office:value="526" calcext:value-type="float">
            <text:p>526</text:p>
          </table:table-cell>
          <table:table-cell office:value-type="float" office:value="508" calcext:value-type="float">
            <text:p>508</text:p>
          </table:table-cell>
          <table:table-cell office:value-type="float" office:value="500" calcext:value-type="float">
            <text:p>500</text:p>
          </table:table-cell>
          <table:table-cell office:value-type="float" office:value="526" calcext:value-type="float">
            <text:p>526</text:p>
          </table:table-cell>
          <table:table-cell office:value-type="float" office:value="500" calcext:value-type="float">
            <text:p>500</text:p>
          </table:table-cell>
          <table:table-cell office:value-type="float" office:value="696" calcext:value-type="float">
            <text:p>696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371744" calcext:value-type="float">
            <text:p>0,371744</text:p>
          </table:table-cell>
          <table:table-cell office:value-type="float" office:value="0.371923" calcext:value-type="float">
            <text:p>0,371923</text:p>
          </table:table-cell>
          <table:table-cell office:value-type="float" office:value="0.372984" calcext:value-type="float">
            <text:p>0,372984</text:p>
          </table:table-cell>
          <table:table-cell office:value-type="float" office:value="0.372493" calcext:value-type="float">
            <text:p>0,372493</text:p>
          </table:table-cell>
          <table:table-cell office:value-type="float" office:value="0.371468" calcext:value-type="float">
            <text:p>0,371468</text:p>
          </table:table-cell>
          <table:table-cell office:value-type="float" office:value="0.37647" calcext:value-type="float">
            <text:p>0,37647</text:p>
          </table:table-cell>
          <table:table-cell office:value-type="float" office:value="0.390509" calcext:value-type="float">
            <text:p>0,390509</text:p>
          </table:table-cell>
          <table:table-cell office:value-type="float" office:value="7.1886715" calcext:value-type="float">
            <text:p>7,1886715</text:p>
          </table:table-cell>
          <table:table-cell office:value-type="float" office:value="10.4763425" calcext:value-type="float">
            <text:p>10,4763425</text:p>
          </table:table-cell>
          <table:table-cell office:value-type="float" office:value="8.600103" calcext:value-type="float">
            <text:p>8,600103</text:p>
          </table:table-cell>
          <table:table-cell office:value-type="float" office:value="3.3225765" calcext:value-type="float">
            <text:p>3,3225765</text:p>
          </table:table-cell>
          <table:table-cell office:value-type="float" office:value="14.9986875" calcext:value-type="float">
            <text:p>14,9986875</text:p>
          </table:table-cell>
          <table:table-cell office:value-type="float" office:value="8.5799705" calcext:value-type="float">
            <text:p>8,5799705</text:p>
          </table:table-cell>
          <table:table-cell office:value-type="float" office:value="16.8330815" calcext:value-type="float">
            <text:p>16,8330815</text:p>
          </table:table-cell>
          <table:table-cell office:value-type="float" office:value="11.7913145" calcext:value-type="float">
            <text:p>11,7913145</text:p>
          </table:table-cell>
          <table:table-cell office:value-type="float" office:value="4.169498" calcext:value-type="float">
            <text:p>4,169498</text:p>
          </table:table-cell>
          <table:table-cell office:value-type="float" office:value="12.9093575" calcext:value-type="float">
            <text:p>12,9093575</text:p>
          </table:table-cell>
          <table:table-cell office:value-type="float" office:value="0.253104" calcext:value-type="float">
            <text:p>0,253104</text:p>
          </table:table-cell>
          <table:table-cell office:value-type="float" office:value="0.423258" calcext:value-type="float">
            <text:p>0,423258</text:p>
          </table:table-cell>
          <table:table-cell office:value-type="float" office:value="0.413388" calcext:value-type="float">
            <text:p>0,413388</text:p>
          </table:table-cell>
          <table:table-cell office:value-type="float" office:value="0.423875" calcext:value-type="float">
            <text:p>0,423875</text:p>
          </table:table-cell>
          <table:table-cell office:value-type="float" office:value="0.439047" calcext:value-type="float">
            <text:p>0,439047</text:p>
          </table:table-cell>
          <table:table-cell office:value-type="float" office:value="0.391504" calcext:value-type="float">
            <text:p>0,391504</text:p>
          </table:table-cell>
          <table:table-cell office:value-type="float" office:value="0.368745" calcext:value-type="float">
            <text:p>0,368745</text:p>
          </table:table-cell>
          <table:table-cell office:value-type="float" office:value="0.37957" calcext:value-type="float">
            <text:p>0,3795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866323513" calcext:value-type="float">
            <text:p>0,866323513</text:p>
          </table:table-cell>
          <table:table-cell office:value-type="float" office:value="0.879029592" calcext:value-type="float">
            <text:p>0,879029592</text:p>
          </table:table-cell>
          <table:table-cell office:value-type="float" office:value="0.850063641" calcext:value-type="float">
            <text:p>0,850063641</text:p>
          </table:table-cell>
          <table:table-cell office:value-type="float" office:value="0.866323513" calcext:value-type="float">
            <text:p>0,866323513</text:p>
          </table:table-cell>
          <table:table-cell office:value-type="float" office:value="0.879029592" calcext:value-type="float">
            <text:p>0,879029592</text:p>
          </table:table-cell>
          <table:table-cell office:value-type="float" office:value="0.84965108" calcext:value-type="float">
            <text:p>0,84965108</text:p>
          </table:table-cell>
          <table:table-cell office:value-type="float" office:value="0.928692355" calcext:value-type="float">
            <text:p>0,928692355</text:p>
          </table:table-cell>
          <table:table-cell office:value-type="float" office:value="0.851930687" calcext:value-type="float">
            <text:p>0,851930687</text:p>
          </table:table-cell>
          <table:table-cell office:value-type="float" office:value="0.846759705" calcext:value-type="float">
            <text:p>0,846759705</text:p>
          </table:table-cell>
          <table:table-cell office:value-type="float" office:value="0.859274115" calcext:value-type="float">
            <text:p>0,859274115</text:p>
          </table:table-cell>
          <table:table-cell office:value-type="float" office:value="0.822362149" calcext:value-type="float">
            <text:p>0,822362149</text:p>
          </table:table-cell>
          <table:table-cell office:value-type="float" office:value="0.847048514" calcext:value-type="float">
            <text:p>0,847048514</text:p>
          </table:table-cell>
          <table:table-cell office:value-type="float" office:value="0.874400353" calcext:value-type="float">
            <text:p>0,874400353</text:p>
          </table:table-cell>
          <table:table-cell office:value-type="float" office:value="0.867056925" calcext:value-type="float">
            <text:p>0,867056925</text:p>
          </table:table-cell>
          <table:table-cell office:value-type="float" office:value="0.875621234" calcext:value-type="float">
            <text:p>0,875621234</text:p>
          </table:table-cell>
          <table:table-cell office:value-type="float" office:value="0.936863807" calcext:value-type="float">
            <text:p>0,936863807</text:p>
          </table:table-cell>
          <table:table-cell office:value-type="float" office:value="0.872076365" calcext:value-type="float">
            <text:p>0,872076365</text:p>
          </table:table-cell>
          <table:table-cell office:value-type="float" office:value="0.84965108" calcext:value-type="float">
            <text:p>0,84965108</text:p>
          </table:table-cell>
          <table:table-cell office:value-type="float" office:value="0.83954963" calcext:value-type="float">
            <text:p>0,83954963</text:p>
          </table:table-cell>
          <table:table-cell office:value-type="float" office:value="0.841981116" calcext:value-type="float">
            <text:p>0,841981116</text:p>
          </table:table-cell>
          <table:table-cell office:value-type="float" office:value="0.830404336" calcext:value-type="float">
            <text:p>0,830404336</text:p>
          </table:table-cell>
          <table:table-cell office:value-type="float" office:value="0.852103282" calcext:value-type="float">
            <text:p>0,852103282</text:p>
          </table:table-cell>
          <table:table-cell office:value-type="float" office:value="0.815966919" calcext:value-type="float">
            <text:p>0,815966919</text:p>
          </table:table-cell>
          <table:table-cell office:value-type="float" office:value="0.84965108" calcext:value-type="float">
            <text:p>0,84965108</text:p>
          </table:table-cell>
          <table:table-cell office:value-type="float" office:value="0.806372431" calcext:value-type="float">
            <text:p>0,806372431</text:p>
          </table:table-cell>
          <table:table-cell office:value-type="float" office:value="506" calcext:value-type="float">
            <text:p>506</text:p>
          </table:table-cell>
          <table:table-cell office:value-type="float" office:value="572" calcext:value-type="float">
            <text:p>572</text:p>
          </table:table-cell>
          <table:table-cell office:value-type="float" office:value="514" calcext:value-type="float">
            <text:p>514</text:p>
          </table:table-cell>
          <table:table-cell office:value-type="float" office:value="506" calcext:value-type="float">
            <text:p>506</text:p>
          </table:table-cell>
          <table:table-cell office:value-type="float" office:value="572" calcext:value-type="float">
            <text:p>572</text:p>
          </table:table-cell>
          <table:table-cell office:value-type="float" office:value="500" calcext:value-type="float">
            <text:p>500</text:p>
          </table:table-cell>
          <table:table-cell office:value-type="float" office:value="882" calcext:value-type="float">
            <text:p>882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380055" calcext:value-type="float">
            <text:p>0,380055</text:p>
          </table:table-cell>
          <table:table-cell office:value-type="float" office:value="0.405831" calcext:value-type="float">
            <text:p>0,405831</text:p>
          </table:table-cell>
          <table:table-cell office:value-type="float" office:value="0.393911" calcext:value-type="float">
            <text:p>0,393911</text:p>
          </table:table-cell>
          <table:table-cell office:value-type="float" office:value="0.379582" calcext:value-type="float">
            <text:p>0,379582</text:p>
          </table:table-cell>
          <table:table-cell office:value-type="float" office:value="0.412742" calcext:value-type="float">
            <text:p>0,412742</text:p>
          </table:table-cell>
          <table:table-cell office:value-type="float" office:value="0.375738" calcext:value-type="float">
            <text:p>0,375738</text:p>
          </table:table-cell>
          <table:table-cell office:value-type="float" office:value="0.48136" calcext:value-type="float">
            <text:p>0,48136</text:p>
          </table:table-cell>
          <table:table-cell office:value-type="float" office:value="9.2048465" calcext:value-type="float">
            <text:p>9,2048465</text:p>
          </table:table-cell>
          <table:table-cell office:value-type="float" office:value="23.781313" calcext:value-type="float">
            <text:p>23,781313</text:p>
          </table:table-cell>
          <table:table-cell office:value-type="float" office:value="12.5656975" calcext:value-type="float">
            <text:p>12,5656975</text:p>
          </table:table-cell>
          <table:table-cell office:value-type="float" office:value="2.8891075" calcext:value-type="float">
            <text:p>2,8891075</text:p>
          </table:table-cell>
          <table:table-cell office:value-type="float" office:value="13.1992405" calcext:value-type="float">
            <text:p>13,1992405</text:p>
          </table:table-cell>
          <table:table-cell office:value-type="float" office:value="10.878826" calcext:value-type="float">
            <text:p>10,878826</text:p>
          </table:table-cell>
          <table:table-cell office:value-type="float" office:value="26.9350935" calcext:value-type="float">
            <text:p>26,9350935</text:p>
          </table:table-cell>
          <table:table-cell office:value-type="float" office:value="15.4636485" calcext:value-type="float">
            <text:p>15,4636485</text:p>
          </table:table-cell>
          <table:table-cell office:value-type="float" office:value="3.748678" calcext:value-type="float">
            <text:p>3,748678</text:p>
          </table:table-cell>
          <table:table-cell office:value-type="float" office:value="17.232263" calcext:value-type="float">
            <text:p>17,232263</text:p>
          </table:table-cell>
          <table:table-cell office:value-type="float" office:value="0.360402" calcext:value-type="float">
            <text:p>0,360402</text:p>
          </table:table-cell>
          <table:table-cell office:value-type="float" office:value="0.460267" calcext:value-type="float">
            <text:p>0,460267</text:p>
          </table:table-cell>
          <table:table-cell office:value-type="float" office:value="0.465523" calcext:value-type="float">
            <text:p>0,465523</text:p>
          </table:table-cell>
          <table:table-cell office:value-type="float" office:value="0.475283" calcext:value-type="float">
            <text:p>0,475283</text:p>
          </table:table-cell>
          <table:table-cell office:value-type="float" office:value="0.549138" calcext:value-type="float">
            <text:p>0,549138</text:p>
          </table:table-cell>
          <table:table-cell office:value-type="float" office:value="0.53407" calcext:value-type="float">
            <text:p>0,53407</text:p>
          </table:table-cell>
          <table:table-cell office:value-type="float" office:value="0.37398" calcext:value-type="float">
            <text:p>0,37398</text:p>
          </table:table-cell>
          <table:table-cell office:value-type="float" office:value="0.766947" calcext:value-type="float">
            <text:p>0,76694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883876209" calcext:value-type="float">
            <text:p>0,883876209</text:p>
          </table:table-cell>
          <table:table-cell office:value-type="float" office:value="0.88583815" calcext:value-type="float">
            <text:p>0,88583815</text:p>
          </table:table-cell>
          <table:table-cell office:value-type="float" office:value="0.916342237" calcext:value-type="float">
            <text:p>0,916342237</text:p>
          </table:table-cell>
          <table:table-cell office:value-type="float" office:value="0.883876209" calcext:value-type="float">
            <text:p>0,883876209</text:p>
          </table:table-cell>
          <table:table-cell office:value-type="float" office:value="0.88583815" calcext:value-type="float">
            <text:p>0,88583815</text:p>
          </table:table-cell>
          <table:table-cell office:value-type="float" office:value="0.890276421" calcext:value-type="float">
            <text:p>0,890276421</text:p>
          </table:table-cell>
          <table:table-cell office:value-type="float" office:value="0.988713078" calcext:value-type="float">
            <text:p>0,988713078</text:p>
          </table:table-cell>
          <table:table-cell office:value-type="float" office:value="0.860954216" calcext:value-type="float">
            <text:p>0,860954216</text:p>
          </table:table-cell>
          <table:table-cell office:value-type="float" office:value="0.860194908" calcext:value-type="float">
            <text:p>0,860194908</text:p>
          </table:table-cell>
          <table:table-cell office:value-type="float" office:value="0.857247394" calcext:value-type="float">
            <text:p>0,857247394</text:p>
          </table:table-cell>
          <table:table-cell office:value-type="float" office:value="0.896962495" calcext:value-type="float">
            <text:p>0,896962495</text:p>
          </table:table-cell>
          <table:table-cell office:value-type="float" office:value="0.860678449" calcext:value-type="float">
            <text:p>0,860678449</text:p>
          </table:table-cell>
          <table:table-cell office:value-type="float" office:value="0.889300134" calcext:value-type="float">
            <text:p>0,889300134</text:p>
          </table:table-cell>
          <table:table-cell office:value-type="float" office:value="0.875859134" calcext:value-type="float">
            <text:p>0,875859134</text:p>
          </table:table-cell>
          <table:table-cell office:value-type="float" office:value="0.896202164" calcext:value-type="float">
            <text:p>0,896202164</text:p>
          </table:table-cell>
          <table:table-cell office:value-type="float" office:value="0.926998975" calcext:value-type="float">
            <text:p>0,926998975</text:p>
          </table:table-cell>
          <table:table-cell office:value-type="float" office:value="0.886082263" calcext:value-type="float">
            <text:p>0,886082263</text:p>
          </table:table-cell>
          <table:table-cell office:value-type="float" office:value="0.890276421" calcext:value-type="float">
            <text:p>0,890276421</text:p>
          </table:table-cell>
          <table:table-cell office:value-type="float" office:value="0.900581943" calcext:value-type="float">
            <text:p>0,900581943</text:p>
          </table:table-cell>
          <table:table-cell office:value-type="float" office:value="0.855031838" calcext:value-type="float">
            <text:p>0,855031838</text:p>
          </table:table-cell>
          <table:table-cell office:value-type="float" office:value="0.855471073" calcext:value-type="float">
            <text:p>0,855471073</text:p>
          </table:table-cell>
          <table:table-cell office:value-type="float" office:value="0.896941876" calcext:value-type="float">
            <text:p>0,896941876</text:p>
          </table:table-cell>
          <table:table-cell office:value-type="float" office:value="0.826655503" calcext:value-type="float">
            <text:p>0,826655503</text:p>
          </table:table-cell>
          <table:table-cell office:value-type="float" office:value="0.890276421" calcext:value-type="float">
            <text:p>0,890276421</text:p>
          </table:table-cell>
          <table:table-cell office:value-type="float" office:value="0.839330762" calcext:value-type="float">
            <text:p>0,839330762</text:p>
          </table:table-cell>
          <table:table-cell office:value-type="float" office:value="504" calcext:value-type="float">
            <text:p>504</text:p>
          </table:table-cell>
          <table:table-cell office:value-type="float" office:value="608" calcext:value-type="float">
            <text:p>608</text:p>
          </table:table-cell>
          <table:table-cell office:value-type="float" office:value="520" calcext:value-type="float">
            <text:p>520</text:p>
          </table:table-cell>
          <table:table-cell office:value-type="float" office:value="504" calcext:value-type="float">
            <text:p>504</text:p>
          </table:table-cell>
          <table:table-cell office:value-type="float" office:value="608" calcext:value-type="float">
            <text:p>608</text:p>
          </table:table-cell>
          <table:table-cell office:value-type="float" office:value="500" calcext:value-type="float">
            <text:p>500</text:p>
          </table:table-cell>
          <table:table-cell office:value-type="float" office:value="996" calcext:value-type="float">
            <text:p>996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390107" calcext:value-type="float">
            <text:p>0,390107</text:p>
          </table:table-cell>
          <table:table-cell office:value-type="float" office:value="0.425112" calcext:value-type="float">
            <text:p>0,425112</text:p>
          </table:table-cell>
          <table:table-cell office:value-type="float" office:value="0.408044" calcext:value-type="float">
            <text:p>0,408044</text:p>
          </table:table-cell>
          <table:table-cell office:value-type="float" office:value="0.389043" calcext:value-type="float">
            <text:p>0,389043</text:p>
          </table:table-cell>
          <table:table-cell office:value-type="float" office:value="0.426975" calcext:value-type="float">
            <text:p>0,426975</text:p>
          </table:table-cell>
          <table:table-cell office:value-type="float" office:value="0.424224" calcext:value-type="float">
            <text:p>0,424224</text:p>
          </table:table-cell>
          <table:table-cell office:value-type="float" office:value="0.555334" calcext:value-type="float">
            <text:p>0,555334</text:p>
          </table:table-cell>
          <table:table-cell office:value-type="float" office:value="18.4695465" calcext:value-type="float">
            <text:p>18,4695465</text:p>
          </table:table-cell>
          <table:table-cell office:value-type="float" office:value="79.89172" calcext:value-type="float">
            <text:p>79,89172</text:p>
          </table:table-cell>
          <table:table-cell office:value-type="float" office:value="26.272763" calcext:value-type="float">
            <text:p>26,272763</text:p>
          </table:table-cell>
          <table:table-cell office:value-type="float" office:value="3.0776095" calcext:value-type="float">
            <text:p>3,0776095</text:p>
          </table:table-cell>
          <table:table-cell office:value-type="float" office:value="27.4280515" calcext:value-type="float">
            <text:p>27,4280515</text:p>
          </table:table-cell>
          <table:table-cell office:value-type="float" office:value="7.5793435" calcext:value-type="float">
            <text:p>7,5793435</text:p>
          </table:table-cell>
          <table:table-cell office:value-type="float" office:value="38.2547645" calcext:value-type="float">
            <text:p>38,2547645</text:p>
          </table:table-cell>
          <table:table-cell office:value-type="float" office:value="12.461437" calcext:value-type="float">
            <text:p>12,461437</text:p>
          </table:table-cell>
          <table:table-cell office:value-type="float" office:value="3.269818" calcext:value-type="float">
            <text:p>3,269818</text:p>
          </table:table-cell>
          <table:table-cell office:value-type="float" office:value="13.190304" calcext:value-type="float">
            <text:p>13,190304</text:p>
          </table:table-cell>
          <table:table-cell office:value-type="float" office:value="0.416579" calcext:value-type="float">
            <text:p>0,416579</text:p>
          </table:table-cell>
          <table:table-cell office:value-type="float" office:value="0.538141" calcext:value-type="float">
            <text:p>0,538141</text:p>
          </table:table-cell>
          <table:table-cell office:value-type="float" office:value="0.555165" calcext:value-type="float">
            <text:p>0,555165</text:p>
          </table:table-cell>
          <table:table-cell office:value-type="float" office:value="0.549765" calcext:value-type="float">
            <text:p>0,549765</text:p>
          </table:table-cell>
          <table:table-cell office:value-type="float" office:value="0.5576" calcext:value-type="float">
            <text:p>0,5576</text:p>
          </table:table-cell>
          <table:table-cell office:value-type="float" office:value="0.642565" calcext:value-type="float">
            <text:p>0,642565</text:p>
          </table:table-cell>
          <table:table-cell office:value-type="float" office:value="0.420438" calcext:value-type="float">
            <text:p>0,420438</text:p>
          </table:table-cell>
          <table:table-cell office:value-type="float" office:value="1.650792" calcext:value-type="float">
            <text:p>1,65079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946212853" calcext:value-type="float">
            <text:p>0,946212853</text:p>
          </table:table-cell>
          <table:table-cell office:value-type="float" office:value="0.860933163" calcext:value-type="float">
            <text:p>0,860933163</text:p>
          </table:table-cell>
          <table:table-cell office:value-type="float" office:value="0.879688515" calcext:value-type="float">
            <text:p>0,879688515</text:p>
          </table:table-cell>
          <table:table-cell office:value-type="float" office:value="0.946212853" calcext:value-type="float">
            <text:p>0,946212853</text:p>
          </table:table-cell>
          <table:table-cell office:value-type="float" office:value="0.860933163" calcext:value-type="float">
            <text:p>0,860933163</text:p>
          </table:table-cell>
          <table:table-cell office:value-type="float" office:value="0.882829166" calcext:value-type="float">
            <text:p>0,882829166</text:p>
          </table:table-cell>
          <table:table-cell office:value-type="float" office:value="1" calcext:value-type="float">
            <text:p>1</text:p>
          </table:table-cell>
          <table:table-cell office:value-type="float" office:value="0.817425416" calcext:value-type="float">
            <text:p>0,817425416</text:p>
          </table:table-cell>
          <table:table-cell office:value-type="float" office:value="0.818795698" calcext:value-type="float">
            <text:p>0,818795698</text:p>
          </table:table-cell>
          <table:table-cell office:value-type="float" office:value="0.825203241" calcext:value-type="float">
            <text:p>0,825203241</text:p>
          </table:table-cell>
          <table:table-cell office:value-type="float" office:value="0.853091679" calcext:value-type="float">
            <text:p>0,853091679</text:p>
          </table:table-cell>
          <table:table-cell office:value-type="float" office:value="0.822445115" calcext:value-type="float">
            <text:p>0,822445115</text:p>
          </table:table-cell>
          <table:table-cell office:value-type="float" office:value="0.853372674" calcext:value-type="float">
            <text:p>0,853372674</text:p>
          </table:table-cell>
          <table:table-cell office:value-type="float" office:value="0.843014369" calcext:value-type="float">
            <text:p>0,843014369</text:p>
          </table:table-cell>
          <table:table-cell office:value-type="float" office:value="0.853161433" calcext:value-type="float">
            <text:p>0,853161433</text:p>
          </table:table-cell>
          <table:table-cell office:value-type="float" office:value="0.82456214" calcext:value-type="float">
            <text:p>0,82456214</text:p>
          </table:table-cell>
          <table:table-cell office:value-type="float" office:value="0.84344551" calcext:value-type="float">
            <text:p>0,84344551</text:p>
          </table:table-cell>
          <table:table-cell office:value-type="float" office:value="0.882829166" calcext:value-type="float">
            <text:p>0,882829166</text:p>
          </table:table-cell>
          <table:table-cell office:value-type="float" office:value="0.813921084" calcext:value-type="float">
            <text:p>0,813921084</text:p>
          </table:table-cell>
          <table:table-cell office:value-type="float" office:value="0.815022087" calcext:value-type="float">
            <text:p>0,815022087</text:p>
          </table:table-cell>
          <table:table-cell office:value-type="float" office:value="0.843110837" calcext:value-type="float">
            <text:p>0,843110837</text:p>
          </table:table-cell>
          <table:table-cell office:value-type="float" office:value="0.806555556" calcext:value-type="float">
            <text:p>0,806555556</text:p>
          </table:table-cell>
          <table:table-cell office:value-type="float" office:value="0.831166668" calcext:value-type="float">
            <text:p>0,831166668</text:p>
          </table:table-cell>
          <table:table-cell office:value-type="float" office:value="0.882829166" calcext:value-type="float">
            <text:p>0,882829166</text:p>
          </table:table-cell>
          <table:table-cell office:value-type="float" office:value="0.892452691" calcext:value-type="float">
            <text:p>0,892452691</text:p>
          </table:table-cell>
          <table:table-cell office:value-type="float" office:value="506" calcext:value-type="float">
            <text:p>506</text:p>
          </table:table-cell>
          <table:table-cell office:value-type="float" office:value="652" calcext:value-type="float">
            <text:p>652</text:p>
          </table:table-cell>
          <table:table-cell office:value-type="float" office:value="542" calcext:value-type="float">
            <text:p>542</text:p>
          </table:table-cell>
          <table:table-cell office:value-type="float" office:value="506" calcext:value-type="float">
            <text:p>506</text:p>
          </table:table-cell>
          <table:table-cell office:value-type="float" office:value="652" calcext:value-type="float">
            <text:p>652</text:p>
          </table:table-cell>
          <table:table-cell office:value-type="float" office:value="500" calcext:value-type="float">
            <text:p>500</text:p>
          </table:table-cell>
          <table:table-cell office:value-type="float" office:value="1142" calcext:value-type="float">
            <text:p>1142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492628" calcext:value-type="float">
            <text:p>0,492628</text:p>
          </table:table-cell>
          <table:table-cell office:value-type="float" office:value="0.484369" calcext:value-type="float">
            <text:p>0,484369</text:p>
          </table:table-cell>
          <table:table-cell office:value-type="float" office:value="0.468083" calcext:value-type="float">
            <text:p>0,468083</text:p>
          </table:table-cell>
          <table:table-cell office:value-type="float" office:value="0.489841" calcext:value-type="float">
            <text:p>0,489841</text:p>
          </table:table-cell>
          <table:table-cell office:value-type="float" office:value="0.484381" calcext:value-type="float">
            <text:p>0,484381</text:p>
          </table:table-cell>
          <table:table-cell office:value-type="float" office:value="0.483834" calcext:value-type="float">
            <text:p>0,483834</text:p>
          </table:table-cell>
          <table:table-cell office:value-type="float" office:value="0.600394" calcext:value-type="float">
            <text:p>0,600394</text:p>
          </table:table-cell>
          <table:table-cell office:value-type="float" office:value="13.7765665" calcext:value-type="float">
            <text:p>13,7765665</text:p>
          </table:table-cell>
          <table:table-cell office:value-type="float" office:value="66.887749" calcext:value-type="float">
            <text:p>66,887749</text:p>
          </table:table-cell>
          <table:table-cell office:value-type="float" office:value="19.828387" calcext:value-type="float">
            <text:p>19,828387</text:p>
          </table:table-cell>
          <table:table-cell office:value-type="float" office:value="2.307085" calcext:value-type="float">
            <text:p>2,307085</text:p>
          </table:table-cell>
          <table:table-cell office:value-type="float" office:value="21.5082035" calcext:value-type="float">
            <text:p>21,5082035</text:p>
          </table:table-cell>
          <table:table-cell office:value-type="float" office:value="8.4244175" calcext:value-type="float">
            <text:p>8,4244175</text:p>
          </table:table-cell>
          <table:table-cell office:value-type="float" office:value="58.986254" calcext:value-type="float">
            <text:p>58,986254</text:p>
          </table:table-cell>
          <table:table-cell office:value-type="float" office:value="15.010742" calcext:value-type="float">
            <text:p>15,010742</text:p>
          </table:table-cell>
          <table:table-cell office:value-type="float" office:value="2.883947" calcext:value-type="float">
            <text:p>2,883947</text:p>
          </table:table-cell>
          <table:table-cell office:value-type="float" office:value="15.7703135" calcext:value-type="float">
            <text:p>15,7703135</text:p>
          </table:table-cell>
          <table:table-cell office:value-type="float" office:value="0.475003" calcext:value-type="float">
            <text:p>0,475003</text:p>
          </table:table-cell>
          <table:table-cell office:value-type="float" office:value="0.531278" calcext:value-type="float">
            <text:p>0,531278</text:p>
          </table:table-cell>
          <table:table-cell office:value-type="float" office:value="0.580939" calcext:value-type="float">
            <text:p>0,580939</text:p>
          </table:table-cell>
          <table:table-cell office:value-type="float" office:value="0.770249" calcext:value-type="float">
            <text:p>0,770249</text:p>
          </table:table-cell>
          <table:table-cell office:value-type="float" office:value="0.801141" calcext:value-type="float">
            <text:p>0,801141</text:p>
          </table:table-cell>
          <table:table-cell office:value-type="float" office:value="0.912625" calcext:value-type="float">
            <text:p>0,912625</text:p>
          </table:table-cell>
          <table:table-cell office:value-type="float" office:value="0.480621" calcext:value-type="float">
            <text:p>0,480621</text:p>
          </table:table-cell>
          <table:table-cell office:value-type="float" office:value="2.884502" calcext:value-type="float">
            <text:p>2,88450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830554113" calcext:value-type="float">
            <text:p>0,830554113</text:p>
          </table:table-cell>
          <table:table-cell office:value-type="float" office:value="0.885285424" calcext:value-type="float">
            <text:p>0,885285424</text:p>
          </table:table-cell>
          <table:table-cell office:value-type="float" office:value="0.800885992" calcext:value-type="float">
            <text:p>0,800885992</text:p>
          </table:table-cell>
          <table:table-cell office:value-type="float" office:value="0.830554113" calcext:value-type="float">
            <text:p>0,830554113</text:p>
          </table:table-cell>
          <table:table-cell office:value-type="float" office:value="0.885285424" calcext:value-type="float">
            <text:p>0,885285424</text:p>
          </table:table-cell>
          <table:table-cell office:value-type="float" office:value="0.824434223" calcext:value-type="float">
            <text:p>0,824434223</text:p>
          </table:table-cell>
          <table:table-cell office:value-type="float" office:value="0.981133989" calcext:value-type="float">
            <text:p>0,981133989</text:p>
          </table:table-cell>
          <table:table-cell office:value-type="float" office:value="0.74609788" calcext:value-type="float">
            <text:p>0,74609788</text:p>
          </table:table-cell>
          <table:table-cell office:value-type="float" office:value="0.74786667" calcext:value-type="float">
            <text:p>0,74786667</text:p>
          </table:table-cell>
          <table:table-cell office:value-type="float" office:value="0.750194239" calcext:value-type="float">
            <text:p>0,750194239</text:p>
          </table:table-cell>
          <table:table-cell office:value-type="float" office:value="0.71292768" calcext:value-type="float">
            <text:p>0,71292768</text:p>
          </table:table-cell>
          <table:table-cell office:value-type="float" office:value="0.74525601" calcext:value-type="float">
            <text:p>0,74525601</text:p>
          </table:table-cell>
          <table:table-cell office:value-type="float" office:value="0.798145958" calcext:value-type="float">
            <text:p>0,798145958</text:p>
          </table:table-cell>
          <table:table-cell office:value-type="float" office:value="0.784354803" calcext:value-type="float">
            <text:p>0,784354803</text:p>
          </table:table-cell>
          <table:table-cell office:value-type="float" office:value="0.792535551" calcext:value-type="float">
            <text:p>0,792535551</text:p>
          </table:table-cell>
          <table:table-cell office:value-type="float" office:value="0.803490415" calcext:value-type="float">
            <text:p>0,803490415</text:p>
          </table:table-cell>
          <table:table-cell office:value-type="float" office:value="0.784959225" calcext:value-type="float">
            <text:p>0,784959225</text:p>
          </table:table-cell>
          <table:table-cell office:value-type="float" office:value="0.824434223" calcext:value-type="float">
            <text:p>0,824434223</text:p>
          </table:table-cell>
          <table:table-cell office:value-type="float" office:value="0.79920641" calcext:value-type="float">
            <text:p>0,79920641</text:p>
          </table:table-cell>
          <table:table-cell office:value-type="float" office:value="0.747912567" calcext:value-type="float">
            <text:p>0,747912567</text:p>
          </table:table-cell>
          <table:table-cell office:value-type="float" office:value="0.80852267" calcext:value-type="float">
            <text:p>0,80852267</text:p>
          </table:table-cell>
          <table:table-cell office:value-type="float" office:value="0.764978091" calcext:value-type="float">
            <text:p>0,764978091</text:p>
          </table:table-cell>
          <table:table-cell office:value-type="float" office:value="0.768724009" calcext:value-type="float">
            <text:p>0,768724009</text:p>
          </table:table-cell>
          <table:table-cell office:value-type="float" office:value="0.824434223" calcext:value-type="float">
            <text:p>0,824434223</text:p>
          </table:table-cell>
          <table:table-cell office:value-type="float" office:value="0.879802718" calcext:value-type="float">
            <text:p>0,879802718</text:p>
          </table:table-cell>
          <table:table-cell office:value-type="float" office:value="506" calcext:value-type="float">
            <text:p>506</text:p>
          </table:table-cell>
          <table:table-cell office:value-type="float" office:value="704" calcext:value-type="float">
            <text:p>704</text:p>
          </table:table-cell>
          <table:table-cell office:value-type="float" office:value="542" calcext:value-type="float">
            <text:p>542</text:p>
          </table:table-cell>
          <table:table-cell office:value-type="float" office:value="506" calcext:value-type="float">
            <text:p>506</text:p>
          </table:table-cell>
          <table:table-cell office:value-type="float" office:value="704" calcext:value-type="float">
            <text:p>704</text:p>
          </table:table-cell>
          <table:table-cell office:value-type="float" office:value="500" calcext:value-type="float">
            <text:p>500</text:p>
          </table:table-cell>
          <table:table-cell office:value-type="float" office:value="1310" calcext:value-type="float">
            <text:p>1310</text:p>
          </table:table-cell>
          <table:table-cell table:number-columns-repeated="18" office:value-type="float" office:value="500" calcext:value-type="float">
            <text:p>500</text:p>
          </table:table-cell>
          <table:table-cell office:value-type="float" office:value="0.308465" calcext:value-type="float">
            <text:p>0,308465</text:p>
          </table:table-cell>
          <table:table-cell office:value-type="float" office:value="0.408629" calcext:value-type="float">
            <text:p>0,408629</text:p>
          </table:table-cell>
          <table:table-cell office:value-type="float" office:value="0.325555" calcext:value-type="float">
            <text:p>0,325555</text:p>
          </table:table-cell>
          <table:table-cell office:value-type="float" office:value="0.29362" calcext:value-type="float">
            <text:p>0,29362</text:p>
          </table:table-cell>
          <table:table-cell office:value-type="float" office:value="0.360116" calcext:value-type="float">
            <text:p>0,360116</text:p>
          </table:table-cell>
          <table:table-cell office:value-type="float" office:value="0.311464" calcext:value-type="float">
            <text:p>0,311464</text:p>
          </table:table-cell>
          <table:table-cell office:value-type="float" office:value="0.604472" calcext:value-type="float">
            <text:p>0,604472</text:p>
          </table:table-cell>
          <table:table-cell office:value-type="float" office:value="14.2893975" calcext:value-type="float">
            <text:p>14,2893975</text:p>
          </table:table-cell>
          <table:table-cell office:value-type="float" office:value="86.0416315" calcext:value-type="float">
            <text:p>86,0416315</text:p>
          </table:table-cell>
          <table:table-cell office:value-type="float" office:value="22.632982" calcext:value-type="float">
            <text:p>22,632982</text:p>
          </table:table-cell>
          <table:table-cell office:value-type="float" office:value="2.0210855" calcext:value-type="float">
            <text:p>2,0210855</text:p>
          </table:table-cell>
          <table:table-cell office:value-type="float" office:value="23.9866015" calcext:value-type="float">
            <text:p>23,9866015</text:p>
          </table:table-cell>
          <table:table-cell office:value-type="float" office:value="10.2864045" calcext:value-type="float">
            <text:p>10,2864045</text:p>
          </table:table-cell>
          <table:table-cell office:value-type="float" office:value="85.492996" calcext:value-type="float">
            <text:p>85,492996</text:p>
          </table:table-cell>
          <table:table-cell office:value-type="float" office:value="17.7458315" calcext:value-type="float">
            <text:p>17,7458315</text:p>
          </table:table-cell>
          <table:table-cell office:value-type="float" office:value="2.544964" calcext:value-type="float">
            <text:p>2,544964</text:p>
          </table:table-cell>
          <table:table-cell office:value-type="float" office:value="18.516211" calcext:value-type="float">
            <text:p>18,516211</text:p>
          </table:table-cell>
          <table:table-cell office:value-type="float" office:value="0.493014" calcext:value-type="float">
            <text:p>0,493014</text:p>
          </table:table-cell>
          <table:table-cell office:value-type="float" office:value="0.642089" calcext:value-type="float">
            <text:p>0,642089</text:p>
          </table:table-cell>
          <table:table-cell office:value-type="float" office:value="0.51784" calcext:value-type="float">
            <text:p>0,51784</text:p>
          </table:table-cell>
          <table:table-cell office:value-type="float" office:value="0.911252" calcext:value-type="float">
            <text:p>0,911252</text:p>
          </table:table-cell>
          <table:table-cell office:value-type="float" office:value="0.656132" calcext:value-type="float">
            <text:p>0,656132</text:p>
          </table:table-cell>
          <table:table-cell office:value-type="float" office:value="1.104573" calcext:value-type="float">
            <text:p>1,104573</text:p>
          </table:table-cell>
          <table:table-cell office:value-type="float" office:value="0.317854" calcext:value-type="float">
            <text:p>0,317854</text:p>
          </table:table-cell>
          <table:table-cell office:value-type="float" office:value="5.512031" calcext:value-type="float">
            <text:p>5,512031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4:.C33])" office:value-type="float" office:value="0.889179760166667" calcext:value-type="float">
            <text:p>0,889179760166667</text:p>
          </table:table-cell>
          <table:table-cell table:formula="of:=AVERAGE([.D4:.D33])" office:value-type="float" office:value="0.902011065033333" calcext:value-type="float">
            <text:p>0,902011065033333</text:p>
          </table:table-cell>
          <table:table-cell table:formula="of:=AVERAGE([.E4:.E33])" office:value-type="float" office:value="0.891702421533333" calcext:value-type="float">
            <text:p>0,891702421533333</text:p>
          </table:table-cell>
          <table:table-cell table:formula="of:=AVERAGE([.F4:.F33])" office:value-type="float" office:value="0.889179760166667" calcext:value-type="float">
            <text:p>0,889179760166667</text:p>
          </table:table-cell>
          <table:table-cell table:formula="of:=AVERAGE([.G4:.G33])" office:value-type="float" office:value="0.902011065033333" calcext:value-type="float">
            <text:p>0,902011065033333</text:p>
          </table:table-cell>
          <table:table-cell table:formula="of:=AVERAGE([.H4:.H33])" office:value-type="float" office:value="0.889540183566667" calcext:value-type="float">
            <text:p>0,889540183566667</text:p>
          </table:table-cell>
          <table:table-cell table:formula="of:=AVERAGE([.I4:.I33])" office:value-type="float" office:value="0.954148547833333" calcext:value-type="float">
            <text:p>0,954148547833333</text:p>
          </table:table-cell>
          <table:table-cell table:formula="of:=AVERAGE([.J4:.J33])" office:value-type="float" office:value="0.878100889733333" calcext:value-type="float">
            <text:p>0,878100889733333</text:p>
          </table:table-cell>
          <table:table-cell table:formula="of:=AVERAGE([.K4:.K33])" office:value-type="float" office:value="0.875386009966667" calcext:value-type="float">
            <text:p>0,875386009966667</text:p>
          </table:table-cell>
          <table:table-cell table:formula="of:=AVERAGE([.L4:.L33])" office:value-type="float" office:value="0.892750509" calcext:value-type="float">
            <text:p>0,892750509</text:p>
          </table:table-cell>
          <table:table-cell table:formula="of:=AVERAGE([.M4:.M33])" office:value-type="float" office:value="0.869068512066667" calcext:value-type="float">
            <text:p>0,869068512066667</text:p>
          </table:table-cell>
          <table:table-cell table:formula="of:=AVERAGE([.N4:.N33])" office:value-type="float" office:value="0.884626504233333" calcext:value-type="float">
            <text:p>0,884626504233333</text:p>
          </table:table-cell>
          <table:table-cell table:formula="of:=AVERAGE([.O4:.O33])" office:value-type="float" office:value="0.884517894766667" calcext:value-type="float">
            <text:p>0,884517894766667</text:p>
          </table:table-cell>
          <table:table-cell table:formula="of:=AVERAGE([.P4:.P33])" office:value-type="float" office:value="0.8823210551" calcext:value-type="float">
            <text:p>0,8823210551</text:p>
          </table:table-cell>
          <table:table-cell table:formula="of:=AVERAGE([.Q4:.Q33])" office:value-type="float" office:value="0.897317651833333" calcext:value-type="float">
            <text:p>0,897317651833333</text:p>
          </table:table-cell>
          <table:table-cell table:formula="of:=AVERAGE([.R4:.R33])" office:value-type="float" office:value="0.874154211933333" calcext:value-type="float">
            <text:p>0,874154211933333</text:p>
          </table:table-cell>
          <table:table-cell table:formula="of:=AVERAGE([.S4:.S33])" office:value-type="float" office:value="0.885920153566667" calcext:value-type="float">
            <text:p>0,885920153566667</text:p>
          </table:table-cell>
          <table:table-cell table:formula="of:=AVERAGE([.T4:.T33])" office:value-type="float" office:value="0.889540183566667" calcext:value-type="float">
            <text:p>0,889540183566667</text:p>
          </table:table-cell>
          <table:table-cell table:formula="of:=AVERAGE([.U4:.U33])" office:value-type="float" office:value="0.879421781666667" calcext:value-type="float">
            <text:p>0,879421781666667</text:p>
          </table:table-cell>
          <table:table-cell table:formula="of:=AVERAGE([.V4:.V33])" office:value-type="float" office:value="0.873478076966667" calcext:value-type="float">
            <text:p>0,873478076966667</text:p>
          </table:table-cell>
          <table:table-cell table:formula="of:=AVERAGE([.W4:.W33])" office:value-type="float" office:value="0.882143942366667" calcext:value-type="float">
            <text:p>0,882143942366667</text:p>
          </table:table-cell>
          <table:table-cell table:formula="of:=AVERAGE([.X4:.X33])" office:value-type="float" office:value="0.871798184166667" calcext:value-type="float">
            <text:p>0,871798184166667</text:p>
          </table:table-cell>
          <table:table-cell table:formula="of:=AVERAGE([.Y4:.Y33])" office:value-type="float" office:value="0.864902758066667" calcext:value-type="float">
            <text:p>0,864902758066667</text:p>
          </table:table-cell>
          <table:table-cell table:formula="of:=AVERAGE([.Z4:.Z33])" office:value-type="float" office:value="0.889540183566667" calcext:value-type="float">
            <text:p>0,889540183566667</text:p>
          </table:table-cell>
          <table:table-cell table:formula="of:=AVERAGE([.AA4:.AA33])" office:value-type="float" office:value="0.884541078566667" calcext:value-type="float">
            <text:p>0,884541078566667</text:p>
          </table:table-cell>
          <table:table-cell table:formula="of:=AVERAGE([.AB4:.AB33])" office:value-type="float" office:value="504" calcext:value-type="float">
            <text:p>504</text:p>
          </table:table-cell>
          <table:table-cell table:formula="of:=AVERAGE([.AC4:.AC33])" office:value-type="float" office:value="583.866666666667" calcext:value-type="float">
            <text:p>583,866666666667</text:p>
          </table:table-cell>
          <table:table-cell table:formula="of:=AVERAGE([.AD4:.AD33])" office:value-type="float" office:value="515.266666666667" calcext:value-type="float">
            <text:p>515,266666666667</text:p>
          </table:table-cell>
          <table:table-cell table:formula="of:=AVERAGE([.AE4:.AE33])" office:value-type="float" office:value="504" calcext:value-type="float">
            <text:p>504</text:p>
          </table:table-cell>
          <table:table-cell table:formula="of:=AVERAGE([.AF4:.AF33])" office:value-type="float" office:value="583.866666666667" calcext:value-type="float">
            <text:p>583,866666666667</text:p>
          </table:table-cell>
          <table:table-cell table:formula="of:=AVERAGE([.AG4:.AG33])" office:value-type="float" office:value="500" calcext:value-type="float">
            <text:p>500</text:p>
          </table:table-cell>
          <table:table-cell table:formula="of:=AVERAGE([.AH4:.AH33])" office:value-type="float" office:value="904.133333333333" calcext:value-type="float">
            <text:p>904,133333333333</text:p>
          </table:table-cell>
          <table:table-cell table:formula="of:=AVERAGE([.AI4:.AI33])" office:value-type="float" office:value="500" calcext:value-type="float">
            <text:p>500</text:p>
          </table:table-cell>
          <table:table-cell table:formula="of:=AVERAGE([.AJ4:.AJ33])" office:value-type="float" office:value="500" calcext:value-type="float">
            <text:p>500</text:p>
          </table:table-cell>
          <table:table-cell table:formula="of:=AVERAGE([.AK4:.AK33])" office:value-type="float" office:value="500" calcext:value-type="float">
            <text:p>500</text:p>
          </table:table-cell>
          <table:table-cell table:formula="of:=AVERAGE([.AL4:.AL33])" office:value-type="float" office:value="500" calcext:value-type="float">
            <text:p>500</text:p>
          </table:table-cell>
          <table:table-cell table:formula="of:=AVERAGE([.AM4:.AM33])" office:value-type="float" office:value="500" calcext:value-type="float">
            <text:p>500</text:p>
          </table:table-cell>
          <table:table-cell table:formula="of:=AVERAGE([.AN4:.AN33])" office:value-type="float" office:value="500" calcext:value-type="float">
            <text:p>500</text:p>
          </table:table-cell>
          <table:table-cell table:formula="of:=AVERAGE([.AO4:.AO33])" office:value-type="float" office:value="500" calcext:value-type="float">
            <text:p>500</text:p>
          </table:table-cell>
          <table:table-cell table:formula="of:=AVERAGE([.AP4:.AP33])" office:value-type="float" office:value="500" calcext:value-type="float">
            <text:p>500</text:p>
          </table:table-cell>
          <table:table-cell table:formula="of:=AVERAGE([.AQ4:.AQ33])" office:value-type="float" office:value="500" calcext:value-type="float">
            <text:p>500</text:p>
          </table:table-cell>
          <table:table-cell table:formula="of:=AVERAGE([.AR4:.AR33])" office:value-type="float" office:value="500" calcext:value-type="float">
            <text:p>500</text:p>
          </table:table-cell>
          <table:table-cell table:formula="of:=AVERAGE([.AS4:.AS33])" office:value-type="float" office:value="500" calcext:value-type="float">
            <text:p>500</text:p>
          </table:table-cell>
          <table:table-cell table:formula="of:=AVERAGE([.AT4:.AT33])" office:value-type="float" office:value="500" calcext:value-type="float">
            <text:p>500</text:p>
          </table:table-cell>
          <table:table-cell table:formula="of:=AVERAGE([.AU4:.AU33])" office:value-type="float" office:value="500" calcext:value-type="float">
            <text:p>500</text:p>
          </table:table-cell>
          <table:table-cell table:formula="of:=AVERAGE([.AV4:.AV33])" office:value-type="float" office:value="500" calcext:value-type="float">
            <text:p>500</text:p>
          </table:table-cell>
          <table:table-cell table:formula="of:=AVERAGE([.AW4:.AW33])" office:value-type="float" office:value="500" calcext:value-type="float">
            <text:p>500</text:p>
          </table:table-cell>
          <table:table-cell table:formula="of:=AVERAGE([.AX4:.AX33])" office:value-type="float" office:value="500" calcext:value-type="float">
            <text:p>500</text:p>
          </table:table-cell>
          <table:table-cell table:formula="of:=AVERAGE([.AY4:.AY33])" office:value-type="float" office:value="500" calcext:value-type="float">
            <text:p>500</text:p>
          </table:table-cell>
          <table:table-cell table:formula="of:=AVERAGE([.AZ4:.AZ33])" office:value-type="float" office:value="500" calcext:value-type="float">
            <text:p>500</text:p>
          </table:table-cell>
          <table:table-cell table:formula="of:=AVERAGE([.BA4:.BA33])" office:value-type="float" office:value="0.2655094" calcext:value-type="float">
            <text:p>0,2655094</text:p>
          </table:table-cell>
          <table:table-cell table:formula="of:=AVERAGE([.BB4:.BB33])" office:value-type="float" office:value="0.290374433333333" calcext:value-type="float">
            <text:p>0,290374433333333</text:p>
          </table:table-cell>
          <table:table-cell table:formula="of:=AVERAGE([.BC4:.BC33])" office:value-type="float" office:value="0.2684548" calcext:value-type="float">
            <text:p>0,2684548</text:p>
          </table:table-cell>
          <table:table-cell table:formula="of:=AVERAGE([.BD4:.BD33])" office:value-type="float" office:value="0.2628392" calcext:value-type="float">
            <text:p>0,2628392</text:p>
          </table:table-cell>
          <table:table-cell table:formula="of:=AVERAGE([.BE4:.BE33])" office:value-type="float" office:value="0.295032766666667" calcext:value-type="float">
            <text:p>0,295032766666667</text:p>
          </table:table-cell>
          <table:table-cell table:formula="of:=AVERAGE([.BF4:.BF33])" office:value-type="float" office:value="0.2631781" calcext:value-type="float">
            <text:p>0,2631781</text:p>
          </table:table-cell>
          <table:table-cell table:formula="of:=AVERAGE([.BG4:.BG33])" office:value-type="float" office:value="0.3662881" calcext:value-type="float">
            <text:p>0,3662881</text:p>
          </table:table-cell>
          <table:table-cell table:formula="of:=AVERAGE([.BH4:.BH33])" office:value-type="float" office:value="29.9533444" calcext:value-type="float">
            <text:p>29,9533444</text:p>
          </table:table-cell>
          <table:table-cell table:formula="of:=AVERAGE([.BI4:.BI33])" office:value-type="float" office:value="178.373250583333" calcext:value-type="float">
            <text:p>178,373250583333</text:p>
          </table:table-cell>
          <table:table-cell table:formula="of:=AVERAGE([.BJ4:.BJ33])" office:value-type="float" office:value="41.5201576166667" calcext:value-type="float">
            <text:p>41,5201576166667</text:p>
          </table:table-cell>
          <table:table-cell table:formula="of:=AVERAGE([.BK4:.BK33])" office:value-type="float" office:value="1.8107604" calcext:value-type="float">
            <text:p>1,8107604</text:p>
          </table:table-cell>
          <table:table-cell table:formula="of:=AVERAGE([.BL4:.BL33])" office:value-type="float" office:value="44.3395961166667" calcext:value-type="float">
            <text:p>44,3395961166667</text:p>
          </table:table-cell>
          <table:table-cell table:formula="of:=AVERAGE([.BM4:.BM33])" office:value-type="float" office:value="19.75357775" calcext:value-type="float">
            <text:p>19,75357775</text:p>
          </table:table-cell>
          <table:table-cell table:formula="of:=AVERAGE([.BN4:.BN33])" office:value-type="float" office:value="170.756643633333" calcext:value-type="float">
            <text:p>170,756643633333</text:p>
          </table:table-cell>
          <table:table-cell table:formula="of:=AVERAGE([.BO4:.BO33])" office:value-type="float" office:value="30.0772725666667" calcext:value-type="float">
            <text:p>30,0772725666667</text:p>
          </table:table-cell>
          <table:table-cell table:formula="of:=AVERAGE([.BP4:.BP33])" office:value-type="float" office:value="2.18452676666667" calcext:value-type="float">
            <text:p>2,18452676666667</text:p>
          </table:table-cell>
          <table:table-cell table:formula="of:=AVERAGE([.BQ4:.BQ33])" office:value-type="float" office:value="35.6662047333333" calcext:value-type="float">
            <text:p>35,6662047333333</text:p>
          </table:table-cell>
          <table:table-cell table:formula="of:=AVERAGE([.BR4:.BR33])" office:value-type="float" office:value="0.2612612" calcext:value-type="float">
            <text:p>0,2612612</text:p>
          </table:table-cell>
          <table:table-cell table:formula="of:=AVERAGE([.BS4:.BS33])" office:value-type="float" office:value="0.3212193" calcext:value-type="float">
            <text:p>0,3212193</text:p>
          </table:table-cell>
          <table:table-cell table:formula="of:=AVERAGE([.BT4:.BT33])" office:value-type="float" office:value="0.345572833333333" calcext:value-type="float">
            <text:p>0,345572833333333</text:p>
          </table:table-cell>
          <table:table-cell table:formula="of:=AVERAGE([.BU4:.BU33])" office:value-type="float" office:value="0.3575428" calcext:value-type="float">
            <text:p>0,3575428</text:p>
          </table:table-cell>
          <table:table-cell table:formula="of:=AVERAGE([.BV4:.BV33])" office:value-type="float" office:value="0.399201366666667" calcext:value-type="float">
            <text:p>0,399201366666667</text:p>
          </table:table-cell>
          <table:table-cell table:formula="of:=AVERAGE([.BW4:.BW33])" office:value-type="float" office:value="0.481691666666667" calcext:value-type="float">
            <text:p>0,481691666666667</text:p>
          </table:table-cell>
          <table:table-cell table:formula="of:=AVERAGE([.BX4:.BX33])" office:value-type="float" office:value="0.2632504" calcext:value-type="float">
            <text:p>0,2632504</text:p>
          </table:table-cell>
          <table:table-cell table:formula="of:=AVERAGE([.BY4:.BY33])" office:value-type="float" office:value="1.28144586666667" calcext:value-type="float">
            <text:p>1,28144586666667</text:p>
          </table:table-cell>
          <table:table-cell table:number-columns-repeated="8"/>
        </table:table-row>
        <table:table-row table:style-name="ro1">
          <table:table-cell table:number-columns-repeated="85"/>
        </table:table-row>
        <table:table-row table:style-name="ro1">
          <table:table-cell table:number-columns-repeated="2"/>
          <table:table-cell table:style-name="ce1" office:value-type="string" calcext:value-type="string">
            <text:p>Algoritmo</text:p>
          </table:table-cell>
          <table:table-cell table:style-name="ce3" office:value-type="string" calcext:value-type="string">
            <text:p>Eq. Objetivos</text:p>
          </table:table-cell>
          <table:table-cell table:style-name="ce3" office:value-type="string" calcext:value-type="string">
            <text:p>Tempo(s)</text:p>
          </table:table-cell>
          <table:table-cell table:number-columns-repeated="80"/>
        </table:table-row>
        <table:table-row table:style-name="ro1">
          <table:table-cell table:number-columns-repeated="2"/>
          <table:table-cell table:style-name="ce1" office:value-type="string" calcext:value-type="string">
            <text:p>GAT(GREEDY)</text:p>
          </table:table-cell>
          <table:table-cell table:style-name="ce4" office:value-type="float" office:value="0.869068512066667" calcext:value-type="float">
            <text:p>0,86907</text:p>
          </table:table-cell>
          <table:table-cell table:style-name="ce5" office:value-type="float" office:value="1.8107604" calcext:value-type="float">
            <text:p>1,81076</text:p>
          </table:table-cell>
          <table:table-cell table:number-columns-repeated="80"/>
        </table:table-row>
        <table:table-row table:style-name="ro1">
          <table:table-cell table:number-columns-repeated="2"/>
          <table:table-cell table:style-name="ce1" office:value-type="string" calcext:value-type="string">
            <text:p>GATP(GREEDY)</text:p>
          </table:table-cell>
          <table:table-cell table:style-name="ce4" office:value-type="float" office:value="0.874154211933333" calcext:value-type="float">
            <text:p>0,87415</text:p>
          </table:table-cell>
          <table:table-cell table:style-name="ce5" office:value-type="float" office:value="2.18452676666667" calcext:value-type="float">
            <text:p>2,18453</text:p>
          </table:table-cell>
          <table:table-cell table:number-columns-repeated="80"/>
        </table:table-row>
        <table:table-row table:style-name="ro1">
          <table:table-cell table:number-columns-repeated="2"/>
          <table:table-cell table:style-name="ce1" office:value-type="string" calcext:value-type="string">
            <text:p>GAT(COLL)</text:p>
          </table:table-cell>
          <table:table-cell table:style-name="ce4" office:value-type="float" office:value="0.875386009966667" calcext:value-type="float">
            <text:p>0,87539</text:p>
          </table:table-cell>
          <table:table-cell table:style-name="ce5" office:value-type="float" office:value="178.373250583333" calcext:value-type="float">
            <text:p>178,37325</text:p>
          </table:table-cell>
          <table:table-cell table:number-columns-repeated="80"/>
        </table:table-row>
        <table:table-row table:style-name="ro1">
          <table:table-cell table:number-columns-repeated="2"/>
          <table:table-cell table:style-name="ce1" office:value-type="string" calcext:value-type="string">
            <text:p>GAT(CHECK)</text:p>
          </table:table-cell>
          <table:table-cell table:style-name="ce4" office:value-type="float" office:value="0.878100889733333" calcext:value-type="float">
            <text:p>0,87810</text:p>
          </table:table-cell>
          <table:table-cell table:style-name="ce5" office:value-type="float" office:value="29.9533444" calcext:value-type="float">
            <text:p>29,95334</text:p>
          </table:table-cell>
          <table:table-cell table:number-columns-repeated="55"/>
          <table:table-cell office:value-type="float" office:value="0.2655094" calcext:value-type="float">
            <text:p>0,2655094</text:p>
          </table:table-cell>
          <table:table-cell office:value-type="float" office:value="0.290374433333333" calcext:value-type="float">
            <text:p>0,290374433333333</text:p>
          </table:table-cell>
          <table:table-cell office:value-type="float" office:value="0.2684548" calcext:value-type="float">
            <text:p>0,2684548</text:p>
          </table:table-cell>
          <table:table-cell office:value-type="float" office:value="0.2628392" calcext:value-type="float">
            <text:p>0,2628392</text:p>
          </table:table-cell>
          <table:table-cell office:value-type="float" office:value="0.295032766666667" calcext:value-type="float">
            <text:p>0,295032766666667</text:p>
          </table:table-cell>
          <table:table-cell office:value-type="float" office:value="0.2631781" calcext:value-type="float">
            <text:p>0,2631781</text:p>
          </table:table-cell>
          <table:table-cell office:value-type="float" office:value="0.3662881" calcext:value-type="float">
            <text:p>0,3662881</text:p>
          </table:table-cell>
          <table:table-cell office:value-type="float" office:value="29.9533444" calcext:value-type="float">
            <text:p>29,9533444</text:p>
          </table:table-cell>
          <table:table-cell office:value-type="float" office:value="178.373250583333" calcext:value-type="float">
            <text:p>178,373250583333</text:p>
          </table:table-cell>
          <table:table-cell office:value-type="float" office:value="41.5201576166667" calcext:value-type="float">
            <text:p>41,5201576166667</text:p>
          </table:table-cell>
          <table:table-cell office:value-type="float" office:value="1.8107604" calcext:value-type="float">
            <text:p>1,8107604</text:p>
          </table:table-cell>
          <table:table-cell office:value-type="float" office:value="44.3395961166667" calcext:value-type="float">
            <text:p>44,3395961166667</text:p>
          </table:table-cell>
          <table:table-cell office:value-type="float" office:value="19.75357775" calcext:value-type="float">
            <text:p>19,75357775</text:p>
          </table:table-cell>
          <table:table-cell office:value-type="float" office:value="170.756643633333" calcext:value-type="float">
            <text:p>170,756643633333</text:p>
          </table:table-cell>
          <table:table-cell office:value-type="float" office:value="30.0772725666667" calcext:value-type="float">
            <text:p>30,0772725666667</text:p>
          </table:table-cell>
          <table:table-cell office:value-type="float" office:value="2.18452676666667" calcext:value-type="float">
            <text:p>2,18452676666667</text:p>
          </table:table-cell>
          <table:table-cell office:value-type="float" office:value="35.6662047333333" calcext:value-type="float">
            <text:p>35,6662047333333</text:p>
          </table:table-cell>
          <table:table-cell office:value-type="float" office:value="0.2612612" calcext:value-type="float">
            <text:p>0,2612612</text:p>
          </table:table-cell>
          <table:table-cell office:value-type="float" office:value="0.3212193" calcext:value-type="float">
            <text:p>0,3212193</text:p>
          </table:table-cell>
          <table:table-cell office:value-type="float" office:value="0.345572833333333" calcext:value-type="float">
            <text:p>0,345572833333333</text:p>
          </table:table-cell>
          <table:table-cell office:value-type="float" office:value="0.3575428" calcext:value-type="float">
            <text:p>0,3575428</text:p>
          </table:table-cell>
          <table:table-cell office:value-type="float" office:value="0.399201366666667" calcext:value-type="float">
            <text:p>0,399201366666667</text:p>
          </table:table-cell>
          <table:table-cell office:value-type="float" office:value="0.481691666666667" calcext:value-type="float">
            <text:p>0,481691666666667</text:p>
          </table:table-cell>
          <table:table-cell office:value-type="float" office:value="0.2632504" calcext:value-type="float">
            <text:p>0,2632504</text:p>
          </table:table-cell>
          <table:table-cell office:value-type="float" office:value="1.28144586666667" calcext:value-type="float">
            <text:p>1,2814458666666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GATP(COLL)</text:p>
          </table:table-cell>
          <table:table-cell table:style-name="ce4" office:value-type="float" office:value="0.8823210551" calcext:value-type="float">
            <text:p>0,88232</text:p>
          </table:table-cell>
          <table:table-cell table:style-name="ce5" office:value-type="float" office:value="170.756643633333" calcext:value-type="float">
            <text:p>170,75664</text:p>
          </table:table-cell>
          <table:table-cell table:number-columns-repeated="80"/>
        </table:table-row>
        <table:table-row table:style-name="ro1">
          <table:table-cell table:number-columns-repeated="2"/>
          <table:table-cell table:style-name="ce1" office:value-type="string" calcext:value-type="string">
            <text:p>GATP(CHECK)</text:p>
          </table:table-cell>
          <table:table-cell table:style-name="ce4" office:value-type="float" office:value="0.884517894766667" calcext:value-type="float">
            <text:p>0,88452</text:p>
          </table:table-cell>
          <table:table-cell table:style-name="ce5" office:value-type="float" office:value="19.75357775" calcext:value-type="float">
            <text:p>19,75358</text:p>
          </table:table-cell>
          <table:table-cell table:number-columns-repeated="80"/>
        </table:table-row>
        <table:table-row table:style-name="ro1">
          <table:table-cell table:number-columns-repeated="2"/>
          <table:table-cell table:style-name="ce1" office:value-type="string" calcext:value-type="string">
            <text:p>GAT(TASK)</text:p>
          </table:table-cell>
          <table:table-cell table:style-name="ce4" office:value-type="float" office:value="0.884626504233333" calcext:value-type="float">
            <text:p>0,88463</text:p>
          </table:table-cell>
          <table:table-cell table:style-name="ce5" office:value-type="float" office:value="44.3395961166667" calcext:value-type="float">
            <text:p>44,33960</text:p>
          </table:table-cell>
          <table:table-cell table:number-columns-repeated="80"/>
        </table:table-row>
        <table:table-row table:style-name="ro1">
          <table:table-cell table:number-columns-repeated="2"/>
          <table:table-cell table:style-name="ce1" office:value-type="string" calcext:value-type="string">
            <text:p>GATP(TASK)</text:p>
          </table:table-cell>
          <table:table-cell table:style-name="ce4" office:value-type="float" office:value="0.885920153566667" calcext:value-type="float">
            <text:p>0,88592</text:p>
          </table:table-cell>
          <table:table-cell table:style-name="ce5" office:value-type="float" office:value="35.6662047333333" calcext:value-type="float">
            <text:p>35,66620</text:p>
          </table:table-cell>
          <table:table-cell table:number-columns-repeated="80"/>
        </table:table-row>
        <table:table-row table:style-name="ro1">
          <table:table-cell table:number-columns-repeated="2"/>
          <table:table-cell table:style-name="ce1" office:value-type="string" calcext:value-type="string">
            <text:p>GAT(COUNT)</text:p>
          </table:table-cell>
          <table:table-cell table:style-name="ce4" office:value-type="float" office:value="0.892750509" calcext:value-type="float">
            <text:p>0,89275</text:p>
          </table:table-cell>
          <table:table-cell table:style-name="ce5" office:value-type="float" office:value="41.5201576166667" calcext:value-type="float">
            <text:p>41,52016</text:p>
          </table:table-cell>
          <table:table-cell table:number-columns-repeated="80"/>
        </table:table-row>
        <table:table-row table:style-name="ro1">
          <table:table-cell table:number-columns-repeated="2"/>
          <table:table-cell table:style-name="ce1" office:value-type="string" calcext:value-type="string">
            <text:p>GATP(COUNT)</text:p>
          </table:table-cell>
          <table:table-cell table:style-name="ce4" office:value-type="float" office:value="0.897317651833333" calcext:value-type="float">
            <text:p>0,89732</text:p>
          </table:table-cell>
          <table:table-cell table:style-name="ce5" office:value-type="float" office:value="30.0772725666667" calcext:value-type="float">
            <text:p>30,07727</text:p>
          </table:table-cell>
          <table:table-cell table:number-columns-repeated="80"/>
        </table:table-row>
        <table:table-row table:style-name="ro1" table:number-rows-repeated="1048529">
          <table:table-cell table:number-columns-repeated="85"/>
        </table:table-row>
        <table:table-row table:style-name="ro1">
          <table:table-cell table:number-columns-repeated="85"/>
        </table:table-row>
        <calcext:conditional-formats>
          <calcext:conditional-format calcext:target-range-address="small_resumo_norm.D37:small_resumo_norm.D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mall_resumo_norm.E37:small_resumo_norm.E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ga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16" table:default-cell-style-name="Default"/>
        <table:table-row table:style-name="ro1">
          <table:table-cell table:number-columns-repeated="2"/>
          <table:table-cell table:number-columns-repeated="10" office:value-type="string" calcext:value-type="string">
            <text:p>eq</text:p>
          </table:table-cell>
          <table:table-cell table:number-columns-repeated="10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/>
          <table:table-cell office:value-type="string" calcext:value-type="string">
            <text:p>GAT(GREEDY)</text:p>
          </table:table-cell>
          <table:table-cell office:value-type="string" calcext:value-type="string">
            <text:p>GAT(CHECK)</text:p>
          </table:table-cell>
          <table:table-cell office:value-type="string" calcext:value-type="string">
            <text:p>GAT(COLL)</text:p>
          </table:table-cell>
          <table:table-cell office:value-type="string" calcext:value-type="string">
            <text:p>GAT(COUNT)</text:p>
          </table:table-cell>
          <table:table-cell office:value-type="string" calcext:value-type="string">
            <text:p>GAT(TASK)</text:p>
          </table:table-cell>
          <table:table-cell office:value-type="string" calcext:value-type="string">
            <text:p>GATP(GREEDY)</text:p>
          </table:table-cell>
          <table:table-cell office:value-type="string" calcext:value-type="string">
            <text:p>GATP(CHECK)</text:p>
          </table:table-cell>
          <table:table-cell office:value-type="string" calcext:value-type="string">
            <text:p>GATP(COLL)</text:p>
          </table:table-cell>
          <table:table-cell office:value-type="string" calcext:value-type="string">
            <text:p>GATP(COUNT)</text:p>
          </table:table-cell>
          <table:table-cell office:value-type="string" calcext:value-type="string">
            <text:p>GATP(TASK)</text:p>
          </table:table-cell>
          <table:table-cell office:value-type="string" calcext:value-type="string">
            <text:p>GAT(GREEDY)</text:p>
          </table:table-cell>
          <table:table-cell office:value-type="string" calcext:value-type="string">
            <text:p>GAT(CHECK)</text:p>
          </table:table-cell>
          <table:table-cell office:value-type="string" calcext:value-type="string">
            <text:p>GAT(COLL)</text:p>
          </table:table-cell>
          <table:table-cell office:value-type="string" calcext:value-type="string">
            <text:p>GAT(COUNT)</text:p>
          </table:table-cell>
          <table:table-cell office:value-type="string" calcext:value-type="string">
            <text:p>GAT(TASK)</text:p>
          </table:table-cell>
          <table:table-cell office:value-type="string" calcext:value-type="string">
            <text:p>GATP(GREEDY)</text:p>
          </table:table-cell>
          <table:table-cell office:value-type="string" calcext:value-type="string">
            <text:p>GATP(CHECK)</text:p>
          </table:table-cell>
          <table:table-cell office:value-type="string" calcext:value-type="string">
            <text:p>GATP(COLL)</text:p>
          </table:table-cell>
          <table:table-cell office:value-type="string" calcext:value-type="string">
            <text:p>GATP(COUNT)</text:p>
          </table:table-cell>
          <table:table-cell office:value-type="string" calcext:value-type="string">
            <text:p>GATP(TASK)</text:p>
          </table:table-cell>
        </table:table-row>
        <table:table-row table:style-name="ro1">
          <table:table-cell office:value-type="string" calcext:value-type="string">
            <text:p>Frenq.</text:p>
          </table:table-cell>
          <table:table-cell office:value-type="string" calcext:value-type="string">
            <text:p>Agentes</text:p>
          </table:table-cell>
          <table:table-cell table:number-columns-repeated="20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0.978336651" calcext:value-type="float">
            <text:p>0,978336651</text:p>
          </table:table-cell>
          <table:table-cell office:value-type="float" office:value="0.982493086" calcext:value-type="float">
            <text:p>0,982493086</text:p>
          </table:table-cell>
          <table:table-cell office:value-type="float" office:value="0.98252095" calcext:value-type="float">
            <text:p>0,98252095</text:p>
          </table:table-cell>
          <table:table-cell office:value-type="float" office:value="0.986660969" calcext:value-type="float">
            <text:p>0,986660969</text:p>
          </table:table-cell>
          <table:table-cell office:value-type="float" office:value="0.983622049" calcext:value-type="float">
            <text:p>0,983622049</text:p>
          </table:table-cell>
          <table:table-cell office:value-type="float" office:value="0.956682325" calcext:value-type="float">
            <text:p>0,956682325</text:p>
          </table:table-cell>
          <table:table-cell office:value-type="float" office:value="0.97126383" calcext:value-type="float">
            <text:p>0,97126383</text:p>
          </table:table-cell>
          <table:table-cell office:value-type="float" office:value="0.969098798" calcext:value-type="float">
            <text:p>0,969098798</text:p>
          </table:table-cell>
          <table:table-cell office:value-type="float" office:value="0.969847858" calcext:value-type="float">
            <text:p>0,969847858</text:p>
          </table:table-cell>
          <table:table-cell office:value-type="float" office:value="0.971448689" calcext:value-type="float">
            <text:p>0,971448689</text:p>
          </table:table-cell>
          <table:table-cell office:value-type="float" office:value="0.166024" calcext:value-type="float">
            <text:p>0,166024</text:p>
          </table:table-cell>
          <table:table-cell office:value-type="float" office:value="7.3749885" calcext:value-type="float">
            <text:p>7,3749885</text:p>
          </table:table-cell>
          <table:table-cell office:value-type="float" office:value="21.653295" calcext:value-type="float">
            <text:p>21,653295</text:p>
          </table:table-cell>
          <table:table-cell office:value-type="float" office:value="14.261075" calcext:value-type="float">
            <text:p>14,261075</text:p>
          </table:table-cell>
          <table:table-cell office:value-type="float" office:value="9.7077695" calcext:value-type="float">
            <text:p>9,7077695</text:p>
          </table:table-cell>
          <table:table-cell office:value-type="float" office:value="0.079322" calcext:value-type="float">
            <text:p>0,079322</text:p>
          </table:table-cell>
          <table:table-cell office:value-type="float" office:value="5.784215" calcext:value-type="float">
            <text:p>5,784215</text:p>
          </table:table-cell>
          <table:table-cell office:value-type="float" office:value="24.153667" calcext:value-type="float">
            <text:p>24,153667</text:p>
          </table:table-cell>
          <table:table-cell office:value-type="float" office:value="6.4836405" calcext:value-type="float">
            <text:p>6,4836405</text:p>
          </table:table-cell>
          <table:table-cell office:value-type="float" office:value="8.217223" calcext:value-type="float">
            <text:p>8,217223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0" calcext:value-type="float">
            <text:p>20</text:p>
          </table:table-cell>
          <table:table-cell office:value-type="float" office:value="0.937990282" calcext:value-type="float">
            <text:p>0,937990282</text:p>
          </table:table-cell>
          <table:table-cell office:value-type="float" office:value="0.975170492" calcext:value-type="float">
            <text:p>0,975170492</text:p>
          </table:table-cell>
          <table:table-cell office:value-type="float" office:value="0.970071683" calcext:value-type="float">
            <text:p>0,970071683</text:p>
          </table:table-cell>
          <table:table-cell office:value-type="float" office:value="0.977525638" calcext:value-type="float">
            <text:p>0,977525638</text:p>
          </table:table-cell>
          <table:table-cell office:value-type="float" office:value="0.980586165" calcext:value-type="float">
            <text:p>0,980586165</text:p>
          </table:table-cell>
          <table:table-cell office:value-type="float" office:value="0.928619538" calcext:value-type="float">
            <text:p>0,928619538</text:p>
          </table:table-cell>
          <table:table-cell office:value-type="float" office:value="0.9296175" calcext:value-type="float">
            <text:p>0,9296175</text:p>
          </table:table-cell>
          <table:table-cell office:value-type="float" office:value="0.927809622" calcext:value-type="float">
            <text:p>0,927809622</text:p>
          </table:table-cell>
          <table:table-cell office:value-type="float" office:value="0.928318435" calcext:value-type="float">
            <text:p>0,928318435</text:p>
          </table:table-cell>
          <table:table-cell office:value-type="float" office:value="0.93180283" calcext:value-type="float">
            <text:p>0,93180283</text:p>
          </table:table-cell>
          <table:table-cell office:value-type="float" office:value="0.162292" calcext:value-type="float">
            <text:p>0,162292</text:p>
          </table:table-cell>
          <table:table-cell office:value-type="float" office:value="11.5335495" calcext:value-type="float">
            <text:p>11,5335495</text:p>
          </table:table-cell>
          <table:table-cell office:value-type="float" office:value="72.400855" calcext:value-type="float">
            <text:p>72,400855</text:p>
          </table:table-cell>
          <table:table-cell office:value-type="float" office:value="14.08971" calcext:value-type="float">
            <text:p>14,08971</text:p>
          </table:table-cell>
          <table:table-cell office:value-type="float" office:value="16.9181285" calcext:value-type="float">
            <text:p>16,9181285</text:p>
          </table:table-cell>
          <table:table-cell office:value-type="float" office:value="0.09451" calcext:value-type="float">
            <text:p>0,09451</text:p>
          </table:table-cell>
          <table:table-cell office:value-type="float" office:value="11.3131455" calcext:value-type="float">
            <text:p>11,3131455</text:p>
          </table:table-cell>
          <table:table-cell office:value-type="float" office:value="86.92211" calcext:value-type="float">
            <text:p>86,92211</text:p>
          </table:table-cell>
          <table:table-cell office:value-type="float" office:value="13.904397" calcext:value-type="float">
            <text:p>13,904397</text:p>
          </table:table-cell>
          <table:table-cell office:value-type="float" office:value="17.8226415" calcext:value-type="float">
            <text:p>17,822641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0" calcext:value-type="float">
            <text:p>30</text:p>
          </table:table-cell>
          <table:table-cell office:value-type="float" office:value="0.923635371" calcext:value-type="float">
            <text:p>0,923635371</text:p>
          </table:table-cell>
          <table:table-cell office:value-type="float" office:value="0.966677074" calcext:value-type="float">
            <text:p>0,966677074</text:p>
          </table:table-cell>
          <table:table-cell office:value-type="float" office:value="0.961202599" calcext:value-type="float">
            <text:p>0,961202599</text:p>
          </table:table-cell>
          <table:table-cell office:value-type="float" office:value="0.96963561" calcext:value-type="float">
            <text:p>0,96963561</text:p>
          </table:table-cell>
          <table:table-cell office:value-type="float" office:value="0.975532428" calcext:value-type="float">
            <text:p>0,975532428</text:p>
          </table:table-cell>
          <table:table-cell office:value-type="float" office:value="0.916184936" calcext:value-type="float">
            <text:p>0,916184936</text:p>
          </table:table-cell>
          <table:table-cell office:value-type="float" office:value="0.918246073" calcext:value-type="float">
            <text:p>0,918246073</text:p>
          </table:table-cell>
          <table:table-cell office:value-type="float" office:value="0.916907707" calcext:value-type="float">
            <text:p>0,916907707</text:p>
          </table:table-cell>
          <table:table-cell office:value-type="float" office:value="0.918422456" calcext:value-type="float">
            <text:p>0,918422456</text:p>
          </table:table-cell>
          <table:table-cell office:value-type="float" office:value="0.920296766" calcext:value-type="float">
            <text:p>0,920296766</text:p>
          </table:table-cell>
          <table:table-cell office:value-type="float" office:value="0.172068" calcext:value-type="float">
            <text:p>0,172068</text:p>
          </table:table-cell>
          <table:table-cell office:value-type="float" office:value="23.685472" calcext:value-type="float">
            <text:p>23,685472</text:p>
          </table:table-cell>
          <table:table-cell office:value-type="float" office:value="122.762422" calcext:value-type="float">
            <text:p>122,762422</text:p>
          </table:table-cell>
          <table:table-cell office:value-type="float" office:value="20.8453155" calcext:value-type="float">
            <text:p>20,8453155</text:p>
          </table:table-cell>
          <table:table-cell office:value-type="float" office:value="26.5997845" calcext:value-type="float">
            <text:p>26,5997845</text:p>
          </table:table-cell>
          <table:table-cell office:value-type="float" office:value="0.105726" calcext:value-type="float">
            <text:p>0,105726</text:p>
          </table:table-cell>
          <table:table-cell office:value-type="float" office:value="17.6808915" calcext:value-type="float">
            <text:p>17,6808915</text:p>
          </table:table-cell>
          <table:table-cell office:value-type="float" office:value="190.236364" calcext:value-type="float">
            <text:p>190,236364</text:p>
          </table:table-cell>
          <table:table-cell office:value-type="float" office:value="23.696361" calcext:value-type="float">
            <text:p>23,696361</text:p>
          </table:table-cell>
          <table:table-cell office:value-type="float" office:value="28.7763955" calcext:value-type="float">
            <text:p>28,776395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0" calcext:value-type="float">
            <text:p>40</text:p>
          </table:table-cell>
          <table:table-cell office:value-type="float" office:value="0.928778293" calcext:value-type="float">
            <text:p>0,928778293</text:p>
          </table:table-cell>
          <table:table-cell office:value-type="float" office:value="0.961950232" calcext:value-type="float">
            <text:p>0,961950232</text:p>
          </table:table-cell>
          <table:table-cell office:value-type="float" office:value="0.957085413" calcext:value-type="float">
            <text:p>0,957085413</text:p>
          </table:table-cell>
          <table:table-cell office:value-type="float" office:value="0.968266056" calcext:value-type="float">
            <text:p>0,968266056</text:p>
          </table:table-cell>
          <table:table-cell office:value-type="float" office:value="0.976649327" calcext:value-type="float">
            <text:p>0,976649327</text:p>
          </table:table-cell>
          <table:table-cell office:value-type="float" office:value="0.918120573" calcext:value-type="float">
            <text:p>0,918120573</text:p>
          </table:table-cell>
          <table:table-cell office:value-type="float" office:value="0.913920399" calcext:value-type="float">
            <text:p>0,913920399</text:p>
          </table:table-cell>
          <table:table-cell office:value-type="float" office:value="0.916453356" calcext:value-type="float">
            <text:p>0,916453356</text:p>
          </table:table-cell>
          <table:table-cell office:value-type="float" office:value="0.917411948" calcext:value-type="float">
            <text:p>0,917411948</text:p>
          </table:table-cell>
          <table:table-cell office:value-type="float" office:value="0.91691067" calcext:value-type="float">
            <text:p>0,91691067</text:p>
          </table:table-cell>
          <table:table-cell office:value-type="float" office:value="0.22554" calcext:value-type="float">
            <text:p>0,22554</text:p>
          </table:table-cell>
          <table:table-cell office:value-type="float" office:value="21.710196" calcext:value-type="float">
            <text:p>21,710196</text:p>
          </table:table-cell>
          <table:table-cell office:value-type="float" office:value="272.263377" calcext:value-type="float">
            <text:p>272,263377</text:p>
          </table:table-cell>
          <table:table-cell office:value-type="float" office:value="30.119702" calcext:value-type="float">
            <text:p>30,119702</text:p>
          </table:table-cell>
          <table:table-cell office:value-type="float" office:value="42.0581195" calcext:value-type="float">
            <text:p>42,0581195</text:p>
          </table:table-cell>
          <table:table-cell office:value-type="float" office:value="0.119165" calcext:value-type="float">
            <text:p>0,119165</text:p>
          </table:table-cell>
          <table:table-cell office:value-type="float" office:value="23.7516795" calcext:value-type="float">
            <text:p>23,7516795</text:p>
          </table:table-cell>
          <table:table-cell office:value-type="float" office:value="335.595849" calcext:value-type="float">
            <text:p>335,595849</text:p>
          </table:table-cell>
          <table:table-cell office:value-type="float" office:value="35.6977685" calcext:value-type="float">
            <text:p>35,6977685</text:p>
          </table:table-cell>
          <table:table-cell office:value-type="float" office:value="43.3170085" calcext:value-type="float">
            <text:p>43,317008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0" calcext:value-type="float">
            <text:p>50</text:p>
          </table:table-cell>
          <table:table-cell office:value-type="float" office:value="0.92894266" calcext:value-type="float">
            <text:p>0,92894266</text:p>
          </table:table-cell>
          <table:table-cell office:value-type="float" office:value="0.963620403" calcext:value-type="float">
            <text:p>0,963620403</text:p>
          </table:table-cell>
          <table:table-cell office:value-type="float" office:value="0.953692601" calcext:value-type="float">
            <text:p>0,953692601</text:p>
          </table:table-cell>
          <table:table-cell office:value-type="float" office:value="0.968349493" calcext:value-type="float">
            <text:p>0,968349493</text:p>
          </table:table-cell>
          <table:table-cell office:value-type="float" office:value="0.974500855" calcext:value-type="float">
            <text:p>0,974500855</text:p>
          </table:table-cell>
          <table:table-cell office:value-type="float" office:value="0.93025661" calcext:value-type="float">
            <text:p>0,93025661</text:p>
          </table:table-cell>
          <table:table-cell office:value-type="float" office:value="0.917921275" calcext:value-type="float">
            <text:p>0,917921275</text:p>
          </table:table-cell>
          <table:table-cell office:value-type="float" office:value="0.915861339" calcext:value-type="float">
            <text:p>0,915861339</text:p>
          </table:table-cell>
          <table:table-cell office:value-type="float" office:value="0.918292436" calcext:value-type="float">
            <text:p>0,918292436</text:p>
          </table:table-cell>
          <table:table-cell office:value-type="float" office:value="0.919393124" calcext:value-type="float">
            <text:p>0,919393124</text:p>
          </table:table-cell>
          <table:table-cell office:value-type="float" office:value="0.1878205" calcext:value-type="float">
            <text:p>0,1878205</text:p>
          </table:table-cell>
          <table:table-cell office:value-type="float" office:value="26.119216" calcext:value-type="float">
            <text:p>26,119216</text:p>
          </table:table-cell>
          <table:table-cell office:value-type="float" office:value="394.708684" calcext:value-type="float">
            <text:p>394,708684</text:p>
          </table:table-cell>
          <table:table-cell office:value-type="float" office:value="40.8303135" calcext:value-type="float">
            <text:p>40,8303135</text:p>
          </table:table-cell>
          <table:table-cell office:value-type="float" office:value="51.845935" calcext:value-type="float">
            <text:p>51,845935</text:p>
          </table:table-cell>
          <table:table-cell office:value-type="float" office:value="0.140041" calcext:value-type="float">
            <text:p>0,140041</text:p>
          </table:table-cell>
          <table:table-cell office:value-type="float" office:value="31.6882095" calcext:value-type="float">
            <text:p>31,6882095</text:p>
          </table:table-cell>
          <table:table-cell office:value-type="float" office:value="517.0158005" calcext:value-type="float">
            <text:p>517,0158005</text:p>
          </table:table-cell>
          <table:table-cell office:value-type="float" office:value="50.4623665" calcext:value-type="float">
            <text:p>50,4623665</text:p>
          </table:table-cell>
          <table:table-cell office:value-type="float" office:value="60.2665825" calcext:value-type="float">
            <text:p>60,266582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8975351" calcext:value-type="float">
            <text:p>0,8975351</text:p>
          </table:table-cell>
          <table:table-cell office:value-type="float" office:value="0.90137154" calcext:value-type="float">
            <text:p>0,90137154</text:p>
          </table:table-cell>
          <table:table-cell office:value-type="float" office:value="0.897519086" calcext:value-type="float">
            <text:p>0,897519086</text:p>
          </table:table-cell>
          <table:table-cell office:value-type="float" office:value="0.913056786" calcext:value-type="float">
            <text:p>0,913056786</text:p>
          </table:table-cell>
          <table:table-cell office:value-type="float" office:value="0.898882189" calcext:value-type="float">
            <text:p>0,898882189</text:p>
          </table:table-cell>
          <table:table-cell office:value-type="float" office:value="0.897038723" calcext:value-type="float">
            <text:p>0,897038723</text:p>
          </table:table-cell>
          <table:table-cell office:value-type="float" office:value="0.921588444" calcext:value-type="float">
            <text:p>0,921588444</text:p>
          </table:table-cell>
          <table:table-cell office:value-type="float" office:value="0.922729107" calcext:value-type="float">
            <text:p>0,922729107</text:p>
          </table:table-cell>
          <table:table-cell office:value-type="float" office:value="0.951974975" calcext:value-type="float">
            <text:p>0,951974975</text:p>
          </table:table-cell>
          <table:table-cell office:value-type="float" office:value="0.927353472" calcext:value-type="float">
            <text:p>0,927353472</text:p>
          </table:table-cell>
          <table:table-cell office:value-type="float" office:value="0.2953765" calcext:value-type="float">
            <text:p>0,2953765</text:p>
          </table:table-cell>
          <table:table-cell office:value-type="float" office:value="24.4063495" calcext:value-type="float">
            <text:p>24,4063495</text:p>
          </table:table-cell>
          <table:table-cell office:value-type="float" office:value="58.3009555" calcext:value-type="float">
            <text:p>58,3009555</text:p>
          </table:table-cell>
          <table:table-cell office:value-type="float" office:value="28.797678" calcext:value-type="float">
            <text:p>28,797678</text:p>
          </table:table-cell>
          <table:table-cell office:value-type="float" office:value="30.6297875" calcext:value-type="float">
            <text:p>30,6297875</text:p>
          </table:table-cell>
          <table:table-cell office:value-type="float" office:value="0.338482" calcext:value-type="float">
            <text:p>0,338482</text:p>
          </table:table-cell>
          <table:table-cell office:value-type="float" office:value="21.6505155" calcext:value-type="float">
            <text:p>21,6505155</text:p>
          </table:table-cell>
          <table:table-cell office:value-type="float" office:value="91.80749" calcext:value-type="float">
            <text:p>91,80749</text:p>
          </table:table-cell>
          <table:table-cell office:value-type="float" office:value="30.710607" calcext:value-type="float">
            <text:p>30,710607</text:p>
          </table:table-cell>
          <table:table-cell office:value-type="float" office:value="33.3677335" calcext:value-type="float">
            <text:p>33,367733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960244759" calcext:value-type="float">
            <text:p>0,960244759</text:p>
          </table:table-cell>
          <table:table-cell office:value-type="float" office:value="0.972450794" calcext:value-type="float">
            <text:p>0,972450794</text:p>
          </table:table-cell>
          <table:table-cell office:value-type="float" office:value="0.967754825" calcext:value-type="float">
            <text:p>0,967754825</text:p>
          </table:table-cell>
          <table:table-cell office:value-type="float" office:value="0.976970763" calcext:value-type="float">
            <text:p>0,976970763</text:p>
          </table:table-cell>
          <table:table-cell office:value-type="float" office:value="0.973143388" calcext:value-type="float">
            <text:p>0,973143388</text:p>
          </table:table-cell>
          <table:table-cell office:value-type="float" office:value="0.928987929" calcext:value-type="float">
            <text:p>0,928987929</text:p>
          </table:table-cell>
          <table:table-cell office:value-type="float" office:value="0.958582014" calcext:value-type="float">
            <text:p>0,958582014</text:p>
          </table:table-cell>
          <table:table-cell office:value-type="float" office:value="0.95854237" calcext:value-type="float">
            <text:p>0,95854237</text:p>
          </table:table-cell>
          <table:table-cell office:value-type="float" office:value="0.962549408" calcext:value-type="float">
            <text:p>0,962549408</text:p>
          </table:table-cell>
          <table:table-cell office:value-type="float" office:value="0.958430533" calcext:value-type="float">
            <text:p>0,958430533</text:p>
          </table:table-cell>
          <table:table-cell office:value-type="float" office:value="0.269005" calcext:value-type="float">
            <text:p>0,269005</text:p>
          </table:table-cell>
          <table:table-cell office:value-type="float" office:value="22.517552" calcext:value-type="float">
            <text:p>22,517552</text:p>
          </table:table-cell>
          <table:table-cell office:value-type="float" office:value="74.559315" calcext:value-type="float">
            <text:p>74,559315</text:p>
          </table:table-cell>
          <table:table-cell office:value-type="float" office:value="36.479465" calcext:value-type="float">
            <text:p>36,479465</text:p>
          </table:table-cell>
          <table:table-cell office:value-type="float" office:value="28.298056" calcext:value-type="float">
            <text:p>28,298056</text:p>
          </table:table-cell>
          <table:table-cell office:value-type="float" office:value="0.108644" calcext:value-type="float">
            <text:p>0,108644</text:p>
          </table:table-cell>
          <table:table-cell office:value-type="float" office:value="12.655887" calcext:value-type="float">
            <text:p>12,655887</text:p>
          </table:table-cell>
          <table:table-cell office:value-type="float" office:value="98.5961075" calcext:value-type="float">
            <text:p>98,5961075</text:p>
          </table:table-cell>
          <table:table-cell office:value-type="float" office:value="16.310458" calcext:value-type="float">
            <text:p>16,310458</text:p>
          </table:table-cell>
          <table:table-cell office:value-type="float" office:value="20.170918" calcext:value-type="float">
            <text:p>20,17091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office:value-type="float" office:value="0.902025303" calcext:value-type="float">
            <text:p>0,902025303</text:p>
          </table:table-cell>
          <table:table-cell office:value-type="float" office:value="0.944424637" calcext:value-type="float">
            <text:p>0,944424637</text:p>
          </table:table-cell>
          <table:table-cell office:value-type="float" office:value="0.937301349" calcext:value-type="float">
            <text:p>0,937301349</text:p>
          </table:table-cell>
          <table:table-cell office:value-type="float" office:value="0.964122741" calcext:value-type="float">
            <text:p>0,964122741</text:p>
          </table:table-cell>
          <table:table-cell office:value-type="float" office:value="0.953617435" calcext:value-type="float">
            <text:p>0,953617435</text:p>
          </table:table-cell>
          <table:table-cell office:value-type="float" office:value="0.896340967" calcext:value-type="float">
            <text:p>0,896340967</text:p>
          </table:table-cell>
          <table:table-cell office:value-type="float" office:value="0.900600126" calcext:value-type="float">
            <text:p>0,900600126</text:p>
          </table:table-cell>
          <table:table-cell office:value-type="float" office:value="0.897400219" calcext:value-type="float">
            <text:p>0,897400219</text:p>
          </table:table-cell>
          <table:table-cell office:value-type="float" office:value="0.904348156" calcext:value-type="float">
            <text:p>0,904348156</text:p>
          </table:table-cell>
          <table:table-cell office:value-type="float" office:value="0.901444457" calcext:value-type="float">
            <text:p>0,901444457</text:p>
          </table:table-cell>
          <table:table-cell office:value-type="float" office:value="0.2549045" calcext:value-type="float">
            <text:p>0,2549045</text:p>
          </table:table-cell>
          <table:table-cell office:value-type="float" office:value="26.2212135" calcext:value-type="float">
            <text:p>26,2212135</text:p>
          </table:table-cell>
          <table:table-cell office:value-type="float" office:value="175.9139855" calcext:value-type="float">
            <text:p>175,9139855</text:p>
          </table:table-cell>
          <table:table-cell office:value-type="float" office:value="32.993725" calcext:value-type="float">
            <text:p>32,993725</text:p>
          </table:table-cell>
          <table:table-cell office:value-type="float" office:value="39.590872" calcext:value-type="float">
            <text:p>39,590872</text:p>
          </table:table-cell>
          <table:table-cell office:value-type="float" office:value="0.102324" calcext:value-type="float">
            <text:p>0,102324</text:p>
          </table:table-cell>
          <table:table-cell office:value-type="float" office:value="17.4219985" calcext:value-type="float">
            <text:p>17,4219985</text:p>
          </table:table-cell>
          <table:table-cell office:value-type="float" office:value="213.112755" calcext:value-type="float">
            <text:p>213,112755</text:p>
          </table:table-cell>
          <table:table-cell office:value-type="float" office:value="26.824386" calcext:value-type="float">
            <text:p>26,824386</text:p>
          </table:table-cell>
          <table:table-cell office:value-type="float" office:value="32.7791675" calcext:value-type="float">
            <text:p>32,779167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0" calcext:value-type="float">
            <text:p>40</text:p>
          </table:table-cell>
          <table:table-cell office:value-type="float" office:value="0.903476288" calcext:value-type="float">
            <text:p>0,903476288</text:p>
          </table:table-cell>
          <table:table-cell office:value-type="float" office:value="0.947865928" calcext:value-type="float">
            <text:p>0,947865928</text:p>
          </table:table-cell>
          <table:table-cell office:value-type="float" office:value="0.939311128" calcext:value-type="float">
            <text:p>0,939311128</text:p>
          </table:table-cell>
          <table:table-cell office:value-type="float" office:value="0.971327788" calcext:value-type="float">
            <text:p>0,971327788</text:p>
          </table:table-cell>
          <table:table-cell office:value-type="float" office:value="0.962702352" calcext:value-type="float">
            <text:p>0,962702352</text:p>
          </table:table-cell>
          <table:table-cell office:value-type="float" office:value="0.886993465" calcext:value-type="float">
            <text:p>0,886993465</text:p>
          </table:table-cell>
          <table:table-cell office:value-type="float" office:value="0.895753906" calcext:value-type="float">
            <text:p>0,895753906</text:p>
          </table:table-cell>
          <table:table-cell office:value-type="float" office:value="0.895790813" calcext:value-type="float">
            <text:p>0,895790813</text:p>
          </table:table-cell>
          <table:table-cell office:value-type="float" office:value="0.899341021" calcext:value-type="float">
            <text:p>0,899341021</text:p>
          </table:table-cell>
          <table:table-cell office:value-type="float" office:value="0.901914362" calcext:value-type="float">
            <text:p>0,901914362</text:p>
          </table:table-cell>
          <table:table-cell office:value-type="float" office:value="0.2687345" calcext:value-type="float">
            <text:p>0,2687345</text:p>
          </table:table-cell>
          <table:table-cell office:value-type="float" office:value="31.226038" calcext:value-type="float">
            <text:p>31,226038</text:p>
          </table:table-cell>
          <table:table-cell office:value-type="float" office:value="294.0441005" calcext:value-type="float">
            <text:p>294,0441005</text:p>
          </table:table-cell>
          <table:table-cell office:value-type="float" office:value="44.486696" calcext:value-type="float">
            <text:p>44,486696</text:p>
          </table:table-cell>
          <table:table-cell office:value-type="float" office:value="75.7785885" calcext:value-type="float">
            <text:p>75,7785885</text:p>
          </table:table-cell>
          <table:table-cell office:value-type="float" office:value="0.117461" calcext:value-type="float">
            <text:p>0,117461</text:p>
          </table:table-cell>
          <table:table-cell office:value-type="float" office:value="28.5082485" calcext:value-type="float">
            <text:p>28,5082485</text:p>
          </table:table-cell>
          <table:table-cell office:value-type="float" office:value="288.5737215" calcext:value-type="float">
            <text:p>288,5737215</text:p>
          </table:table-cell>
          <table:table-cell office:value-type="float" office:value="28.217211" calcext:value-type="float">
            <text:p>28,217211</text:p>
          </table:table-cell>
          <table:table-cell office:value-type="float" office:value="47.981682" calcext:value-type="float">
            <text:p>47,98168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894419238" calcext:value-type="float">
            <text:p>0,894419238</text:p>
          </table:table-cell>
          <table:table-cell office:value-type="float" office:value="0.930625576" calcext:value-type="float">
            <text:p>0,930625576</text:p>
          </table:table-cell>
          <table:table-cell office:value-type="float" office:value="0.91433798" calcext:value-type="float">
            <text:p>0,91433798</text:p>
          </table:table-cell>
          <table:table-cell office:value-type="float" office:value="0.950102999" calcext:value-type="float">
            <text:p>0,950102999</text:p>
          </table:table-cell>
          <table:table-cell office:value-type="float" office:value="0.953483955" calcext:value-type="float">
            <text:p>0,953483955</text:p>
          </table:table-cell>
          <table:table-cell office:value-type="float" office:value="0.890369723" calcext:value-type="float">
            <text:p>0,890369723</text:p>
          </table:table-cell>
          <table:table-cell office:value-type="float" office:value="0.878336318" calcext:value-type="float">
            <text:p>0,878336318</text:p>
          </table:table-cell>
          <table:table-cell office:value-type="float" office:value="0.876695878" calcext:value-type="float">
            <text:p>0,876695878</text:p>
          </table:table-cell>
          <table:table-cell office:value-type="float" office:value="0.878621814" calcext:value-type="float">
            <text:p>0,878621814</text:p>
          </table:table-cell>
          <table:table-cell office:value-type="float" office:value="0.875622633" calcext:value-type="float">
            <text:p>0,875622633</text:p>
          </table:table-cell>
          <table:table-cell office:value-type="float" office:value="0.295633" calcext:value-type="float">
            <text:p>0,295633</text:p>
          </table:table-cell>
          <table:table-cell office:value-type="float" office:value="38.3243825" calcext:value-type="float">
            <text:p>38,3243825</text:p>
          </table:table-cell>
          <table:table-cell office:value-type="float" office:value="379.0192565" calcext:value-type="float">
            <text:p>379,0192565</text:p>
          </table:table-cell>
          <table:table-cell office:value-type="float" office:value="58.582336" calcext:value-type="float">
            <text:p>58,582336</text:p>
          </table:table-cell>
          <table:table-cell office:value-type="float" office:value="64.50211" calcext:value-type="float">
            <text:p>64,50211</text:p>
          </table:table-cell>
          <table:table-cell office:value-type="float" office:value="0.122101" calcext:value-type="float">
            <text:p>0,122101</text:p>
          </table:table-cell>
          <table:table-cell office:value-type="float" office:value="23.688135" calcext:value-type="float">
            <text:p>23,688135</text:p>
          </table:table-cell>
          <table:table-cell office:value-type="float" office:value="401.751043" calcext:value-type="float">
            <text:p>401,751043</text:p>
          </table:table-cell>
          <table:table-cell office:value-type="float" office:value="35.652713" calcext:value-type="float">
            <text:p>35,652713</text:p>
          </table:table-cell>
          <table:table-cell office:value-type="float" office:value="67.340901" calcext:value-type="float">
            <text:p>67,3409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13879364" calcext:value-type="float">
            <text:p>0,913879364</text:p>
          </table:table-cell>
          <table:table-cell office:value-type="float" office:value="0.909130196" calcext:value-type="float">
            <text:p>0,909130196</text:p>
          </table:table-cell>
          <table:table-cell office:value-type="float" office:value="0.913056454" calcext:value-type="float">
            <text:p>0,913056454</text:p>
          </table:table-cell>
          <table:table-cell office:value-type="float" office:value="0.909336973" calcext:value-type="float">
            <text:p>0,909336973</text:p>
          </table:table-cell>
          <table:table-cell office:value-type="float" office:value="0.908550868" calcext:value-type="float">
            <text:p>0,908550868</text:p>
          </table:table-cell>
          <table:table-cell office:value-type="float" office:value="0.907997395" calcext:value-type="float">
            <text:p>0,907997395</text:p>
          </table:table-cell>
          <table:table-cell office:value-type="float" office:value="0.925923997" calcext:value-type="float">
            <text:p>0,925923997</text:p>
          </table:table-cell>
          <table:table-cell office:value-type="float" office:value="0.93214925" calcext:value-type="float">
            <text:p>0,93214925</text:p>
          </table:table-cell>
          <table:table-cell office:value-type="float" office:value="0.948233797" calcext:value-type="float">
            <text:p>0,948233797</text:p>
          </table:table-cell>
          <table:table-cell office:value-type="float" office:value="0.928391462" calcext:value-type="float">
            <text:p>0,928391462</text:p>
          </table:table-cell>
          <table:table-cell office:value-type="float" office:value="6.351942" calcext:value-type="float">
            <text:p>6,351942</text:p>
          </table:table-cell>
          <table:table-cell office:value-type="float" office:value="36.5549565" calcext:value-type="float">
            <text:p>36,5549565</text:p>
          </table:table-cell>
          <table:table-cell office:value-type="float" office:value="84.8276985" calcext:value-type="float">
            <text:p>84,8276985</text:p>
          </table:table-cell>
          <table:table-cell office:value-type="float" office:value="46.134478" calcext:value-type="float">
            <text:p>46,134478</text:p>
          </table:table-cell>
          <table:table-cell office:value-type="float" office:value="51.8990445" calcext:value-type="float">
            <text:p>51,8990445</text:p>
          </table:table-cell>
          <table:table-cell office:value-type="float" office:value="6.933635" calcext:value-type="float">
            <text:p>6,933635</text:p>
          </table:table-cell>
          <table:table-cell office:value-type="float" office:value="43.1673325" calcext:value-type="float">
            <text:p>43,1673325</text:p>
          </table:table-cell>
          <table:table-cell office:value-type="float" office:value="120.9206465" calcext:value-type="float">
            <text:p>120,9206465</text:p>
          </table:table-cell>
          <table:table-cell office:value-type="float" office:value="59.85174" calcext:value-type="float">
            <text:p>59,85174</text:p>
          </table:table-cell>
          <table:table-cell office:value-type="float" office:value="66.853832" calcext:value-type="float">
            <text:p>66,8538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881521472" calcext:value-type="float">
            <text:p>0,881521472</text:p>
          </table:table-cell>
          <table:table-cell office:value-type="float" office:value="0.866581965" calcext:value-type="float">
            <text:p>0,866581965</text:p>
          </table:table-cell>
          <table:table-cell office:value-type="float" office:value="0.863236915" calcext:value-type="float">
            <text:p>0,863236915</text:p>
          </table:table-cell>
          <table:table-cell office:value-type="float" office:value="0.901811206" calcext:value-type="float">
            <text:p>0,901811206</text:p>
          </table:table-cell>
          <table:table-cell office:value-type="float" office:value="0.871449127" calcext:value-type="float">
            <text:p>0,871449127</text:p>
          </table:table-cell>
          <table:table-cell office:value-type="float" office:value="0.850906933" calcext:value-type="float">
            <text:p>0,850906933</text:p>
          </table:table-cell>
          <table:table-cell office:value-type="float" office:value="0.90711362" calcext:value-type="float">
            <text:p>0,90711362</text:p>
          </table:table-cell>
          <table:table-cell office:value-type="float" office:value="0.900193529" calcext:value-type="float">
            <text:p>0,900193529</text:p>
          </table:table-cell>
          <table:table-cell office:value-type="float" office:value="0.93017314" calcext:value-type="float">
            <text:p>0,93017314</text:p>
          </table:table-cell>
          <table:table-cell office:value-type="float" office:value="0.902495324" calcext:value-type="float">
            <text:p>0,902495324</text:p>
          </table:table-cell>
          <table:table-cell office:value-type="float" office:value="0.4933735" calcext:value-type="float">
            <text:p>0,4933735</text:p>
          </table:table-cell>
          <table:table-cell office:value-type="float" office:value="43.4804" calcext:value-type="float">
            <text:p>43,4804</text:p>
          </table:table-cell>
          <table:table-cell office:value-type="float" office:value="155.2114085" calcext:value-type="float">
            <text:p>155,2114085</text:p>
          </table:table-cell>
          <table:table-cell office:value-type="float" office:value="56.2937235" calcext:value-type="float">
            <text:p>56,2937235</text:p>
          </table:table-cell>
          <table:table-cell office:value-type="float" office:value="62.513451" calcext:value-type="float">
            <text:p>62,513451</text:p>
          </table:table-cell>
          <table:table-cell office:value-type="float" office:value="0.528175" calcext:value-type="float">
            <text:p>0,528175</text:p>
          </table:table-cell>
          <table:table-cell office:value-type="float" office:value="34.766719" calcext:value-type="float">
            <text:p>34,766719</text:p>
          </table:table-cell>
          <table:table-cell office:value-type="float" office:value="271.953859" calcext:value-type="float">
            <text:p>271,953859</text:p>
          </table:table-cell>
          <table:table-cell office:value-type="float" office:value="56.0301715" calcext:value-type="float">
            <text:p>56,0301715</text:p>
          </table:table-cell>
          <table:table-cell office:value-type="float" office:value="62.0205515" calcext:value-type="float">
            <text:p>62,02055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824544283" calcext:value-type="float">
            <text:p>0,824544283</text:p>
          </table:table-cell>
          <table:table-cell office:value-type="float" office:value="0.834375489" calcext:value-type="float">
            <text:p>0,834375489</text:p>
          </table:table-cell>
          <table:table-cell office:value-type="float" office:value="0.82660327" calcext:value-type="float">
            <text:p>0,82660327</text:p>
          </table:table-cell>
          <table:table-cell office:value-type="float" office:value="0.881180064" calcext:value-type="float">
            <text:p>0,881180064</text:p>
          </table:table-cell>
          <table:table-cell office:value-type="float" office:value="0.847605383" calcext:value-type="float">
            <text:p>0,847605383</text:p>
          </table:table-cell>
          <table:table-cell office:value-type="float" office:value="0.808207179" calcext:value-type="float">
            <text:p>0,808207179</text:p>
          </table:table-cell>
          <table:table-cell office:value-type="float" office:value="0.878980946" calcext:value-type="float">
            <text:p>0,878980946</text:p>
          </table:table-cell>
          <table:table-cell office:value-type="float" office:value="0.870320758" calcext:value-type="float">
            <text:p>0,870320758</text:p>
          </table:table-cell>
          <table:table-cell office:value-type="float" office:value="0.905004405" calcext:value-type="float">
            <text:p>0,905004405</text:p>
          </table:table-cell>
          <table:table-cell office:value-type="float" office:value="0.884195267" calcext:value-type="float">
            <text:p>0,884195267</text:p>
          </table:table-cell>
          <table:table-cell office:value-type="float" office:value="0.492068" calcext:value-type="float">
            <text:p>0,492068</text:p>
          </table:table-cell>
          <table:table-cell office:value-type="float" office:value="46.1743855" calcext:value-type="float">
            <text:p>46,1743855</text:p>
          </table:table-cell>
          <table:table-cell office:value-type="float" office:value="206.0867315" calcext:value-type="float">
            <text:p>206,0867315</text:p>
          </table:table-cell>
          <table:table-cell office:value-type="float" office:value="70.884752" calcext:value-type="float">
            <text:p>70,884752</text:p>
          </table:table-cell>
          <table:table-cell office:value-type="float" office:value="66.4105275" calcext:value-type="float">
            <text:p>66,4105275</text:p>
          </table:table-cell>
          <table:table-cell office:value-type="float" office:value="0.174547" calcext:value-type="float">
            <text:p>0,174547</text:p>
          </table:table-cell>
          <table:table-cell office:value-type="float" office:value="31.212441" calcext:value-type="float">
            <text:p>31,212441</text:p>
          </table:table-cell>
          <table:table-cell office:value-type="float" office:value="312.927902" calcext:value-type="float">
            <text:p>312,927902</text:p>
          </table:table-cell>
          <table:table-cell office:value-type="float" office:value="54.183332" calcext:value-type="float">
            <text:p>54,183332</text:p>
          </table:table-cell>
          <table:table-cell office:value-type="float" office:value="57.1662115" calcext:value-type="float">
            <text:p>57,1662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853980252" calcext:value-type="float">
            <text:p>0,853980252</text:p>
          </table:table-cell>
          <table:table-cell office:value-type="float" office:value="0.877548679" calcext:value-type="float">
            <text:p>0,877548679</text:p>
          </table:table-cell>
          <table:table-cell office:value-type="float" office:value="0.864948905" calcext:value-type="float">
            <text:p>0,864948905</text:p>
          </table:table-cell>
          <table:table-cell office:value-type="float" office:value="0.884164163" calcext:value-type="float">
            <text:p>0,884164163</text:p>
          </table:table-cell>
          <table:table-cell office:value-type="float" office:value="0.889204128" calcext:value-type="float">
            <text:p>0,889204128</text:p>
          </table:table-cell>
          <table:table-cell office:value-type="float" office:value="0.847702041" calcext:value-type="float">
            <text:p>0,847702041</text:p>
          </table:table-cell>
          <table:table-cell office:value-type="float" office:value="0.877155923" calcext:value-type="float">
            <text:p>0,877155923</text:p>
          </table:table-cell>
          <table:table-cell office:value-type="float" office:value="0.877105013" calcext:value-type="float">
            <text:p>0,877105013</text:p>
          </table:table-cell>
          <table:table-cell office:value-type="float" office:value="0.879366016" calcext:value-type="float">
            <text:p>0,879366016</text:p>
          </table:table-cell>
          <table:table-cell office:value-type="float" office:value="0.875956694" calcext:value-type="float">
            <text:p>0,875956694</text:p>
          </table:table-cell>
          <table:table-cell office:value-type="float" office:value="0.4898175" calcext:value-type="float">
            <text:p>0,4898175</text:p>
          </table:table-cell>
          <table:table-cell office:value-type="float" office:value="80.316598" calcext:value-type="float">
            <text:p>80,316598</text:p>
          </table:table-cell>
          <table:table-cell office:value-type="float" office:value="260.5192165" calcext:value-type="float">
            <text:p>260,5192165</text:p>
          </table:table-cell>
          <table:table-cell office:value-type="float" office:value="63.7972315" calcext:value-type="float">
            <text:p>63,7972315</text:p>
          </table:table-cell>
          <table:table-cell office:value-type="float" office:value="65.7675205" calcext:value-type="float">
            <text:p>65,7675205</text:p>
          </table:table-cell>
          <table:table-cell office:value-type="float" office:value="0.161765" calcext:value-type="float">
            <text:p>0,161765</text:p>
          </table:table-cell>
          <table:table-cell office:value-type="float" office:value="21.057108" calcext:value-type="float">
            <text:p>21,057108</text:p>
          </table:table-cell>
          <table:table-cell office:value-type="float" office:value="307.9880775" calcext:value-type="float">
            <text:p>307,9880775</text:p>
          </table:table-cell>
          <table:table-cell office:value-type="float" office:value="29.379672" calcext:value-type="float">
            <text:p>29,379672</text:p>
          </table:table-cell>
          <table:table-cell office:value-type="float" office:value="49.2060545" calcext:value-type="float">
            <text:p>49,20605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808845609" calcext:value-type="float">
            <text:p>0,808845609</text:p>
          </table:table-cell>
          <table:table-cell office:value-type="float" office:value="0.842736802" calcext:value-type="float">
            <text:p>0,842736802</text:p>
          </table:table-cell>
          <table:table-cell office:value-type="float" office:value="0.829446457" calcext:value-type="float">
            <text:p>0,829446457</text:p>
          </table:table-cell>
          <table:table-cell office:value-type="float" office:value="0.867436763" calcext:value-type="float">
            <text:p>0,867436763</text:p>
          </table:table-cell>
          <table:table-cell office:value-type="float" office:value="0.8689004" calcext:value-type="float">
            <text:p>0,8689004</text:p>
          </table:table-cell>
          <table:table-cell office:value-type="float" office:value="0.797041369" calcext:value-type="float">
            <text:p>0,797041369</text:p>
          </table:table-cell>
          <table:table-cell office:value-type="float" office:value="0.821928513" calcext:value-type="float">
            <text:p>0,821928513</text:p>
          </table:table-cell>
          <table:table-cell office:value-type="float" office:value="0.818641321" calcext:value-type="float">
            <text:p>0,818641321</text:p>
          </table:table-cell>
          <table:table-cell office:value-type="float" office:value="0.829004772" calcext:value-type="float">
            <text:p>0,829004772</text:p>
          </table:table-cell>
          <table:table-cell office:value-type="float" office:value="0.820098101" calcext:value-type="float">
            <text:p>0,820098101</text:p>
          </table:table-cell>
          <table:table-cell office:value-type="float" office:value="0.453304" calcext:value-type="float">
            <text:p>0,453304</text:p>
          </table:table-cell>
          <table:table-cell office:value-type="float" office:value="68.893469" calcext:value-type="float">
            <text:p>68,893469</text:p>
          </table:table-cell>
          <table:table-cell office:value-type="float" office:value="781.39871" calcext:value-type="float">
            <text:p>781,39871</text:p>
          </table:table-cell>
          <table:table-cell office:value-type="float" office:value="133.111745" calcext:value-type="float">
            <text:p>133,111745</text:p>
          </table:table-cell>
          <table:table-cell office:value-type="float" office:value="79.30893" calcext:value-type="float">
            <text:p>79,30893</text:p>
          </table:table-cell>
          <table:table-cell office:value-type="float" office:value="0.175164" calcext:value-type="float">
            <text:p>0,175164</text:p>
          </table:table-cell>
          <table:table-cell office:value-type="float" office:value="23.61922" calcext:value-type="float">
            <text:p>23,61922</text:p>
          </table:table-cell>
          <table:table-cell office:value-type="float" office:value="316.0168635" calcext:value-type="float">
            <text:p>316,0168635</text:p>
          </table:table-cell>
          <table:table-cell office:value-type="float" office:value="39.253093" calcext:value-type="float">
            <text:p>39,253093</text:p>
          </table:table-cell>
          <table:table-cell office:value-type="float" office:value="44.713315" calcext:value-type="float">
            <text:p>44,7133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865281607" calcext:value-type="float">
            <text:p>0,865281607</text:p>
          </table:table-cell>
          <table:table-cell office:value-type="float" office:value="0.867865229" calcext:value-type="float">
            <text:p>0,867865229</text:p>
          </table:table-cell>
          <table:table-cell office:value-type="float" office:value="0.876407727" calcext:value-type="float">
            <text:p>0,876407727</text:p>
          </table:table-cell>
          <table:table-cell office:value-type="float" office:value="0.870091592" calcext:value-type="float">
            <text:p>0,870091592</text:p>
          </table:table-cell>
          <table:table-cell office:value-type="float" office:value="0.870975487" calcext:value-type="float">
            <text:p>0,870975487</text:p>
          </table:table-cell>
          <table:table-cell office:value-type="float" office:value="0.893317653" calcext:value-type="float">
            <text:p>0,893317653</text:p>
          </table:table-cell>
          <table:table-cell office:value-type="float" office:value="0.881286847" calcext:value-type="float">
            <text:p>0,881286847</text:p>
          </table:table-cell>
          <table:table-cell office:value-type="float" office:value="0.878643989" calcext:value-type="float">
            <text:p>0,878643989</text:p>
          </table:table-cell>
          <table:table-cell office:value-type="float" office:value="0.889858963" calcext:value-type="float">
            <text:p>0,889858963</text:p>
          </table:table-cell>
          <table:table-cell office:value-type="float" office:value="0.880473793" calcext:value-type="float">
            <text:p>0,880473793</text:p>
          </table:table-cell>
          <table:table-cell office:value-type="float" office:value="7.7604605" calcext:value-type="float">
            <text:p>7,7604605</text:p>
          </table:table-cell>
          <table:table-cell office:value-type="float" office:value="25.913434" calcext:value-type="float">
            <text:p>25,913434</text:p>
          </table:table-cell>
          <table:table-cell office:value-type="float" office:value="43.700889" calcext:value-type="float">
            <text:p>43,700889</text:p>
          </table:table-cell>
          <table:table-cell office:value-type="float" office:value="32.0858125" calcext:value-type="float">
            <text:p>32,0858125</text:p>
          </table:table-cell>
          <table:table-cell office:value-type="float" office:value="34.162081" calcext:value-type="float">
            <text:p>34,162081</text:p>
          </table:table-cell>
          <table:table-cell office:value-type="float" office:value="10.300081" calcext:value-type="float">
            <text:p>10,300081</text:p>
          </table:table-cell>
          <table:table-cell office:value-type="float" office:value="32.9370395" calcext:value-type="float">
            <text:p>32,9370395</text:p>
          </table:table-cell>
          <table:table-cell office:value-type="float" office:value="43.5191575" calcext:value-type="float">
            <text:p>43,5191575</text:p>
          </table:table-cell>
          <table:table-cell office:value-type="float" office:value="43.262873" calcext:value-type="float">
            <text:p>43,262873</text:p>
          </table:table-cell>
          <table:table-cell office:value-type="float" office:value="42.9682255" calcext:value-type="float">
            <text:p>42,96822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834962071" calcext:value-type="float">
            <text:p>0,834962071</text:p>
          </table:table-cell>
          <table:table-cell office:value-type="float" office:value="0.841382807" calcext:value-type="float">
            <text:p>0,841382807</text:p>
          </table:table-cell>
          <table:table-cell office:value-type="float" office:value="0.838158738" calcext:value-type="float">
            <text:p>0,838158738</text:p>
          </table:table-cell>
          <table:table-cell office:value-type="float" office:value="0.858993016" calcext:value-type="float">
            <text:p>0,858993016</text:p>
          </table:table-cell>
          <table:table-cell office:value-type="float" office:value="0.843507547" calcext:value-type="float">
            <text:p>0,843507547</text:p>
          </table:table-cell>
          <table:table-cell office:value-type="float" office:value="0.866883434" calcext:value-type="float">
            <text:p>0,866883434</text:p>
          </table:table-cell>
          <table:table-cell office:value-type="float" office:value="0.861634696" calcext:value-type="float">
            <text:p>0,861634696</text:p>
          </table:table-cell>
          <table:table-cell office:value-type="float" office:value="0.858583324" calcext:value-type="float">
            <text:p>0,858583324</text:p>
          </table:table-cell>
          <table:table-cell office:value-type="float" office:value="0.895564099" calcext:value-type="float">
            <text:p>0,895564099</text:p>
          </table:table-cell>
          <table:table-cell office:value-type="float" office:value="0.861807365" calcext:value-type="float">
            <text:p>0,861807365</text:p>
          </table:table-cell>
          <table:table-cell office:value-type="float" office:value="3.1859785" calcext:value-type="float">
            <text:p>3,1859785</text:p>
          </table:table-cell>
          <table:table-cell office:value-type="float" office:value="29.8794095" calcext:value-type="float">
            <text:p>29,8794095</text:p>
          </table:table-cell>
          <table:table-cell office:value-type="float" office:value="98.4416655" calcext:value-type="float">
            <text:p>98,4416655</text:p>
          </table:table-cell>
          <table:table-cell office:value-type="float" office:value="40.493271" calcext:value-type="float">
            <text:p>40,493271</text:p>
          </table:table-cell>
          <table:table-cell office:value-type="float" office:value="41.607398" calcext:value-type="float">
            <text:p>41,607398</text:p>
          </table:table-cell>
          <table:table-cell office:value-type="float" office:value="4.212921" calcext:value-type="float">
            <text:p>4,212921</text:p>
          </table:table-cell>
          <table:table-cell office:value-type="float" office:value="19.0334505" calcext:value-type="float">
            <text:p>19,0334505</text:p>
          </table:table-cell>
          <table:table-cell office:value-type="float" office:value="175.173298" calcext:value-type="float">
            <text:p>175,173298</text:p>
          </table:table-cell>
          <table:table-cell office:value-type="float" office:value="30.594499" calcext:value-type="float">
            <text:p>30,594499</text:p>
          </table:table-cell>
          <table:table-cell office:value-type="float" office:value="53.826204" calcext:value-type="float">
            <text:p>53,826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850796329" calcext:value-type="float">
            <text:p>0,850796329</text:p>
          </table:table-cell>
          <table:table-cell office:value-type="float" office:value="0.836813643" calcext:value-type="float">
            <text:p>0,836813643</text:p>
          </table:table-cell>
          <table:table-cell office:value-type="float" office:value="0.836078831" calcext:value-type="float">
            <text:p>0,836078831</text:p>
          </table:table-cell>
          <table:table-cell office:value-type="float" office:value="0.859752029" calcext:value-type="float">
            <text:p>0,859752029</text:p>
          </table:table-cell>
          <table:table-cell office:value-type="float" office:value="0.846197709" calcext:value-type="float">
            <text:p>0,846197709</text:p>
          </table:table-cell>
          <table:table-cell office:value-type="float" office:value="0.870265358" calcext:value-type="float">
            <text:p>0,870265358</text:p>
          </table:table-cell>
          <table:table-cell office:value-type="float" office:value="0.872307551" calcext:value-type="float">
            <text:p>0,872307551</text:p>
          </table:table-cell>
          <table:table-cell office:value-type="float" office:value="0.868958274" calcext:value-type="float">
            <text:p>0,868958274</text:p>
          </table:table-cell>
          <table:table-cell office:value-type="float" office:value="0.909023594" calcext:value-type="float">
            <text:p>0,909023594</text:p>
          </table:table-cell>
          <table:table-cell office:value-type="float" office:value="0.881996387" calcext:value-type="float">
            <text:p>0,881996387</text:p>
          </table:table-cell>
          <table:table-cell office:value-type="float" office:value="1.0844465" calcext:value-type="float">
            <text:p>1,0844465</text:p>
          </table:table-cell>
          <table:table-cell office:value-type="float" office:value="33.632604" calcext:value-type="float">
            <text:p>33,632604</text:p>
          </table:table-cell>
          <table:table-cell office:value-type="float" office:value="171.143878" calcext:value-type="float">
            <text:p>171,143878</text:p>
          </table:table-cell>
          <table:table-cell office:value-type="float" office:value="48.3738535" calcext:value-type="float">
            <text:p>48,3738535</text:p>
          </table:table-cell>
          <table:table-cell office:value-type="float" office:value="51.850115" calcext:value-type="float">
            <text:p>51,850115</text:p>
          </table:table-cell>
          <table:table-cell office:value-type="float" office:value="1.742002" calcext:value-type="float">
            <text:p>1,742002</text:p>
          </table:table-cell>
          <table:table-cell office:value-type="float" office:value="33.397914" calcext:value-type="float">
            <text:p>33,397914</text:p>
          </table:table-cell>
          <table:table-cell office:value-type="float" office:value="174.658855" calcext:value-type="float">
            <text:p>174,658855</text:p>
          </table:table-cell>
          <table:table-cell office:value-type="float" office:value="55.6997765" calcext:value-type="float">
            <text:p>55,6997765</text:p>
          </table:table-cell>
          <table:table-cell office:value-type="float" office:value="49.642927" calcext:value-type="float">
            <text:p>49,6429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835451673" calcext:value-type="float">
            <text:p>0,835451673</text:p>
          </table:table-cell>
          <table:table-cell office:value-type="float" office:value="0.836143275" calcext:value-type="float">
            <text:p>0,836143275</text:p>
          </table:table-cell>
          <table:table-cell office:value-type="float" office:value="0.829179682" calcext:value-type="float">
            <text:p>0,829179682</text:p>
          </table:table-cell>
          <table:table-cell office:value-type="float" office:value="0.892617227" calcext:value-type="float">
            <text:p>0,892617227</text:p>
          </table:table-cell>
          <table:table-cell office:value-type="float" office:value="0.84527323" calcext:value-type="float">
            <text:p>0,84527323</text:p>
          </table:table-cell>
          <table:table-cell office:value-type="float" office:value="0.813033175" calcext:value-type="float">
            <text:p>0,813033175</text:p>
          </table:table-cell>
          <table:table-cell office:value-type="float" office:value="0.885633437" calcext:value-type="float">
            <text:p>0,885633437</text:p>
          </table:table-cell>
          <table:table-cell office:value-type="float" office:value="0.880287322" calcext:value-type="float">
            <text:p>0,880287322</text:p>
          </table:table-cell>
          <table:table-cell office:value-type="float" office:value="0.933010646" calcext:value-type="float">
            <text:p>0,933010646</text:p>
          </table:table-cell>
          <table:table-cell office:value-type="float" office:value="0.904896866" calcext:value-type="float">
            <text:p>0,904896866</text:p>
          </table:table-cell>
          <table:table-cell office:value-type="float" office:value="0.696176" calcext:value-type="float">
            <text:p>0,696176</text:p>
          </table:table-cell>
          <table:table-cell office:value-type="float" office:value="71.7902" calcext:value-type="float">
            <text:p>71,7902</text:p>
          </table:table-cell>
          <table:table-cell office:value-type="float" office:value="462.3693295" calcext:value-type="float">
            <text:p>462,3693295</text:p>
          </table:table-cell>
          <table:table-cell office:value-type="float" office:value="102.119926" calcext:value-type="float">
            <text:p>102,119926</text:p>
          </table:table-cell>
          <table:table-cell office:value-type="float" office:value="102.9188845" calcext:value-type="float">
            <text:p>102,9188845</text:p>
          </table:table-cell>
          <table:table-cell office:value-type="float" office:value="0.609702" calcext:value-type="float">
            <text:p>0,609702</text:p>
          </table:table-cell>
          <table:table-cell office:value-type="float" office:value="20.1998415" calcext:value-type="float">
            <text:p>20,1998415</text:p>
          </table:table-cell>
          <table:table-cell office:value-type="float" office:value="221.7292405" calcext:value-type="float">
            <text:p>221,7292405</text:p>
          </table:table-cell>
          <table:table-cell office:value-type="float" office:value="38.6812645" calcext:value-type="float">
            <text:p>38,6812645</text:p>
          </table:table-cell>
          <table:table-cell office:value-type="float" office:value="40.0599685" calcext:value-type="float">
            <text:p>40,05996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770783254" calcext:value-type="float">
            <text:p>0,770783254</text:p>
          </table:table-cell>
          <table:table-cell office:value-type="float" office:value="0.763535162" calcext:value-type="float">
            <text:p>0,763535162</text:p>
          </table:table-cell>
          <table:table-cell office:value-type="float" office:value="0.764499754" calcext:value-type="float">
            <text:p>0,764499754</text:p>
          </table:table-cell>
          <table:table-cell office:value-type="float" office:value="0.821343422" calcext:value-type="float">
            <text:p>0,821343422</text:p>
          </table:table-cell>
          <table:table-cell office:value-type="float" office:value="0.778312381" calcext:value-type="float">
            <text:p>0,778312381</text:p>
          </table:table-cell>
          <table:table-cell office:value-type="float" office:value="0.753574976" calcext:value-type="float">
            <text:p>0,753574976</text:p>
          </table:table-cell>
          <table:table-cell office:value-type="float" office:value="0.827880057" calcext:value-type="float">
            <text:p>0,827880057</text:p>
          </table:table-cell>
          <table:table-cell office:value-type="float" office:value="0.817406586" calcext:value-type="float">
            <text:p>0,817406586</text:p>
          </table:table-cell>
          <table:table-cell office:value-type="float" office:value="0.866371522" calcext:value-type="float">
            <text:p>0,866371522</text:p>
          </table:table-cell>
          <table:table-cell office:value-type="float" office:value="0.841329127" calcext:value-type="float">
            <text:p>0,841329127</text:p>
          </table:table-cell>
          <table:table-cell office:value-type="float" office:value="0.607333" calcext:value-type="float">
            <text:p>0,607333</text:p>
          </table:table-cell>
          <table:table-cell office:value-type="float" office:value="43.078129" calcext:value-type="float">
            <text:p>43,078129</text:p>
          </table:table-cell>
          <table:table-cell office:value-type="float" office:value="378.5966565" calcext:value-type="float">
            <text:p>378,5966565</text:p>
          </table:table-cell>
          <table:table-cell office:value-type="float" office:value="68.9774895" calcext:value-type="float">
            <text:p>68,9774895</text:p>
          </table:table-cell>
          <table:table-cell office:value-type="float" office:value="114.7796255" calcext:value-type="float">
            <text:p>114,7796255</text:p>
          </table:table-cell>
          <table:table-cell office:value-type="float" office:value="0.298549" calcext:value-type="float">
            <text:p>0,298549</text:p>
          </table:table-cell>
          <table:table-cell office:value-type="float" office:value="21.2856335" calcext:value-type="float">
            <text:p>21,2856335</text:p>
          </table:table-cell>
          <table:table-cell office:value-type="float" office:value="279.1276785" calcext:value-type="float">
            <text:p>279,1276785</text:p>
          </table:table-cell>
          <table:table-cell office:value-type="float" office:value="40.4237505" calcext:value-type="float">
            <text:p>40,4237505</text:p>
          </table:table-cell>
          <table:table-cell office:value-type="float" office:value="43.9198795" calcext:value-type="float">
            <text:p>43,91987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34323284" calcext:value-type="float">
            <text:p>0,934323284</text:p>
          </table:table-cell>
          <table:table-cell office:value-type="float" office:value="0.932327007" calcext:value-type="float">
            <text:p>0,932327007</text:p>
          </table:table-cell>
          <table:table-cell office:value-type="float" office:value="0.931567036" calcext:value-type="float">
            <text:p>0,931567036</text:p>
          </table:table-cell>
          <table:table-cell office:value-type="float" office:value="0.933647984" calcext:value-type="float">
            <text:p>0,933647984</text:p>
          </table:table-cell>
          <table:table-cell office:value-type="float" office:value="0.935131933" calcext:value-type="float">
            <text:p>0,935131933</text:p>
          </table:table-cell>
          <table:table-cell office:value-type="float" office:value="0.965948406" calcext:value-type="float">
            <text:p>0,965948406</text:p>
          </table:table-cell>
          <table:table-cell office:value-type="float" office:value="0.940197056" calcext:value-type="float">
            <text:p>0,940197056</text:p>
          </table:table-cell>
          <table:table-cell office:value-type="float" office:value="0.94680543" calcext:value-type="float">
            <text:p>0,94680543</text:p>
          </table:table-cell>
          <table:table-cell office:value-type="float" office:value="0.946430518" calcext:value-type="float">
            <text:p>0,946430518</text:p>
          </table:table-cell>
          <table:table-cell office:value-type="float" office:value="0.947069588" calcext:value-type="float">
            <text:p>0,947069588</text:p>
          </table:table-cell>
          <table:table-cell office:value-type="float" office:value="5.5503075" calcext:value-type="float">
            <text:p>5,5503075</text:p>
          </table:table-cell>
          <table:table-cell office:value-type="float" office:value="21.531237" calcext:value-type="float">
            <text:p>21,531237</text:p>
          </table:table-cell>
          <table:table-cell office:value-type="float" office:value="19.9347635" calcext:value-type="float">
            <text:p>19,9347635</text:p>
          </table:table-cell>
          <table:table-cell office:value-type="float" office:value="15.732802" calcext:value-type="float">
            <text:p>15,732802</text:p>
          </table:table-cell>
          <table:table-cell office:value-type="float" office:value="20.4758605" calcext:value-type="float">
            <text:p>20,4758605</text:p>
          </table:table-cell>
          <table:table-cell office:value-type="float" office:value="6.981271" calcext:value-type="float">
            <text:p>6,981271</text:p>
          </table:table-cell>
          <table:table-cell office:value-type="float" office:value="12.5747275" calcext:value-type="float">
            <text:p>12,5747275</text:p>
          </table:table-cell>
          <table:table-cell office:value-type="float" office:value="32.34276" calcext:value-type="float">
            <text:p>32,34276</text:p>
          </table:table-cell>
          <table:table-cell office:value-type="float" office:value="21.6226715" calcext:value-type="float">
            <text:p>21,6226715</text:p>
          </table:table-cell>
          <table:table-cell office:value-type="float" office:value="24.205763" calcext:value-type="float">
            <text:p>24,2057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878219103" calcext:value-type="float">
            <text:p>0,878219103</text:p>
          </table:table-cell>
          <table:table-cell office:value-type="float" office:value="0.876079975" calcext:value-type="float">
            <text:p>0,876079975</text:p>
          </table:table-cell>
          <table:table-cell office:value-type="float" office:value="0.879939714" calcext:value-type="float">
            <text:p>0,879939714</text:p>
          </table:table-cell>
          <table:table-cell office:value-type="float" office:value="0.873623321" calcext:value-type="float">
            <text:p>0,873623321</text:p>
          </table:table-cell>
          <table:table-cell office:value-type="float" office:value="0.87292142" calcext:value-type="float">
            <text:p>0,87292142</text:p>
          </table:table-cell>
          <table:table-cell office:value-type="float" office:value="0.899574322" calcext:value-type="float">
            <text:p>0,899574322</text:p>
          </table:table-cell>
          <table:table-cell office:value-type="float" office:value="0.898704402" calcext:value-type="float">
            <text:p>0,898704402</text:p>
          </table:table-cell>
          <table:table-cell office:value-type="float" office:value="0.90158203" calcext:value-type="float">
            <text:p>0,90158203</text:p>
          </table:table-cell>
          <table:table-cell office:value-type="float" office:value="0.903075083" calcext:value-type="float">
            <text:p>0,903075083</text:p>
          </table:table-cell>
          <table:table-cell office:value-type="float" office:value="0.892905959" calcext:value-type="float">
            <text:p>0,892905959</text:p>
          </table:table-cell>
          <table:table-cell office:value-type="float" office:value="4.128349" calcext:value-type="float">
            <text:p>4,128349</text:p>
          </table:table-cell>
          <table:table-cell office:value-type="float" office:value="16.390143" calcext:value-type="float">
            <text:p>16,390143</text:p>
          </table:table-cell>
          <table:table-cell office:value-type="float" office:value="45.2656385" calcext:value-type="float">
            <text:p>45,2656385</text:p>
          </table:table-cell>
          <table:table-cell office:value-type="float" office:value="22.2103865" calcext:value-type="float">
            <text:p>22,2103865</text:p>
          </table:table-cell>
          <table:table-cell office:value-type="float" office:value="23.2802575" calcext:value-type="float">
            <text:p>23,2802575</text:p>
          </table:table-cell>
          <table:table-cell office:value-type="float" office:value="5.518361" calcext:value-type="float">
            <text:p>5,518361</text:p>
          </table:table-cell>
          <table:table-cell office:value-type="float" office:value="18.492587" calcext:value-type="float">
            <text:p>18,492587</text:p>
          </table:table-cell>
          <table:table-cell office:value-type="float" office:value="52.378428" calcext:value-type="float">
            <text:p>52,378428</text:p>
          </table:table-cell>
          <table:table-cell office:value-type="float" office:value="17.8826" calcext:value-type="float">
            <text:p>17,8826</text:p>
          </table:table-cell>
          <table:table-cell office:value-type="float" office:value="18.4424225" calcext:value-type="float">
            <text:p>18,44242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808046127" calcext:value-type="float">
            <text:p>0,808046127</text:p>
          </table:table-cell>
          <table:table-cell office:value-type="float" office:value="0.807098035" calcext:value-type="float">
            <text:p>0,807098035</text:p>
          </table:table-cell>
          <table:table-cell office:value-type="float" office:value="0.819035588" calcext:value-type="float">
            <text:p>0,819035588</text:p>
          </table:table-cell>
          <table:table-cell office:value-type="float" office:value="0.81799792" calcext:value-type="float">
            <text:p>0,81799792</text:p>
          </table:table-cell>
          <table:table-cell office:value-type="float" office:value="0.818923215" calcext:value-type="float">
            <text:p>0,818923215</text:p>
          </table:table-cell>
          <table:table-cell office:value-type="float" office:value="0.834925883" calcext:value-type="float">
            <text:p>0,834925883</text:p>
          </table:table-cell>
          <table:table-cell office:value-type="float" office:value="0.83927941" calcext:value-type="float">
            <text:p>0,83927941</text:p>
          </table:table-cell>
          <table:table-cell office:value-type="float" office:value="0.844915134" calcext:value-type="float">
            <text:p>0,844915134</text:p>
          </table:table-cell>
          <table:table-cell office:value-type="float" office:value="0.863425658" calcext:value-type="float">
            <text:p>0,863425658</text:p>
          </table:table-cell>
          <table:table-cell office:value-type="float" office:value="0.834335296" calcext:value-type="float">
            <text:p>0,834335296</text:p>
          </table:table-cell>
          <table:table-cell office:value-type="float" office:value="2.99944" calcext:value-type="float">
            <text:p>2,99944</text:p>
          </table:table-cell>
          <table:table-cell office:value-type="float" office:value="32.3214785" calcext:value-type="float">
            <text:p>32,3214785</text:p>
          </table:table-cell>
          <table:table-cell office:value-type="float" office:value="155.087521" calcext:value-type="float">
            <text:p>155,087521</text:p>
          </table:table-cell>
          <table:table-cell office:value-type="float" office:value="46.185145" calcext:value-type="float">
            <text:p>46,185145</text:p>
          </table:table-cell>
          <table:table-cell office:value-type="float" office:value="28.1448635" calcext:value-type="float">
            <text:p>28,1448635</text:p>
          </table:table-cell>
          <table:table-cell office:value-type="float" office:value="4.299139" calcext:value-type="float">
            <text:p>4,299139</text:p>
          </table:table-cell>
          <table:table-cell office:value-type="float" office:value="12.472752" calcext:value-type="float">
            <text:p>12,472752</text:p>
          </table:table-cell>
          <table:table-cell office:value-type="float" office:value="73.2575685" calcext:value-type="float">
            <text:p>73,2575685</text:p>
          </table:table-cell>
          <table:table-cell office:value-type="float" office:value="21.1386215" calcext:value-type="float">
            <text:p>21,1386215</text:p>
          </table:table-cell>
          <table:table-cell office:value-type="float" office:value="23.017852" calcext:value-type="float">
            <text:p>23,0178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837293022" calcext:value-type="float">
            <text:p>0,837293022</text:p>
          </table:table-cell>
          <table:table-cell office:value-type="float" office:value="0.813738542" calcext:value-type="float">
            <text:p>0,813738542</text:p>
          </table:table-cell>
          <table:table-cell office:value-type="float" office:value="0.809966289" calcext:value-type="float">
            <text:p>0,809966289</text:p>
          </table:table-cell>
          <table:table-cell office:value-type="float" office:value="0.83217278" calcext:value-type="float">
            <text:p>0,83217278</text:p>
          </table:table-cell>
          <table:table-cell office:value-type="float" office:value="0.816872829" calcext:value-type="float">
            <text:p>0,816872829</text:p>
          </table:table-cell>
          <table:table-cell office:value-type="float" office:value="0.8254104" calcext:value-type="float">
            <text:p>0,8254104</text:p>
          </table:table-cell>
          <table:table-cell office:value-type="float" office:value="0.837293022" calcext:value-type="float">
            <text:p>0,837293022</text:p>
          </table:table-cell>
          <table:table-cell office:value-type="float" office:value="0.844521406" calcext:value-type="float">
            <text:p>0,844521406</text:p>
          </table:table-cell>
          <table:table-cell office:value-type="float" office:value="0.863754478" calcext:value-type="float">
            <text:p>0,863754478</text:p>
          </table:table-cell>
          <table:table-cell office:value-type="float" office:value="0.844166449" calcext:value-type="float">
            <text:p>0,844166449</text:p>
          </table:table-cell>
          <table:table-cell office:value-type="float" office:value="2.2695745" calcext:value-type="float">
            <text:p>2,2695745</text:p>
          </table:table-cell>
          <table:table-cell office:value-type="float" office:value="27.405942" calcext:value-type="float">
            <text:p>27,405942</text:p>
          </table:table-cell>
          <table:table-cell office:value-type="float" office:value="188.624015" calcext:value-type="float">
            <text:p>188,624015</text:p>
          </table:table-cell>
          <table:table-cell office:value-type="float" office:value="48.562126" calcext:value-type="float">
            <text:p>48,562126</text:p>
          </table:table-cell>
          <table:table-cell office:value-type="float" office:value="58.6400255" calcext:value-type="float">
            <text:p>58,6400255</text:p>
          </table:table-cell>
          <table:table-cell office:value-type="float" office:value="3.208632" calcext:value-type="float">
            <text:p>3,208632</text:p>
          </table:table-cell>
          <table:table-cell office:value-type="float" office:value="13.5603295" calcext:value-type="float">
            <text:p>13,5603295</text:p>
          </table:table-cell>
          <table:table-cell office:value-type="float" office:value="112.821485" calcext:value-type="float">
            <text:p>112,821485</text:p>
          </table:table-cell>
          <table:table-cell office:value-type="float" office:value="25.024664" calcext:value-type="float">
            <text:p>25,024664</text:p>
          </table:table-cell>
          <table:table-cell office:value-type="float" office:value="26.7375245" calcext:value-type="float">
            <text:p>26,73752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702595925" calcext:value-type="float">
            <text:p>0,702595925</text:p>
          </table:table-cell>
          <table:table-cell office:value-type="float" office:value="0.685360952" calcext:value-type="float">
            <text:p>0,685360952</text:p>
          </table:table-cell>
          <table:table-cell office:value-type="float" office:value="0.687180028" calcext:value-type="float">
            <text:p>0,687180028</text:p>
          </table:table-cell>
          <table:table-cell office:value-type="float" office:value="0.705420549" calcext:value-type="float">
            <text:p>0,705420549</text:p>
          </table:table-cell>
          <table:table-cell office:value-type="float" office:value="0.681737464" calcext:value-type="float">
            <text:p>0,681737464</text:p>
          </table:table-cell>
          <table:table-cell office:value-type="float" office:value="0.692662113" calcext:value-type="float">
            <text:p>0,692662113</text:p>
          </table:table-cell>
          <table:table-cell office:value-type="float" office:value="0.713991523" calcext:value-type="float">
            <text:p>0,713991523</text:p>
          </table:table-cell>
          <table:table-cell office:value-type="float" office:value="0.710333514" calcext:value-type="float">
            <text:p>0,710333514</text:p>
          </table:table-cell>
          <table:table-cell office:value-type="float" office:value="0.74273983" calcext:value-type="float">
            <text:p>0,74273983</text:p>
          </table:table-cell>
          <table:table-cell office:value-type="float" office:value="0.720405164" calcext:value-type="float">
            <text:p>0,720405164</text:p>
          </table:table-cell>
          <table:table-cell office:value-type="float" office:value="1.8453795" calcext:value-type="float">
            <text:p>1,8453795</text:p>
          </table:table-cell>
          <table:table-cell office:value-type="float" office:value="25.18996" calcext:value-type="float">
            <text:p>25,18996</text:p>
          </table:table-cell>
          <table:table-cell office:value-type="float" office:value="167.284394" calcext:value-type="float">
            <text:p>167,284394</text:p>
          </table:table-cell>
          <table:table-cell office:value-type="float" office:value="39.256038" calcext:value-type="float">
            <text:p>39,256038</text:p>
          </table:table-cell>
          <table:table-cell office:value-type="float" office:value="41.3793635" calcext:value-type="float">
            <text:p>41,3793635</text:p>
          </table:table-cell>
          <table:table-cell office:value-type="float" office:value="2.447178" calcext:value-type="float">
            <text:p>2,447178</text:p>
          </table:table-cell>
          <table:table-cell office:value-type="float" office:value="14.9383495" calcext:value-type="float">
            <text:p>14,9383495</text:p>
          </table:table-cell>
          <table:table-cell office:value-type="float" office:value="153.6163925" calcext:value-type="float">
            <text:p>153,6163925</text:p>
          </table:table-cell>
          <table:table-cell office:value-type="float" office:value="28.856566" calcext:value-type="float">
            <text:p>28,856566</text:p>
          </table:table-cell>
          <table:table-cell office:value-type="float" office:value="29.546709" calcext:value-type="float">
            <text:p>29,54670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930804039" calcext:value-type="float">
            <text:p>0,930804039</text:p>
          </table:table-cell>
          <table:table-cell office:value-type="float" office:value="0.929250973" calcext:value-type="float">
            <text:p>0,929250973</text:p>
          </table:table-cell>
          <table:table-cell office:value-type="float" office:value="0.937860316" calcext:value-type="float">
            <text:p>0,937860316</text:p>
          </table:table-cell>
          <table:table-cell office:value-type="float" office:value="0.934988429" calcext:value-type="float">
            <text:p>0,934988429</text:p>
          </table:table-cell>
          <table:table-cell office:value-type="float" office:value="0.935083775" calcext:value-type="float">
            <text:p>0,935083775</text:p>
          </table:table-cell>
          <table:table-cell office:value-type="float" office:value="0.955665595" calcext:value-type="float">
            <text:p>0,955665595</text:p>
          </table:table-cell>
          <table:table-cell office:value-type="float" office:value="0.945176839" calcext:value-type="float">
            <text:p>0,945176839</text:p>
          </table:table-cell>
          <table:table-cell office:value-type="float" office:value="0.951610333" calcext:value-type="float">
            <text:p>0,951610333</text:p>
          </table:table-cell>
          <table:table-cell office:value-type="float" office:value="0.947844145" calcext:value-type="float">
            <text:p>0,947844145</text:p>
          </table:table-cell>
          <table:table-cell office:value-type="float" office:value="0.945900866" calcext:value-type="float">
            <text:p>0,945900866</text:p>
          </table:table-cell>
          <table:table-cell office:value-type="float" office:value="3.3225765" calcext:value-type="float">
            <text:p>3,3225765</text:p>
          </table:table-cell>
          <table:table-cell office:value-type="float" office:value="7.1886715" calcext:value-type="float">
            <text:p>7,1886715</text:p>
          </table:table-cell>
          <table:table-cell office:value-type="float" office:value="10.4763425" calcext:value-type="float">
            <text:p>10,4763425</text:p>
          </table:table-cell>
          <table:table-cell office:value-type="float" office:value="8.600103" calcext:value-type="float">
            <text:p>8,600103</text:p>
          </table:table-cell>
          <table:table-cell office:value-type="float" office:value="14.9986875" calcext:value-type="float">
            <text:p>14,9986875</text:p>
          </table:table-cell>
          <table:table-cell office:value-type="float" office:value="4.169498" calcext:value-type="float">
            <text:p>4,169498</text:p>
          </table:table-cell>
          <table:table-cell office:value-type="float" office:value="8.5799705" calcext:value-type="float">
            <text:p>8,5799705</text:p>
          </table:table-cell>
          <table:table-cell office:value-type="float" office:value="16.8330815" calcext:value-type="float">
            <text:p>16,8330815</text:p>
          </table:table-cell>
          <table:table-cell office:value-type="float" office:value="11.7913145" calcext:value-type="float">
            <text:p>11,7913145</text:p>
          </table:table-cell>
          <table:table-cell office:value-type="float" office:value="12.9093575" calcext:value-type="float">
            <text:p>12,90935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822362149" calcext:value-type="float">
            <text:p>0,822362149</text:p>
          </table:table-cell>
          <table:table-cell office:value-type="float" office:value="0.851930687" calcext:value-type="float">
            <text:p>0,851930687</text:p>
          </table:table-cell>
          <table:table-cell office:value-type="float" office:value="0.846759705" calcext:value-type="float">
            <text:p>0,846759705</text:p>
          </table:table-cell>
          <table:table-cell office:value-type="float" office:value="0.859274115" calcext:value-type="float">
            <text:p>0,859274115</text:p>
          </table:table-cell>
          <table:table-cell office:value-type="float" office:value="0.847048514" calcext:value-type="float">
            <text:p>0,847048514</text:p>
          </table:table-cell>
          <table:table-cell office:value-type="float" office:value="0.936863807" calcext:value-type="float">
            <text:p>0,936863807</text:p>
          </table:table-cell>
          <table:table-cell office:value-type="float" office:value="0.874400353" calcext:value-type="float">
            <text:p>0,874400353</text:p>
          </table:table-cell>
          <table:table-cell office:value-type="float" office:value="0.867056925" calcext:value-type="float">
            <text:p>0,867056925</text:p>
          </table:table-cell>
          <table:table-cell office:value-type="float" office:value="0.875621234" calcext:value-type="float">
            <text:p>0,875621234</text:p>
          </table:table-cell>
          <table:table-cell office:value-type="float" office:value="0.872076365" calcext:value-type="float">
            <text:p>0,872076365</text:p>
          </table:table-cell>
          <table:table-cell office:value-type="float" office:value="2.8891075" calcext:value-type="float">
            <text:p>2,8891075</text:p>
          </table:table-cell>
          <table:table-cell office:value-type="float" office:value="9.2048465" calcext:value-type="float">
            <text:p>9,2048465</text:p>
          </table:table-cell>
          <table:table-cell office:value-type="float" office:value="23.781313" calcext:value-type="float">
            <text:p>23,781313</text:p>
          </table:table-cell>
          <table:table-cell office:value-type="float" office:value="12.5656975" calcext:value-type="float">
            <text:p>12,5656975</text:p>
          </table:table-cell>
          <table:table-cell office:value-type="float" office:value="13.1992405" calcext:value-type="float">
            <text:p>13,1992405</text:p>
          </table:table-cell>
          <table:table-cell office:value-type="float" office:value="3.748678" calcext:value-type="float">
            <text:p>3,748678</text:p>
          </table:table-cell>
          <table:table-cell office:value-type="float" office:value="10.878826" calcext:value-type="float">
            <text:p>10,878826</text:p>
          </table:table-cell>
          <table:table-cell office:value-type="float" office:value="26.9350935" calcext:value-type="float">
            <text:p>26,9350935</text:p>
          </table:table-cell>
          <table:table-cell office:value-type="float" office:value="15.4636485" calcext:value-type="float">
            <text:p>15,4636485</text:p>
          </table:table-cell>
          <table:table-cell office:value-type="float" office:value="17.232263" calcext:value-type="float">
            <text:p>17,2322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896962495" calcext:value-type="float">
            <text:p>0,896962495</text:p>
          </table:table-cell>
          <table:table-cell office:value-type="float" office:value="0.860954216" calcext:value-type="float">
            <text:p>0,860954216</text:p>
          </table:table-cell>
          <table:table-cell office:value-type="float" office:value="0.860194908" calcext:value-type="float">
            <text:p>0,860194908</text:p>
          </table:table-cell>
          <table:table-cell office:value-type="float" office:value="0.857247394" calcext:value-type="float">
            <text:p>0,857247394</text:p>
          </table:table-cell>
          <table:table-cell office:value-type="float" office:value="0.860678449" calcext:value-type="float">
            <text:p>0,860678449</text:p>
          </table:table-cell>
          <table:table-cell office:value-type="float" office:value="0.926998975" calcext:value-type="float">
            <text:p>0,926998975</text:p>
          </table:table-cell>
          <table:table-cell office:value-type="float" office:value="0.889300134" calcext:value-type="float">
            <text:p>0,889300134</text:p>
          </table:table-cell>
          <table:table-cell office:value-type="float" office:value="0.875859134" calcext:value-type="float">
            <text:p>0,875859134</text:p>
          </table:table-cell>
          <table:table-cell office:value-type="float" office:value="0.896202164" calcext:value-type="float">
            <text:p>0,896202164</text:p>
          </table:table-cell>
          <table:table-cell office:value-type="float" office:value="0.886082263" calcext:value-type="float">
            <text:p>0,886082263</text:p>
          </table:table-cell>
          <table:table-cell office:value-type="float" office:value="3.0776095" calcext:value-type="float">
            <text:p>3,0776095</text:p>
          </table:table-cell>
          <table:table-cell office:value-type="float" office:value="18.4695465" calcext:value-type="float">
            <text:p>18,4695465</text:p>
          </table:table-cell>
          <table:table-cell office:value-type="float" office:value="79.89172" calcext:value-type="float">
            <text:p>79,89172</text:p>
          </table:table-cell>
          <table:table-cell office:value-type="float" office:value="26.272763" calcext:value-type="float">
            <text:p>26,272763</text:p>
          </table:table-cell>
          <table:table-cell office:value-type="float" office:value="27.4280515" calcext:value-type="float">
            <text:p>27,4280515</text:p>
          </table:table-cell>
          <table:table-cell office:value-type="float" office:value="3.269818" calcext:value-type="float">
            <text:p>3,269818</text:p>
          </table:table-cell>
          <table:table-cell office:value-type="float" office:value="7.5793435" calcext:value-type="float">
            <text:p>7,5793435</text:p>
          </table:table-cell>
          <table:table-cell office:value-type="float" office:value="38.2547645" calcext:value-type="float">
            <text:p>38,2547645</text:p>
          </table:table-cell>
          <table:table-cell office:value-type="float" office:value="12.461437" calcext:value-type="float">
            <text:p>12,461437</text:p>
          </table:table-cell>
          <table:table-cell office:value-type="float" office:value="13.190304" calcext:value-type="float">
            <text:p>13,1903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853091679" calcext:value-type="float">
            <text:p>0,853091679</text:p>
          </table:table-cell>
          <table:table-cell office:value-type="float" office:value="0.817425416" calcext:value-type="float">
            <text:p>0,817425416</text:p>
          </table:table-cell>
          <table:table-cell office:value-type="float" office:value="0.818795698" calcext:value-type="float">
            <text:p>0,818795698</text:p>
          </table:table-cell>
          <table:table-cell office:value-type="float" office:value="0.825203241" calcext:value-type="float">
            <text:p>0,825203241</text:p>
          </table:table-cell>
          <table:table-cell office:value-type="float" office:value="0.822445115" calcext:value-type="float">
            <text:p>0,822445115</text:p>
          </table:table-cell>
          <table:table-cell office:value-type="float" office:value="0.82456214" calcext:value-type="float">
            <text:p>0,82456214</text:p>
          </table:table-cell>
          <table:table-cell office:value-type="float" office:value="0.853372674" calcext:value-type="float">
            <text:p>0,853372674</text:p>
          </table:table-cell>
          <table:table-cell office:value-type="float" office:value="0.843014369" calcext:value-type="float">
            <text:p>0,843014369</text:p>
          </table:table-cell>
          <table:table-cell office:value-type="float" office:value="0.853161433" calcext:value-type="float">
            <text:p>0,853161433</text:p>
          </table:table-cell>
          <table:table-cell office:value-type="float" office:value="0.84344551" calcext:value-type="float">
            <text:p>0,84344551</text:p>
          </table:table-cell>
          <table:table-cell office:value-type="float" office:value="2.307085" calcext:value-type="float">
            <text:p>2,307085</text:p>
          </table:table-cell>
          <table:table-cell office:value-type="float" office:value="13.7765665" calcext:value-type="float">
            <text:p>13,7765665</text:p>
          </table:table-cell>
          <table:table-cell office:value-type="float" office:value="66.887749" calcext:value-type="float">
            <text:p>66,887749</text:p>
          </table:table-cell>
          <table:table-cell office:value-type="float" office:value="19.828387" calcext:value-type="float">
            <text:p>19,828387</text:p>
          </table:table-cell>
          <table:table-cell office:value-type="float" office:value="21.5082035" calcext:value-type="float">
            <text:p>21,5082035</text:p>
          </table:table-cell>
          <table:table-cell office:value-type="float" office:value="2.883947" calcext:value-type="float">
            <text:p>2,883947</text:p>
          </table:table-cell>
          <table:table-cell office:value-type="float" office:value="8.4244175" calcext:value-type="float">
            <text:p>8,4244175</text:p>
          </table:table-cell>
          <table:table-cell office:value-type="float" office:value="58.986254" calcext:value-type="float">
            <text:p>58,986254</text:p>
          </table:table-cell>
          <table:table-cell office:value-type="float" office:value="15.010742" calcext:value-type="float">
            <text:p>15,010742</text:p>
          </table:table-cell>
          <table:table-cell office:value-type="float" office:value="15.7703135" calcext:value-type="float">
            <text:p>15,77031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71292768" calcext:value-type="float">
            <text:p>0,71292768</text:p>
          </table:table-cell>
          <table:table-cell office:value-type="float" office:value="0.74609788" calcext:value-type="float">
            <text:p>0,74609788</text:p>
          </table:table-cell>
          <table:table-cell office:value-type="float" office:value="0.74786667" calcext:value-type="float">
            <text:p>0,74786667</text:p>
          </table:table-cell>
          <table:table-cell office:value-type="float" office:value="0.750194239" calcext:value-type="float">
            <text:p>0,750194239</text:p>
          </table:table-cell>
          <table:table-cell office:value-type="float" office:value="0.74525601" calcext:value-type="float">
            <text:p>0,74525601</text:p>
          </table:table-cell>
          <table:table-cell office:value-type="float" office:value="0.803490415" calcext:value-type="float">
            <text:p>0,803490415</text:p>
          </table:table-cell>
          <table:table-cell office:value-type="float" office:value="0.798145958" calcext:value-type="float">
            <text:p>0,798145958</text:p>
          </table:table-cell>
          <table:table-cell office:value-type="float" office:value="0.784354803" calcext:value-type="float">
            <text:p>0,784354803</text:p>
          </table:table-cell>
          <table:table-cell office:value-type="float" office:value="0.792535551" calcext:value-type="float">
            <text:p>0,792535551</text:p>
          </table:table-cell>
          <table:table-cell office:value-type="float" office:value="0.784959225" calcext:value-type="float">
            <text:p>0,784959225</text:p>
          </table:table-cell>
          <table:table-cell office:value-type="float" office:value="2.0210855" calcext:value-type="float">
            <text:p>2,0210855</text:p>
          </table:table-cell>
          <table:table-cell office:value-type="float" office:value="14.2893975" calcext:value-type="float">
            <text:p>14,2893975</text:p>
          </table:table-cell>
          <table:table-cell office:value-type="float" office:value="86.0416315" calcext:value-type="float">
            <text:p>86,0416315</text:p>
          </table:table-cell>
          <table:table-cell office:value-type="float" office:value="22.632982" calcext:value-type="float">
            <text:p>22,632982</text:p>
          </table:table-cell>
          <table:table-cell office:value-type="float" office:value="23.9866015" calcext:value-type="float">
            <text:p>23,9866015</text:p>
          </table:table-cell>
          <table:table-cell office:value-type="float" office:value="2.544964" calcext:value-type="float">
            <text:p>2,544964</text:p>
          </table:table-cell>
          <table:table-cell office:value-type="float" office:value="10.2864045" calcext:value-type="float">
            <text:p>10,2864045</text:p>
          </table:table-cell>
          <table:table-cell office:value-type="float" office:value="85.492996" calcext:value-type="float">
            <text:p>85,492996</text:p>
          </table:table-cell>
          <table:table-cell office:value-type="float" office:value="17.7458315" calcext:value-type="float">
            <text:p>17,7458315</text:p>
          </table:table-cell>
          <table:table-cell office:value-type="float" office:value="18.516211" calcext:value-type="float">
            <text:p>18,516211</text:p>
          </table:table-cell>
        </table:table-row>
      </table:table>
      <table:table table:name="Planilha3" table:style-name="ta1">
        <table:table-column table:style-name="co19" table:number-columns-repeated="2" table:default-cell-style-name="ce8"/>
        <table:table-column table:style-name="co20" table:default-cell-style-name="ce13"/>
        <table:table-column table:style-name="co20" table:number-columns-repeated="4" table:default-cell-style-name="Default"/>
        <table:table-column table:style-name="co20" table:default-cell-style-name="ce13"/>
        <table:table-column table:style-name="co20" table:number-columns-repeated="4" table:default-cell-style-name="Default"/>
        <table:table-column table:style-name="co19" table:number-columns-repeated="1012" table:default-cell-style-name="Default"/>
        <table:table-row table:style-name="ro1">
          <table:table-cell table:style-name="ce6" office:value-type="string" calcext:value-type="string">
            <text:p>Frenq.</text:p>
          </table:table-cell>
          <table:table-cell table:style-name="ce9" office:value-type="string" calcext:value-type="string">
            <text:p>Agentes</text:p>
          </table:table-cell>
          <table:table-cell table:style-name="ce10" office:value-type="string" calcext:value-type="string">
            <text:p>GAT(GREEDY)</text:p>
          </table:table-cell>
          <table:table-cell table:style-name="ce14" office:value-type="string" calcext:value-type="string">
            <text:p>GAT(CHECK)</text:p>
          </table:table-cell>
          <table:table-cell table:style-name="ce14" office:value-type="string" calcext:value-type="string">
            <text:p>GAT(COLL)</text:p>
          </table:table-cell>
          <table:table-cell table:style-name="ce14" office:value-type="string" calcext:value-type="string">
            <text:p>GAT(COUNT)</text:p>
          </table:table-cell>
          <table:table-cell table:style-name="ce16" office:value-type="string" calcext:value-type="string">
            <text:p>GAT(TASK)</text:p>
          </table:table-cell>
          <table:table-cell table:style-name="ce10" office:value-type="string" calcext:value-type="string">
            <text:p>GATP(GREEDY)</text:p>
          </table:table-cell>
          <table:table-cell table:style-name="ce14" office:value-type="string" calcext:value-type="string">
            <text:p>GATP(CHECK)</text:p>
          </table:table-cell>
          <table:table-cell table:style-name="ce14" office:value-type="string" calcext:value-type="string">
            <text:p>GATP(COLL)</text:p>
          </table:table-cell>
          <table:table-cell table:style-name="ce14" office:value-type="string" calcext:value-type="string">
            <text:p>GATP(COUNT)</text:p>
          </table:table-cell>
          <table:table-cell table:style-name="ce16" office:value-type="string" calcext:value-type="string">
            <text:p>GATP(TASK)</text:p>
          </table:table-cell>
          <table:table-cell table:style-name="ce18"/>
          <table:table-cell table:style-name="ce19" table:number-columns-repeated="1011"/>
        </table:table-row>
        <table:table-row table:style-name="ro1">
          <table:table-cell table:style-name="ce7" office:value-type="float" office:value="0.2" calcext:value-type="float" table:number-columns-spanned="1" table:number-rows-spanned="5">
            <text:p>0,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0.978336651" calcext:value-type="float">
            <text:p>0,97834</text:p>
          </table:table-cell>
          <table:table-cell table:style-name="ce15" office:value-type="float" office:value="0.982493086" calcext:value-type="float">
            <text:p>0,98249</text:p>
          </table:table-cell>
          <table:table-cell table:style-name="ce15" office:value-type="float" office:value="0.98252095" calcext:value-type="float">
            <text:p>0,98252</text:p>
          </table:table-cell>
          <table:table-cell table:style-name="ce15" office:value-type="float" office:value="0.986660969" calcext:value-type="float">
            <text:p>0,98666</text:p>
          </table:table-cell>
          <table:table-cell table:style-name="ce15" office:value-type="float" office:value="0.983622049" calcext:value-type="float">
            <text:p>0,98362</text:p>
          </table:table-cell>
          <table:table-cell table:style-name="ce11" office:value-type="float" office:value="0.956682325" calcext:value-type="float">
            <text:p>0,95668</text:p>
          </table:table-cell>
          <table:table-cell table:style-name="ce17" office:value-type="float" office:value="0.97126383" calcext:value-type="float">
            <text:p>0,97126</text:p>
          </table:table-cell>
          <table:table-cell table:style-name="ce17" office:value-type="float" office:value="0.969098798" calcext:value-type="float">
            <text:p>0,96910</text:p>
          </table:table-cell>
          <table:table-cell table:style-name="ce17" office:value-type="float" office:value="0.969847858" calcext:value-type="float">
            <text:p>0,96985</text:p>
          </table:table-cell>
          <table:table-cell table:style-name="ce17" office:value-type="float" office:value="0.971448689" calcext:value-type="float">
            <text:p>0,97145</text:p>
          </table:table-cell>
          <table:table-cell table:style-name="ce2"/>
          <table:table-cell table:number-columns-repeated="1011"/>
        </table:table-row>
        <table:table-row table:style-name="ro1">
          <table:covered-table-cell table:style-name="ce7"/>
          <table:table-cell table:style-name="ce7" office:value-type="float" office:value="20" calcext:value-type="float">
            <text:p>20</text:p>
          </table:table-cell>
          <table:table-cell table:style-name="ce11" office:value-type="float" office:value="0.937990282" calcext:value-type="float">
            <text:p>0,93799</text:p>
          </table:table-cell>
          <table:table-cell table:style-name="ce15" office:value-type="float" office:value="0.975170492" calcext:value-type="float">
            <text:p>0,97517</text:p>
          </table:table-cell>
          <table:table-cell table:style-name="ce15" office:value-type="float" office:value="0.970071683" calcext:value-type="float">
            <text:p>0,97007</text:p>
          </table:table-cell>
          <table:table-cell table:style-name="ce15" office:value-type="float" office:value="0.977525638" calcext:value-type="float">
            <text:p>0,97753</text:p>
          </table:table-cell>
          <table:table-cell table:style-name="ce15" office:value-type="float" office:value="0.980586165" calcext:value-type="float">
            <text:p>0,98059</text:p>
          </table:table-cell>
          <table:table-cell table:style-name="ce11" office:value-type="float" office:value="0.928619538" calcext:value-type="float">
            <text:p>0,92862</text:p>
          </table:table-cell>
          <table:table-cell table:style-name="ce17" office:value-type="float" office:value="0.9296175" calcext:value-type="float">
            <text:p>0,92962</text:p>
          </table:table-cell>
          <table:table-cell table:style-name="ce17" office:value-type="float" office:value="0.927809622" calcext:value-type="float">
            <text:p>0,92781</text:p>
          </table:table-cell>
          <table:table-cell table:style-name="ce17" office:value-type="float" office:value="0.928318435" calcext:value-type="float">
            <text:p>0,92832</text:p>
          </table:table-cell>
          <table:table-cell table:style-name="ce17" office:value-type="float" office:value="0.93180283" calcext:value-type="float">
            <text:p>0,93180</text:p>
          </table:table-cell>
          <table:table-cell table:style-name="ce2"/>
          <table:table-cell table:number-columns-repeated="1011"/>
        </table:table-row>
        <table:table-row table:style-name="ro1">
          <table:covered-table-cell table:style-name="ce7"/>
          <table:table-cell table:style-name="ce7" office:value-type="float" office:value="30" calcext:value-type="float">
            <text:p>30</text:p>
          </table:table-cell>
          <table:table-cell table:style-name="ce11" office:value-type="float" office:value="0.923635371" calcext:value-type="float">
            <text:p>0,92364</text:p>
          </table:table-cell>
          <table:table-cell table:style-name="ce15" office:value-type="float" office:value="0.966677074" calcext:value-type="float">
            <text:p>0,96668</text:p>
          </table:table-cell>
          <table:table-cell table:style-name="ce15" office:value-type="float" office:value="0.961202599" calcext:value-type="float">
            <text:p>0,96120</text:p>
          </table:table-cell>
          <table:table-cell table:style-name="ce15" office:value-type="float" office:value="0.96963561" calcext:value-type="float">
            <text:p>0,96964</text:p>
          </table:table-cell>
          <table:table-cell table:style-name="ce15" office:value-type="float" office:value="0.975532428" calcext:value-type="float">
            <text:p>0,97553</text:p>
          </table:table-cell>
          <table:table-cell table:style-name="ce11" office:value-type="float" office:value="0.916184936" calcext:value-type="float">
            <text:p>0,91618</text:p>
          </table:table-cell>
          <table:table-cell table:style-name="ce17" office:value-type="float" office:value="0.918246073" calcext:value-type="float">
            <text:p>0,91825</text:p>
          </table:table-cell>
          <table:table-cell table:style-name="ce17" office:value-type="float" office:value="0.916907707" calcext:value-type="float">
            <text:p>0,91691</text:p>
          </table:table-cell>
          <table:table-cell table:style-name="ce17" office:value-type="float" office:value="0.918422456" calcext:value-type="float">
            <text:p>0,91842</text:p>
          </table:table-cell>
          <table:table-cell table:style-name="ce17" office:value-type="float" office:value="0.920296766" calcext:value-type="float">
            <text:p>0,92030</text:p>
          </table:table-cell>
          <table:table-cell table:style-name="ce2"/>
          <table:table-cell table:number-columns-repeated="1011"/>
        </table:table-row>
        <table:table-row table:style-name="ro1">
          <table:covered-table-cell table:style-name="ce7"/>
          <table:table-cell table:style-name="ce7" office:value-type="float" office:value="40" calcext:value-type="float">
            <text:p>40</text:p>
          </table:table-cell>
          <table:table-cell table:style-name="ce11" office:value-type="float" office:value="0.928778293" calcext:value-type="float">
            <text:p>0,92878</text:p>
          </table:table-cell>
          <table:table-cell table:style-name="ce15" office:value-type="float" office:value="0.961950232" calcext:value-type="float">
            <text:p>0,96195</text:p>
          </table:table-cell>
          <table:table-cell table:style-name="ce15" office:value-type="float" office:value="0.957085413" calcext:value-type="float">
            <text:p>0,95709</text:p>
          </table:table-cell>
          <table:table-cell table:style-name="ce15" office:value-type="float" office:value="0.968266056" calcext:value-type="float">
            <text:p>0,96827</text:p>
          </table:table-cell>
          <table:table-cell table:style-name="ce15" office:value-type="float" office:value="0.976649327" calcext:value-type="float">
            <text:p>0,97665</text:p>
          </table:table-cell>
          <table:table-cell table:style-name="ce11" office:value-type="float" office:value="0.918120573" calcext:value-type="float">
            <text:p>0,91812</text:p>
          </table:table-cell>
          <table:table-cell table:style-name="ce17" office:value-type="float" office:value="0.913920399" calcext:value-type="float">
            <text:p>0,91392</text:p>
          </table:table-cell>
          <table:table-cell table:style-name="ce17" office:value-type="float" office:value="0.916453356" calcext:value-type="float">
            <text:p>0,91645</text:p>
          </table:table-cell>
          <table:table-cell table:style-name="ce17" office:value-type="float" office:value="0.917411948" calcext:value-type="float">
            <text:p>0,91741</text:p>
          </table:table-cell>
          <table:table-cell table:style-name="ce17" office:value-type="float" office:value="0.91691067" calcext:value-type="float">
            <text:p>0,91691</text:p>
          </table:table-cell>
          <table:table-cell table:style-name="ce2"/>
          <table:table-cell table:number-columns-repeated="1011"/>
        </table:table-row>
        <table:table-row table:style-name="ro1">
          <table:covered-table-cell table:style-name="ce7"/>
          <table:table-cell table:style-name="ce7" office:value-type="float" office:value="50" calcext:value-type="float">
            <text:p>50</text:p>
          </table:table-cell>
          <table:table-cell table:style-name="ce11" office:value-type="float" office:value="0.92894266" calcext:value-type="float">
            <text:p>0,92894</text:p>
          </table:table-cell>
          <table:table-cell table:style-name="ce15" office:value-type="float" office:value="0.963620403" calcext:value-type="float">
            <text:p>0,96362</text:p>
          </table:table-cell>
          <table:table-cell table:style-name="ce15" office:value-type="float" office:value="0.953692601" calcext:value-type="float">
            <text:p>0,95369</text:p>
          </table:table-cell>
          <table:table-cell table:style-name="ce15" office:value-type="float" office:value="0.968349493" calcext:value-type="float">
            <text:p>0,96835</text:p>
          </table:table-cell>
          <table:table-cell table:style-name="ce15" office:value-type="float" office:value="0.974500855" calcext:value-type="float">
            <text:p>0,97450</text:p>
          </table:table-cell>
          <table:table-cell table:style-name="ce11" office:value-type="float" office:value="0.93025661" calcext:value-type="float">
            <text:p>0,93026</text:p>
          </table:table-cell>
          <table:table-cell table:style-name="ce17" office:value-type="float" office:value="0.917921275" calcext:value-type="float">
            <text:p>0,91792</text:p>
          </table:table-cell>
          <table:table-cell table:style-name="ce17" office:value-type="float" office:value="0.915861339" calcext:value-type="float">
            <text:p>0,91586</text:p>
          </table:table-cell>
          <table:table-cell table:style-name="ce17" office:value-type="float" office:value="0.918292436" calcext:value-type="float">
            <text:p>0,91829</text:p>
          </table:table-cell>
          <table:table-cell table:style-name="ce17" office:value-type="float" office:value="0.919393124" calcext:value-type="float">
            <text:p>0,91939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7" office:value-type="float" office:value="0.5" calcext:value-type="float" table:number-columns-spanned="1" table:number-rows-spanned="5">
            <text:p>0,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0.8975351" calcext:value-type="float">
            <text:p>0,89754</text:p>
          </table:table-cell>
          <table:table-cell table:style-name="ce15" office:value-type="float" office:value="0.90137154" calcext:value-type="float">
            <text:p>0,90137</text:p>
          </table:table-cell>
          <table:table-cell table:style-name="ce15" office:value-type="float" office:value="0.897519086" calcext:value-type="float">
            <text:p>0,89752</text:p>
          </table:table-cell>
          <table:table-cell table:style-name="ce15" office:value-type="float" office:value="0.913056786" calcext:value-type="float">
            <text:p>0,91306</text:p>
          </table:table-cell>
          <table:table-cell table:style-name="ce15" office:value-type="float" office:value="0.898882189" calcext:value-type="float">
            <text:p>0,89888</text:p>
          </table:table-cell>
          <table:table-cell table:style-name="ce11" office:value-type="float" office:value="0.897038723" calcext:value-type="float">
            <text:p>0,89704</text:p>
          </table:table-cell>
          <table:table-cell table:style-name="ce17" office:value-type="float" office:value="0.921588444" calcext:value-type="float">
            <text:p>0,92159</text:p>
          </table:table-cell>
          <table:table-cell table:style-name="ce17" office:value-type="float" office:value="0.922729107" calcext:value-type="float">
            <text:p>0,92273</text:p>
          </table:table-cell>
          <table:table-cell table:style-name="ce17" office:value-type="float" office:value="0.951974975" calcext:value-type="float">
            <text:p>0,95197</text:p>
          </table:table-cell>
          <table:table-cell table:style-name="ce17" office:value-type="float" office:value="0.927353472" calcext:value-type="float">
            <text:p>0,92735</text:p>
          </table:table-cell>
          <table:table-cell table:style-name="ce2"/>
          <table:table-cell table:number-columns-repeated="1011"/>
        </table:table-row>
        <table:table-row table:style-name="ro1">
          <table:covered-table-cell table:style-name="ce7"/>
          <table:table-cell table:style-name="ce7" office:value-type="float" office:value="20" calcext:value-type="float">
            <text:p>20</text:p>
          </table:table-cell>
          <table:table-cell table:style-name="ce11" office:value-type="float" office:value="0.960244759" calcext:value-type="float">
            <text:p>0,96024</text:p>
          </table:table-cell>
          <table:table-cell table:style-name="ce15" office:value-type="float" office:value="0.972450794" calcext:value-type="float">
            <text:p>0,97245</text:p>
          </table:table-cell>
          <table:table-cell table:style-name="ce15" office:value-type="float" office:value="0.967754825" calcext:value-type="float">
            <text:p>0,96775</text:p>
          </table:table-cell>
          <table:table-cell table:style-name="ce15" office:value-type="float" office:value="0.976970763" calcext:value-type="float">
            <text:p>0,97697</text:p>
          </table:table-cell>
          <table:table-cell table:style-name="ce15" office:value-type="float" office:value="0.973143388" calcext:value-type="float">
            <text:p>0,97314</text:p>
          </table:table-cell>
          <table:table-cell table:style-name="ce11" office:value-type="float" office:value="0.928987929" calcext:value-type="float">
            <text:p>0,92899</text:p>
          </table:table-cell>
          <table:table-cell table:style-name="ce17" office:value-type="float" office:value="0.958582014" calcext:value-type="float">
            <text:p>0,95858</text:p>
          </table:table-cell>
          <table:table-cell table:style-name="ce17" office:value-type="float" office:value="0.95854237" calcext:value-type="float">
            <text:p>0,95854</text:p>
          </table:table-cell>
          <table:table-cell table:style-name="ce17" office:value-type="float" office:value="0.962549408" calcext:value-type="float">
            <text:p>0,96255</text:p>
          </table:table-cell>
          <table:table-cell table:style-name="ce17" office:value-type="float" office:value="0.958430533" calcext:value-type="float">
            <text:p>0,95843</text:p>
          </table:table-cell>
          <table:table-cell table:style-name="ce2"/>
          <table:table-cell table:number-columns-repeated="1011"/>
        </table:table-row>
        <table:table-row table:style-name="ro1">
          <table:covered-table-cell table:style-name="ce7"/>
          <table:table-cell table:style-name="ce7" office:value-type="float" office:value="30" calcext:value-type="float">
            <text:p>30</text:p>
          </table:table-cell>
          <table:table-cell table:style-name="ce11" office:value-type="float" office:value="0.902025303" calcext:value-type="float">
            <text:p>0,90203</text:p>
          </table:table-cell>
          <table:table-cell table:style-name="ce15" office:value-type="float" office:value="0.944424637" calcext:value-type="float">
            <text:p>0,94442</text:p>
          </table:table-cell>
          <table:table-cell table:style-name="ce15" office:value-type="float" office:value="0.937301349" calcext:value-type="float">
            <text:p>0,93730</text:p>
          </table:table-cell>
          <table:table-cell table:style-name="ce15" office:value-type="float" office:value="0.964122741" calcext:value-type="float">
            <text:p>0,96412</text:p>
          </table:table-cell>
          <table:table-cell table:style-name="ce15" office:value-type="float" office:value="0.953617435" calcext:value-type="float">
            <text:p>0,95362</text:p>
          </table:table-cell>
          <table:table-cell table:style-name="ce11" office:value-type="float" office:value="0.896340967" calcext:value-type="float">
            <text:p>0,89634</text:p>
          </table:table-cell>
          <table:table-cell table:style-name="ce17" office:value-type="float" office:value="0.900600126" calcext:value-type="float">
            <text:p>0,90060</text:p>
          </table:table-cell>
          <table:table-cell table:style-name="ce17" office:value-type="float" office:value="0.897400219" calcext:value-type="float">
            <text:p>0,89740</text:p>
          </table:table-cell>
          <table:table-cell table:style-name="ce17" office:value-type="float" office:value="0.904348156" calcext:value-type="float">
            <text:p>0,90435</text:p>
          </table:table-cell>
          <table:table-cell table:style-name="ce17" office:value-type="float" office:value="0.901444457" calcext:value-type="float">
            <text:p>0,90144</text:p>
          </table:table-cell>
          <table:table-cell table:style-name="ce2"/>
          <table:table-cell table:number-columns-repeated="1011"/>
        </table:table-row>
        <table:table-row table:style-name="ro1">
          <table:covered-table-cell table:style-name="ce7"/>
          <table:table-cell table:style-name="ce7" office:value-type="float" office:value="40" calcext:value-type="float">
            <text:p>40</text:p>
          </table:table-cell>
          <table:table-cell table:style-name="ce11" office:value-type="float" office:value="0.903476288" calcext:value-type="float">
            <text:p>0,90348</text:p>
          </table:table-cell>
          <table:table-cell table:style-name="ce15" office:value-type="float" office:value="0.947865928" calcext:value-type="float">
            <text:p>0,94787</text:p>
          </table:table-cell>
          <table:table-cell table:style-name="ce15" office:value-type="float" office:value="0.939311128" calcext:value-type="float">
            <text:p>0,93931</text:p>
          </table:table-cell>
          <table:table-cell table:style-name="ce15" office:value-type="float" office:value="0.971327788" calcext:value-type="float">
            <text:p>0,97133</text:p>
          </table:table-cell>
          <table:table-cell table:style-name="ce15" office:value-type="float" office:value="0.962702352" calcext:value-type="float">
            <text:p>0,96270</text:p>
          </table:table-cell>
          <table:table-cell table:style-name="ce11" office:value-type="float" office:value="0.886993465" calcext:value-type="float">
            <text:p>0,88699</text:p>
          </table:table-cell>
          <table:table-cell table:style-name="ce17" office:value-type="float" office:value="0.895753906" calcext:value-type="float">
            <text:p>0,89575</text:p>
          </table:table-cell>
          <table:table-cell table:style-name="ce17" office:value-type="float" office:value="0.895790813" calcext:value-type="float">
            <text:p>0,89579</text:p>
          </table:table-cell>
          <table:table-cell table:style-name="ce17" office:value-type="float" office:value="0.899341021" calcext:value-type="float">
            <text:p>0,89934</text:p>
          </table:table-cell>
          <table:table-cell table:style-name="ce17" office:value-type="float" office:value="0.901914362" calcext:value-type="float">
            <text:p>0,90191</text:p>
          </table:table-cell>
          <table:table-cell table:style-name="ce2"/>
          <table:table-cell table:number-columns-repeated="1011"/>
        </table:table-row>
        <table:table-row table:style-name="ro1">
          <table:covered-table-cell table:style-name="ce7"/>
          <table:table-cell table:style-name="ce7" office:value-type="float" office:value="50" calcext:value-type="float">
            <text:p>50</text:p>
          </table:table-cell>
          <table:table-cell table:style-name="ce11" office:value-type="float" office:value="0.894419238" calcext:value-type="float">
            <text:p>0,89442</text:p>
          </table:table-cell>
          <table:table-cell table:style-name="ce15" office:value-type="float" office:value="0.930625576" calcext:value-type="float">
            <text:p>0,93063</text:p>
          </table:table-cell>
          <table:table-cell table:style-name="ce15" office:value-type="float" office:value="0.91433798" calcext:value-type="float">
            <text:p>0,91434</text:p>
          </table:table-cell>
          <table:table-cell table:style-name="ce15" office:value-type="float" office:value="0.950102999" calcext:value-type="float">
            <text:p>0,95010</text:p>
          </table:table-cell>
          <table:table-cell table:style-name="ce15" office:value-type="float" office:value="0.953483955" calcext:value-type="float">
            <text:p>0,95348</text:p>
          </table:table-cell>
          <table:table-cell table:style-name="ce11" office:value-type="float" office:value="0.890369723" calcext:value-type="float">
            <text:p>0,89037</text:p>
          </table:table-cell>
          <table:table-cell table:style-name="ce17" office:value-type="float" office:value="0.878336318" calcext:value-type="float">
            <text:p>0,87834</text:p>
          </table:table-cell>
          <table:table-cell table:style-name="ce17" office:value-type="float" office:value="0.876695878" calcext:value-type="float">
            <text:p>0,87670</text:p>
          </table:table-cell>
          <table:table-cell table:style-name="ce17" office:value-type="float" office:value="0.878621814" calcext:value-type="float">
            <text:p>0,87862</text:p>
          </table:table-cell>
          <table:table-cell table:style-name="ce17" office:value-type="float" office:value="0.875622633" calcext:value-type="float">
            <text:p>0,87562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7" office:value-type="float" office:value="1" calcext:value-type="float" table:number-columns-spanned="1" table:number-rows-spanned="5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0.913879364" calcext:value-type="float">
            <text:p>0,91388</text:p>
          </table:table-cell>
          <table:table-cell table:style-name="ce15" office:value-type="float" office:value="0.909130196" calcext:value-type="float">
            <text:p>0,90913</text:p>
          </table:table-cell>
          <table:table-cell table:style-name="ce15" office:value-type="float" office:value="0.913056454" calcext:value-type="float">
            <text:p>0,91306</text:p>
          </table:table-cell>
          <table:table-cell table:style-name="ce15" office:value-type="float" office:value="0.909336973" calcext:value-type="float">
            <text:p>0,90934</text:p>
          </table:table-cell>
          <table:table-cell table:style-name="ce15" office:value-type="float" office:value="0.908550868" calcext:value-type="float">
            <text:p>0,90855</text:p>
          </table:table-cell>
          <table:table-cell table:style-name="ce11" office:value-type="float" office:value="0.907997395" calcext:value-type="float">
            <text:p>0,90800</text:p>
          </table:table-cell>
          <table:table-cell table:style-name="ce17" office:value-type="float" office:value="0.925923997" calcext:value-type="float">
            <text:p>0,92592</text:p>
          </table:table-cell>
          <table:table-cell table:style-name="ce17" office:value-type="float" office:value="0.93214925" calcext:value-type="float">
            <text:p>0,93215</text:p>
          </table:table-cell>
          <table:table-cell table:style-name="ce17" office:value-type="float" office:value="0.948233797" calcext:value-type="float">
            <text:p>0,94823</text:p>
          </table:table-cell>
          <table:table-cell table:style-name="ce17" office:value-type="float" office:value="0.928391462" calcext:value-type="float">
            <text:p>0,92839</text:p>
          </table:table-cell>
          <table:table-cell table:style-name="ce2"/>
          <table:table-cell table:number-columns-repeated="1011"/>
        </table:table-row>
        <table:table-row table:style-name="ro1">
          <table:covered-table-cell table:style-name="ce7"/>
          <table:table-cell table:style-name="ce7" office:value-type="float" office:value="20" calcext:value-type="float">
            <text:p>20</text:p>
          </table:table-cell>
          <table:table-cell table:style-name="ce11" office:value-type="float" office:value="0.881521472" calcext:value-type="float">
            <text:p>0,88152</text:p>
          </table:table-cell>
          <table:table-cell table:style-name="ce15" office:value-type="float" office:value="0.866581965" calcext:value-type="float">
            <text:p>0,86658</text:p>
          </table:table-cell>
          <table:table-cell table:style-name="ce15" office:value-type="float" office:value="0.863236915" calcext:value-type="float">
            <text:p>0,86324</text:p>
          </table:table-cell>
          <table:table-cell table:style-name="ce15" office:value-type="float" office:value="0.901811206" calcext:value-type="float">
            <text:p>0,90181</text:p>
          </table:table-cell>
          <table:table-cell table:style-name="ce15" office:value-type="float" office:value="0.871449127" calcext:value-type="float">
            <text:p>0,87145</text:p>
          </table:table-cell>
          <table:table-cell table:style-name="ce11" office:value-type="float" office:value="0.850906933" calcext:value-type="float">
            <text:p>0,85091</text:p>
          </table:table-cell>
          <table:table-cell table:style-name="ce17" office:value-type="float" office:value="0.90711362" calcext:value-type="float">
            <text:p>0,90711</text:p>
          </table:table-cell>
          <table:table-cell table:style-name="ce17" office:value-type="float" office:value="0.900193529" calcext:value-type="float">
            <text:p>0,90019</text:p>
          </table:table-cell>
          <table:table-cell table:style-name="ce17" office:value-type="float" office:value="0.93017314" calcext:value-type="float">
            <text:p>0,93017</text:p>
          </table:table-cell>
          <table:table-cell table:style-name="ce17" office:value-type="float" office:value="0.902495324" calcext:value-type="float">
            <text:p>0,90250</text:p>
          </table:table-cell>
          <table:table-cell table:style-name="ce2"/>
          <table:table-cell table:number-columns-repeated="1011"/>
        </table:table-row>
        <table:table-row table:style-name="ro1">
          <table:covered-table-cell table:style-name="ce7"/>
          <table:table-cell table:style-name="ce7" office:value-type="float" office:value="30" calcext:value-type="float">
            <text:p>30</text:p>
          </table:table-cell>
          <table:table-cell table:style-name="ce11" office:value-type="float" office:value="0.824544283" calcext:value-type="float">
            <text:p>0,82454</text:p>
          </table:table-cell>
          <table:table-cell table:style-name="ce15" office:value-type="float" office:value="0.834375489" calcext:value-type="float">
            <text:p>0,83438</text:p>
          </table:table-cell>
          <table:table-cell table:style-name="ce15" office:value-type="float" office:value="0.82660327" calcext:value-type="float">
            <text:p>0,82660</text:p>
          </table:table-cell>
          <table:table-cell table:style-name="ce15" office:value-type="float" office:value="0.881180064" calcext:value-type="float">
            <text:p>0,88118</text:p>
          </table:table-cell>
          <table:table-cell table:style-name="ce15" office:value-type="float" office:value="0.847605383" calcext:value-type="float">
            <text:p>0,84761</text:p>
          </table:table-cell>
          <table:table-cell table:style-name="ce11" office:value-type="float" office:value="0.808207179" calcext:value-type="float">
            <text:p>0,80821</text:p>
          </table:table-cell>
          <table:table-cell table:style-name="ce17" office:value-type="float" office:value="0.878980946" calcext:value-type="float">
            <text:p>0,87898</text:p>
          </table:table-cell>
          <table:table-cell table:style-name="ce17" office:value-type="float" office:value="0.870320758" calcext:value-type="float">
            <text:p>0,87032</text:p>
          </table:table-cell>
          <table:table-cell table:style-name="ce17" office:value-type="float" office:value="0.905004405" calcext:value-type="float">
            <text:p>0,90500</text:p>
          </table:table-cell>
          <table:table-cell table:style-name="ce17" office:value-type="float" office:value="0.884195267" calcext:value-type="float">
            <text:p>0,88420</text:p>
          </table:table-cell>
          <table:table-cell table:style-name="ce2"/>
          <table:table-cell table:number-columns-repeated="1011"/>
        </table:table-row>
        <table:table-row table:style-name="ro1">
          <table:covered-table-cell table:style-name="ce7"/>
          <table:table-cell table:style-name="ce7" office:value-type="float" office:value="40" calcext:value-type="float">
            <text:p>40</text:p>
          </table:table-cell>
          <table:table-cell table:style-name="ce11" office:value-type="float" office:value="0.853980252" calcext:value-type="float">
            <text:p>0,85398</text:p>
          </table:table-cell>
          <table:table-cell table:style-name="ce15" office:value-type="float" office:value="0.877548679" calcext:value-type="float">
            <text:p>0,87755</text:p>
          </table:table-cell>
          <table:table-cell table:style-name="ce15" office:value-type="float" office:value="0.864948905" calcext:value-type="float">
            <text:p>0,86495</text:p>
          </table:table-cell>
          <table:table-cell table:style-name="ce15" office:value-type="float" office:value="0.884164163" calcext:value-type="float">
            <text:p>0,88416</text:p>
          </table:table-cell>
          <table:table-cell table:style-name="ce15" office:value-type="float" office:value="0.889204128" calcext:value-type="float">
            <text:p>0,88920</text:p>
          </table:table-cell>
          <table:table-cell table:style-name="ce11" office:value-type="float" office:value="0.847702041" calcext:value-type="float">
            <text:p>0,84770</text:p>
          </table:table-cell>
          <table:table-cell table:style-name="ce17" office:value-type="float" office:value="0.877155923" calcext:value-type="float">
            <text:p>0,87716</text:p>
          </table:table-cell>
          <table:table-cell table:style-name="ce17" office:value-type="float" office:value="0.877105013" calcext:value-type="float">
            <text:p>0,87711</text:p>
          </table:table-cell>
          <table:table-cell table:style-name="ce17" office:value-type="float" office:value="0.879366016" calcext:value-type="float">
            <text:p>0,87937</text:p>
          </table:table-cell>
          <table:table-cell table:style-name="ce17" office:value-type="float" office:value="0.875956694" calcext:value-type="float">
            <text:p>0,87596</text:p>
          </table:table-cell>
          <table:table-cell table:style-name="ce2"/>
          <table:table-cell table:number-columns-repeated="1011"/>
        </table:table-row>
        <table:table-row table:style-name="ro1">
          <table:covered-table-cell table:style-name="ce7"/>
          <table:table-cell table:style-name="ce7" office:value-type="float" office:value="50" calcext:value-type="float">
            <text:p>50</text:p>
          </table:table-cell>
          <table:table-cell table:style-name="ce11" office:value-type="float" office:value="0.808845609" calcext:value-type="float">
            <text:p>0,80885</text:p>
          </table:table-cell>
          <table:table-cell table:style-name="ce15" office:value-type="float" office:value="0.842736802" calcext:value-type="float">
            <text:p>0,84274</text:p>
          </table:table-cell>
          <table:table-cell table:style-name="ce15" office:value-type="float" office:value="0.829446457" calcext:value-type="float">
            <text:p>0,82945</text:p>
          </table:table-cell>
          <table:table-cell table:style-name="ce15" office:value-type="float" office:value="0.867436763" calcext:value-type="float">
            <text:p>0,86744</text:p>
          </table:table-cell>
          <table:table-cell table:style-name="ce15" office:value-type="float" office:value="0.8689004" calcext:value-type="float">
            <text:p>0,86890</text:p>
          </table:table-cell>
          <table:table-cell table:style-name="ce11" office:value-type="float" office:value="0.797041369" calcext:value-type="float">
            <text:p>0,79704</text:p>
          </table:table-cell>
          <table:table-cell table:style-name="ce17" office:value-type="float" office:value="0.821928513" calcext:value-type="float">
            <text:p>0,82193</text:p>
          </table:table-cell>
          <table:table-cell table:style-name="ce17" office:value-type="float" office:value="0.818641321" calcext:value-type="float">
            <text:p>0,81864</text:p>
          </table:table-cell>
          <table:table-cell table:style-name="ce17" office:value-type="float" office:value="0.829004772" calcext:value-type="float">
            <text:p>0,82900</text:p>
          </table:table-cell>
          <table:table-cell table:style-name="ce17" office:value-type="float" office:value="0.820098101" calcext:value-type="float">
            <text:p>0,8201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7" office:value-type="float" office:value="2" calcext:value-type="float" table:number-columns-spanned="1" table:number-rows-spanned="5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0.865281607" calcext:value-type="float">
            <text:p>0,86528</text:p>
          </table:table-cell>
          <table:table-cell table:style-name="ce15" office:value-type="float" office:value="0.867865229" calcext:value-type="float">
            <text:p>0,86787</text:p>
          </table:table-cell>
          <table:table-cell table:style-name="ce15" office:value-type="float" office:value="0.876407727" calcext:value-type="float">
            <text:p>0,87641</text:p>
          </table:table-cell>
          <table:table-cell table:style-name="ce15" office:value-type="float" office:value="0.870091592" calcext:value-type="float">
            <text:p>0,87009</text:p>
          </table:table-cell>
          <table:table-cell table:style-name="ce15" office:value-type="float" office:value="0.870975487" calcext:value-type="float">
            <text:p>0,87098</text:p>
          </table:table-cell>
          <table:table-cell table:style-name="ce11" office:value-type="float" office:value="0.893317653" calcext:value-type="float">
            <text:p>0,89332</text:p>
          </table:table-cell>
          <table:table-cell table:style-name="ce17" office:value-type="float" office:value="0.881286847" calcext:value-type="float">
            <text:p>0,88129</text:p>
          </table:table-cell>
          <table:table-cell table:style-name="ce17" office:value-type="float" office:value="0.878643989" calcext:value-type="float">
            <text:p>0,87864</text:p>
          </table:table-cell>
          <table:table-cell table:style-name="ce17" office:value-type="float" office:value="0.889858963" calcext:value-type="float">
            <text:p>0,88986</text:p>
          </table:table-cell>
          <table:table-cell table:style-name="ce17" office:value-type="float" office:value="0.880473793" calcext:value-type="float">
            <text:p>0,88047</text:p>
          </table:table-cell>
          <table:table-cell table:style-name="ce2"/>
          <table:table-cell table:number-columns-repeated="1011"/>
        </table:table-row>
        <table:table-row table:style-name="ro1">
          <table:covered-table-cell table:style-name="ce7"/>
          <table:table-cell table:style-name="ce7" office:value-type="float" office:value="20" calcext:value-type="float">
            <text:p>20</text:p>
          </table:table-cell>
          <table:table-cell table:style-name="ce11" office:value-type="float" office:value="0.834962071" calcext:value-type="float">
            <text:p>0,83496</text:p>
          </table:table-cell>
          <table:table-cell table:style-name="ce15" office:value-type="float" office:value="0.841382807" calcext:value-type="float">
            <text:p>0,84138</text:p>
          </table:table-cell>
          <table:table-cell table:style-name="ce15" office:value-type="float" office:value="0.838158738" calcext:value-type="float">
            <text:p>0,83816</text:p>
          </table:table-cell>
          <table:table-cell table:style-name="ce15" office:value-type="float" office:value="0.858993016" calcext:value-type="float">
            <text:p>0,85899</text:p>
          </table:table-cell>
          <table:table-cell table:style-name="ce15" office:value-type="float" office:value="0.843507547" calcext:value-type="float">
            <text:p>0,84351</text:p>
          </table:table-cell>
          <table:table-cell table:style-name="ce11" office:value-type="float" office:value="0.866883434" calcext:value-type="float">
            <text:p>0,86688</text:p>
          </table:table-cell>
          <table:table-cell table:style-name="ce17" office:value-type="float" office:value="0.861634696" calcext:value-type="float">
            <text:p>0,86163</text:p>
          </table:table-cell>
          <table:table-cell table:style-name="ce17" office:value-type="float" office:value="0.858583324" calcext:value-type="float">
            <text:p>0,85858</text:p>
          </table:table-cell>
          <table:table-cell table:style-name="ce17" office:value-type="float" office:value="0.895564099" calcext:value-type="float">
            <text:p>0,89556</text:p>
          </table:table-cell>
          <table:table-cell table:style-name="ce17" office:value-type="float" office:value="0.861807365" calcext:value-type="float">
            <text:p>0,86181</text:p>
          </table:table-cell>
          <table:table-cell table:style-name="ce2"/>
          <table:table-cell table:number-columns-repeated="1011"/>
        </table:table-row>
        <table:table-row table:style-name="ro1">
          <table:covered-table-cell table:style-name="ce7"/>
          <table:table-cell table:style-name="ce7" office:value-type="float" office:value="30" calcext:value-type="float">
            <text:p>30</text:p>
          </table:table-cell>
          <table:table-cell table:style-name="ce11" office:value-type="float" office:value="0.850796329" calcext:value-type="float">
            <text:p>0,85080</text:p>
          </table:table-cell>
          <table:table-cell table:style-name="ce15" office:value-type="float" office:value="0.836813643" calcext:value-type="float">
            <text:p>0,83681</text:p>
          </table:table-cell>
          <table:table-cell table:style-name="ce15" office:value-type="float" office:value="0.836078831" calcext:value-type="float">
            <text:p>0,83608</text:p>
          </table:table-cell>
          <table:table-cell table:style-name="ce15" office:value-type="float" office:value="0.859752029" calcext:value-type="float">
            <text:p>0,85975</text:p>
          </table:table-cell>
          <table:table-cell table:style-name="ce15" office:value-type="float" office:value="0.846197709" calcext:value-type="float">
            <text:p>0,84620</text:p>
          </table:table-cell>
          <table:table-cell table:style-name="ce11" office:value-type="float" office:value="0.870265358" calcext:value-type="float">
            <text:p>0,87027</text:p>
          </table:table-cell>
          <table:table-cell table:style-name="ce17" office:value-type="float" office:value="0.872307551" calcext:value-type="float">
            <text:p>0,87231</text:p>
          </table:table-cell>
          <table:table-cell table:style-name="ce17" office:value-type="float" office:value="0.868958274" calcext:value-type="float">
            <text:p>0,86896</text:p>
          </table:table-cell>
          <table:table-cell table:style-name="ce17" office:value-type="float" office:value="0.909023594" calcext:value-type="float">
            <text:p>0,90902</text:p>
          </table:table-cell>
          <table:table-cell table:style-name="ce17" office:value-type="float" office:value="0.881996387" calcext:value-type="float">
            <text:p>0,88200</text:p>
          </table:table-cell>
          <table:table-cell table:style-name="ce2"/>
          <table:table-cell table:number-columns-repeated="1011"/>
        </table:table-row>
        <table:table-row table:style-name="ro1">
          <table:covered-table-cell table:style-name="ce7"/>
          <table:table-cell table:style-name="ce7" office:value-type="float" office:value="40" calcext:value-type="float">
            <text:p>40</text:p>
          </table:table-cell>
          <table:table-cell table:style-name="ce11" office:value-type="float" office:value="0.835451673" calcext:value-type="float">
            <text:p>0,83545</text:p>
          </table:table-cell>
          <table:table-cell table:style-name="ce15" office:value-type="float" office:value="0.836143275" calcext:value-type="float">
            <text:p>0,83614</text:p>
          </table:table-cell>
          <table:table-cell table:style-name="ce15" office:value-type="float" office:value="0.829179682" calcext:value-type="float">
            <text:p>0,82918</text:p>
          </table:table-cell>
          <table:table-cell table:style-name="ce15" office:value-type="float" office:value="0.892617227" calcext:value-type="float">
            <text:p>0,89262</text:p>
          </table:table-cell>
          <table:table-cell table:style-name="ce15" office:value-type="float" office:value="0.84527323" calcext:value-type="float">
            <text:p>0,84527</text:p>
          </table:table-cell>
          <table:table-cell table:style-name="ce11" office:value-type="float" office:value="0.813033175" calcext:value-type="float">
            <text:p>0,81303</text:p>
          </table:table-cell>
          <table:table-cell table:style-name="ce17" office:value-type="float" office:value="0.885633437" calcext:value-type="float">
            <text:p>0,88563</text:p>
          </table:table-cell>
          <table:table-cell table:style-name="ce17" office:value-type="float" office:value="0.880287322" calcext:value-type="float">
            <text:p>0,88029</text:p>
          </table:table-cell>
          <table:table-cell table:style-name="ce17" office:value-type="float" office:value="0.933010646" calcext:value-type="float">
            <text:p>0,93301</text:p>
          </table:table-cell>
          <table:table-cell table:style-name="ce17" office:value-type="float" office:value="0.904896866" calcext:value-type="float">
            <text:p>0,90490</text:p>
          </table:table-cell>
          <table:table-cell table:style-name="ce2"/>
          <table:table-cell table:number-columns-repeated="1011"/>
        </table:table-row>
        <table:table-row table:style-name="ro1">
          <table:covered-table-cell table:style-name="ce7"/>
          <table:table-cell table:style-name="ce7" office:value-type="float" office:value="50" calcext:value-type="float">
            <text:p>50</text:p>
          </table:table-cell>
          <table:table-cell table:style-name="ce11" office:value-type="float" office:value="0.770783254" calcext:value-type="float">
            <text:p>0,77078</text:p>
          </table:table-cell>
          <table:table-cell table:style-name="ce15" office:value-type="float" office:value="0.763535162" calcext:value-type="float">
            <text:p>0,76354</text:p>
          </table:table-cell>
          <table:table-cell table:style-name="ce15" office:value-type="float" office:value="0.764499754" calcext:value-type="float">
            <text:p>0,76450</text:p>
          </table:table-cell>
          <table:table-cell table:style-name="ce15" office:value-type="float" office:value="0.821343422" calcext:value-type="float">
            <text:p>0,82134</text:p>
          </table:table-cell>
          <table:table-cell table:style-name="ce15" office:value-type="float" office:value="0.778312381" calcext:value-type="float">
            <text:p>0,77831</text:p>
          </table:table-cell>
          <table:table-cell table:style-name="ce11" office:value-type="float" office:value="0.753574976" calcext:value-type="float">
            <text:p>0,75357</text:p>
          </table:table-cell>
          <table:table-cell table:style-name="ce17" office:value-type="float" office:value="0.827880057" calcext:value-type="float">
            <text:p>0,82788</text:p>
          </table:table-cell>
          <table:table-cell table:style-name="ce17" office:value-type="float" office:value="0.817406586" calcext:value-type="float">
            <text:p>0,81741</text:p>
          </table:table-cell>
          <table:table-cell table:style-name="ce17" office:value-type="float" office:value="0.866371522" calcext:value-type="float">
            <text:p>0,86637</text:p>
          </table:table-cell>
          <table:table-cell table:style-name="ce17" office:value-type="float" office:value="0.841329127" calcext:value-type="float">
            <text:p>0,84133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7" office:value-type="float" office:value="5" calcext:value-type="float" table:number-columns-spanned="1" table:number-rows-spanned="5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0.934323284" calcext:value-type="float">
            <text:p>0,93432</text:p>
          </table:table-cell>
          <table:table-cell table:style-name="ce15" office:value-type="float" office:value="0.932327007" calcext:value-type="float">
            <text:p>0,93233</text:p>
          </table:table-cell>
          <table:table-cell table:style-name="ce15" office:value-type="float" office:value="0.931567036" calcext:value-type="float">
            <text:p>0,93157</text:p>
          </table:table-cell>
          <table:table-cell table:style-name="ce15" office:value-type="float" office:value="0.933647984" calcext:value-type="float">
            <text:p>0,93365</text:p>
          </table:table-cell>
          <table:table-cell table:style-name="ce15" office:value-type="float" office:value="0.935131933" calcext:value-type="float">
            <text:p>0,93513</text:p>
          </table:table-cell>
          <table:table-cell table:style-name="ce11" office:value-type="float" office:value="0.965948406" calcext:value-type="float">
            <text:p>0,96595</text:p>
          </table:table-cell>
          <table:table-cell table:style-name="ce17" office:value-type="float" office:value="0.940197056" calcext:value-type="float">
            <text:p>0,94020</text:p>
          </table:table-cell>
          <table:table-cell table:style-name="ce17" office:value-type="float" office:value="0.94680543" calcext:value-type="float">
            <text:p>0,94681</text:p>
          </table:table-cell>
          <table:table-cell table:style-name="ce17" office:value-type="float" office:value="0.946430518" calcext:value-type="float">
            <text:p>0,94643</text:p>
          </table:table-cell>
          <table:table-cell table:style-name="ce17" office:value-type="float" office:value="0.947069588" calcext:value-type="float">
            <text:p>0,94707</text:p>
          </table:table-cell>
          <table:table-cell table:style-name="ce2"/>
          <table:table-cell table:number-columns-repeated="1011"/>
        </table:table-row>
        <table:table-row table:style-name="ro1">
          <table:covered-table-cell table:style-name="ce7"/>
          <table:table-cell table:style-name="ce7" office:value-type="float" office:value="20" calcext:value-type="float">
            <text:p>20</text:p>
          </table:table-cell>
          <table:table-cell table:style-name="ce11" office:value-type="float" office:value="0.878219103" calcext:value-type="float">
            <text:p>0,87822</text:p>
          </table:table-cell>
          <table:table-cell table:style-name="ce15" office:value-type="float" office:value="0.876079975" calcext:value-type="float">
            <text:p>0,87608</text:p>
          </table:table-cell>
          <table:table-cell table:style-name="ce15" office:value-type="float" office:value="0.879939714" calcext:value-type="float">
            <text:p>0,87994</text:p>
          </table:table-cell>
          <table:table-cell table:style-name="ce15" office:value-type="float" office:value="0.873623321" calcext:value-type="float">
            <text:p>0,87362</text:p>
          </table:table-cell>
          <table:table-cell table:style-name="ce15" office:value-type="float" office:value="0.87292142" calcext:value-type="float">
            <text:p>0,87292</text:p>
          </table:table-cell>
          <table:table-cell table:style-name="ce11" office:value-type="float" office:value="0.899574322" calcext:value-type="float">
            <text:p>0,89957</text:p>
          </table:table-cell>
          <table:table-cell table:style-name="ce17" office:value-type="float" office:value="0.898704402" calcext:value-type="float">
            <text:p>0,89870</text:p>
          </table:table-cell>
          <table:table-cell table:style-name="ce17" office:value-type="float" office:value="0.90158203" calcext:value-type="float">
            <text:p>0,90158</text:p>
          </table:table-cell>
          <table:table-cell table:style-name="ce17" office:value-type="float" office:value="0.903075083" calcext:value-type="float">
            <text:p>0,90308</text:p>
          </table:table-cell>
          <table:table-cell table:style-name="ce17" office:value-type="float" office:value="0.892905959" calcext:value-type="float">
            <text:p>0,89291</text:p>
          </table:table-cell>
          <table:table-cell table:style-name="ce2"/>
          <table:table-cell table:number-columns-repeated="1011"/>
        </table:table-row>
        <table:table-row table:style-name="ro1">
          <table:covered-table-cell table:style-name="ce7"/>
          <table:table-cell table:style-name="ce7" office:value-type="float" office:value="30" calcext:value-type="float">
            <text:p>30</text:p>
          </table:table-cell>
          <table:table-cell table:style-name="ce11" office:value-type="float" office:value="0.808046127" calcext:value-type="float">
            <text:p>0,80805</text:p>
          </table:table-cell>
          <table:table-cell table:style-name="ce15" office:value-type="float" office:value="0.807098035" calcext:value-type="float">
            <text:p>0,80710</text:p>
          </table:table-cell>
          <table:table-cell table:style-name="ce15" office:value-type="float" office:value="0.819035588" calcext:value-type="float">
            <text:p>0,81904</text:p>
          </table:table-cell>
          <table:table-cell table:style-name="ce15" office:value-type="float" office:value="0.81799792" calcext:value-type="float">
            <text:p>0,81800</text:p>
          </table:table-cell>
          <table:table-cell table:style-name="ce15" office:value-type="float" office:value="0.818923215" calcext:value-type="float">
            <text:p>0,81892</text:p>
          </table:table-cell>
          <table:table-cell table:style-name="ce11" office:value-type="float" office:value="0.834925883" calcext:value-type="float">
            <text:p>0,83493</text:p>
          </table:table-cell>
          <table:table-cell table:style-name="ce17" office:value-type="float" office:value="0.83927941" calcext:value-type="float">
            <text:p>0,83928</text:p>
          </table:table-cell>
          <table:table-cell table:style-name="ce17" office:value-type="float" office:value="0.844915134" calcext:value-type="float">
            <text:p>0,84492</text:p>
          </table:table-cell>
          <table:table-cell table:style-name="ce17" office:value-type="float" office:value="0.863425658" calcext:value-type="float">
            <text:p>0,86343</text:p>
          </table:table-cell>
          <table:table-cell table:style-name="ce17" office:value-type="float" office:value="0.834335296" calcext:value-type="float">
            <text:p>0,83434</text:p>
          </table:table-cell>
          <table:table-cell table:style-name="ce2"/>
          <table:table-cell table:number-columns-repeated="1011"/>
        </table:table-row>
        <table:table-row table:style-name="ro1">
          <table:covered-table-cell table:style-name="ce7"/>
          <table:table-cell table:style-name="ce7" office:value-type="float" office:value="40" calcext:value-type="float">
            <text:p>40</text:p>
          </table:table-cell>
          <table:table-cell table:style-name="ce11" office:value-type="float" office:value="0.837293022" calcext:value-type="float">
            <text:p>0,83729</text:p>
          </table:table-cell>
          <table:table-cell table:style-name="ce15" office:value-type="float" office:value="0.813738542" calcext:value-type="float">
            <text:p>0,81374</text:p>
          </table:table-cell>
          <table:table-cell table:style-name="ce15" office:value-type="float" office:value="0.809966289" calcext:value-type="float">
            <text:p>0,80997</text:p>
          </table:table-cell>
          <table:table-cell table:style-name="ce15" office:value-type="float" office:value="0.83217278" calcext:value-type="float">
            <text:p>0,83217</text:p>
          </table:table-cell>
          <table:table-cell table:style-name="ce15" office:value-type="float" office:value="0.816872829" calcext:value-type="float">
            <text:p>0,81687</text:p>
          </table:table-cell>
          <table:table-cell table:style-name="ce11" office:value-type="float" office:value="0.8254104" calcext:value-type="float">
            <text:p>0,82541</text:p>
          </table:table-cell>
          <table:table-cell table:style-name="ce17" office:value-type="float" office:value="0.837293022" calcext:value-type="float">
            <text:p>0,83729</text:p>
          </table:table-cell>
          <table:table-cell table:style-name="ce17" office:value-type="float" office:value="0.844521406" calcext:value-type="float">
            <text:p>0,84452</text:p>
          </table:table-cell>
          <table:table-cell table:style-name="ce17" office:value-type="float" office:value="0.863754478" calcext:value-type="float">
            <text:p>0,86375</text:p>
          </table:table-cell>
          <table:table-cell table:style-name="ce17" office:value-type="float" office:value="0.844166449" calcext:value-type="float">
            <text:p>0,84417</text:p>
          </table:table-cell>
          <table:table-cell table:style-name="ce2"/>
          <table:table-cell table:number-columns-repeated="1011"/>
        </table:table-row>
        <table:table-row table:style-name="ro1">
          <table:covered-table-cell table:style-name="ce7"/>
          <table:table-cell table:style-name="ce7" office:value-type="float" office:value="50" calcext:value-type="float">
            <text:p>50</text:p>
          </table:table-cell>
          <table:table-cell table:style-name="ce11" office:value-type="float" office:value="0.702595925" calcext:value-type="float">
            <text:p>0,70260</text:p>
          </table:table-cell>
          <table:table-cell table:style-name="ce15" office:value-type="float" office:value="0.685360952" calcext:value-type="float">
            <text:p>0,68536</text:p>
          </table:table-cell>
          <table:table-cell table:style-name="ce15" office:value-type="float" office:value="0.687180028" calcext:value-type="float">
            <text:p>0,68718</text:p>
          </table:table-cell>
          <table:table-cell table:style-name="ce15" office:value-type="float" office:value="0.705420549" calcext:value-type="float">
            <text:p>0,70542</text:p>
          </table:table-cell>
          <table:table-cell table:style-name="ce15" office:value-type="float" office:value="0.681737464" calcext:value-type="float">
            <text:p>0,68174</text:p>
          </table:table-cell>
          <table:table-cell table:style-name="ce11" office:value-type="float" office:value="0.692662113" calcext:value-type="float">
            <text:p>0,69266</text:p>
          </table:table-cell>
          <table:table-cell table:style-name="ce17" office:value-type="float" office:value="0.713991523" calcext:value-type="float">
            <text:p>0,71399</text:p>
          </table:table-cell>
          <table:table-cell table:style-name="ce17" office:value-type="float" office:value="0.710333514" calcext:value-type="float">
            <text:p>0,71033</text:p>
          </table:table-cell>
          <table:table-cell table:style-name="ce17" office:value-type="float" office:value="0.74273983" calcext:value-type="float">
            <text:p>0,74274</text:p>
          </table:table-cell>
          <table:table-cell table:style-name="ce17" office:value-type="float" office:value="0.720405164" calcext:value-type="float">
            <text:p>0,72041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7" office:value-type="float" office:value="10" calcext:value-type="float" table:number-columns-spanned="1" table:number-rows-spanned="5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0.930804039" calcext:value-type="float">
            <text:p>0,93080</text:p>
          </table:table-cell>
          <table:table-cell table:style-name="ce15" office:value-type="float" office:value="0.929250973" calcext:value-type="float">
            <text:p>0,92925</text:p>
          </table:table-cell>
          <table:table-cell table:style-name="ce15" office:value-type="float" office:value="0.937860316" calcext:value-type="float">
            <text:p>0,93786</text:p>
          </table:table-cell>
          <table:table-cell table:style-name="ce15" office:value-type="float" office:value="0.934988429" calcext:value-type="float">
            <text:p>0,93499</text:p>
          </table:table-cell>
          <table:table-cell table:style-name="ce15" office:value-type="float" office:value="0.935083775" calcext:value-type="float">
            <text:p>0,93508</text:p>
          </table:table-cell>
          <table:table-cell table:style-name="ce11" office:value-type="float" office:value="0.955665595" calcext:value-type="float">
            <text:p>0,95567</text:p>
          </table:table-cell>
          <table:table-cell table:style-name="ce17" office:value-type="float" office:value="0.945176839" calcext:value-type="float">
            <text:p>0,94518</text:p>
          </table:table-cell>
          <table:table-cell table:style-name="ce17" office:value-type="float" office:value="0.951610333" calcext:value-type="float">
            <text:p>0,95161</text:p>
          </table:table-cell>
          <table:table-cell table:style-name="ce17" office:value-type="float" office:value="0.947844145" calcext:value-type="float">
            <text:p>0,94784</text:p>
          </table:table-cell>
          <table:table-cell table:style-name="ce17" office:value-type="float" office:value="0.945900866" calcext:value-type="float">
            <text:p>0,94590</text:p>
          </table:table-cell>
          <table:table-cell table:style-name="ce2"/>
          <table:table-cell table:number-columns-repeated="1011"/>
        </table:table-row>
        <table:table-row table:style-name="ro1">
          <table:covered-table-cell table:style-name="ce7"/>
          <table:table-cell table:style-name="ce7" office:value-type="float" office:value="20" calcext:value-type="float">
            <text:p>20</text:p>
          </table:table-cell>
          <table:table-cell table:style-name="ce11" office:value-type="float" office:value="0.822362149" calcext:value-type="float">
            <text:p>0,82236</text:p>
          </table:table-cell>
          <table:table-cell table:style-name="ce15" office:value-type="float" office:value="0.851930687" calcext:value-type="float">
            <text:p>0,85193</text:p>
          </table:table-cell>
          <table:table-cell table:style-name="ce15" office:value-type="float" office:value="0.846759705" calcext:value-type="float">
            <text:p>0,84676</text:p>
          </table:table-cell>
          <table:table-cell table:style-name="ce15" office:value-type="float" office:value="0.859274115" calcext:value-type="float">
            <text:p>0,85927</text:p>
          </table:table-cell>
          <table:table-cell table:style-name="ce15" office:value-type="float" office:value="0.847048514" calcext:value-type="float">
            <text:p>0,84705</text:p>
          </table:table-cell>
          <table:table-cell table:style-name="ce11" office:value-type="float" office:value="0.936863807" calcext:value-type="float">
            <text:p>0,93686</text:p>
          </table:table-cell>
          <table:table-cell table:style-name="ce17" office:value-type="float" office:value="0.874400353" calcext:value-type="float">
            <text:p>0,87440</text:p>
          </table:table-cell>
          <table:table-cell table:style-name="ce17" office:value-type="float" office:value="0.867056925" calcext:value-type="float">
            <text:p>0,86706</text:p>
          </table:table-cell>
          <table:table-cell table:style-name="ce17" office:value-type="float" office:value="0.875621234" calcext:value-type="float">
            <text:p>0,87562</text:p>
          </table:table-cell>
          <table:table-cell table:style-name="ce17" office:value-type="float" office:value="0.872076365" calcext:value-type="float">
            <text:p>0,87208</text:p>
          </table:table-cell>
          <table:table-cell table:style-name="ce2"/>
          <table:table-cell table:number-columns-repeated="1011"/>
        </table:table-row>
        <table:table-row table:style-name="ro1">
          <table:covered-table-cell table:style-name="ce7"/>
          <table:table-cell table:style-name="ce7" office:value-type="float" office:value="30" calcext:value-type="float">
            <text:p>30</text:p>
          </table:table-cell>
          <table:table-cell table:style-name="ce11" office:value-type="float" office:value="0.896962495" calcext:value-type="float">
            <text:p>0,89696</text:p>
          </table:table-cell>
          <table:table-cell table:style-name="ce15" office:value-type="float" office:value="0.860954216" calcext:value-type="float">
            <text:p>0,86095</text:p>
          </table:table-cell>
          <table:table-cell table:style-name="ce15" office:value-type="float" office:value="0.860194908" calcext:value-type="float">
            <text:p>0,86019</text:p>
          </table:table-cell>
          <table:table-cell table:style-name="ce15" office:value-type="float" office:value="0.857247394" calcext:value-type="float">
            <text:p>0,85725</text:p>
          </table:table-cell>
          <table:table-cell table:style-name="ce15" office:value-type="float" office:value="0.860678449" calcext:value-type="float">
            <text:p>0,86068</text:p>
          </table:table-cell>
          <table:table-cell table:style-name="ce11" office:value-type="float" office:value="0.926998975" calcext:value-type="float">
            <text:p>0,92700</text:p>
          </table:table-cell>
          <table:table-cell table:style-name="ce17" office:value-type="float" office:value="0.889300134" calcext:value-type="float">
            <text:p>0,88930</text:p>
          </table:table-cell>
          <table:table-cell table:style-name="ce17" office:value-type="float" office:value="0.875859134" calcext:value-type="float">
            <text:p>0,87586</text:p>
          </table:table-cell>
          <table:table-cell table:style-name="ce17" office:value-type="float" office:value="0.896202164" calcext:value-type="float">
            <text:p>0,89620</text:p>
          </table:table-cell>
          <table:table-cell table:style-name="ce17" office:value-type="float" office:value="0.886082263" calcext:value-type="float">
            <text:p>0,88608</text:p>
          </table:table-cell>
          <table:table-cell table:style-name="ce2"/>
          <table:table-cell table:number-columns-repeated="1011"/>
        </table:table-row>
        <table:table-row table:style-name="ro1">
          <table:covered-table-cell table:style-name="ce7"/>
          <table:table-cell table:style-name="ce7" office:value-type="float" office:value="40" calcext:value-type="float">
            <text:p>40</text:p>
          </table:table-cell>
          <table:table-cell table:style-name="ce11" office:value-type="float" office:value="0.853091679" calcext:value-type="float">
            <text:p>0,85309</text:p>
          </table:table-cell>
          <table:table-cell table:style-name="ce15" office:value-type="float" office:value="0.817425416" calcext:value-type="float">
            <text:p>0,81743</text:p>
          </table:table-cell>
          <table:table-cell table:style-name="ce15" office:value-type="float" office:value="0.818795698" calcext:value-type="float">
            <text:p>0,81880</text:p>
          </table:table-cell>
          <table:table-cell table:style-name="ce15" office:value-type="float" office:value="0.825203241" calcext:value-type="float">
            <text:p>0,82520</text:p>
          </table:table-cell>
          <table:table-cell table:style-name="ce15" office:value-type="float" office:value="0.822445115" calcext:value-type="float">
            <text:p>0,82245</text:p>
          </table:table-cell>
          <table:table-cell table:style-name="ce11" office:value-type="float" office:value="0.82456214" calcext:value-type="float">
            <text:p>0,82456</text:p>
          </table:table-cell>
          <table:table-cell table:style-name="ce17" office:value-type="float" office:value="0.853372674" calcext:value-type="float">
            <text:p>0,85337</text:p>
          </table:table-cell>
          <table:table-cell table:style-name="ce17" office:value-type="float" office:value="0.843014369" calcext:value-type="float">
            <text:p>0,84301</text:p>
          </table:table-cell>
          <table:table-cell table:style-name="ce17" office:value-type="float" office:value="0.853161433" calcext:value-type="float">
            <text:p>0,85316</text:p>
          </table:table-cell>
          <table:table-cell table:style-name="ce17" office:value-type="float" office:value="0.84344551" calcext:value-type="float">
            <text:p>0,84345</text:p>
          </table:table-cell>
          <table:table-cell table:style-name="ce2"/>
          <table:table-cell table:number-columns-repeated="1011"/>
        </table:table-row>
        <table:table-row table:style-name="ro1">
          <table:covered-table-cell table:style-name="ce7"/>
          <table:table-cell table:style-name="ce7" office:value-type="float" office:value="50" calcext:value-type="float">
            <text:p>50</text:p>
          </table:table-cell>
          <table:table-cell table:style-name="ce11" office:value-type="float" office:value="0.71292768" calcext:value-type="float">
            <text:p>0,71293</text:p>
          </table:table-cell>
          <table:table-cell table:style-name="ce15" office:value-type="float" office:value="0.74609788" calcext:value-type="float">
            <text:p>0,74610</text:p>
          </table:table-cell>
          <table:table-cell table:style-name="ce15" office:value-type="float" office:value="0.74786667" calcext:value-type="float">
            <text:p>0,74787</text:p>
          </table:table-cell>
          <table:table-cell table:style-name="ce15" office:value-type="float" office:value="0.750194239" calcext:value-type="float">
            <text:p>0,75019</text:p>
          </table:table-cell>
          <table:table-cell table:style-name="ce15" office:value-type="float" office:value="0.74525601" calcext:value-type="float">
            <text:p>0,74526</text:p>
          </table:table-cell>
          <table:table-cell table:style-name="ce11" office:value-type="float" office:value="0.803490415" calcext:value-type="float">
            <text:p>0,80349</text:p>
          </table:table-cell>
          <table:table-cell table:style-name="ce17" office:value-type="float" office:value="0.798145958" calcext:value-type="float">
            <text:p>0,79815</text:p>
          </table:table-cell>
          <table:table-cell table:style-name="ce17" office:value-type="float" office:value="0.784354803" calcext:value-type="float">
            <text:p>0,78435</text:p>
          </table:table-cell>
          <table:table-cell table:style-name="ce17" office:value-type="float" office:value="0.792535551" calcext:value-type="float">
            <text:p>0,79254</text:p>
          </table:table-cell>
          <table:table-cell table:style-name="ce17" office:value-type="float" office:value="0.784959225" calcext:value-type="float">
            <text:p>0,78496</text:p>
          </table:table-cell>
          <table:table-cell table:style-name="ce2"/>
          <table:table-cell table:number-columns-repeated="1011"/>
        </table:table-row>
        <table:table-row table:style-name="ro1" table:number-rows-repeated="3">
          <table:table-cell table:number-columns-repeated="2"/>
          <table:table-cell table:style-name="ce12"/>
          <table:table-cell table:style-name="ce2" table:number-columns-repeated="4"/>
          <table:table-cell table:style-name="ce12"/>
          <table:table-cell table:style-name="ce2" table:number-columns-repeated="5"/>
          <table:table-cell table:number-columns-repeated="101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lanilha3.I2:Planilha3.L31">
            <calcext:condition calcext:apply-style-name="Error" calcext:value="formula-is(IF([.I2] &gt;= [.$H2]))" calcext:base-cell-address="Planilha3.I2"/>
            <calcext:condition calcext:apply-style-name="Good" calcext:value="formula-is(IF([.I2] &lt; [.$H2]))" calcext:base-cell-address="Planilha3.I2"/>
          </calcext:conditional-format>
          <calcext:conditional-format calcext:target-range-address="Planilha3.D2:Planilha3.G31">
            <calcext:condition calcext:apply-style-name="Error" calcext:value="formula-is(IF([.D2] &gt;= [.$C2]))" calcext:base-cell-address="Planilha3.D2"/>
            <calcext:condition calcext:apply-style-name="Good" calcext:value="formula-is(IF([.D2] &lt; [.$C2]))" calcext:base-cell-address="Planilha3.D2"/>
          </calcext:conditional-format>
        </calcext:conditional-formats>
      </table:table>
      <table:table table:name="Planilha4" table:style-name="ta1">
        <table:table-column table:style-name="co21" table:number-columns-repeated="2" table:default-cell-style-name="Default"/>
        <table:table-column table:style-name="co22" table:default-cell-style-name="ce19"/>
        <table:table-column table:style-name="co22" table:number-columns-repeated="4" table:default-cell-style-name="Default"/>
        <table:table-column table:style-name="co22" table:default-cell-style-name="ce57"/>
        <table:table-column table:style-name="co22" table:number-columns-repeated="4" table:default-cell-style-name="Default"/>
        <table:table-row table:style-name="ro1">
          <table:table-cell table:style-name="ce6" office:value-type="string" calcext:value-type="string">
            <text:p>Frenq.</text:p>
          </table:table-cell>
          <table:table-cell table:style-name="ce9" office:value-type="string" calcext:value-type="string">
            <text:p>Agentes</text:p>
          </table:table-cell>
          <table:table-cell table:style-name="ce20" office:value-type="string" calcext:value-type="string">
            <text:p>GAT(GREEDY)</text:p>
          </table:table-cell>
          <table:table-cell table:style-name="ce14" office:value-type="string" calcext:value-type="string">
            <text:p>GAT(CHECK)</text:p>
          </table:table-cell>
          <table:table-cell table:style-name="ce14" office:value-type="string" calcext:value-type="string">
            <text:p>GAT(COLL)</text:p>
          </table:table-cell>
          <table:table-cell table:style-name="ce14" office:value-type="string" calcext:value-type="string">
            <text:p>GAT(COUNT)</text:p>
          </table:table-cell>
          <table:table-cell table:style-name="ce16" office:value-type="string" calcext:value-type="string">
            <text:p>GAT(TASK)</text:p>
          </table:table-cell>
          <table:table-cell table:style-name="ce20" office:value-type="string" calcext:value-type="string">
            <text:p>GATP(GREEDY)</text:p>
          </table:table-cell>
          <table:table-cell table:style-name="ce14" office:value-type="string" calcext:value-type="string">
            <text:p>GATP(CHECK)</text:p>
          </table:table-cell>
          <table:table-cell table:style-name="ce14" office:value-type="string" calcext:value-type="string">
            <text:p>GATP(COLL)</text:p>
          </table:table-cell>
          <table:table-cell table:style-name="ce14" office:value-type="string" calcext:value-type="string">
            <text:p>GATP(COUNT)</text:p>
          </table:table-cell>
          <table:table-cell table:style-name="ce16" office:value-type="string" calcext:value-type="string">
            <text:p>GATP(TASK)</text:p>
          </table:table-cell>
        </table:table-row>
        <table:table-row table:style-name="ro1">
          <table:table-cell table:style-name="ce7" office:value-type="float" office:value="0.2" calcext:value-type="float" table:number-columns-spanned="1" table:number-rows-spanned="5">
            <text:p>0,2</text:p>
          </table:table-cell>
          <table:table-cell table:style-name="ce7" office:value-type="float" office:value="10" calcext:value-type="float">
            <text:p>10</text:p>
          </table:table-cell>
          <table:table-cell table:style-name="ce21" office:value-type="float" office:value="0.978336651" calcext:value-type="float">
            <text:p>0,97834</text:p>
          </table:table-cell>
          <table:table-cell table:style-name="ce39" office:value-type="float" office:value="0.982493086" calcext:value-type="float">
            <text:p>0,98249</text:p>
          </table:table-cell>
          <table:table-cell table:style-name="ce39" office:value-type="float" office:value="0.98252095" calcext:value-type="float">
            <text:p>0,98252</text:p>
          </table:table-cell>
          <table:table-cell table:style-name="ce39" office:value-type="float" office:value="0.986660969" calcext:value-type="float">
            <text:p>0,98666</text:p>
          </table:table-cell>
          <table:table-cell table:style-name="ce39" office:value-type="float" office:value="0.983622049" calcext:value-type="float">
            <text:p>0,98362</text:p>
          </table:table-cell>
          <table:table-cell table:style-name="ce21" office:value-type="float" office:value="0.956682325" calcext:value-type="float">
            <text:p>0,95668</text:p>
          </table:table-cell>
          <table:table-cell table:style-name="ce39" office:value-type="float" office:value="0.97126383" calcext:value-type="float">
            <text:p>0,97126</text:p>
          </table:table-cell>
          <table:table-cell table:style-name="ce39" office:value-type="float" office:value="0.969098798" calcext:value-type="float">
            <text:p>0,96910</text:p>
          </table:table-cell>
          <table:table-cell table:style-name="ce39" office:value-type="float" office:value="0.969847858" calcext:value-type="float">
            <text:p>0,96985</text:p>
          </table:table-cell>
          <table:table-cell table:style-name="ce58" office:value-type="float" office:value="0.971448689" calcext:value-type="float">
            <text:p>0,97145</text:p>
          </table:table-cell>
        </table:table-row>
        <table:table-row table:style-name="ro1">
          <table:covered-table-cell table:style-name="ce7"/>
          <table:table-cell table:style-name="ce7" office:value-type="float" office:value="20" calcext:value-type="float">
            <text:p>20</text:p>
          </table:table-cell>
          <table:table-cell table:style-name="ce22" office:value-type="float" office:value="0.937990282" calcext:value-type="float">
            <text:p>0,93799</text:p>
          </table:table-cell>
          <table:table-cell table:style-name="ce40" office:value-type="float" office:value="0.975170492" calcext:value-type="float">
            <text:p>0,97517</text:p>
          </table:table-cell>
          <table:table-cell table:style-name="ce40" office:value-type="float" office:value="0.970071683" calcext:value-type="float">
            <text:p>0,97007</text:p>
          </table:table-cell>
          <table:table-cell table:style-name="ce40" office:value-type="float" office:value="0.977525638" calcext:value-type="float">
            <text:p>0,97753</text:p>
          </table:table-cell>
          <table:table-cell table:style-name="ce40" office:value-type="float" office:value="0.980586165" calcext:value-type="float">
            <text:p>0,98059</text:p>
          </table:table-cell>
          <table:table-cell table:style-name="ce22" office:value-type="float" office:value="0.928619538" calcext:value-type="float">
            <text:p>0,92862</text:p>
          </table:table-cell>
          <table:table-cell table:style-name="ce40" office:value-type="float" office:value="0.9296175" calcext:value-type="float">
            <text:p>0,92962</text:p>
          </table:table-cell>
          <table:table-cell table:style-name="ce40" office:value-type="float" office:value="0.927809622" calcext:value-type="float">
            <text:p>0,92781</text:p>
          </table:table-cell>
          <table:table-cell table:style-name="ce40" office:value-type="float" office:value="0.928318435" calcext:value-type="float">
            <text:p>0,92832</text:p>
          </table:table-cell>
          <table:table-cell table:style-name="ce59" office:value-type="float" office:value="0.93180283" calcext:value-type="float">
            <text:p>0,93180</text:p>
          </table:table-cell>
        </table:table-row>
        <table:table-row table:style-name="ro1">
          <table:covered-table-cell table:style-name="ce7"/>
          <table:table-cell table:style-name="ce7" office:value-type="float" office:value="30" calcext:value-type="float">
            <text:p>30</text:p>
          </table:table-cell>
          <table:table-cell table:style-name="ce22" office:value-type="float" office:value="0.923635371" calcext:value-type="float">
            <text:p>0,92364</text:p>
          </table:table-cell>
          <table:table-cell table:style-name="ce40" office:value-type="float" office:value="0.966677074" calcext:value-type="float">
            <text:p>0,96668</text:p>
          </table:table-cell>
          <table:table-cell table:style-name="ce40" office:value-type="float" office:value="0.961202599" calcext:value-type="float">
            <text:p>0,96120</text:p>
          </table:table-cell>
          <table:table-cell table:style-name="ce40" office:value-type="float" office:value="0.96963561" calcext:value-type="float">
            <text:p>0,96964</text:p>
          </table:table-cell>
          <table:table-cell table:style-name="ce40" office:value-type="float" office:value="0.975532428" calcext:value-type="float">
            <text:p>0,97553</text:p>
          </table:table-cell>
          <table:table-cell table:style-name="ce22" office:value-type="float" office:value="0.916184936" calcext:value-type="float">
            <text:p>0,91618</text:p>
          </table:table-cell>
          <table:table-cell table:style-name="ce40" office:value-type="float" office:value="0.918246073" calcext:value-type="float">
            <text:p>0,91825</text:p>
          </table:table-cell>
          <table:table-cell table:style-name="ce40" office:value-type="float" office:value="0.916907707" calcext:value-type="float">
            <text:p>0,91691</text:p>
          </table:table-cell>
          <table:table-cell table:style-name="ce40" office:value-type="float" office:value="0.918422456" calcext:value-type="float">
            <text:p>0,91842</text:p>
          </table:table-cell>
          <table:table-cell table:style-name="ce59" office:value-type="float" office:value="0.920296766" calcext:value-type="float">
            <text:p>0,92030</text:p>
          </table:table-cell>
        </table:table-row>
        <table:table-row table:style-name="ro1">
          <table:covered-table-cell table:style-name="ce7"/>
          <table:table-cell table:style-name="ce7" office:value-type="float" office:value="40" calcext:value-type="float">
            <text:p>40</text:p>
          </table:table-cell>
          <table:table-cell table:style-name="ce22" office:value-type="float" office:value="0.928778293" calcext:value-type="float">
            <text:p>0,92878</text:p>
          </table:table-cell>
          <table:table-cell table:style-name="ce40" office:value-type="float" office:value="0.961950232" calcext:value-type="float">
            <text:p>0,96195</text:p>
          </table:table-cell>
          <table:table-cell table:style-name="ce40" office:value-type="float" office:value="0.957085413" calcext:value-type="float">
            <text:p>0,95709</text:p>
          </table:table-cell>
          <table:table-cell table:style-name="ce40" office:value-type="float" office:value="0.968266056" calcext:value-type="float">
            <text:p>0,96827</text:p>
          </table:table-cell>
          <table:table-cell table:style-name="ce40" office:value-type="float" office:value="0.976649327" calcext:value-type="float">
            <text:p>0,97665</text:p>
          </table:table-cell>
          <table:table-cell table:style-name="ce22" office:value-type="float" office:value="0.918120573" calcext:value-type="float">
            <text:p>0,91812</text:p>
          </table:table-cell>
          <table:table-cell table:style-name="ce40" office:value-type="float" office:value="0.913920399" calcext:value-type="float">
            <text:p>0,91392</text:p>
          </table:table-cell>
          <table:table-cell table:style-name="ce40" office:value-type="float" office:value="0.916453356" calcext:value-type="float">
            <text:p>0,91645</text:p>
          </table:table-cell>
          <table:table-cell table:style-name="ce40" office:value-type="float" office:value="0.917411948" calcext:value-type="float">
            <text:p>0,91741</text:p>
          </table:table-cell>
          <table:table-cell table:style-name="ce59" office:value-type="float" office:value="0.91691067" calcext:value-type="float">
            <text:p>0,91691</text:p>
          </table:table-cell>
        </table:table-row>
        <table:table-row table:style-name="ro1">
          <table:covered-table-cell table:style-name="ce7"/>
          <table:table-cell table:style-name="ce7" office:value-type="float" office:value="50" calcext:value-type="float">
            <text:p>50</text:p>
          </table:table-cell>
          <table:table-cell table:style-name="ce23" office:value-type="float" office:value="0.92894266" calcext:value-type="float">
            <text:p>0,92894</text:p>
          </table:table-cell>
          <table:table-cell table:style-name="ce41" office:value-type="float" office:value="0.963620403" calcext:value-type="float">
            <text:p>0,96362</text:p>
          </table:table-cell>
          <table:table-cell table:style-name="ce41" office:value-type="float" office:value="0.953692601" calcext:value-type="float">
            <text:p>0,95369</text:p>
          </table:table-cell>
          <table:table-cell table:style-name="ce41" office:value-type="float" office:value="0.968349493" calcext:value-type="float">
            <text:p>0,96835</text:p>
          </table:table-cell>
          <table:table-cell table:style-name="ce41" office:value-type="float" office:value="0.974500855" calcext:value-type="float">
            <text:p>0,97450</text:p>
          </table:table-cell>
          <table:table-cell table:style-name="ce23" office:value-type="float" office:value="0.93025661" calcext:value-type="float">
            <text:p>0,93026</text:p>
          </table:table-cell>
          <table:table-cell table:style-name="ce41" office:value-type="float" office:value="0.917921275" calcext:value-type="float">
            <text:p>0,91792</text:p>
          </table:table-cell>
          <table:table-cell table:style-name="ce41" office:value-type="float" office:value="0.915861339" calcext:value-type="float">
            <text:p>0,91586</text:p>
          </table:table-cell>
          <table:table-cell table:style-name="ce41" office:value-type="float" office:value="0.918292436" calcext:value-type="float">
            <text:p>0,91829</text:p>
          </table:table-cell>
          <table:table-cell table:style-name="ce60" office:value-type="float" office:value="0.919393124" calcext:value-type="float">
            <text:p>0,91939</text:p>
          </table:table-cell>
        </table:table-row>
        <table:table-row table:style-name="ro1">
          <table:table-cell table:style-name="ce7" office:value-type="float" office:value="0.5" calcext:value-type="float" table:number-columns-spanned="1" table:number-rows-spanned="5">
            <text:p>0,5</text:p>
          </table:table-cell>
          <table:table-cell table:style-name="ce7" office:value-type="float" office:value="10" calcext:value-type="float">
            <text:p>10</text:p>
          </table:table-cell>
          <table:table-cell table:style-name="ce24" office:value-type="float" office:value="0.8975351" calcext:value-type="float">
            <text:p>0,89754</text:p>
          </table:table-cell>
          <table:table-cell table:style-name="ce42" office:value-type="float" office:value="0.90137154" calcext:value-type="float">
            <text:p>0,90137</text:p>
          </table:table-cell>
          <table:table-cell table:style-name="ce42" office:value-type="float" office:value="0.897519086" calcext:value-type="float">
            <text:p>0,89752</text:p>
          </table:table-cell>
          <table:table-cell table:style-name="ce42" office:value-type="float" office:value="0.913056786" calcext:value-type="float">
            <text:p>0,91306</text:p>
          </table:table-cell>
          <table:table-cell table:style-name="ce42" office:value-type="float" office:value="0.898882189" calcext:value-type="float">
            <text:p>0,89888</text:p>
          </table:table-cell>
          <table:table-cell table:style-name="ce24" office:value-type="float" office:value="0.897038723" calcext:value-type="float">
            <text:p>0,89704</text:p>
          </table:table-cell>
          <table:table-cell table:style-name="ce42" office:value-type="float" office:value="0.921588444" calcext:value-type="float">
            <text:p>0,92159</text:p>
          </table:table-cell>
          <table:table-cell table:style-name="ce42" office:value-type="float" office:value="0.922729107" calcext:value-type="float">
            <text:p>0,92273</text:p>
          </table:table-cell>
          <table:table-cell table:style-name="ce42" office:value-type="float" office:value="0.951974975" calcext:value-type="float">
            <text:p>0,95197</text:p>
          </table:table-cell>
          <table:table-cell table:style-name="ce61" office:value-type="float" office:value="0.927353472" calcext:value-type="float">
            <text:p>0,92735</text:p>
          </table:table-cell>
        </table:table-row>
        <table:table-row table:style-name="ro1">
          <table:covered-table-cell table:style-name="ce7"/>
          <table:table-cell table:style-name="ce7" office:value-type="float" office:value="20" calcext:value-type="float">
            <text:p>20</text:p>
          </table:table-cell>
          <table:table-cell table:style-name="ce25" office:value-type="float" office:value="0.960244759" calcext:value-type="float">
            <text:p>0,96024</text:p>
          </table:table-cell>
          <table:table-cell table:style-name="ce43" office:value-type="float" office:value="0.972450794" calcext:value-type="float">
            <text:p>0,97245</text:p>
          </table:table-cell>
          <table:table-cell table:style-name="ce43" office:value-type="float" office:value="0.967754825" calcext:value-type="float">
            <text:p>0,96775</text:p>
          </table:table-cell>
          <table:table-cell table:style-name="ce43" office:value-type="float" office:value="0.976970763" calcext:value-type="float">
            <text:p>0,97697</text:p>
          </table:table-cell>
          <table:table-cell table:style-name="ce43" office:value-type="float" office:value="0.973143388" calcext:value-type="float">
            <text:p>0,97314</text:p>
          </table:table-cell>
          <table:table-cell table:style-name="ce25" office:value-type="float" office:value="0.928987929" calcext:value-type="float">
            <text:p>0,92899</text:p>
          </table:table-cell>
          <table:table-cell table:style-name="ce43" office:value-type="float" office:value="0.958582014" calcext:value-type="float">
            <text:p>0,95858</text:p>
          </table:table-cell>
          <table:table-cell table:style-name="ce43" office:value-type="float" office:value="0.95854237" calcext:value-type="float">
            <text:p>0,95854</text:p>
          </table:table-cell>
          <table:table-cell table:style-name="ce43" office:value-type="float" office:value="0.962549408" calcext:value-type="float">
            <text:p>0,96255</text:p>
          </table:table-cell>
          <table:table-cell table:style-name="ce62" office:value-type="float" office:value="0.958430533" calcext:value-type="float">
            <text:p>0,95843</text:p>
          </table:table-cell>
        </table:table-row>
        <table:table-row table:style-name="ro1">
          <table:covered-table-cell table:style-name="ce7"/>
          <table:table-cell table:style-name="ce7" office:value-type="float" office:value="30" calcext:value-type="float">
            <text:p>30</text:p>
          </table:table-cell>
          <table:table-cell table:style-name="ce25" office:value-type="float" office:value="0.902025303" calcext:value-type="float">
            <text:p>0,90203</text:p>
          </table:table-cell>
          <table:table-cell table:style-name="ce43" office:value-type="float" office:value="0.944424637" calcext:value-type="float">
            <text:p>0,94442</text:p>
          </table:table-cell>
          <table:table-cell table:style-name="ce43" office:value-type="float" office:value="0.937301349" calcext:value-type="float">
            <text:p>0,93730</text:p>
          </table:table-cell>
          <table:table-cell table:style-name="ce43" office:value-type="float" office:value="0.964122741" calcext:value-type="float">
            <text:p>0,96412</text:p>
          </table:table-cell>
          <table:table-cell table:style-name="ce43" office:value-type="float" office:value="0.953617435" calcext:value-type="float">
            <text:p>0,95362</text:p>
          </table:table-cell>
          <table:table-cell table:style-name="ce25" office:value-type="float" office:value="0.896340967" calcext:value-type="float">
            <text:p>0,89634</text:p>
          </table:table-cell>
          <table:table-cell table:style-name="ce43" office:value-type="float" office:value="0.900600126" calcext:value-type="float">
            <text:p>0,90060</text:p>
          </table:table-cell>
          <table:table-cell table:style-name="ce43" office:value-type="float" office:value="0.897400219" calcext:value-type="float">
            <text:p>0,89740</text:p>
          </table:table-cell>
          <table:table-cell table:style-name="ce43" office:value-type="float" office:value="0.904348156" calcext:value-type="float">
            <text:p>0,90435</text:p>
          </table:table-cell>
          <table:table-cell table:style-name="ce62" office:value-type="float" office:value="0.901444457" calcext:value-type="float">
            <text:p>0,90144</text:p>
          </table:table-cell>
        </table:table-row>
        <table:table-row table:style-name="ro1">
          <table:covered-table-cell table:style-name="ce7"/>
          <table:table-cell table:style-name="ce7" office:value-type="float" office:value="40" calcext:value-type="float">
            <text:p>40</text:p>
          </table:table-cell>
          <table:table-cell table:style-name="ce25" office:value-type="float" office:value="0.903476288" calcext:value-type="float">
            <text:p>0,90348</text:p>
          </table:table-cell>
          <table:table-cell table:style-name="ce43" office:value-type="float" office:value="0.947865928" calcext:value-type="float">
            <text:p>0,94787</text:p>
          </table:table-cell>
          <table:table-cell table:style-name="ce43" office:value-type="float" office:value="0.939311128" calcext:value-type="float">
            <text:p>0,93931</text:p>
          </table:table-cell>
          <table:table-cell table:style-name="ce43" office:value-type="float" office:value="0.971327788" calcext:value-type="float">
            <text:p>0,97133</text:p>
          </table:table-cell>
          <table:table-cell table:style-name="ce43" office:value-type="float" office:value="0.962702352" calcext:value-type="float">
            <text:p>0,96270</text:p>
          </table:table-cell>
          <table:table-cell table:style-name="ce25" office:value-type="float" office:value="0.886993465" calcext:value-type="float">
            <text:p>0,88699</text:p>
          </table:table-cell>
          <table:table-cell table:style-name="ce43" office:value-type="float" office:value="0.895753906" calcext:value-type="float">
            <text:p>0,89575</text:p>
          </table:table-cell>
          <table:table-cell table:style-name="ce43" office:value-type="float" office:value="0.895790813" calcext:value-type="float">
            <text:p>0,89579</text:p>
          </table:table-cell>
          <table:table-cell table:style-name="ce43" office:value-type="float" office:value="0.899341021" calcext:value-type="float">
            <text:p>0,89934</text:p>
          </table:table-cell>
          <table:table-cell table:style-name="ce62" office:value-type="float" office:value="0.901914362" calcext:value-type="float">
            <text:p>0,90191</text:p>
          </table:table-cell>
        </table:table-row>
        <table:table-row table:style-name="ro1">
          <table:covered-table-cell table:style-name="ce7"/>
          <table:table-cell table:style-name="ce7" office:value-type="float" office:value="50" calcext:value-type="float">
            <text:p>50</text:p>
          </table:table-cell>
          <table:table-cell table:style-name="ce26" office:value-type="float" office:value="0.894419238" calcext:value-type="float">
            <text:p>0,89442</text:p>
          </table:table-cell>
          <table:table-cell table:style-name="ce44" office:value-type="float" office:value="0.930625576" calcext:value-type="float">
            <text:p>0,93063</text:p>
          </table:table-cell>
          <table:table-cell table:style-name="ce44" office:value-type="float" office:value="0.91433798" calcext:value-type="float">
            <text:p>0,91434</text:p>
          </table:table-cell>
          <table:table-cell table:style-name="ce44" office:value-type="float" office:value="0.950102999" calcext:value-type="float">
            <text:p>0,95010</text:p>
          </table:table-cell>
          <table:table-cell table:style-name="ce44" office:value-type="float" office:value="0.953483955" calcext:value-type="float">
            <text:p>0,95348</text:p>
          </table:table-cell>
          <table:table-cell table:style-name="ce26" office:value-type="float" office:value="0.890369723" calcext:value-type="float">
            <text:p>0,89037</text:p>
          </table:table-cell>
          <table:table-cell table:style-name="ce44" office:value-type="float" office:value="0.878336318" calcext:value-type="float">
            <text:p>0,87834</text:p>
          </table:table-cell>
          <table:table-cell table:style-name="ce44" office:value-type="float" office:value="0.876695878" calcext:value-type="float">
            <text:p>0,87670</text:p>
          </table:table-cell>
          <table:table-cell table:style-name="ce44" office:value-type="float" office:value="0.878621814" calcext:value-type="float">
            <text:p>0,87862</text:p>
          </table:table-cell>
          <table:table-cell table:style-name="ce63" office:value-type="float" office:value="0.875622633" calcext:value-type="float">
            <text:p>0,87562</text:p>
          </table:table-cell>
        </table:table-row>
        <table:table-row table:style-name="ro1">
          <table:table-cell table:style-name="ce7" office:value-type="float" office:value="1" calcext:value-type="float" table:number-columns-spanned="1" table:number-rows-spanned="5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27" office:value-type="float" office:value="0.913879364" calcext:value-type="float">
            <text:p>0,91388</text:p>
          </table:table-cell>
          <table:table-cell table:style-name="ce45" office:value-type="float" office:value="0.909130196" calcext:value-type="float">
            <text:p>0,90913</text:p>
          </table:table-cell>
          <table:table-cell table:style-name="ce45" office:value-type="float" office:value="0.913056454" calcext:value-type="float">
            <text:p>0,91306</text:p>
          </table:table-cell>
          <table:table-cell table:style-name="ce45" office:value-type="float" office:value="0.909336973" calcext:value-type="float">
            <text:p>0,90934</text:p>
          </table:table-cell>
          <table:table-cell table:style-name="ce45" office:value-type="float" office:value="0.908550868" calcext:value-type="float">
            <text:p>0,90855</text:p>
          </table:table-cell>
          <table:table-cell table:style-name="ce27" office:value-type="float" office:value="0.907997395" calcext:value-type="float">
            <text:p>0,90800</text:p>
          </table:table-cell>
          <table:table-cell table:style-name="ce45" office:value-type="float" office:value="0.925923997" calcext:value-type="float">
            <text:p>0,92592</text:p>
          </table:table-cell>
          <table:table-cell table:style-name="ce45" office:value-type="float" office:value="0.93214925" calcext:value-type="float">
            <text:p>0,93215</text:p>
          </table:table-cell>
          <table:table-cell table:style-name="ce45" office:value-type="float" office:value="0.948233797" calcext:value-type="float">
            <text:p>0,94823</text:p>
          </table:table-cell>
          <table:table-cell table:style-name="ce64" office:value-type="float" office:value="0.928391462" calcext:value-type="float">
            <text:p>0,92839</text:p>
          </table:table-cell>
        </table:table-row>
        <table:table-row table:style-name="ro1">
          <table:covered-table-cell table:style-name="ce7"/>
          <table:table-cell table:style-name="ce7" office:value-type="float" office:value="20" calcext:value-type="float">
            <text:p>20</text:p>
          </table:table-cell>
          <table:table-cell table:style-name="ce28" office:value-type="float" office:value="0.881521472" calcext:value-type="float">
            <text:p>0,88152</text:p>
          </table:table-cell>
          <table:table-cell table:style-name="ce46" office:value-type="float" office:value="0.866581965" calcext:value-type="float">
            <text:p>0,86658</text:p>
          </table:table-cell>
          <table:table-cell table:style-name="ce46" office:value-type="float" office:value="0.863236915" calcext:value-type="float">
            <text:p>0,86324</text:p>
          </table:table-cell>
          <table:table-cell table:style-name="ce46" office:value-type="float" office:value="0.901811206" calcext:value-type="float">
            <text:p>0,90181</text:p>
          </table:table-cell>
          <table:table-cell table:style-name="ce46" office:value-type="float" office:value="0.871449127" calcext:value-type="float">
            <text:p>0,87145</text:p>
          </table:table-cell>
          <table:table-cell table:style-name="ce28" office:value-type="float" office:value="0.850906933" calcext:value-type="float">
            <text:p>0,85091</text:p>
          </table:table-cell>
          <table:table-cell table:style-name="ce46" office:value-type="float" office:value="0.90711362" calcext:value-type="float">
            <text:p>0,90711</text:p>
          </table:table-cell>
          <table:table-cell table:style-name="ce46" office:value-type="float" office:value="0.900193529" calcext:value-type="float">
            <text:p>0,90019</text:p>
          </table:table-cell>
          <table:table-cell table:style-name="ce46" office:value-type="float" office:value="0.93017314" calcext:value-type="float">
            <text:p>0,93017</text:p>
          </table:table-cell>
          <table:table-cell table:style-name="ce65" office:value-type="float" office:value="0.902495324" calcext:value-type="float">
            <text:p>0,90250</text:p>
          </table:table-cell>
        </table:table-row>
        <table:table-row table:style-name="ro1">
          <table:covered-table-cell table:style-name="ce7"/>
          <table:table-cell table:style-name="ce7" office:value-type="float" office:value="30" calcext:value-type="float">
            <text:p>30</text:p>
          </table:table-cell>
          <table:table-cell table:style-name="ce28" office:value-type="float" office:value="0.824544283" calcext:value-type="float">
            <text:p>0,82454</text:p>
          </table:table-cell>
          <table:table-cell table:style-name="ce46" office:value-type="float" office:value="0.834375489" calcext:value-type="float">
            <text:p>0,83438</text:p>
          </table:table-cell>
          <table:table-cell table:style-name="ce46" office:value-type="float" office:value="0.82660327" calcext:value-type="float">
            <text:p>0,82660</text:p>
          </table:table-cell>
          <table:table-cell table:style-name="ce46" office:value-type="float" office:value="0.881180064" calcext:value-type="float">
            <text:p>0,88118</text:p>
          </table:table-cell>
          <table:table-cell table:style-name="ce46" office:value-type="float" office:value="0.847605383" calcext:value-type="float">
            <text:p>0,84761</text:p>
          </table:table-cell>
          <table:table-cell table:style-name="ce28" office:value-type="float" office:value="0.808207179" calcext:value-type="float">
            <text:p>0,80821</text:p>
          </table:table-cell>
          <table:table-cell table:style-name="ce46" office:value-type="float" office:value="0.878980946" calcext:value-type="float">
            <text:p>0,87898</text:p>
          </table:table-cell>
          <table:table-cell table:style-name="ce46" office:value-type="float" office:value="0.870320758" calcext:value-type="float">
            <text:p>0,87032</text:p>
          </table:table-cell>
          <table:table-cell table:style-name="ce46" office:value-type="float" office:value="0.905004405" calcext:value-type="float">
            <text:p>0,90500</text:p>
          </table:table-cell>
          <table:table-cell table:style-name="ce65" office:value-type="float" office:value="0.884195267" calcext:value-type="float">
            <text:p>0,88420</text:p>
          </table:table-cell>
        </table:table-row>
        <table:table-row table:style-name="ro1">
          <table:covered-table-cell table:style-name="ce7"/>
          <table:table-cell table:style-name="ce7" office:value-type="float" office:value="40" calcext:value-type="float">
            <text:p>40</text:p>
          </table:table-cell>
          <table:table-cell table:style-name="ce28" office:value-type="float" office:value="0.853980252" calcext:value-type="float">
            <text:p>0,85398</text:p>
          </table:table-cell>
          <table:table-cell table:style-name="ce46" office:value-type="float" office:value="0.877548679" calcext:value-type="float">
            <text:p>0,87755</text:p>
          </table:table-cell>
          <table:table-cell table:style-name="ce46" office:value-type="float" office:value="0.864948905" calcext:value-type="float">
            <text:p>0,86495</text:p>
          </table:table-cell>
          <table:table-cell table:style-name="ce46" office:value-type="float" office:value="0.884164163" calcext:value-type="float">
            <text:p>0,88416</text:p>
          </table:table-cell>
          <table:table-cell table:style-name="ce46" office:value-type="float" office:value="0.889204128" calcext:value-type="float">
            <text:p>0,88920</text:p>
          </table:table-cell>
          <table:table-cell table:style-name="ce28" office:value-type="float" office:value="0.847702041" calcext:value-type="float">
            <text:p>0,84770</text:p>
          </table:table-cell>
          <table:table-cell table:style-name="ce46" office:value-type="float" office:value="0.877155923" calcext:value-type="float">
            <text:p>0,87716</text:p>
          </table:table-cell>
          <table:table-cell table:style-name="ce46" office:value-type="float" office:value="0.877105013" calcext:value-type="float">
            <text:p>0,87711</text:p>
          </table:table-cell>
          <table:table-cell table:style-name="ce46" office:value-type="float" office:value="0.879366016" calcext:value-type="float">
            <text:p>0,87937</text:p>
          </table:table-cell>
          <table:table-cell table:style-name="ce65" office:value-type="float" office:value="0.875956694" calcext:value-type="float">
            <text:p>0,87596</text:p>
          </table:table-cell>
        </table:table-row>
        <table:table-row table:style-name="ro1">
          <table:covered-table-cell table:style-name="ce7"/>
          <table:table-cell table:style-name="ce7" office:value-type="float" office:value="50" calcext:value-type="float">
            <text:p>50</text:p>
          </table:table-cell>
          <table:table-cell table:style-name="ce29" office:value-type="float" office:value="0.808845609" calcext:value-type="float">
            <text:p>0,80885</text:p>
          </table:table-cell>
          <table:table-cell table:style-name="ce47" office:value-type="float" office:value="0.842736802" calcext:value-type="float">
            <text:p>0,84274</text:p>
          </table:table-cell>
          <table:table-cell table:style-name="ce47" office:value-type="float" office:value="0.829446457" calcext:value-type="float">
            <text:p>0,82945</text:p>
          </table:table-cell>
          <table:table-cell table:style-name="ce47" office:value-type="float" office:value="0.867436763" calcext:value-type="float">
            <text:p>0,86744</text:p>
          </table:table-cell>
          <table:table-cell table:style-name="ce47" office:value-type="float" office:value="0.8689004" calcext:value-type="float">
            <text:p>0,86890</text:p>
          </table:table-cell>
          <table:table-cell table:style-name="ce29" office:value-type="float" office:value="0.797041369" calcext:value-type="float">
            <text:p>0,79704</text:p>
          </table:table-cell>
          <table:table-cell table:style-name="ce47" office:value-type="float" office:value="0.821928513" calcext:value-type="float">
            <text:p>0,82193</text:p>
          </table:table-cell>
          <table:table-cell table:style-name="ce47" office:value-type="float" office:value="0.818641321" calcext:value-type="float">
            <text:p>0,81864</text:p>
          </table:table-cell>
          <table:table-cell table:style-name="ce47" office:value-type="float" office:value="0.829004772" calcext:value-type="float">
            <text:p>0,82900</text:p>
          </table:table-cell>
          <table:table-cell table:style-name="ce66" office:value-type="float" office:value="0.820098101" calcext:value-type="float">
            <text:p>0,82010</text:p>
          </table:table-cell>
        </table:table-row>
        <table:table-row table:style-name="ro1">
          <table:table-cell table:style-name="ce7" office:value-type="float" office:value="2" calcext:value-type="float" table:number-columns-spanned="1" table:number-rows-spanned="5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30" office:value-type="float" office:value="0.865281607" calcext:value-type="float">
            <text:p>0,86528</text:p>
          </table:table-cell>
          <table:table-cell table:style-name="ce48" office:value-type="float" office:value="0.867865229" calcext:value-type="float">
            <text:p>0,86787</text:p>
          </table:table-cell>
          <table:table-cell table:style-name="ce48" office:value-type="float" office:value="0.876407727" calcext:value-type="float">
            <text:p>0,87641</text:p>
          </table:table-cell>
          <table:table-cell table:style-name="ce48" office:value-type="float" office:value="0.870091592" calcext:value-type="float">
            <text:p>0,87009</text:p>
          </table:table-cell>
          <table:table-cell table:style-name="ce48" office:value-type="float" office:value="0.870975487" calcext:value-type="float">
            <text:p>0,87098</text:p>
          </table:table-cell>
          <table:table-cell table:style-name="ce30" office:value-type="float" office:value="0.893317653" calcext:value-type="float">
            <text:p>0,89332</text:p>
          </table:table-cell>
          <table:table-cell table:style-name="ce48" office:value-type="float" office:value="0.881286847" calcext:value-type="float">
            <text:p>0,88129</text:p>
          </table:table-cell>
          <table:table-cell table:style-name="ce48" office:value-type="float" office:value="0.878643989" calcext:value-type="float">
            <text:p>0,87864</text:p>
          </table:table-cell>
          <table:table-cell table:style-name="ce48" office:value-type="float" office:value="0.889858963" calcext:value-type="float">
            <text:p>0,88986</text:p>
          </table:table-cell>
          <table:table-cell table:style-name="ce67" office:value-type="float" office:value="0.880473793" calcext:value-type="float">
            <text:p>0,88047</text:p>
          </table:table-cell>
        </table:table-row>
        <table:table-row table:style-name="ro1">
          <table:covered-table-cell table:style-name="ce7"/>
          <table:table-cell table:style-name="ce7" office:value-type="float" office:value="20" calcext:value-type="float">
            <text:p>20</text:p>
          </table:table-cell>
          <table:table-cell table:style-name="ce31" office:value-type="float" office:value="0.834962071" calcext:value-type="float">
            <text:p>0,83496</text:p>
          </table:table-cell>
          <table:table-cell table:style-name="ce49" office:value-type="float" office:value="0.841382807" calcext:value-type="float">
            <text:p>0,84138</text:p>
          </table:table-cell>
          <table:table-cell table:style-name="ce49" office:value-type="float" office:value="0.838158738" calcext:value-type="float">
            <text:p>0,83816</text:p>
          </table:table-cell>
          <table:table-cell table:style-name="ce49" office:value-type="float" office:value="0.858993016" calcext:value-type="float">
            <text:p>0,85899</text:p>
          </table:table-cell>
          <table:table-cell table:style-name="ce49" office:value-type="float" office:value="0.843507547" calcext:value-type="float">
            <text:p>0,84351</text:p>
          </table:table-cell>
          <table:table-cell table:style-name="ce31" office:value-type="float" office:value="0.866883434" calcext:value-type="float">
            <text:p>0,86688</text:p>
          </table:table-cell>
          <table:table-cell table:style-name="ce49" office:value-type="float" office:value="0.861634696" calcext:value-type="float">
            <text:p>0,86163</text:p>
          </table:table-cell>
          <table:table-cell table:style-name="ce49" office:value-type="float" office:value="0.858583324" calcext:value-type="float">
            <text:p>0,85858</text:p>
          </table:table-cell>
          <table:table-cell table:style-name="ce49" office:value-type="float" office:value="0.895564099" calcext:value-type="float">
            <text:p>0,89556</text:p>
          </table:table-cell>
          <table:table-cell table:style-name="ce68" office:value-type="float" office:value="0.861807365" calcext:value-type="float">
            <text:p>0,86181</text:p>
          </table:table-cell>
        </table:table-row>
        <table:table-row table:style-name="ro1">
          <table:covered-table-cell table:style-name="ce7"/>
          <table:table-cell table:style-name="ce7" office:value-type="float" office:value="30" calcext:value-type="float">
            <text:p>30</text:p>
          </table:table-cell>
          <table:table-cell table:style-name="ce31" office:value-type="float" office:value="0.850796329" calcext:value-type="float">
            <text:p>0,85080</text:p>
          </table:table-cell>
          <table:table-cell table:style-name="ce49" office:value-type="float" office:value="0.836813643" calcext:value-type="float">
            <text:p>0,83681</text:p>
          </table:table-cell>
          <table:table-cell table:style-name="ce49" office:value-type="float" office:value="0.836078831" calcext:value-type="float">
            <text:p>0,83608</text:p>
          </table:table-cell>
          <table:table-cell table:style-name="ce49" office:value-type="float" office:value="0.859752029" calcext:value-type="float">
            <text:p>0,85975</text:p>
          </table:table-cell>
          <table:table-cell table:style-name="ce49" office:value-type="float" office:value="0.846197709" calcext:value-type="float">
            <text:p>0,84620</text:p>
          </table:table-cell>
          <table:table-cell table:style-name="ce31" office:value-type="float" office:value="0.870265358" calcext:value-type="float">
            <text:p>0,87027</text:p>
          </table:table-cell>
          <table:table-cell table:style-name="ce49" office:value-type="float" office:value="0.872307551" calcext:value-type="float">
            <text:p>0,87231</text:p>
          </table:table-cell>
          <table:table-cell table:style-name="ce49" office:value-type="float" office:value="0.868958274" calcext:value-type="float">
            <text:p>0,86896</text:p>
          </table:table-cell>
          <table:table-cell table:style-name="ce49" office:value-type="float" office:value="0.909023594" calcext:value-type="float">
            <text:p>0,90902</text:p>
          </table:table-cell>
          <table:table-cell table:style-name="ce68" office:value-type="float" office:value="0.881996387" calcext:value-type="float">
            <text:p>0,88200</text:p>
          </table:table-cell>
        </table:table-row>
        <table:table-row table:style-name="ro1">
          <table:covered-table-cell table:style-name="ce7"/>
          <table:table-cell table:style-name="ce7" office:value-type="float" office:value="40" calcext:value-type="float">
            <text:p>40</text:p>
          </table:table-cell>
          <table:table-cell table:style-name="ce31" office:value-type="float" office:value="0.835451673" calcext:value-type="float">
            <text:p>0,83545</text:p>
          </table:table-cell>
          <table:table-cell table:style-name="ce49" office:value-type="float" office:value="0.836143275" calcext:value-type="float">
            <text:p>0,83614</text:p>
          </table:table-cell>
          <table:table-cell table:style-name="ce49" office:value-type="float" office:value="0.829179682" calcext:value-type="float">
            <text:p>0,82918</text:p>
          </table:table-cell>
          <table:table-cell table:style-name="ce49" office:value-type="float" office:value="0.892617227" calcext:value-type="float">
            <text:p>0,89262</text:p>
          </table:table-cell>
          <table:table-cell table:style-name="ce49" office:value-type="float" office:value="0.84527323" calcext:value-type="float">
            <text:p>0,84527</text:p>
          </table:table-cell>
          <table:table-cell table:style-name="ce31" office:value-type="float" office:value="0.813033175" calcext:value-type="float">
            <text:p>0,81303</text:p>
          </table:table-cell>
          <table:table-cell table:style-name="ce49" office:value-type="float" office:value="0.885633437" calcext:value-type="float">
            <text:p>0,88563</text:p>
          </table:table-cell>
          <table:table-cell table:style-name="ce49" office:value-type="float" office:value="0.880287322" calcext:value-type="float">
            <text:p>0,88029</text:p>
          </table:table-cell>
          <table:table-cell table:style-name="ce49" office:value-type="float" office:value="0.933010646" calcext:value-type="float">
            <text:p>0,93301</text:p>
          </table:table-cell>
          <table:table-cell table:style-name="ce68" office:value-type="float" office:value="0.904896866" calcext:value-type="float">
            <text:p>0,90490</text:p>
          </table:table-cell>
        </table:table-row>
        <table:table-row table:style-name="ro1">
          <table:covered-table-cell table:style-name="ce7"/>
          <table:table-cell table:style-name="ce7" office:value-type="float" office:value="50" calcext:value-type="float">
            <text:p>50</text:p>
          </table:table-cell>
          <table:table-cell table:style-name="ce32" office:value-type="float" office:value="0.770783254" calcext:value-type="float">
            <text:p>0,77078</text:p>
          </table:table-cell>
          <table:table-cell table:style-name="ce50" office:value-type="float" office:value="0.763535162" calcext:value-type="float">
            <text:p>0,76354</text:p>
          </table:table-cell>
          <table:table-cell table:style-name="ce50" office:value-type="float" office:value="0.764499754" calcext:value-type="float">
            <text:p>0,76450</text:p>
          </table:table-cell>
          <table:table-cell table:style-name="ce50" office:value-type="float" office:value="0.821343422" calcext:value-type="float">
            <text:p>0,82134</text:p>
          </table:table-cell>
          <table:table-cell table:style-name="ce50" office:value-type="float" office:value="0.778312381" calcext:value-type="float">
            <text:p>0,77831</text:p>
          </table:table-cell>
          <table:table-cell table:style-name="ce32" office:value-type="float" office:value="0.753574976" calcext:value-type="float">
            <text:p>0,75357</text:p>
          </table:table-cell>
          <table:table-cell table:style-name="ce50" office:value-type="float" office:value="0.827880057" calcext:value-type="float">
            <text:p>0,82788</text:p>
          </table:table-cell>
          <table:table-cell table:style-name="ce50" office:value-type="float" office:value="0.817406586" calcext:value-type="float">
            <text:p>0,81741</text:p>
          </table:table-cell>
          <table:table-cell table:style-name="ce50" office:value-type="float" office:value="0.866371522" calcext:value-type="float">
            <text:p>0,86637</text:p>
          </table:table-cell>
          <table:table-cell table:style-name="ce69" office:value-type="float" office:value="0.841329127" calcext:value-type="float">
            <text:p>0,84133</text:p>
          </table:table-cell>
        </table:table-row>
        <table:table-row table:style-name="ro1">
          <table:table-cell table:style-name="ce7" office:value-type="float" office:value="5" calcext:value-type="float" table:number-columns-spanned="1" table:number-rows-spanned="5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33" office:value-type="float" office:value="0.934323284" calcext:value-type="float">
            <text:p>0,93432</text:p>
          </table:table-cell>
          <table:table-cell table:style-name="ce51" office:value-type="float" office:value="0.932327007" calcext:value-type="float">
            <text:p>0,93233</text:p>
          </table:table-cell>
          <table:table-cell table:style-name="ce51" office:value-type="float" office:value="0.931567036" calcext:value-type="float">
            <text:p>0,93157</text:p>
          </table:table-cell>
          <table:table-cell table:style-name="ce51" office:value-type="float" office:value="0.933647984" calcext:value-type="float">
            <text:p>0,93365</text:p>
          </table:table-cell>
          <table:table-cell table:style-name="ce51" office:value-type="float" office:value="0.935131933" calcext:value-type="float">
            <text:p>0,93513</text:p>
          </table:table-cell>
          <table:table-cell table:style-name="ce33" office:value-type="float" office:value="0.965948406" calcext:value-type="float">
            <text:p>0,96595</text:p>
          </table:table-cell>
          <table:table-cell table:style-name="ce51" office:value-type="float" office:value="0.940197056" calcext:value-type="float">
            <text:p>0,94020</text:p>
          </table:table-cell>
          <table:table-cell table:style-name="ce51" office:value-type="float" office:value="0.94680543" calcext:value-type="float">
            <text:p>0,94681</text:p>
          </table:table-cell>
          <table:table-cell table:style-name="ce51" office:value-type="float" office:value="0.946430518" calcext:value-type="float">
            <text:p>0,94643</text:p>
          </table:table-cell>
          <table:table-cell table:style-name="ce70" office:value-type="float" office:value="0.947069588" calcext:value-type="float">
            <text:p>0,94707</text:p>
          </table:table-cell>
        </table:table-row>
        <table:table-row table:style-name="ro1">
          <table:covered-table-cell table:style-name="ce7"/>
          <table:table-cell table:style-name="ce7" office:value-type="float" office:value="20" calcext:value-type="float">
            <text:p>20</text:p>
          </table:table-cell>
          <table:table-cell table:style-name="ce34" office:value-type="float" office:value="0.878219103" calcext:value-type="float">
            <text:p>0,87822</text:p>
          </table:table-cell>
          <table:table-cell table:style-name="ce52" office:value-type="float" office:value="0.876079975" calcext:value-type="float">
            <text:p>0,87608</text:p>
          </table:table-cell>
          <table:table-cell table:style-name="ce52" office:value-type="float" office:value="0.879939714" calcext:value-type="float">
            <text:p>0,87994</text:p>
          </table:table-cell>
          <table:table-cell table:style-name="ce52" office:value-type="float" office:value="0.873623321" calcext:value-type="float">
            <text:p>0,87362</text:p>
          </table:table-cell>
          <table:table-cell table:style-name="ce52" office:value-type="float" office:value="0.87292142" calcext:value-type="float">
            <text:p>0,87292</text:p>
          </table:table-cell>
          <table:table-cell table:style-name="ce34" office:value-type="float" office:value="0.899574322" calcext:value-type="float">
            <text:p>0,89957</text:p>
          </table:table-cell>
          <table:table-cell table:style-name="ce52" office:value-type="float" office:value="0.898704402" calcext:value-type="float">
            <text:p>0,89870</text:p>
          </table:table-cell>
          <table:table-cell table:style-name="ce52" office:value-type="float" office:value="0.90158203" calcext:value-type="float">
            <text:p>0,90158</text:p>
          </table:table-cell>
          <table:table-cell table:style-name="ce52" office:value-type="float" office:value="0.903075083" calcext:value-type="float">
            <text:p>0,90308</text:p>
          </table:table-cell>
          <table:table-cell table:style-name="ce71" office:value-type="float" office:value="0.892905959" calcext:value-type="float">
            <text:p>0,89291</text:p>
          </table:table-cell>
        </table:table-row>
        <table:table-row table:style-name="ro1">
          <table:covered-table-cell table:style-name="ce7"/>
          <table:table-cell table:style-name="ce7" office:value-type="float" office:value="30" calcext:value-type="float">
            <text:p>30</text:p>
          </table:table-cell>
          <table:table-cell table:style-name="ce34" office:value-type="float" office:value="0.808046127" calcext:value-type="float">
            <text:p>0,80805</text:p>
          </table:table-cell>
          <table:table-cell table:style-name="ce52" office:value-type="float" office:value="0.807098035" calcext:value-type="float">
            <text:p>0,80710</text:p>
          </table:table-cell>
          <table:table-cell table:style-name="ce52" office:value-type="float" office:value="0.819035588" calcext:value-type="float">
            <text:p>0,81904</text:p>
          </table:table-cell>
          <table:table-cell table:style-name="ce52" office:value-type="float" office:value="0.81799792" calcext:value-type="float">
            <text:p>0,81800</text:p>
          </table:table-cell>
          <table:table-cell table:style-name="ce52" office:value-type="float" office:value="0.818923215" calcext:value-type="float">
            <text:p>0,81892</text:p>
          </table:table-cell>
          <table:table-cell table:style-name="ce34" office:value-type="float" office:value="0.834925883" calcext:value-type="float">
            <text:p>0,83493</text:p>
          </table:table-cell>
          <table:table-cell table:style-name="ce52" office:value-type="float" office:value="0.83927941" calcext:value-type="float">
            <text:p>0,83928</text:p>
          </table:table-cell>
          <table:table-cell table:style-name="ce52" office:value-type="float" office:value="0.844915134" calcext:value-type="float">
            <text:p>0,84492</text:p>
          </table:table-cell>
          <table:table-cell table:style-name="ce52" office:value-type="float" office:value="0.863425658" calcext:value-type="float">
            <text:p>0,86343</text:p>
          </table:table-cell>
          <table:table-cell table:style-name="ce71" office:value-type="float" office:value="0.834335296" calcext:value-type="float">
            <text:p>0,83434</text:p>
          </table:table-cell>
        </table:table-row>
        <table:table-row table:style-name="ro1">
          <table:covered-table-cell table:style-name="ce7"/>
          <table:table-cell table:style-name="ce7" office:value-type="float" office:value="40" calcext:value-type="float">
            <text:p>40</text:p>
          </table:table-cell>
          <table:table-cell table:style-name="ce34" office:value-type="float" office:value="0.837293022" calcext:value-type="float">
            <text:p>0,83729</text:p>
          </table:table-cell>
          <table:table-cell table:style-name="ce52" office:value-type="float" office:value="0.813738542" calcext:value-type="float">
            <text:p>0,81374</text:p>
          </table:table-cell>
          <table:table-cell table:style-name="ce52" office:value-type="float" office:value="0.809966289" calcext:value-type="float">
            <text:p>0,80997</text:p>
          </table:table-cell>
          <table:table-cell table:style-name="ce52" office:value-type="float" office:value="0.83217278" calcext:value-type="float">
            <text:p>0,83217</text:p>
          </table:table-cell>
          <table:table-cell table:style-name="ce52" office:value-type="float" office:value="0.816872829" calcext:value-type="float">
            <text:p>0,81687</text:p>
          </table:table-cell>
          <table:table-cell table:style-name="ce34" office:value-type="float" office:value="0.8254104" calcext:value-type="float">
            <text:p>0,82541</text:p>
          </table:table-cell>
          <table:table-cell table:style-name="ce52" office:value-type="float" office:value="0.837293022" calcext:value-type="float">
            <text:p>0,83729</text:p>
          </table:table-cell>
          <table:table-cell table:style-name="ce52" office:value-type="float" office:value="0.844521406" calcext:value-type="float">
            <text:p>0,84452</text:p>
          </table:table-cell>
          <table:table-cell table:style-name="ce52" office:value-type="float" office:value="0.863754478" calcext:value-type="float">
            <text:p>0,86375</text:p>
          </table:table-cell>
          <table:table-cell table:style-name="ce71" office:value-type="float" office:value="0.844166449" calcext:value-type="float">
            <text:p>0,84417</text:p>
          </table:table-cell>
        </table:table-row>
        <table:table-row table:style-name="ro1">
          <table:covered-table-cell table:style-name="ce7"/>
          <table:table-cell table:style-name="ce7" office:value-type="float" office:value="50" calcext:value-type="float">
            <text:p>50</text:p>
          </table:table-cell>
          <table:table-cell table:style-name="ce35" office:value-type="float" office:value="0.702595925" calcext:value-type="float">
            <text:p>0,70260</text:p>
          </table:table-cell>
          <table:table-cell table:style-name="ce53" office:value-type="float" office:value="0.685360952" calcext:value-type="float">
            <text:p>0,68536</text:p>
          </table:table-cell>
          <table:table-cell table:style-name="ce53" office:value-type="float" office:value="0.687180028" calcext:value-type="float">
            <text:p>0,68718</text:p>
          </table:table-cell>
          <table:table-cell table:style-name="ce53" office:value-type="float" office:value="0.705420549" calcext:value-type="float">
            <text:p>0,70542</text:p>
          </table:table-cell>
          <table:table-cell table:style-name="ce53" office:value-type="float" office:value="0.681737464" calcext:value-type="float">
            <text:p>0,68174</text:p>
          </table:table-cell>
          <table:table-cell table:style-name="ce35" office:value-type="float" office:value="0.692662113" calcext:value-type="float">
            <text:p>0,69266</text:p>
          </table:table-cell>
          <table:table-cell table:style-name="ce53" office:value-type="float" office:value="0.713991523" calcext:value-type="float">
            <text:p>0,71399</text:p>
          </table:table-cell>
          <table:table-cell table:style-name="ce53" office:value-type="float" office:value="0.710333514" calcext:value-type="float">
            <text:p>0,71033</text:p>
          </table:table-cell>
          <table:table-cell table:style-name="ce53" office:value-type="float" office:value="0.74273983" calcext:value-type="float">
            <text:p>0,74274</text:p>
          </table:table-cell>
          <table:table-cell table:style-name="ce72" office:value-type="float" office:value="0.720405164" calcext:value-type="float">
            <text:p>0,72041</text:p>
          </table:table-cell>
        </table:table-row>
        <table:table-row table:style-name="ro1">
          <table:table-cell table:style-name="ce7" office:value-type="float" office:value="10" calcext:value-type="float" table:number-columns-spanned="1" table:number-rows-spanned="5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36" office:value-type="float" office:value="0.930804039" calcext:value-type="float">
            <text:p>0,93080</text:p>
          </table:table-cell>
          <table:table-cell table:style-name="ce54" office:value-type="float" office:value="0.929250973" calcext:value-type="float">
            <text:p>0,92925</text:p>
          </table:table-cell>
          <table:table-cell table:style-name="ce54" office:value-type="float" office:value="0.937860316" calcext:value-type="float">
            <text:p>0,93786</text:p>
          </table:table-cell>
          <table:table-cell table:style-name="ce54" office:value-type="float" office:value="0.934988429" calcext:value-type="float">
            <text:p>0,93499</text:p>
          </table:table-cell>
          <table:table-cell table:style-name="ce54" office:value-type="float" office:value="0.935083775" calcext:value-type="float">
            <text:p>0,93508</text:p>
          </table:table-cell>
          <table:table-cell table:style-name="ce36" office:value-type="float" office:value="0.955665595" calcext:value-type="float">
            <text:p>0,95567</text:p>
          </table:table-cell>
          <table:table-cell table:style-name="ce54" office:value-type="float" office:value="0.945176839" calcext:value-type="float">
            <text:p>0,94518</text:p>
          </table:table-cell>
          <table:table-cell table:style-name="ce54" office:value-type="float" office:value="0.951610333" calcext:value-type="float">
            <text:p>0,95161</text:p>
          </table:table-cell>
          <table:table-cell table:style-name="ce54" office:value-type="float" office:value="0.947844145" calcext:value-type="float">
            <text:p>0,94784</text:p>
          </table:table-cell>
          <table:table-cell table:style-name="ce73" office:value-type="float" office:value="0.945900866" calcext:value-type="float">
            <text:p>0,94590</text:p>
          </table:table-cell>
        </table:table-row>
        <table:table-row table:style-name="ro1">
          <table:covered-table-cell table:style-name="ce7"/>
          <table:table-cell table:style-name="ce7" office:value-type="float" office:value="20" calcext:value-type="float">
            <text:p>20</text:p>
          </table:table-cell>
          <table:table-cell table:style-name="ce37" office:value-type="float" office:value="0.822362149" calcext:value-type="float">
            <text:p>0,82236</text:p>
          </table:table-cell>
          <table:table-cell table:style-name="ce55" office:value-type="float" office:value="0.851930687" calcext:value-type="float">
            <text:p>0,85193</text:p>
          </table:table-cell>
          <table:table-cell table:style-name="ce55" office:value-type="float" office:value="0.846759705" calcext:value-type="float">
            <text:p>0,84676</text:p>
          </table:table-cell>
          <table:table-cell table:style-name="ce55" office:value-type="float" office:value="0.859274115" calcext:value-type="float">
            <text:p>0,85927</text:p>
          </table:table-cell>
          <table:table-cell table:style-name="ce55" office:value-type="float" office:value="0.847048514" calcext:value-type="float">
            <text:p>0,84705</text:p>
          </table:table-cell>
          <table:table-cell table:style-name="ce37" office:value-type="float" office:value="0.936863807" calcext:value-type="float">
            <text:p>0,93686</text:p>
          </table:table-cell>
          <table:table-cell table:style-name="ce55" office:value-type="float" office:value="0.874400353" calcext:value-type="float">
            <text:p>0,87440</text:p>
          </table:table-cell>
          <table:table-cell table:style-name="ce55" office:value-type="float" office:value="0.867056925" calcext:value-type="float">
            <text:p>0,86706</text:p>
          </table:table-cell>
          <table:table-cell table:style-name="ce55" office:value-type="float" office:value="0.875621234" calcext:value-type="float">
            <text:p>0,87562</text:p>
          </table:table-cell>
          <table:table-cell table:style-name="ce74" office:value-type="float" office:value="0.872076365" calcext:value-type="float">
            <text:p>0,87208</text:p>
          </table:table-cell>
        </table:table-row>
        <table:table-row table:style-name="ro1">
          <table:covered-table-cell table:style-name="ce7"/>
          <table:table-cell table:style-name="ce7" office:value-type="float" office:value="30" calcext:value-type="float">
            <text:p>30</text:p>
          </table:table-cell>
          <table:table-cell table:style-name="ce37" office:value-type="float" office:value="0.896962495" calcext:value-type="float">
            <text:p>0,89696</text:p>
          </table:table-cell>
          <table:table-cell table:style-name="ce55" office:value-type="float" office:value="0.860954216" calcext:value-type="float">
            <text:p>0,86095</text:p>
          </table:table-cell>
          <table:table-cell table:style-name="ce55" office:value-type="float" office:value="0.860194908" calcext:value-type="float">
            <text:p>0,86019</text:p>
          </table:table-cell>
          <table:table-cell table:style-name="ce55" office:value-type="float" office:value="0.857247394" calcext:value-type="float">
            <text:p>0,85725</text:p>
          </table:table-cell>
          <table:table-cell table:style-name="ce55" office:value-type="float" office:value="0.860678449" calcext:value-type="float">
            <text:p>0,86068</text:p>
          </table:table-cell>
          <table:table-cell table:style-name="ce37" office:value-type="float" office:value="0.926998975" calcext:value-type="float">
            <text:p>0,92700</text:p>
          </table:table-cell>
          <table:table-cell table:style-name="ce55" office:value-type="float" office:value="0.889300134" calcext:value-type="float">
            <text:p>0,88930</text:p>
          </table:table-cell>
          <table:table-cell table:style-name="ce55" office:value-type="float" office:value="0.875859134" calcext:value-type="float">
            <text:p>0,87586</text:p>
          </table:table-cell>
          <table:table-cell table:style-name="ce55" office:value-type="float" office:value="0.896202164" calcext:value-type="float">
            <text:p>0,89620</text:p>
          </table:table-cell>
          <table:table-cell table:style-name="ce74" office:value-type="float" office:value="0.886082263" calcext:value-type="float">
            <text:p>0,88608</text:p>
          </table:table-cell>
        </table:table-row>
        <table:table-row table:style-name="ro1">
          <table:covered-table-cell table:style-name="ce7"/>
          <table:table-cell table:style-name="ce7" office:value-type="float" office:value="40" calcext:value-type="float">
            <text:p>40</text:p>
          </table:table-cell>
          <table:table-cell table:style-name="ce37" office:value-type="float" office:value="0.853091679" calcext:value-type="float">
            <text:p>0,85309</text:p>
          </table:table-cell>
          <table:table-cell table:style-name="ce55" office:value-type="float" office:value="0.817425416" calcext:value-type="float">
            <text:p>0,81743</text:p>
          </table:table-cell>
          <table:table-cell table:style-name="ce55" office:value-type="float" office:value="0.818795698" calcext:value-type="float">
            <text:p>0,81880</text:p>
          </table:table-cell>
          <table:table-cell table:style-name="ce55" office:value-type="float" office:value="0.825203241" calcext:value-type="float">
            <text:p>0,82520</text:p>
          </table:table-cell>
          <table:table-cell table:style-name="ce55" office:value-type="float" office:value="0.822445115" calcext:value-type="float">
            <text:p>0,82245</text:p>
          </table:table-cell>
          <table:table-cell table:style-name="ce37" office:value-type="float" office:value="0.82456214" calcext:value-type="float">
            <text:p>0,82456</text:p>
          </table:table-cell>
          <table:table-cell table:style-name="ce55" office:value-type="float" office:value="0.853372674" calcext:value-type="float">
            <text:p>0,85337</text:p>
          </table:table-cell>
          <table:table-cell table:style-name="ce55" office:value-type="float" office:value="0.843014369" calcext:value-type="float">
            <text:p>0,84301</text:p>
          </table:table-cell>
          <table:table-cell table:style-name="ce55" office:value-type="float" office:value="0.853161433" calcext:value-type="float">
            <text:p>0,85316</text:p>
          </table:table-cell>
          <table:table-cell table:style-name="ce74" office:value-type="float" office:value="0.84344551" calcext:value-type="float">
            <text:p>0,84345</text:p>
          </table:table-cell>
        </table:table-row>
        <table:table-row table:style-name="ro1">
          <table:covered-table-cell table:style-name="ce7"/>
          <table:table-cell table:style-name="ce7" office:value-type="float" office:value="50" calcext:value-type="float">
            <text:p>50</text:p>
          </table:table-cell>
          <table:table-cell table:style-name="ce38" office:value-type="float" office:value="0.71292768" calcext:value-type="float">
            <text:p>0,71293</text:p>
          </table:table-cell>
          <table:table-cell table:style-name="ce56" office:value-type="float" office:value="0.74609788" calcext:value-type="float">
            <text:p>0,74610</text:p>
          </table:table-cell>
          <table:table-cell table:style-name="ce56" office:value-type="float" office:value="0.74786667" calcext:value-type="float">
            <text:p>0,74787</text:p>
          </table:table-cell>
          <table:table-cell table:style-name="ce56" office:value-type="float" office:value="0.750194239" calcext:value-type="float">
            <text:p>0,75019</text:p>
          </table:table-cell>
          <table:table-cell table:style-name="ce56" office:value-type="float" office:value="0.74525601" calcext:value-type="float">
            <text:p>0,74526</text:p>
          </table:table-cell>
          <table:table-cell table:style-name="ce38" office:value-type="float" office:value="0.803490415" calcext:value-type="float">
            <text:p>0,80349</text:p>
          </table:table-cell>
          <table:table-cell table:style-name="ce56" office:value-type="float" office:value="0.798145958" calcext:value-type="float">
            <text:p>0,79815</text:p>
          </table:table-cell>
          <table:table-cell table:style-name="ce56" office:value-type="float" office:value="0.784354803" calcext:value-type="float">
            <text:p>0,78435</text:p>
          </table:table-cell>
          <table:table-cell table:style-name="ce56" office:value-type="float" office:value="0.792535551" calcext:value-type="float">
            <text:p>0,79254</text:p>
          </table:table-cell>
          <table:table-cell table:style-name="ce75" office:value-type="float" office:value="0.784959225" calcext:value-type="float">
            <text:p>0,78496</text:p>
          </table:table-cell>
        </table:table-row>
        <table:table-row table:style-name="ro1" table:number-rows-repeated="1048544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Planilha4.C2:Planilha4.L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4.C7:Planilha4.L1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4.C12:Planilha4.L1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4.C17:Planilha4.L2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4.C22:Planilha4.L2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4.C27:Planilha4.L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mall_resumo_norm.C37:small_resumo_norm.E4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4">
      <number:number number:decimal-places="16" number:min-decimal-places="16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0">
      <number:number number:decimal-places="8" number:min-decimal-places="8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7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4T03:19:02.796227731</dc:date>
    <meta:editing-duration>PT10M8S</meta:editing-duration>
    <meta:editing-cycles>3</meta:editing-cycles>
    <meta:generator>LibreOffice/7.3.7.2$Linux_X86_64 LibreOffice_project/30$Build-2</meta:generator>
    <meta:document-statistic meta:table-count="4" meta:cell-count="3995" meta:object-count="0"/>
  </office:meta>
</office:document-meta>
</file>